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72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98in"/>
    </style:style>
    <style:style style:name="co4" style:family="table-column">
      <style:table-column-properties fo:break-before="auto" style:column-width="1.4925in"/>
    </style:style>
    <style:style style:name="co5" style:family="table-column">
      <style:table-column-properties fo:break-before="auto" style:column-width="1.2472in"/>
    </style:style>
    <style:style style:name="co6" style:family="table-column">
      <style:table-column-properties fo:break-before="auto" style:column-width="1.1484in"/>
    </style:style>
    <style:style style:name="co7" style:family="table-column">
      <style:table-column-properties fo:break-before="auto" style:column-width="1.2228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0311in"/>
    </style:style>
    <style:style style:name="co11" style:family="table-column">
      <style:table-column-properties fo:break-before="auto" style:column-width="6.1291in"/>
    </style:style>
    <style:style style:name="co12" style:family="table-column">
      <style:table-column-properties fo:break-before="auto" style:column-width="1.0154in"/>
    </style:style>
    <style:style style:name="co13" style:family="table-column">
      <style:table-column-properties fo:break-before="auto" style:column-width="1.1598in"/>
    </style:style>
    <style:style style:name="co14" style:family="table-column">
      <style:table-column-properties fo:break-before="auto" style:column-width="0.8319in"/>
    </style:style>
    <style:style style:name="co15" style:family="table-column">
      <style:table-column-properties fo:break-before="auto" style:column-width="1.2252in"/>
    </style:style>
    <style:style style:name="co16" style:family="table-column">
      <style:table-column-properties fo:break-before="auto" style:column-width="1.8445in"/>
    </style:style>
    <style:style style:name="co17" style:family="table-column">
      <style:table-column-properties fo:break-before="auto" style:column-width="1.2311in"/>
    </style:style>
    <style:style style:name="co18" style:family="table-column">
      <style:table-column-properties fo:break-before="auto" style:column-width="1.2563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1.072in"/>
    </style:style>
    <style:style style:name="co21" style:family="table-column">
      <style:table-column-properties fo:break-before="auto" style:column-width="1.0126in"/>
    </style:style>
    <style:style style:name="co22" style:family="table-column">
      <style:table-column-properties fo:break-before="auto" style:column-width="5.7807in"/>
    </style:style>
    <style:style style:name="co23" style:family="table-column">
      <style:table-column-properties fo:break-before="auto" style:column-width="1.0028in"/>
    </style:style>
    <style:style style:name="co24" style:family="table-column">
      <style:table-column-properties fo:break-before="auto" style:column-width="1.1709in"/>
    </style:style>
    <style:style style:name="co25" style:family="table-column">
      <style:table-column-properties fo:break-before="auto" style:column-width="1.411in"/>
    </style:style>
    <style:style style:name="co26" style:family="table-column">
      <style:table-column-properties fo:break-before="auto" style:column-width="1.2799in"/>
    </style:style>
    <style:style style:name="co10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2.8016in"/>
    </style:style>
    <style:style style:name="co28" style:family="table-column">
      <style:table-column-properties fo:break-before="auto" style:column-width="1.3008in"/>
    </style:style>
    <style:style style:name="co29" style:family="table-column">
      <style:table-column-properties fo:break-before="auto" style:column-width="2.4063in"/>
    </style:style>
    <style:style style:name="co30" style:family="table-column">
      <style:table-column-properties fo:break-before="auto" style:column-width="1.1744in"/>
    </style:style>
    <style:style style:name="co31" style:family="table-column">
      <style:table-column-properties fo:break-before="auto" style:column-width="1.2339in"/>
    </style:style>
    <style:style style:name="co32" style:family="table-column">
      <style:table-column-properties fo:break-before="auto" style:column-width="1.7898in"/>
    </style:style>
    <style:style style:name="co33" style:family="table-column">
      <style:table-column-properties fo:break-before="auto" style:column-width="2.3866in"/>
    </style:style>
    <style:style style:name="co34" style:family="table-column">
      <style:table-column-properties fo:break-before="auto" style:column-width="2.0098in"/>
    </style:style>
    <style:style style:name="co35" style:family="table-column">
      <style:table-column-properties fo:break-before="auto" style:column-width="2.8945in"/>
    </style:style>
    <style:style style:name="co36" style:family="table-column">
      <style:table-column-properties fo:break-before="auto" style:column-width="1.2291in"/>
    </style:style>
    <style:style style:name="co37" style:family="table-column">
      <style:table-column-properties fo:break-before="auto" style:column-width="0.6929in"/>
    </style:style>
    <style:style style:name="co38" style:family="table-column">
      <style:table-column-properties fo:break-before="auto" style:column-width="1.1008in"/>
    </style:style>
    <style:style style:name="co39" style:family="table-column">
      <style:table-column-properties fo:break-before="auto" style:column-width="1.3862in"/>
    </style:style>
    <style:style style:name="co40" style:family="table-column">
      <style:table-column-properties fo:break-before="auto" style:column-width="1.9098in"/>
    </style:style>
    <style:style style:name="co41" style:family="table-column">
      <style:table-column-properties fo:break-before="auto" style:column-width="1.572in"/>
    </style:style>
    <style:style style:name="co42" style:family="table-column">
      <style:table-column-properties fo:break-before="auto" style:column-width="2.9953in"/>
    </style:style>
    <style:style style:name="co43" style:family="table-column">
      <style:table-column-properties fo:break-before="auto" style:column-width="1.6327in"/>
    </style:style>
    <style:style style:name="co44" style:family="table-column">
      <style:table-column-properties fo:break-before="auto" style:column-width="2.7673in"/>
    </style:style>
    <style:style style:name="co45" style:family="table-column">
      <style:table-column-properties fo:break-before="auto" style:column-width="1.0118in"/>
    </style:style>
    <style:style style:name="co46" style:family="table-column">
      <style:table-column-properties fo:break-before="auto" style:column-width="1.2709in"/>
    </style:style>
    <style:style style:name="co47" style:family="table-column">
      <style:table-column-properties fo:break-before="auto" style:column-width="1.8402in"/>
    </style:style>
    <style:style style:name="co48" style:family="table-column">
      <style:table-column-properties fo:break-before="auto" style:column-width="1.8693in"/>
    </style:style>
    <style:style style:name="co49" style:family="table-column">
      <style:table-column-properties fo:break-before="auto" style:column-width="1.2728in"/>
    </style:style>
    <style:style style:name="co50" style:family="table-column">
      <style:table-column-properties fo:break-before="auto" style:column-width="1.8756in"/>
    </style:style>
    <style:style style:name="co51" style:family="table-column">
      <style:table-column-properties fo:break-before="auto" style:column-width="1.8291in"/>
    </style:style>
    <style:style style:name="co52" style:family="table-column">
      <style:table-column-properties fo:break-before="auto" style:column-width="2.8744in"/>
    </style:style>
    <style:style style:name="co53" style:family="table-column">
      <style:table-column-properties fo:break-before="auto" style:column-width="1.7689in"/>
    </style:style>
    <style:style style:name="co54" style:family="table-column">
      <style:table-column-properties fo:break-before="auto" style:column-width="3.1602in"/>
    </style:style>
    <style:style style:name="co55" style:family="table-column">
      <style:table-column-properties fo:break-before="auto" style:column-width="2.6335in"/>
    </style:style>
    <style:style style:name="co56" style:family="table-column">
      <style:table-column-properties fo:break-before="auto" style:column-width="1.5925in"/>
    </style:style>
    <style:style style:name="co57" style:family="table-column">
      <style:table-column-properties fo:break-before="auto" style:column-width="1.948in"/>
    </style:style>
    <style:style style:name="co58" style:family="table-column">
      <style:table-column-properties fo:break-before="auto" style:column-width="4.0319in"/>
    </style:style>
    <style:style style:name="co59" style:family="table-column">
      <style:table-column-properties fo:break-before="auto" style:column-width="3.8661in"/>
    </style:style>
    <style:style style:name="co60" style:family="table-column">
      <style:table-column-properties fo:break-before="auto" style:column-width="1.0228in"/>
    </style:style>
    <style:style style:name="co61" style:family="table-column">
      <style:table-column-properties fo:break-before="auto" style:column-width="3.8102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value-type" style:repeat-content="false"/>
      <style:paragraph-properties fo:margin-left="0in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11">
      <style:text-properties style:text-position=""/>
    </style:style>
    <style:style style:name="ce9" style:family="table-cell" style:parent-style-name="Default" style:data-style-name="N11">
      <style:table-cell-properties fo:background-color="transparent"/>
      <style:text-properties style:text-position="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14" style:family="table-cell" style:parent-style-name="Default" style:data-style-name="N100">
      <style:text-properties style:text-position="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6" style:family="table-cell" style:parent-style-name="Default" style:data-style-name="N0">
      <style:text-properties style:text-position=""/>
    </style:style>
    <style:style style:name="ce17" style:family="table-cell" style:parent-style-name="Default" style:data-style-name="N99">
      <style:text-properties style:text-position=""/>
    </style:style>
    <style:style style:name="ce18" style:family="table-cell" style:parent-style-name="Default">
      <style:text-properties style:text-position="" style:font-name="Arial" style:font-name-asian="Bitstream Vera Sans" style:font-name-complex="Bitstream Vera Sans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1"/>
    <style:style style:name="ce30" style:family="table-cell" style:parent-style-name="Default" style:data-style-name="N11">
      <style:table-cell-properties fo:background-color="transparent"/>
    </style:style>
    <style:style style:name="ce31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0"/>
    <style:style style:name="ce38" style:family="table-cell" style:parent-style-name="Default" style:data-style-name="N99"/>
    <style:style style:name="ce39" style:family="table-cell" style:parent-style-name="Default">
      <style:text-properties style:font-name="Arial" style:font-name-asian="Bitstream Vera Sans" style:font-name-complex="Bitstream Vera Sans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solid" svg:stroke-width="0in" svg:stroke-color="#808080" draw:marker-start="" draw:marker-start-width="0.1181in" draw:marker-start-center="false" draw:marker-end="" draw:marker-end-width="0.1181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280099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6633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3.7465in" fo:min-width="0.9622in" fo:padding-top="0.0492in" fo:padding-bottom="0.0492in" fo:padding-left="0.0984in" fo:padding-right="0.0984in" draw:shadow="hidden" draw:shadow-offset-x="0.1181in" draw:shadow-offset-y="0.1181in" draw:shadow-color="#808080"/>
    </style:style>
    <style:style style:name="gr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3.7465in" fo:min-width="0.9917in" fo:padding-top="0.0492in" fo:padding-bottom="0.0492in" fo:padding-left="0.0984in" fo:padding-right="0.0984in" draw:shadow="hidden" draw:shadow-offset-x="0.1181in" draw:shadow-offset-y="0.1181in" draw:shadow-color="#808080"/>
    </style:style>
    <style:style style:name="P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in" fo:margin-right="0in" fo:margin-top="0in" fo:margin-bottom="0in" fo:line-height="100%" fo:text-indent="0in"/>
    </style:style>
    <style:style style:name="P3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fo:font-family="Arial" style:font-family-generic="roman" style:font-pitch="variable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fo:font-family="Arial" style:font-family-generic="roman" style:font-pitch="variable" fo:font-size="11pt" fo:font-style="normal" fo:text-shadow="none" style:text-underline-style="none" fo:font-weight="normal" style:letter-kerning="true" style:font-name-asian="Bitstream Vera Sans" style:font-size-asian="11pt" style:font-style-asian="normal" style:font-weight-asian="normal" style:font-name-complex="Bitstream Ver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fo:font-family="Arial" style:font-family-generic="roman" style:font-pitch="variable" fo:font-size="11pt" fo:font-style="normal" fo:text-shadow="none" style:text-underline-style="none" fo:font-weight="normal" style:letter-kerning="true" style:font-name-asian="Bitstream Vera Sans" style:font-size-asian="11pt" style:font-style-asian="normal" style:font-weight-asian="normal" style:font-name-complex="Bitstream Vera San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PCA Confidence" table:style-name="ta1" table:print="false">
        <table:table-column table:style-name="co1" table:default-cell-style-name="ce3"/>
        <table:table-column table:style-name="co2" table:number-columns-repeated="3" table:default-cell-style-name="ce2"/>
        <table:table-column table:style-name="co3" table:default-cell-style-name="ce8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PCA Confidence (rules 1-30)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7" office:value-type="string" calcext:value-type="string">
            <text:p>Unknown</text:p>
          </table:table-cell>
          <table:table-cell table:style-name="ce7" office:value-type="string" calcext:value-type="string">
            <text:p>Precision</text:p>
          </table:table-cell>
          <table:table-cell table:style-name="ce10" office:value-type="string" calcext:value-type="string">
            <text:p>Std. 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Predictions</text:p>
          </table:table-cell>
          <table:table-cell table:style-name="ce7" office:value-type="string" calcext:value-type="string">
            <text:p>Body – support</text:p>
          </table:table-cell>
          <table:table-cell table:style-name="ce7" office:value-type="string" calcext:value-type="string">
            <text:p>Agg predictions</text:p>
          </table:table-cell>
          <table:table-cell table:style-name="ce7" office:value-type="string" calcext:value-type="string">
            <text:p>Agg true</text:p>
          </table:table-cell>
          <table:table-cell table:style-name="ce7" office:value-type="string" calcext:value-type="string">
            <text:p>Agg false</text:p>
          </table:table-cell>
          <table:table-cell table:style-name="ce7" office:value-type="string" calcext:value-type="string">
            <text:p>Agg precision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2">
          <table:table-cell table:style-name="Default" office:value-type="string" calcext:value-type="string">
            <text:p>?b <text:s/>&lt;isMarriedTo&gt; <text:s/>?a <text:s text:c="2"/>=&gt; ?a <text:s/>&lt;isMarriedTo&gt; <text:s/>?b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[.B2]/([.B2]+[.C2])" office:value-type="percentage" office:value="1" calcext:value-type="percentage">
            <text:p>100.00%</text:p>
          </table:table-cell>
          <table:table-cell table:style-name="ce8" office:value-type="percentage" office:value="0.53014258" calcext:value-type="percentage">
            <text:p>53.01%</text:p>
          </table:table-cell>
          <table:table-cell table:style-name="ce8" office:value-type="percentage" office:value="0.91785766" calcext:value-type="percentage">
            <text:p>91.79%</text:p>
          </table:table-cell>
          <table:table-cell table:number-columns-repeated="2" table:style-name="ce11" office:value-type="float" office:value="5158" calcext:value-type="float">
            <text:p>5158</text:p>
          </table:table-cell>
          <table:table-cell table:formula="of:=[.H2]" office:value-type="float" office:value="5158" calcext:value-type="float">
            <text:p>5158</text:p>
          </table:table-cell>
          <table:table-cell table:style-name="ce11" table:formula="of:=[.B2]" office:value-type="float" office:value="29" calcext:value-type="float">
            <text:p>29</text:p>
          </table:table-cell>
          <table:table-cell table:style-name="ce11" table:formula="of:=[.C2]" office:value-type="float" office:value="0" calcext:value-type="float">
            <text:p>0</text:p>
          </table:table-cell>
          <table:table-cell table:style-name="ce12" table:formula="of:=[.K2]/([.K2]+[.L2])" office:value-type="percentage" office:value="1" calcext:value-type="percentage">
            <text:p>100.0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diedIn&gt; <text:s/>?c <text:s/>?c <text:s/>&lt;isLocatedIn&gt; <text:s/>?b <text:s text:c="2"/>=&gt; ?a <text:s/>&lt;isPoliticianOf&gt; <text:s/>?b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formula="of:=[.B3]/([.B3]+[.C3])" office:value-type="percentage" office:value="0.166666666666667" calcext:value-type="percentage">
            <text:p>16.67%</text:p>
          </table:table-cell>
          <table:table-cell table:style-name="ce8" office:value-type="percentage" office:value="0.02701493" calcext:value-type="percentage">
            <text:p>2.70%</text:p>
          </table:table-cell>
          <table:table-cell table:style-name="ce8" office:value-type="percentage" office:value="0.85377358" calcext:value-type="percentage">
            <text:p>85.38%</text:p>
          </table:table-cell>
          <table:table-cell table:number-columns-repeated="2" table:style-name="ce11" office:value-type="float" office:value="13038" calcext:value-type="float">
            <text:p>13038</text:p>
          </table:table-cell>
          <table:table-cell table:formula="of:=[.J2]+[.H3]" office:value-type="float" office:value="18196" calcext:value-type="float">
            <text:p>18196</text:p>
          </table:table-cell>
          <table:table-cell table:style-name="ce11" table:formula="of:=[.B3]+[.K2]" office:value-type="float" office:value="34" calcext:value-type="float">
            <text:p>34</text:p>
          </table:table-cell>
          <table:table-cell table:style-name="ce11" table:formula="of:=[.C3]+[.L2]" office:value-type="float" office:value="25" calcext:value-type="float">
            <text:p>25</text:p>
          </table:table-cell>
          <table:table-cell table:style-name="ce12" table:formula="of:=[.K3]/([.K3]+[.L3])" office:value-type="percentage" office:value="0.576271186440678" calcext:value-type="percentage">
            <text:p>57.6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livesIn&gt; <text:s/>?c <text:s/>?c <text:s/>&lt;isLocatedIn&gt; <text:s/>?b <text:s text:c="2"/>=&gt; ?a <text:s/>&lt;isPoliticianOf&gt; <text:s/>?b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formula="of:=[.B4]/([.B4]+[.C4])" office:value-type="percentage" office:value="0.433333333333333" calcext:value-type="percentage">
            <text:p>43.33%</text:p>
          </table:table-cell>
          <table:table-cell table:style-name="ce8" office:value-type="percentage" office:value="0.02467261" calcext:value-type="percentage">
            <text:p>2.47%</text:p>
          </table:table-cell>
          <table:table-cell table:style-name="ce8" office:value-type="percentage" office:value="0.83333333" calcext:value-type="percentage">
            <text:p>83.33%</text:p>
          </table:table-cell>
          <table:table-cell table:style-name="ce11" office:value-type="float" office:value="4939" calcext:value-type="float">
            <text:p>4939</text:p>
          </table:table-cell>
          <table:table-cell table:style-name="ce11" office:value-type="float" office:value="5137" calcext:value-type="float">
            <text:p>5137</text:p>
          </table:table-cell>
          <table:table-cell table:formula="of:=[.J3]+[.H4]" office:value-type="float" office:value="23135" calcext:value-type="float">
            <text:p>23135</text:p>
          </table:table-cell>
          <table:table-cell table:style-name="ce11" table:formula="of:=[.B4]+[.K3]" office:value-type="float" office:value="47" calcext:value-type="float">
            <text:p>47</text:p>
          </table:table-cell>
          <table:table-cell table:style-name="ce11" table:formula="of:=[.C4]+[.L3]" office:value-type="float" office:value="42" calcext:value-type="float">
            <text:p>42</text:p>
          </table:table-cell>
          <table:table-cell table:style-name="ce12" table:formula="of:=[.K4]/([.K4]+[.L4])" office:value-type="percentage" office:value="0.528089887640449" calcext:value-type="percentage">
            <text:p>52.81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LocatedIn&gt; <text:s/>?c <text:s/>?c <text:s/>&lt;hasOfficialLanguage&gt; <text:s/>?b <text:s text:c="2"/>=&gt; ?a <text:s/>&lt;hasOfficialLanguage&gt; <text:s/>?b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formula="of:=[.B5]/([.B5]+[.C5])" office:value-type="percentage" office:value="0.72" calcext:value-type="percentage">
            <text:p>72.00%</text:p>
          </table:table-cell>
          <table:table-cell table:style-name="ce8" office:value-type="percentage" office:value="0.00066107" calcext:value-type="percentage">
            <text:p>0.07%</text:p>
          </table:table-cell>
          <table:table-cell table:style-name="ce8" office:value-type="percentage" office:value="0.83333333" calcext:value-type="percentage">
            <text:p>83.33%</text:p>
          </table:table-cell>
          <table:table-cell table:number-columns-repeated="2" table:style-name="ce11" office:value-type="float" office:value="75579" calcext:value-type="float">
            <text:p>75579</text:p>
          </table:table-cell>
          <table:table-cell table:formula="of:=[.J4]+[.H5]" office:value-type="float" office:value="98714" calcext:value-type="float">
            <text:p>98714</text:p>
          </table:table-cell>
          <table:table-cell table:style-name="ce11" table:formula="of:=[.B5]+[.K4]" office:value-type="float" office:value="65" calcext:value-type="float">
            <text:p>65</text:p>
          </table:table-cell>
          <table:table-cell table:style-name="ce11" table:formula="of:=[.C5]+[.L4]" office:value-type="float" office:value="49" calcext:value-type="float">
            <text:p>49</text:p>
          </table:table-cell>
          <table:table-cell table:style-name="ce12" table:formula="of:=[.K5]/([.K5]+[.L5])" office:value-type="percentage" office:value="0.570175438596491" calcext:value-type="percentage">
            <text:p>57.0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MarriedTo&gt; <text:s/>?c <text:s/>?c <text:s/>&lt;livesIn&gt; <text:s/>?b <text:s text:c="2"/>=&gt; ?a <text:s/>&lt;livesIn&gt; <text:s/>?b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formula="of:=[.B6]/([.B6]+[.C6])" office:value-type="percentage" office:value="0.793103448275862" calcext:value-type="percentage">
            <text:p>79.31%</text:p>
          </table:table-cell>
          <table:table-cell table:style-name="ce8" office:value-type="percentage" office:value="0.33705773" calcext:value-type="percentage">
            <text:p>33.71%</text:p>
          </table:table-cell>
          <table:table-cell table:style-name="ce8" office:value-type="percentage" office:value="0.6988417" calcext:value-type="percentage">
            <text:p>69.88%</text:p>
          </table:table-cell>
          <table:table-cell table:number-columns-repeated="2" table:style-name="ce11" office:value-type="float" office:value="326" calcext:value-type="float">
            <text:p>326</text:p>
          </table:table-cell>
          <table:table-cell table:formula="of:=[.J5]+[.H6]" office:value-type="float" office:value="99040" calcext:value-type="float">
            <text:p>99040</text:p>
          </table:table-cell>
          <table:table-cell table:style-name="ce11" table:formula="of:=[.B6]+[.K5]" office:value-type="float" office:value="88" calcext:value-type="float">
            <text:p>88</text:p>
          </table:table-cell>
          <table:table-cell table:style-name="ce11" table:formula="of:=[.C6]+[.L5]" office:value-type="float" office:value="55" calcext:value-type="float">
            <text:p>55</text:p>
          </table:table-cell>
          <table:table-cell table:style-name="ce12" table:formula="of:=[.K6]/([.K6]+[.L6])" office:value-type="percentage" office:value="0.615384615384615" calcext:value-type="percentage">
            <text:p>61.54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c <text:s/>&lt;isMarriedTo&gt; <text:s/>?a <text:s/>?c <text:s/>&lt;livesIn&gt; <text:s/>?b <text:s text:c="2"/>=&gt; ?a <text:s/>&lt;livesIn&gt; <text:s/>?b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formula="of:=[.B7]/([.B7]+[.C7])" office:value-type="percentage" office:value="0.607142857142857" calcext:value-type="percentage">
            <text:p>60.71%</text:p>
          </table:table-cell>
          <table:table-cell table:style-name="ce8" office:value-type="percentage" office:value="0.22807018" calcext:value-type="percentage">
            <text:p>22.81%</text:p>
          </table:table-cell>
          <table:table-cell table:style-name="ce8" office:value-type="percentage" office:value="0.68421053" calcext:value-type="percentage">
            <text:p>68.42%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542" calcext:value-type="float">
            <text:p>542</text:p>
          </table:table-cell>
          <table:table-cell table:formula="of:=[.J6]+[.H7]" office:value-type="float" office:value="99339" calcext:value-type="float">
            <text:p>99339</text:p>
          </table:table-cell>
          <table:table-cell table:style-name="ce11" table:formula="of:=[.B7]+[.K6]" office:value-type="float" office:value="105" calcext:value-type="float">
            <text:p>105</text:p>
          </table:table-cell>
          <table:table-cell table:style-name="ce11" table:formula="of:=[.C7]+[.L6]" office:value-type="float" office:value="66" calcext:value-type="float">
            <text:p>66</text:p>
          </table:table-cell>
          <table:table-cell table:style-name="ce12" table:formula="of:=[.K7]/([.K7]+[.L7])" office:value-type="percentage" office:value="0.614035087719298" calcext:value-type="percentage">
            <text:p>61.4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formula="of:=[.B8]/([.B8]+[.C8])" office:value-type="percentage" office:value="0.3" calcext:value-type="percentage">
            <text:p>30.00%</text:p>
          </table:table-cell>
          <table:table-cell table:style-name="ce8" office:value-type="percentage" office:value="0.14285714" calcext:value-type="percentage">
            <text:p>14.29%</text:p>
          </table:table-cell>
          <table:table-cell table:style-name="ce8" office:value-type="percentage" office:value="0.64285714" calcext:value-type="percentage">
            <text:p>64.29%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formula="of:=[.J7]+[.H8]" office:value-type="float" office:value="99439" calcext:value-type="float">
            <text:p>99439</text:p>
          </table:table-cell>
          <table:table-cell table:style-name="ce11" table:formula="of:=[.B8]+[.K7]" office:value-type="float" office:value="114" calcext:value-type="float">
            <text:p>114</text:p>
          </table:table-cell>
          <table:table-cell table:style-name="ce11" table:formula="of:=[.C8]+[.L7]" office:value-type="float" office:value="87" calcext:value-type="float">
            <text:p>87</text:p>
          </table:table-cell>
          <table:table-cell table:style-name="ce12" table:formula="of:=[.K8]/([.K8]+[.L8])" office:value-type="percentage" office:value="0.567164179104478" calcext:value-type="percentage">
            <text:p>56.7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formula="of:=[.B9]/([.B9]+[.C9])" office:value-type="percentage" office:value="0" calcext:value-type="percentage">
            <text:p>0.00%</text:p>
          </table:table-cell>
          <table:table-cell table:style-name="ce8" office:value-type="percentage" office:value="0.49827501" calcext:value-type="percentage">
            <text:p>49.83%</text:p>
          </table:table-cell>
          <table:table-cell table:style-name="ce8" office:value-type="percentage" office:value="0.58676727" calcext:value-type="percentage">
            <text:p>58.68%</text:p>
          </table:table-cell>
          <table:table-cell table:number-columns-repeated="2" table:style-name="ce11" office:value-type="float" office:value="976" calcext:value-type="float">
            <text:p>976</text:p>
          </table:table-cell>
          <table:table-cell table:formula="of:=[.J8]+[.H9]" office:value-type="float" office:value="100415" calcext:value-type="float">
            <text:p>100415</text:p>
          </table:table-cell>
          <table:table-cell table:style-name="ce11" table:formula="of:=[.B9]+[.K8]" office:value-type="float" office:value="114" calcext:value-type="float">
            <text:p>114</text:p>
          </table:table-cell>
          <table:table-cell table:style-name="ce11" table:formula="of:=[.C9]+[.L8]" office:value-type="float" office:value="117" calcext:value-type="float">
            <text:p>117</text:p>
          </table:table-cell>
          <table:table-cell table:style-name="ce12" table:formula="of:=[.K9]/([.K9]+[.L9])" office:value-type="percentage" office:value="0.493506493506493" calcext:value-type="percentage">
            <text:p>49.35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 table:formula="of:=[.B10]/([.B10]+[.C10])" office:value-type="percentage" office:value="0.344827586206897" calcext:value-type="percentage">
            <text:p>34.48%</text:p>
          </table:table-cell>
          <table:table-cell table:number-columns-repeated="2" table:style-name="ce8" office:value-type="percentage" office:value="0.57565326" calcext:value-type="percentage">
            <text:p>57.57%</text:p>
          </table:table-cell>
          <table:table-cell table:number-columns-repeated="2" table:style-name="ce11" office:value-type="float" office:value="1865" calcext:value-type="float">
            <text:p>1865</text:p>
          </table:table-cell>
          <table:table-cell table:formula="of:=[.J9]+[.H10]" office:value-type="float" office:value="102280" calcext:value-type="float">
            <text:p>102280</text:p>
          </table:table-cell>
          <table:table-cell table:style-name="ce11" table:formula="of:=[.B10]+[.K9]" office:value-type="float" office:value="124" calcext:value-type="float">
            <text:p>124</text:p>
          </table:table-cell>
          <table:table-cell table:style-name="ce11" table:formula="of:=[.C10]+[.L9]" office:value-type="float" office:value="136" calcext:value-type="float">
            <text:p>136</text:p>
          </table:table-cell>
          <table:table-cell table:style-name="ce12" table:formula="of:=[.K10]/([.K10]+[.L10])" office:value-type="percentage" office:value="0.476923076923077" calcext:value-type="percentage">
            <text:p>47.69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wasBornIn&gt; <text:s/>?c <text:s/>?c <text:s/>&lt;isLocatedIn&gt; <text:s/>?b <text:s text:c="2"/>=&gt; ?a <text:s/>&lt;isCitizenOf&gt; <text:s/>?b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formula="of:=[.B11]/([.B11]+[.C11])" office:value-type="percentage" office:value="0.233333333333333" calcext:value-type="percentage">
            <text:p>23.33%</text:p>
          </table:table-cell>
          <table:table-cell table:style-name="ce8" office:value-type="percentage" office:value="0.03745041" calcext:value-type="percentage">
            <text:p>3.75%</text:p>
          </table:table-cell>
          <table:table-cell table:style-name="ce8" office:value-type="percentage" office:value="0.57421698" calcext:value-type="percentage">
            <text:p>57.42%</text:p>
          </table:table-cell>
          <table:table-cell table:number-columns-repeated="2" table:style-name="ce11" office:value-type="float" office:value="32491" calcext:value-type="float">
            <text:p>32491</text:p>
          </table:table-cell>
          <table:table-cell table:formula="of:=[.J10]+[.H11]" office:value-type="float" office:value="134771" calcext:value-type="float">
            <text:p>134771</text:p>
          </table:table-cell>
          <table:table-cell table:style-name="ce11" table:formula="of:=[.B11]+[.K10]" office:value-type="float" office:value="131" calcext:value-type="float">
            <text:p>131</text:p>
          </table:table-cell>
          <table:table-cell table:style-name="ce11" table:formula="of:=[.C11]+[.L10]" office:value-type="float" office:value="159" calcext:value-type="float">
            <text:p>159</text:p>
          </table:table-cell>
          <table:table-cell table:style-name="ce12" table:formula="of:=[.K11]/([.K11]+[.L11])" office:value-type="percentage" office:value="0.451724137931034" calcext:value-type="percentage">
            <text:p>45.17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wasBornIn&gt; <text:s/>?c <text:s/>?c <text:s/>&lt;isLocatedIn&gt; <text:s/>?b <text:s text:c="2"/>=&gt; ?a <text:s/>&lt;isPoliticianOf&gt; <text:s/>?b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formula="of:=[.B12]/([.B12]+[.C12])" office:value-type="percentage" office:value="0.172413793103448" calcext:value-type="percentage">
            <text:p>17.24%</text:p>
          </table:table-cell>
          <table:table-cell table:style-name="ce8" office:value-type="percentage" office:value="0.00648351" calcext:value-type="percentage">
            <text:p>0.65%</text:p>
          </table:table-cell>
          <table:table-cell table:style-name="ce8" office:value-type="percentage" office:value="0.57180157" calcext:value-type="percentage">
            <text:p>57.18%</text:p>
          </table:table-cell>
          <table:table-cell table:style-name="ce11" office:value-type="float" office:value="30883" calcext:value-type="float">
            <text:p>30883</text:p>
          </table:table-cell>
          <table:table-cell table:style-name="ce11" office:value-type="float" office:value="33559" calcext:value-type="float">
            <text:p>33559</text:p>
          </table:table-cell>
          <table:table-cell table:formula="of:=[.J11]+[.H12]" office:value-type="float" office:value="165654" calcext:value-type="float">
            <text:p>165654</text:p>
          </table:table-cell>
          <table:table-cell table:style-name="ce11" table:formula="of:=[.B12]+[.K11]" office:value-type="float" office:value="136" calcext:value-type="float">
            <text:p>136</text:p>
          </table:table-cell>
          <table:table-cell table:style-name="ce11" table:formula="of:=[.C12]+[.L11]" office:value-type="float" office:value="183" calcext:value-type="float">
            <text:p>183</text:p>
          </table:table-cell>
          <table:table-cell table:style-name="ce12" table:formula="of:=[.K12]/([.K12]+[.L12])" office:value-type="percentage" office:value="0.426332288401254" calcext:value-type="percentage">
            <text:p>42.6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formula="of:=[.B13]/([.B13]+[.C13])" office:value-type="percentage" office:value="0.333333333333333" calcext:value-type="percentage">
            <text:p>33.33%</text:p>
          </table:table-cell>
          <table:table-cell table:number-columns-repeated="2" table:style-name="ce8" office:value-type="percentage" office:value="0.56113903" calcext:value-type="percentage">
            <text:p>56.11%</text:p>
          </table:table-cell>
          <table:table-cell table:style-name="ce11" office:value-type="float" office:value="1068" calcext:value-type="float">
            <text:p>1068</text:p>
          </table:table-cell>
          <table:table-cell table:style-name="ce11" office:value-type="float" office:value="1986" calcext:value-type="float">
            <text:p>1986</text:p>
          </table:table-cell>
          <table:table-cell table:formula="of:=[.J12]+[.H13]" office:value-type="float" office:value="166722" calcext:value-type="float">
            <text:p>166722</text:p>
          </table:table-cell>
          <table:table-cell table:style-name="ce11" table:formula="of:=[.B13]+[.K12]" office:value-type="float" office:value="146" calcext:value-type="float">
            <text:p>146</text:p>
          </table:table-cell>
          <table:table-cell table:style-name="ce11" table:formula="of:=[.C13]+[.L12]" office:value-type="float" office:value="203" calcext:value-type="float">
            <text:p>203</text:p>
          </table:table-cell>
          <table:table-cell table:style-name="ce12" table:formula="of:=[.K13]/([.K13]+[.L13])" office:value-type="percentage" office:value="0.418338108882521" calcext:value-type="percentage">
            <text:p>41.8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c <text:s/>&lt;isLocatedIn&gt; <text:s/>?b <text:s/>?a <text:s/>&lt;isLocatedIn&gt; <text:s/>?c <text:s text:c="2"/>=&gt; ?a <text:s/>&lt;isCitizenOf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" calcext:value-type="float">
            <text:p>1</text:p>
          </table:table-cell>
          <table:table-cell table:formula="of:=[.B14]/([.B14]+[.C14])" office:value-type="percentage" office:value="0.0344827586206897" calcext:value-type="percentage">
            <text:p>3.45%</text:p>
          </table:table-cell>
          <table:table-cell table:style-name="ce8" office:value-type="percentage" office:value="0.00401278" calcext:value-type="percentage">
            <text:p>0.40%</text:p>
          </table:table-cell>
          <table:table-cell table:style-name="ce8" office:value-type="percentage" office:value="0.54241645" calcext:value-type="percentage">
            <text:p>54.24%</text:p>
          </table:table-cell>
          <table:table-cell table:style-name="ce11" office:value-type="float" office:value="52354" calcext:value-type="float">
            <text:p>52354</text:p>
          </table:table-cell>
          <table:table-cell table:style-name="ce11" office:value-type="float" office:value="52367" calcext:value-type="float">
            <text:p>52367</text:p>
          </table:table-cell>
          <table:table-cell table:formula="of:=[.J13]+[.H14]" office:value-type="float" office:value="219076" calcext:value-type="float">
            <text:p>219076</text:p>
          </table:table-cell>
          <table:table-cell table:style-name="ce11" table:formula="of:=[.B14]+[.K13]" office:value-type="float" office:value="147" calcext:value-type="float">
            <text:p>147</text:p>
          </table:table-cell>
          <table:table-cell table:style-name="ce11" table:formula="of:=[.C14]+[.L13]" office:value-type="float" office:value="231" calcext:value-type="float">
            <text:p>231</text:p>
          </table:table-cell>
          <table:table-cell table:style-name="ce12" table:formula="of:=[.K14]/([.K14]+[.L14])" office:value-type="percentage" office:value="0.388888888888889" calcext:value-type="percentage">
            <text:p>38.89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CitizenOf&gt; <text:s/>?b <text:s text:c="2"/>=&gt; ?a <text:s/>&lt;livesIn&gt; <text:s/>?b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[.B15]/([.B15]+[.C15])" office:value-type="percentage" office:value="1" calcext:value-type="percentage">
            <text:p>100.00%</text:p>
          </table:table-cell>
          <table:table-cell table:style-name="ce8" office:value-type="percentage" office:value="0.04495539" calcext:value-type="percentage">
            <text:p>4.50%</text:p>
          </table:table-cell>
          <table:table-cell table:style-name="ce8" office:value-type="percentage" office:value="0.52358114" calcext:value-type="percentage">
            <text:p>52.36%</text:p>
          </table:table-cell>
          <table:table-cell table:style-name="ce11" office:value-type="float" office:value="13913" calcext:value-type="float">
            <text:p>13913</text:p>
          </table:table-cell>
          <table:table-cell table:style-name="ce11" office:value-type="float" office:value="13915" calcext:value-type="float">
            <text:p>13915</text:p>
          </table:table-cell>
          <table:table-cell table:formula="of:=[.J14]+[.H15]" office:value-type="float" office:value="232989" calcext:value-type="float">
            <text:p>232989</text:p>
          </table:table-cell>
          <table:table-cell table:style-name="ce11" table:formula="of:=[.B15]+[.K14]" office:value-type="float" office:value="176" calcext:value-type="float">
            <text:p>176</text:p>
          </table:table-cell>
          <table:table-cell table:style-name="ce11" table:formula="of:=[.C15]+[.L14]" office:value-type="float" office:value="231" calcext:value-type="float">
            <text:p>231</text:p>
          </table:table-cell>
          <table:table-cell table:style-name="ce12" table:formula="of:=[.K15]/([.K15]+[.L15])" office:value-type="percentage" office:value="0.432432432432432" calcext:value-type="percentage">
            <text:p>43.24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" calcext:value-type="float">
            <text:p>1</text:p>
          </table:table-cell>
          <table:table-cell table:formula="of:=[.B16]/([.B16]+[.C16])" office:value-type="percentage" office:value="0.3" calcext:value-type="percentage">
            <text:p>30.00%</text:p>
          </table:table-cell>
          <table:table-cell table:style-name="ce8" office:value-type="percentage" office:value="0.10564399" calcext:value-type="percentage">
            <text:p>10.56%</text:p>
          </table:table-cell>
          <table:table-cell table:style-name="ce8" office:value-type="percentage" office:value="0.51957295" calcext:value-type="percentage">
            <text:p>51.96%</text:p>
          </table:table-cell>
          <table:table-cell table:style-name="ce11" office:value-type="float" office:value="1173" calcext:value-type="float">
            <text:p>1173</text:p>
          </table:table-cell>
          <table:table-cell table:style-name="ce11" office:value-type="float" office:value="1199" calcext:value-type="float">
            <text:p>1199</text:p>
          </table:table-cell>
          <table:table-cell table:formula="of:=[.J15]+[.H16]" office:value-type="float" office:value="234162" calcext:value-type="float">
            <text:p>234162</text:p>
          </table:table-cell>
          <table:table-cell table:style-name="ce11" table:formula="of:=[.B16]+[.K15]" office:value-type="float" office:value="185" calcext:value-type="float">
            <text:p>185</text:p>
          </table:table-cell>
          <table:table-cell table:style-name="ce11" table:formula="of:=[.C16]+[.L15]" office:value-type="float" office:value="252" calcext:value-type="float">
            <text:p>252</text:p>
          </table:table-cell>
          <table:table-cell table:style-name="ce12" table:formula="of:=[.K16]/([.K16]+[.L16])" office:value-type="percentage" office:value="0.423340961098398" calcext:value-type="percentage">
            <text:p>42.3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livesIn&gt; <text:s/>?c <text:s/>?c <text:s/>&lt;isLocatedIn&gt; <text:s/>?b <text:s text:c="2"/>=&gt; ?a <text:s/>&lt;isCitizenOf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formula="of:=[.B17]/([.B17]+[.C17])" office:value-type="percentage" office:value="0.0357142857142857" calcext:value-type="percentage">
            <text:p>3.57%</text:p>
          </table:table-cell>
          <table:table-cell table:style-name="ce8" office:value-type="percentage" office:value="0.0390966" calcext:value-type="percentage">
            <text:p>3.91%</text:p>
          </table:table-cell>
          <table:table-cell table:style-name="ce8" office:value-type="percentage" office:value="0.48130841" calcext:value-type="percentage">
            <text:p>48.13%</text:p>
          </table:table-cell>
          <table:table-cell table:style-name="ce11" office:value-type="float" office:value="4167" calcext:value-type="float">
            <text:p>4167</text:p>
          </table:table-cell>
          <table:table-cell table:style-name="ce11" office:value-type="float" office:value="5047" calcext:value-type="float">
            <text:p>5047</text:p>
          </table:table-cell>
          <table:table-cell table:formula="of:=[.J16]+[.H17]" office:value-type="float" office:value="238329" calcext:value-type="float">
            <text:p>238329</text:p>
          </table:table-cell>
          <table:table-cell table:style-name="ce11" table:formula="of:=[.B17]+[.K16]" office:value-type="float" office:value="186" calcext:value-type="float">
            <text:p>186</text:p>
          </table:table-cell>
          <table:table-cell table:style-name="ce11" table:formula="of:=[.C17]+[.L16]" office:value-type="float" office:value="279" calcext:value-type="float">
            <text:p>279</text:p>
          </table:table-cell>
          <table:table-cell table:style-name="ce12" table:formula="of:=[.K17]/([.K17]+[.L17])" office:value-type="percentage" office:value="0.4" calcext:value-type="percentage">
            <text:p>40.0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diedIn&gt; <text:s/>?c <text:s/>?c <text:s/>&lt;isLocatedIn&gt; <text:s/>?b <text:s text:c="2"/>=&gt; ?a <text:s/>&lt;isCitizenOf&gt; <text:s/>?b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formula="of:=[.B18]/([.B18]+[.C18])" office:value-type="percentage" office:value="0.233333333333333" calcext:value-type="percentage">
            <text:p>23.33%</text:p>
          </table:table-cell>
          <table:table-cell table:style-name="ce8" office:value-type="percentage" office:value="0.04514925" calcext:value-type="percentage">
            <text:p>4.51%</text:p>
          </table:table-cell>
          <table:table-cell table:style-name="ce8" office:value-type="percentage" office:value="0.48130469" calcext:value-type="percentage">
            <text:p>48.13%</text:p>
          </table:table-cell>
          <table:table-cell table:style-name="ce11" office:value-type="float" office:value="10681" calcext:value-type="float">
            <text:p>10681</text:p>
          </table:table-cell>
          <table:table-cell table:style-name="ce11" office:value-type="float" office:value="12791" calcext:value-type="float">
            <text:p>12791</text:p>
          </table:table-cell>
          <table:table-cell table:formula="of:=[.J17]+[.H18]" office:value-type="float" office:value="249010" calcext:value-type="float">
            <text:p>249010</text:p>
          </table:table-cell>
          <table:table-cell table:style-name="ce11" table:formula="of:=[.B18]+[.K17]" office:value-type="float" office:value="193" calcext:value-type="float">
            <text:p>193</text:p>
          </table:table-cell>
          <table:table-cell table:style-name="ce11" table:formula="of:=[.C18]+[.L17]" office:value-type="float" office:value="302" calcext:value-type="float">
            <text:p>302</text:p>
          </table:table-cell>
          <table:table-cell table:style-name="ce12" table:formula="of:=[.K18]/([.K18]+[.L18])" office:value-type="percentage" office:value="0.38989898989899" calcext:value-type="percentage">
            <text:p>38.99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" calcext:value-type="float">
            <text:p>1</text:p>
          </table:table-cell>
          <table:table-cell table:formula="of:=[.B19]/([.B19]+[.C19])" office:value-type="percentage" office:value="0.0344827586206897" calcext:value-type="percentage">
            <text:p>3.45%</text:p>
          </table:table-cell>
          <table:table-cell table:style-name="ce8" office:value-type="percentage" office:value="0.38285145" calcext:value-type="percentage">
            <text:p>38.29%</text:p>
          </table:table-cell>
          <table:table-cell table:style-name="ce8" office:value-type="percentage" office:value="0.45229682" calcext:value-type="percentage">
            <text:p>45.23%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608" calcext:value-type="float">
            <text:p>608</text:p>
          </table:table-cell>
          <table:table-cell table:formula="of:=[.J18]+[.H19]" office:value-type="float" office:value="249528" calcext:value-type="float">
            <text:p>249528</text:p>
          </table:table-cell>
          <table:table-cell table:style-name="ce11" table:formula="of:=[.B19]+[.K18]" office:value-type="float" office:value="194" calcext:value-type="float">
            <text:p>194</text:p>
          </table:table-cell>
          <table:table-cell table:style-name="ce11" table:formula="of:=[.C19]+[.L18]" office:value-type="float" office:value="330" calcext:value-type="float">
            <text:p>330</text:p>
          </table:table-cell>
          <table:table-cell table:style-name="ce12" table:formula="of:=[.K19]/([.K19]+[.L19])" office:value-type="percentage" office:value="0.370229007633588" calcext:value-type="percentage">
            <text:p>37.0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edIn&gt; <text:s/>?b <text:s text:c="2"/>=&gt; ?a <text:s/>&lt;livesIn&gt; <text:s/>?b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formula="of:=[.B20]/([.B20]+[.C20])" office:value-type="percentage" office:value="0.84" calcext:value-type="percentage">
            <text:p>84.00%</text:p>
          </table:table-cell>
          <table:table-cell table:style-name="ce8" office:value-type="percentage" office:value="0.01205091" calcext:value-type="percentage">
            <text:p>1.21%</text:p>
          </table:table-cell>
          <table:table-cell table:style-name="ce8" office:value-type="percentage" office:value="0.43414634" calcext:value-type="percentage">
            <text:p>43.41%</text:p>
          </table:table-cell>
          <table:table-cell table:style-name="ce11" office:value-type="float" office:value="21883" calcext:value-type="float">
            <text:p>21883</text:p>
          </table:table-cell>
          <table:table-cell table:style-name="ce11" office:value-type="float" office:value="21889" calcext:value-type="float">
            <text:p>21889</text:p>
          </table:table-cell>
          <table:table-cell table:formula="of:=[.J19]+[.H20]" office:value-type="float" office:value="271411" calcext:value-type="float">
            <text:p>271411</text:p>
          </table:table-cell>
          <table:table-cell table:style-name="ce11" table:formula="of:=[.B20]+[.K19]" office:value-type="float" office:value="215" calcext:value-type="float">
            <text:p>215</text:p>
          </table:table-cell>
          <table:table-cell table:style-name="ce11" table:formula="of:=[.C20]+[.L19]" office:value-type="float" office:value="334" calcext:value-type="float">
            <text:p>334</text:p>
          </table:table-cell>
          <table:table-cell table:style-name="ce12" table:formula="of:=[.K20]/([.K20]+[.L20])" office:value-type="percentage" office:value="0.391621129326047" calcext:value-type="percentage">
            <text:p>39.16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hasChild&gt; <text:s/>?c <text:s/>?b <text:s/>&lt;hasChild&gt; <text:s/>?c <text:s text:c="2"/>=&gt; ?a <text:s/>&lt;isMarriedTo&gt; <text:s/>?b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formula="of:=[.B21]/([.B21]+[.C21])" office:value-type="percentage" office:value="0.7" calcext:value-type="percentage">
            <text:p>70.00%</text:p>
          </table:table-cell>
          <table:table-cell table:style-name="ce8" office:value-type="percentage" office:value="0.17321165" calcext:value-type="percentage">
            <text:p>17.32%</text:p>
          </table:table-cell>
          <table:table-cell table:style-name="ce8" office:value-type="percentage" office:value="0.40981461" calcext:value-type="percentage">
            <text:p>40.98%</text:p>
          </table:table-cell>
          <table:table-cell table:style-name="ce11" office:value-type="float" office:value="1170" calcext:value-type="float">
            <text:p>1170</text:p>
          </table:table-cell>
          <table:table-cell table:style-name="ce11" office:value-type="float" office:value="1720" calcext:value-type="float">
            <text:p>1720</text:p>
          </table:table-cell>
          <table:table-cell table:formula="of:=[.J20]+[.H21]" office:value-type="float" office:value="272581" calcext:value-type="float">
            <text:p>272581</text:p>
          </table:table-cell>
          <table:table-cell table:style-name="ce11" table:formula="of:=[.B21]+[.K20]" office:value-type="float" office:value="236" calcext:value-type="float">
            <text:p>236</text:p>
          </table:table-cell>
          <table:table-cell table:style-name="ce11" table:formula="of:=[.C21]+[.L20]" office:value-type="float" office:value="343" calcext:value-type="float">
            <text:p>343</text:p>
          </table:table-cell>
          <table:table-cell table:style-name="ce12" table:formula="of:=[.K21]/([.K21]+[.L21])" office:value-type="percentage" office:value="0.407599309153713" calcext:value-type="percentage">
            <text:p>40.76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edIn&gt; <text:s/>?c <text:s/>?b <text:s/>&lt;hasCapital&gt; <text:s/>?c <text:s text:c="2"/>=&gt; ?a <text:s/>&lt;isPoliticianOf&gt; <text:s/>?b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" calcext:value-type="float">
            <text:p>1</text:p>
          </table:table-cell>
          <table:table-cell table:formula="of:=[.B22]/([.B22]+[.C22])" office:value-type="percentage" office:value="0.206896551724138" calcext:value-type="percentage">
            <text:p>20.69%</text:p>
          </table:table-cell>
          <table:table-cell table:style-name="ce8" office:value-type="percentage" office:value="0.00161044" calcext:value-type="percentage">
            <text:p>0.16%</text:p>
          </table:table-cell>
          <table:table-cell table:style-name="ce8" office:value-type="percentage" office:value="0.3960396" calcext:value-type="percentage">
            <text:p>39.60%</text:p>
          </table:table-cell>
          <table:table-cell table:style-name="ce11" office:value-type="float" office:value="22069" calcext:value-type="float">
            <text:p>22069</text:p>
          </table:table-cell>
          <table:table-cell table:style-name="ce11" office:value-type="float" office:value="24784" calcext:value-type="float">
            <text:p>24784</text:p>
          </table:table-cell>
          <table:table-cell table:formula="of:=[.J21]+[.H22]" office:value-type="float" office:value="294650" calcext:value-type="float">
            <text:p>294650</text:p>
          </table:table-cell>
          <table:table-cell table:style-name="ce11" table:formula="of:=[.B22]+[.K21]" office:value-type="float" office:value="242" calcext:value-type="float">
            <text:p>242</text:p>
          </table:table-cell>
          <table:table-cell table:style-name="ce11" table:formula="of:=[.C22]+[.L21]" office:value-type="float" office:value="366" calcext:value-type="float">
            <text:p>366</text:p>
          </table:table-cell>
          <table:table-cell table:style-name="ce12" table:formula="of:=[.K22]/([.K22]+[.L22])" office:value-type="percentage" office:value="0.398026315789474" calcext:value-type="percentage">
            <text:p>39.8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c <text:s/>&lt;graduatedFrom&gt; <text:s/>?b <text:s/>?c <text:s/>&lt;hasAcademicAdvisor&gt; <text:s/>?a <text:s text:c="2"/>=&gt; ?a <text:s/>&lt;worksAt&gt; <text:s/>?b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0" calcext:value-type="float">
            <text:p>0</text:p>
          </table:table-cell>
          <table:table-cell table:formula="of:=[.B23]/([.B23]+[.C23])" office:value-type="percentage" office:value="0.466666666666667" calcext:value-type="percentage">
            <text:p>46.67%</text:p>
          </table:table-cell>
          <table:table-cell table:style-name="ce8" office:value-type="percentage" office:value="0.13444109" calcext:value-type="percentage">
            <text:p>13.44%</text:p>
          </table:table-cell>
          <table:table-cell table:style-name="ce8" office:value-type="percentage" office:value="0.39035088" calcext:value-type="percentage">
            <text:p>39.04%</text:p>
          </table:table-cell>
          <table:table-cell table:number-columns-repeated="2" table:style-name="ce11" office:value-type="float" office:value="552" calcext:value-type="float">
            <text:p>552</text:p>
          </table:table-cell>
          <table:table-cell table:formula="of:=[.J22]+[.H23]" office:value-type="float" office:value="295202" calcext:value-type="float">
            <text:p>295202</text:p>
          </table:table-cell>
          <table:table-cell table:style-name="ce11" table:formula="of:=[.B23]+[.K22]" office:value-type="float" office:value="256" calcext:value-type="float">
            <text:p>256</text:p>
          </table:table-cell>
          <table:table-cell table:style-name="ce11" table:formula="of:=[.C23]+[.L22]" office:value-type="float" office:value="382" calcext:value-type="float">
            <text:p>382</text:p>
          </table:table-cell>
          <table:table-cell table:style-name="ce12" table:formula="of:=[.K23]/([.K23]+[.L23])" office:value-type="percentage" office:value="0.401253918495298" calcext:value-type="percentage">
            <text:p>40.1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9" calcext:value-type="float">
            <text:p>9</text:p>
          </table:table-cell>
          <table:table-cell table:formula="of:=[.B24]/([.B24]+[.C24])" office:value-type="percentage" office:value="0" calcext:value-type="percentage">
            <text:p>0.00%</text:p>
          </table:table-cell>
          <table:table-cell table:style-name="ce8" office:value-type="percentage" office:value="0.20638086" calcext:value-type="percentage">
            <text:p>20.64%</text:p>
          </table:table-cell>
          <table:table-cell table:style-name="ce8" office:value-type="percentage" office:value="0.38983051" calcext:value-type="percentage">
            <text:p>38.98%</text:p>
          </table:table-cell>
          <table:table-cell table:number-columns-repeated="2" table:style-name="ce11" office:value-type="float" office:value="790" calcext:value-type="float">
            <text:p>790</text:p>
          </table:table-cell>
          <table:table-cell table:formula="of:=[.J23]+[.H24]" office:value-type="float" office:value="295992" calcext:value-type="float">
            <text:p>295992</text:p>
          </table:table-cell>
          <table:table-cell table:style-name="ce11" table:formula="of:=[.B24]+[.K23]" office:value-type="float" office:value="256" calcext:value-type="float">
            <text:p>256</text:p>
          </table:table-cell>
          <table:table-cell table:style-name="ce11" table:formula="of:=[.C24]+[.L23]" office:value-type="float" office:value="403" calcext:value-type="float">
            <text:p>403</text:p>
          </table:table-cell>
          <table:table-cell table:style-name="ce12" table:formula="of:=[.K24]/([.K24]+[.L24])" office:value-type="percentage" office:value="0.388467374810319" calcext:value-type="percentage">
            <text:p>38.85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edIn&gt; <text:s/>?c <text:s/>?c <text:s/>&lt;isLocatedIn&gt; <text:s/>?b <text:s text:c="2"/>=&gt; ?a <text:s/>&lt;livesIn&gt; <text:s/>?b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[.B25]/([.B25]+[.C25])" office:value-type="percentage" office:value="1" calcext:value-type="percentage">
            <text:p>100.00%</text:p>
          </table:table-cell>
          <table:table-cell table:style-name="ce8" office:value-type="percentage" office:value="0.0130597" calcext:value-type="percentage">
            <text:p>1.31%</text:p>
          </table:table-cell>
          <table:table-cell table:style-name="ce8" office:value-type="percentage" office:value="0.38546256" calcext:value-type="percentage">
            <text:p>38.55%</text:p>
          </table:table-cell>
          <table:table-cell table:style-name="ce11" office:value-type="float" office:value="12643" calcext:value-type="float">
            <text:p>12643</text:p>
          </table:table-cell>
          <table:table-cell table:style-name="ce11" office:value-type="float" office:value="13225" calcext:value-type="float">
            <text:p>13225</text:p>
          </table:table-cell>
          <table:table-cell table:formula="of:=[.J24]+[.H25]" office:value-type="float" office:value="308635" calcext:value-type="float">
            <text:p>308635</text:p>
          </table:table-cell>
          <table:table-cell table:style-name="ce11" table:formula="of:=[.B25]+[.K24]" office:value-type="float" office:value="285" calcext:value-type="float">
            <text:p>285</text:p>
          </table:table-cell>
          <table:table-cell table:style-name="ce11" table:formula="of:=[.C25]+[.L24]" office:value-type="float" office:value="403" calcext:value-type="float">
            <text:p>403</text:p>
          </table:table-cell>
          <table:table-cell table:style-name="ce12" table:formula="of:=[.K25]/([.K25]+[.L25])" office:value-type="percentage" office:value="0.414244186046512" calcext:value-type="percentage">
            <text:p>41.4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c <text:s/>&lt;hasCapital&gt; <text:s/>?b <text:s/>?a <text:s/>&lt;isCitizenOf&gt; <text:s/>?c <text:s text:c="2"/>=&gt; ?a <text:s/>&lt;diedIn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3" calcext:value-type="float">
            <text:p>23</text:p>
          </table:table-cell>
          <table:table-cell table:formula="of:=[.B26]/([.B26]+[.C26])" office:value-type="percentage" office:value="0.142857142857143" calcext:value-type="percentage">
            <text:p>14.29%</text:p>
          </table:table-cell>
          <table:table-cell table:style-name="ce8" office:value-type="percentage" office:value="0.05049912" calcext:value-type="percentage">
            <text:p>5.05%</text:p>
          </table:table-cell>
          <table:table-cell table:style-name="ce8" office:value-type="percentage" office:value="0.38457239" calcext:value-type="percentage">
            <text:p>38.46%</text:p>
          </table:table-cell>
          <table:table-cell table:number-columns-repeated="2" table:style-name="ce11" office:value-type="float" office:value="12936" calcext:value-type="float">
            <text:p>12936</text:p>
          </table:table-cell>
          <table:table-cell table:formula="of:=[.J25]+[.H26]" office:value-type="float" office:value="321571" calcext:value-type="float">
            <text:p>321571</text:p>
          </table:table-cell>
          <table:table-cell table:style-name="ce11" table:formula="of:=[.B26]+[.K25]" office:value-type="float" office:value="286" calcext:value-type="float">
            <text:p>286</text:p>
          </table:table-cell>
          <table:table-cell table:style-name="ce11" table:formula="of:=[.C26]+[.L25]" office:value-type="float" office:value="409" calcext:value-type="float">
            <text:p>409</text:p>
          </table:table-cell>
          <table:table-cell table:style-name="ce12" table:formula="of:=[.K26]/([.K26]+[.L26])" office:value-type="percentage" office:value="0.411510791366907" calcext:value-type="percentage">
            <text:p>41.15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7" calcext:value-type="float">
            <text:p>7</text:p>
          </table:table-cell>
          <table:table-cell table:formula="of:=[.B27]/([.B27]+[.C27])" office:value-type="percentage" office:value="0.0434782608695652" calcext:value-type="percentage">
            <text:p>4.35%</text:p>
          </table:table-cell>
          <table:table-cell table:style-name="ce8" office:value-type="percentage" office:value="0.1610642" calcext:value-type="percentage">
            <text:p>16.11%</text:p>
          </table:table-cell>
          <table:table-cell table:style-name="ce8" office:value-type="percentage" office:value="0.37472202" calcext:value-type="percentage">
            <text:p>37.47%</text:p>
          </table:table-cell>
          <table:table-cell table:style-name="ce11" office:value-type="float" office:value="4973" calcext:value-type="float">
            <text:p>4973</text:p>
          </table:table-cell>
          <table:table-cell table:style-name="ce11" office:value-type="float" office:value="5258" calcext:value-type="float">
            <text:p>5258</text:p>
          </table:table-cell>
          <table:table-cell table:formula="of:=[.J26]+[.H27]" office:value-type="float" office:value="326544" calcext:value-type="float">
            <text:p>326544</text:p>
          </table:table-cell>
          <table:table-cell table:style-name="ce11" table:formula="of:=[.B27]+[.K26]" office:value-type="float" office:value="287" calcext:value-type="float">
            <text:p>287</text:p>
          </table:table-cell>
          <table:table-cell table:style-name="ce11" table:formula="of:=[.C27]+[.L26]" office:value-type="float" office:value="431" calcext:value-type="float">
            <text:p>431</text:p>
          </table:table-cell>
          <table:table-cell table:style-name="ce12" table:formula="of:=[.K27]/([.K27]+[.L27])" office:value-type="percentage" office:value="0.399721448467967" calcext:value-type="percentage">
            <text:p>39.97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livesIn&gt; <text:s/>?b <text:s text:c="2"/>=&gt; ?a <text:s/>&lt;isCitizenOf&gt; <text:s/>?b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  <table:table-cell table:formula="of:=[.B28]/([.B28]+[.C28])" office:value-type="percentage" office:value="0.2" calcext:value-type="percentage">
            <text:p>20.00%</text:p>
          </table:table-cell>
          <table:table-cell table:style-name="ce8" office:value-type="percentage" office:value="0.04488453" calcext:value-type="percentage">
            <text:p>4.49%</text:p>
          </table:table-cell>
          <table:table-cell table:style-name="ce8" office:value-type="percentage" office:value="0.36571748" calcext:value-type="percentage">
            <text:p>36.57%</text:p>
          </table:table-cell>
          <table:table-cell table:style-name="ce11" office:value-type="float" office:value="12609" calcext:value-type="float">
            <text:p>12609</text:p>
          </table:table-cell>
          <table:table-cell table:style-name="ce11" office:value-type="float" office:value="13611" calcext:value-type="float">
            <text:p>13611</text:p>
          </table:table-cell>
          <table:table-cell table:formula="of:=[.J27]+[.H28]" office:value-type="float" office:value="339153" calcext:value-type="float">
            <text:p>339153</text:p>
          </table:table-cell>
          <table:table-cell table:style-name="ce11" table:formula="of:=[.B28]+[.K27]" office:value-type="float" office:value="293" calcext:value-type="float">
            <text:p>293</text:p>
          </table:table-cell>
          <table:table-cell table:style-name="ce11" table:formula="of:=[.C28]+[.L27]" office:value-type="float" office:value="455" calcext:value-type="float">
            <text:p>455</text:p>
          </table:table-cell>
          <table:table-cell table:style-name="ce12" table:formula="of:=[.K28]/([.K28]+[.L28])" office:value-type="percentage" office:value="0.391711229946524" calcext:value-type="percentage">
            <text:p>39.17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rected&gt; <text:s/>?b <text:s text:c="2"/>=&gt; ?a <text:s/>&lt;created&gt; <text:s/>?b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6" calcext:value-type="float">
            <text:p>6</text:p>
          </table:table-cell>
          <table:table-cell table:formula="of:=[.B29]/([.B29]+[.C29])" office:value-type="percentage" office:value="0.208333333333333" calcext:value-type="percentage">
            <text:p>20.83%</text:p>
          </table:table-cell>
          <table:table-cell table:style-name="ce8" office:value-type="percentage" office:value="0.18752427" calcext:value-type="percentage">
            <text:p>18.75%</text:p>
          </table:table-cell>
          <table:table-cell table:style-name="ce8" office:value-type="percentage" office:value="0.32464443" calcext:value-type="percentage">
            <text:p>32.46%</text:p>
          </table:table-cell>
          <table:table-cell table:number-columns-repeated="2" table:style-name="ce11" office:value-type="float" office:value="26980" calcext:value-type="float">
            <text:p>26980</text:p>
          </table:table-cell>
          <table:table-cell table:formula="of:=[.J28]+[.H29]" office:value-type="float" office:value="366133" calcext:value-type="float">
            <text:p>366133</text:p>
          </table:table-cell>
          <table:table-cell table:style-name="ce11" table:formula="of:=[.B29]+[.K28]" office:value-type="float" office:value="298" calcext:value-type="float">
            <text:p>298</text:p>
          </table:table-cell>
          <table:table-cell table:style-name="ce11" table:formula="of:=[.C29]+[.L28]" office:value-type="float" office:value="474" calcext:value-type="float">
            <text:p>474</text:p>
          </table:table-cell>
          <table:table-cell table:style-name="ce12" table:formula="of:=[.K29]/([.K29]+[.L29])" office:value-type="percentage" office:value="0.3860103626943" calcext:value-type="percentage">
            <text:p>38.6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livesIn&gt; <text:s/>?b <text:s text:c="2"/>=&gt; ?a <text:s/>&lt;isLeaderOf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formula="of:=[.B30]/([.B30]+[.C30])" office:value-type="percentage" office:value="0.0333333333333333" calcext:value-type="percentage">
            <text:p>3.33%</text:p>
          </table:table-cell>
          <table:table-cell table:style-name="ce8" office:value-type="percentage" office:value="0.01473309" calcext:value-type="percentage">
            <text:p>1.47%</text:p>
          </table:table-cell>
          <table:table-cell table:style-name="ce8" office:value-type="percentage" office:value="0.31386861" calcext:value-type="percentage">
            <text:p>31.39%</text:p>
          </table:table-cell>
          <table:table-cell table:number-columns-repeated="2" table:style-name="ce11" office:value-type="float" office:value="14287" calcext:value-type="float">
            <text:p>14287</text:p>
          </table:table-cell>
          <table:table-cell table:formula="of:=[.J29]+[.H30]" office:value-type="float" office:value="380420" calcext:value-type="float">
            <text:p>380420</text:p>
          </table:table-cell>
          <table:table-cell table:style-name="ce11" table:formula="of:=[.B30]+[.K29]" office:value-type="float" office:value="299" calcext:value-type="float">
            <text:p>299</text:p>
          </table:table-cell>
          <table:table-cell table:style-name="ce11" table:formula="of:=[.C30]+[.L29]" office:value-type="float" office:value="503" calcext:value-type="float">
            <text:p>503</text:p>
          </table:table-cell>
          <table:table-cell table:style-name="ce12" table:formula="of:=[.K30]/([.K30]+[.L30])" office:value-type="percentage" office:value="0.372817955112219" calcext:value-type="percentage">
            <text:p>37.28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livesIn&gt; <text:s/>?b <text:s text:c="2"/>=&gt; ?a <text:s/>&lt;diedIn&gt; <text:s/>?b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table:formula="of:=[.B31]/([.B31]+[.C31])" office:value-type="percentage" office:value="1" calcext:value-type="percentage">
            <text:p>100.00%</text:p>
          </table:table-cell>
          <table:table-cell table:style-name="ce8" office:value-type="percentage" office:value="0.01829644" calcext:value-type="percentage">
            <text:p>1.83%</text:p>
          </table:table-cell>
          <table:table-cell table:style-name="ce8" office:value-type="percentage" office:value="0.29053319" calcext:value-type="percentage">
            <text:p>29.05%</text:p>
          </table:table-cell>
          <table:table-cell table:style-name="ce11" office:value-type="float" office:value="13949" calcext:value-type="float">
            <text:p>13949</text:p>
          </table:table-cell>
          <table:table-cell table:style-name="ce11" office:value-type="float" office:value="14140" calcext:value-type="float">
            <text:p>14140</text:p>
          </table:table-cell>
          <table:table-cell table:formula="of:=[.J30]+[.H31]" office:value-type="float" office:value="394369" calcext:value-type="float">
            <text:p>394369</text:p>
          </table:table-cell>
          <table:table-cell table:style-name="ce11" table:formula="of:=[.B31]+[.K30]" office:value-type="float" office:value="301" calcext:value-type="float">
            <text:p>301</text:p>
          </table:table-cell>
          <table:table-cell table:style-name="ce11" table:formula="of:=[.C31]+[.L30]" office:value-type="float" office:value="503" calcext:value-type="float">
            <text:p>503</text:p>
          </table:table-cell>
          <table:table-cell table:style-name="ce12" table:formula="of:=[.K31]/([.K31]+[.L31])" office:value-type="percentage" office:value="0.374378109452736" calcext:value-type="percentage">
            <text:p>37.44%</text:p>
          </table:table-cell>
          <table:table-cell office:value-type="string" calcext:value-type="string">
            <text:p>PCA Ranking</text:p>
          </table:table-cell>
        </table:table-row>
        <table:table-row table:style-name="ro2" table:number-rows-repeated="2">
          <table:table-cell table:style-name="Default" table:number-columns-repeated="9"/>
          <table:table-cell table:number-columns-repeated="5"/>
        </table:table-row>
        <table:table-row table:style-name="ro2" table:number-rows-repeated="9">
          <table:table-cell table:number-columns-repeated="4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table:style-name="Default"/>
          <table:table-cell table:number-columns-repeated="3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 table:number-rows-repeated="16">
          <table:table-cell table:number-columns-repeated="4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 table:number-rows-repeated="3">
          <table:table-cell table:number-columns-repeated="4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2" table:number-rows-repeated="4">
          <table:table-cell table:style-name="ce4"/>
          <table:table-cell table:style-name="Default" table:number-columns-repeated="8"/>
          <table:table-cell table:number-columns-repeated="5"/>
        </table:table-row>
        <table:table-row table:style-name="ro2">
          <table:table-cell table:style-name="ce4"/>
          <table:table-cell table:style-name="Default" table:number-columns-repeated="8"/>
          <table:table-cell table:number-columns-repeated="5"/>
        </table:table-row>
      </table:table>
      <table:table table:name="Std Confidence" table:style-name="ta1" table:print="false">
        <table:table-column table:style-name="co11" table:default-cell-style-name="Default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12"/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row table:style-name="ro2">
          <table:table-cell table:style-name="ce1" office:value-type="string" calcext:value-type="string">
            <text:p>Standard Confidence (rules 1-30)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7" office:value-type="string" calcext:value-type="string">
            <text:p>Unknown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Std. 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Predictions</text:p>
          </table:table-cell>
          <table:table-cell table:style-name="ce7" office:value-type="string" calcext:value-type="string">
            <text:p>Body – support</text:p>
          </table:table-cell>
          <table:table-cell table:style-name="ce7" office:value-type="string" calcext:value-type="string">
            <text:p>Agg predictions</text:p>
          </table:table-cell>
          <table:table-cell table:style-name="ce7" office:value-type="string" calcext:value-type="string">
            <text:p>Agg true</text:p>
          </table:table-cell>
          <table:table-cell table:style-name="ce7" office:value-type="string" calcext:value-type="string">
            <text:p>Agg false</text:p>
          </table:table-cell>
          <table:table-cell table:style-name="ce7" office:value-type="string" calcext:value-type="string">
            <text:p>Agg precision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2">
          <table:table-cell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B2]/([.B2]+[.C2])" office:value-type="percentage" office:value="0.344827586206897" calcext:value-type="percentage">
            <text:p>34.48%</text:p>
          </table:table-cell>
          <table:table-cell table:number-columns-repeated="2" table:style-name="ce11" office:value-type="float" office:value="0.57565326" calcext:value-type="float">
            <text:p>0.57565326</text:p>
          </table:table-cell>
          <table:table-cell table:number-columns-repeated="2" table:style-name="ce11" office:value-type="float" office:value="1865" calcext:value-type="float">
            <text:p>1865</text:p>
          </table:table-cell>
          <table:table-cell table:style-name="ce11" table:formula="of:=[.H2]" office:value-type="float" office:value="1865" calcext:value-type="float">
            <text:p>1865</text:p>
          </table:table-cell>
          <table:table-cell table:style-name="ce11" table:formula="of:=[.B2]" office:value-type="float" office:value="10" calcext:value-type="float">
            <text:p>10</text:p>
          </table:table-cell>
          <table:table-cell table:style-name="ce11" table:formula="of:=[.C2]" office:value-type="float" office:value="19" calcext:value-type="float">
            <text:p>19</text:p>
          </table:table-cell>
          <table:table-cell table:style-name="ce12" table:formula="of:=[.K2]/([.K2]+[.L2])" office:value-type="percentage" office:value="0.344827586206897" calcext:value-type="percentage">
            <text:p>34.48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3]/([.B3]+[.C3])" office:value-type="percentage" office:value="0.333333333333333" calcext:value-type="percentage">
            <text:p>33.33%</text:p>
          </table:table-cell>
          <table:table-cell table:number-columns-repeated="2" table:style-name="ce11" office:value-type="float" office:value="0.56113903" calcext:value-type="float">
            <text:p>0.56113903</text:p>
          </table:table-cell>
          <table:table-cell table:style-name="ce11" office:value-type="float" office:value="1068" calcext:value-type="float">
            <text:p>1068</text:p>
          </table:table-cell>
          <table:table-cell table:style-name="ce11" office:value-type="float" office:value="1986" calcext:value-type="float">
            <text:p>1986</text:p>
          </table:table-cell>
          <table:table-cell table:style-name="ce11" table:formula="of:=[.J2]+[.H3]" office:value-type="float" office:value="2933" calcext:value-type="float">
            <text:p>2933</text:p>
          </table:table-cell>
          <table:table-cell table:style-name="ce11" table:formula="of:=[.K2]+[.B3]" office:value-type="float" office:value="20" calcext:value-type="float">
            <text:p>20</text:p>
          </table:table-cell>
          <table:table-cell table:style-name="ce11" table:formula="of:=[.L2]+[.C3]" office:value-type="float" office:value="39" calcext:value-type="float">
            <text:p>39</text:p>
          </table:table-cell>
          <table:table-cell table:style-name="ce12" table:formula="of:=[.K3]/([.K3]+[.L3])" office:value-type="percentage" office:value="0.338983050847458" calcext:value-type="percentage">
            <text:p>33.9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]/([.B4]+[.C4])" office:value-type="percentage" office:value="0.966666666666667" calcext:value-type="percentage">
            <text:p>96.67%</text:p>
          </table:table-cell>
          <table:table-cell table:style-name="ce11" office:value-type="float" office:value="0.53014258" calcext:value-type="float">
            <text:p>0.53014258</text:p>
          </table:table-cell>
          <table:table-cell table:style-name="ce11" office:value-type="float" office:value="0.91785766" calcext:value-type="float">
            <text:p>0.91785766</text:p>
          </table:table-cell>
          <table:table-cell table:number-columns-repeated="2" table:style-name="ce11" office:value-type="float" office:value="5158" calcext:value-type="float">
            <text:p>5158</text:p>
          </table:table-cell>
          <table:table-cell table:style-name="ce11" table:formula="of:=[.J3]+[.H4]" office:value-type="float" office:value="8091" calcext:value-type="float">
            <text:p>8091</text:p>
          </table:table-cell>
          <table:table-cell table:style-name="ce11" table:formula="of:=[.K3]+[.B4]" office:value-type="float" office:value="49" calcext:value-type="float">
            <text:p>49</text:p>
          </table:table-cell>
          <table:table-cell table:style-name="ce11" table:formula="of:=[.L3]+[.C4]" office:value-type="float" office:value="40" calcext:value-type="float">
            <text:p>40</text:p>
          </table:table-cell>
          <table:table-cell table:style-name="ce12" table:formula="of:=[.K4]/([.K4]+[.L4])" office:value-type="percentage" office:value="0.550561797752809" calcext:value-type="percentage">
            <text:p>55.0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5]/([.B5]+[.C5])" office:value-type="percentage" office:value="0.0333333333333333" calcext:value-type="percentage">
            <text:p>3.33%</text:p>
          </table:table-cell>
          <table:table-cell table:style-name="ce11" office:value-type="float" office:value="0.49827501" calcext:value-type="float">
            <text:p>0.49827501</text:p>
          </table:table-cell>
          <table:table-cell table:style-name="ce11" office:value-type="float" office:value="0.58676727" calcext:value-type="float">
            <text:p>0.58676727</text:p>
          </table:table-cell>
          <table:table-cell table:number-columns-repeated="2" table:style-name="ce11" office:value-type="float" office:value="976" calcext:value-type="float">
            <text:p>976</text:p>
          </table:table-cell>
          <table:table-cell table:style-name="ce11" table:formula="of:=[.J4]+[.H5]" office:value-type="float" office:value="9067" calcext:value-type="float">
            <text:p>9067</text:p>
          </table:table-cell>
          <table:table-cell table:style-name="ce11" table:formula="of:=[.K4]+[.B5]" office:value-type="float" office:value="50" calcext:value-type="float">
            <text:p>50</text:p>
          </table:table-cell>
          <table:table-cell table:style-name="ce11" table:formula="of:=[.L4]+[.C5]" office:value-type="float" office:value="69" calcext:value-type="float">
            <text:p>69</text:p>
          </table:table-cell>
          <table:table-cell table:style-name="ce12" table:formula="of:=[.K5]/([.K5]+[.L5])" office:value-type="percentage" office:value="0.420168067226891" calcext:value-type="percentage">
            <text:p>42.0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6]/([.B6]+[.C6])" office:value-type="percentage" office:value="0.0344827586206897" calcext:value-type="percentage">
            <text:p>3.45%</text:p>
          </table:table-cell>
          <table:table-cell table:style-name="ce11" office:value-type="float" office:value="0.38285145" calcext:value-type="float">
            <text:p>0.38285145</text:p>
          </table:table-cell>
          <table:table-cell table:style-name="ce11" office:value-type="float" office:value="0.45229682" calcext:value-type="float">
            <text:p>0.45229682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608" calcext:value-type="float">
            <text:p>608</text:p>
          </table:table-cell>
          <table:table-cell table:style-name="ce11" table:formula="of:=[.J5]+[.H6]" office:value-type="float" office:value="9585" calcext:value-type="float">
            <text:p>9585</text:p>
          </table:table-cell>
          <table:table-cell table:style-name="ce11" table:formula="of:=[.K5]+[.B6]" office:value-type="float" office:value="51" calcext:value-type="float">
            <text:p>51</text:p>
          </table:table-cell>
          <table:table-cell table:style-name="ce11" table:formula="of:=[.L5]+[.C6]" office:value-type="float" office:value="97" calcext:value-type="float">
            <text:p>97</text:p>
          </table:table-cell>
          <table:table-cell table:style-name="ce12" table:formula="of:=[.K6]/([.K6]+[.L6])" office:value-type="percentage" office:value="0.344594594594595" calcext:value-type="percentage">
            <text:p>34.4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sMarriedTo&gt; <text:s/>?c <text:s/>?c <text:s/>&lt;livesIn&gt; <text:s/>?b <text:s text:c="2"/>=&gt; ?a <text:s/>&lt;livesIn&gt; <text:s/>?b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]/([.B7]+[.C7])" office:value-type="percentage" office:value="0.75" calcext:value-type="percentage">
            <text:p>75.00%</text:p>
          </table:table-cell>
          <table:table-cell table:style-name="ce11" office:value-type="float" office:value="0.33705773" calcext:value-type="float">
            <text:p>0.33705773</text:p>
          </table:table-cell>
          <table:table-cell table:style-name="ce11" office:value-type="float" office:value="0.6988417" calcext:value-type="float">
            <text:p>0.6988417</text:p>
          </table:table-cell>
          <table:table-cell table:number-columns-repeated="2" table:style-name="ce11" office:value-type="float" office:value="326" calcext:value-type="float">
            <text:p>326</text:p>
          </table:table-cell>
          <table:table-cell table:style-name="ce11" table:formula="of:=[.J6]+[.H7]" office:value-type="float" office:value="9911" calcext:value-type="float">
            <text:p>9911</text:p>
          </table:table-cell>
          <table:table-cell table:style-name="ce11" table:formula="of:=[.K6]+[.B7]" office:value-type="float" office:value="69" calcext:value-type="float">
            <text:p>69</text:p>
          </table:table-cell>
          <table:table-cell table:style-name="ce11" table:formula="of:=[.L6]+[.C7]" office:value-type="float" office:value="103" calcext:value-type="float">
            <text:p>103</text:p>
          </table:table-cell>
          <table:table-cell table:style-name="ce12" table:formula="of:=[.K7]/([.K7]+[.L7])" office:value-type="percentage" office:value="0.401162790697674" calcext:value-type="percentage">
            <text:p>40.1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8]/([.B8]+[.C8])" office:value-type="percentage" office:value="0.2" calcext:value-type="percentage">
            <text:p>20.00%</text:p>
          </table:table-cell>
          <table:table-cell table:number-columns-repeated="2" table:style-name="ce11" office:value-type="float" office:value="0.28194103" calcext:value-type="float">
            <text:p>0.28194103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table:formula="of:=[.J7]+[.H8]" office:value-type="float" office:value="9986" calcext:value-type="float">
            <text:p>9986</text:p>
          </table:table-cell>
          <table:table-cell table:style-name="ce11" table:formula="of:=[.K7]+[.B8]" office:value-type="float" office:value="75" calcext:value-type="float">
            <text:p>75</text:p>
          </table:table-cell>
          <table:table-cell table:style-name="ce11" table:formula="of:=[.L7]+[.C8]" office:value-type="float" office:value="127" calcext:value-type="float">
            <text:p>127</text:p>
          </table:table-cell>
          <table:table-cell table:style-name="ce12" table:formula="of:=[.K8]/([.K8]+[.L8])" office:value-type="percentage" office:value="0.371287128712871" calcext:value-type="percentage">
            <text:p>37.13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9]/([.B9]+[.C9])" office:value-type="percentage" office:value="1" calcext:value-type="percentage">
            <text:p>100.00%</text:p>
          </table:table-cell>
          <table:table-cell table:style-name="ce11" office:value-type="float" office:value="0.22807018" calcext:value-type="float">
            <text:p>0.22807018</text:p>
          </table:table-cell>
          <table:table-cell table:style-name="ce11" office:value-type="float" office:value="0.68421053" calcext:value-type="float">
            <text:p>0.68421053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542" calcext:value-type="float">
            <text:p>542</text:p>
          </table:table-cell>
          <table:table-cell table:style-name="ce11" table:formula="of:=[.J8]+[.H9]" office:value-type="float" office:value="10285" calcext:value-type="float">
            <text:p>10285</text:p>
          </table:table-cell>
          <table:table-cell table:style-name="ce11" table:formula="of:=[.K8]+[.B9]" office:value-type="float" office:value="99" calcext:value-type="float">
            <text:p>99</text:p>
          </table:table-cell>
          <table:table-cell table:style-name="ce11" table:formula="of:=[.L8]+[.C9]" office:value-type="float" office:value="127" calcext:value-type="float">
            <text:p>127</text:p>
          </table:table-cell>
          <table:table-cell table:style-name="ce12" table:formula="of:=[.K9]/([.K9]+[.L9])" office:value-type="percentage" office:value="0.438053097345133" calcext:value-type="percentage">
            <text:p>43.8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10]/([.B10]+[.C10])" office:value-type="percentage" office:value="0.185185185185185" calcext:value-type="percentage">
            <text:p>18.52%</text:p>
          </table:table-cell>
          <table:table-cell table:style-name="ce11" office:value-type="float" office:value="0.20638086" calcext:value-type="float">
            <text:p>0.20638086</text:p>
          </table:table-cell>
          <table:table-cell table:style-name="ce11" office:value-type="float" office:value="0.38983051" calcext:value-type="float">
            <text:p>0.38983051</text:p>
          </table:table-cell>
          <table:table-cell table:number-columns-repeated="2" table:style-name="ce11" office:value-type="float" office:value="790" calcext:value-type="float">
            <text:p>790</text:p>
          </table:table-cell>
          <table:table-cell table:style-name="ce11" table:formula="of:=[.J9]+[.H10]" office:value-type="float" office:value="11075" calcext:value-type="float">
            <text:p>11075</text:p>
          </table:table-cell>
          <table:table-cell table:style-name="ce11" table:formula="of:=[.K9]+[.B10]" office:value-type="float" office:value="104" calcext:value-type="float">
            <text:p>104</text:p>
          </table:table-cell>
          <table:table-cell table:style-name="ce11" table:formula="of:=[.L9]+[.C10]" office:value-type="float" office:value="149" calcext:value-type="float">
            <text:p>149</text:p>
          </table:table-cell>
          <table:table-cell table:style-name="ce12" table:formula="of:=[.K10]/([.K10]+[.L10])" office:value-type="percentage" office:value="0.411067193675889" calcext:value-type="percentage">
            <text:p>41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11]/([.B11]+[.C11])" office:value-type="percentage" office:value="0.241379310344828" calcext:value-type="percentage">
            <text:p>24.14%</text:p>
          </table:table-cell>
          <table:table-cell table:style-name="ce11" office:value-type="float" office:value="0.18752427" calcext:value-type="float">
            <text:p>0.18752427</text:p>
          </table:table-cell>
          <table:table-cell table:style-name="ce11" office:value-type="float" office:value="0.32464443" calcext:value-type="float">
            <text:p>0.32464443</text:p>
          </table:table-cell>
          <table:table-cell table:number-columns-repeated="2" table:style-name="ce11" office:value-type="float" office:value="26980" calcext:value-type="float">
            <text:p>26980</text:p>
          </table:table-cell>
          <table:table-cell table:style-name="ce11" table:formula="of:=[.J10]+[.H11]" office:value-type="float" office:value="38055" calcext:value-type="float">
            <text:p>38055</text:p>
          </table:table-cell>
          <table:table-cell table:style-name="ce11" table:formula="of:=[.K10]+[.B11]" office:value-type="float" office:value="111" calcext:value-type="float">
            <text:p>111</text:p>
          </table:table-cell>
          <table:table-cell table:style-name="ce11" table:formula="of:=[.L10]+[.C11]" office:value-type="float" office:value="171" calcext:value-type="float">
            <text:p>171</text:p>
          </table:table-cell>
          <table:table-cell table:style-name="ce12" table:formula="of:=[.K11]/([.K11]+[.L11])" office:value-type="percentage" office:value="0.393617021276596" calcext:value-type="percentage">
            <text:p>39.3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12]/([.B12]+[.C12])" office:value-type="percentage" office:value="0.185185185185185" calcext:value-type="percentage">
            <text:p>18.52%</text:p>
          </table:table-cell>
          <table:table-cell table:number-columns-repeated="2" table:style-name="ce11" office:value-type="float" office:value="0.18533145" calcext:value-type="float">
            <text:p>0.18533145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852" calcext:value-type="float">
            <text:p>2852</text:p>
          </table:table-cell>
          <table:table-cell table:style-name="ce11" table:formula="of:=[.J11]+[.H12]" office:value-type="float" office:value="40906" calcext:value-type="float">
            <text:p>40906</text:p>
          </table:table-cell>
          <table:table-cell table:style-name="ce11" table:formula="of:=[.K11]+[.B12]" office:value-type="float" office:value="116" calcext:value-type="float">
            <text:p>116</text:p>
          </table:table-cell>
          <table:table-cell table:style-name="ce11" table:formula="of:=[.L11]+[.C12]" office:value-type="float" office:value="193" calcext:value-type="float">
            <text:p>193</text:p>
          </table:table-cell>
          <table:table-cell table:style-name="ce12" table:formula="of:=[.K12]/([.K12]+[.L12])" office:value-type="percentage" office:value="0.375404530744337" calcext:value-type="percentage">
            <text:p>37.54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3]/([.B13]+[.C13])" office:value-type="percentage" office:value="0.896551724137931" calcext:value-type="percentage">
            <text:p>89.66%</text:p>
          </table:table-cell>
          <table:table-cell table:number-columns-repeated="2" table:style-name="ce11" office:value-type="float" office:value="0.1780224" calcext:value-type="float">
            <text:p>0.1780224</text:p>
          </table:table-cell>
          <table:table-cell table:style-name="ce11" office:value-type="float" office:value="4225" calcext:value-type="float">
            <text:p>4225</text:p>
          </table:table-cell>
          <table:table-cell table:style-name="ce11" office:value-type="float" office:value="4227" calcext:value-type="float">
            <text:p>4227</text:p>
          </table:table-cell>
          <table:table-cell table:style-name="ce11" table:formula="of:=[.J12]+[.H13]" office:value-type="float" office:value="45131" calcext:value-type="float">
            <text:p>45131</text:p>
          </table:table-cell>
          <table:table-cell table:style-name="ce11" table:formula="of:=[.K12]+[.B13]" office:value-type="float" office:value="142" calcext:value-type="float">
            <text:p>142</text:p>
          </table:table-cell>
          <table:table-cell table:style-name="ce11" table:formula="of:=[.L12]+[.C13]" office:value-type="float" office:value="196" calcext:value-type="float">
            <text:p>196</text:p>
          </table:table-cell>
          <table:table-cell table:style-name="ce12" table:formula="of:=[.K13]/([.K13]+[.L13])" office:value-type="percentage" office:value="0.420118343195266" calcext:value-type="percentage">
            <text:p>42.0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hasChild&gt; <text:s/>?c <text:s/>?b <text:s/>&lt;hasChild&gt; <text:s/>?c <text:s text:c="2"/>=&gt; ?a <text:s/>&lt;isMarriedTo&gt; <text:s/>?b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4]/([.B14]+[.C14])" office:value-type="percentage" office:value="0.766666666666667" calcext:value-type="percentage">
            <text:p>76.67%</text:p>
          </table:table-cell>
          <table:table-cell table:style-name="ce11" office:value-type="float" office:value="0.17321165" calcext:value-type="float">
            <text:p>0.17321165</text:p>
          </table:table-cell>
          <table:table-cell table:style-name="ce11" office:value-type="float" office:value="0.40981461" calcext:value-type="float">
            <text:p>0.40981461</text:p>
          </table:table-cell>
          <table:table-cell table:style-name="ce11" office:value-type="float" office:value="1170" calcext:value-type="float">
            <text:p>1170</text:p>
          </table:table-cell>
          <table:table-cell table:style-name="ce11" office:value-type="float" office:value="1720" calcext:value-type="float">
            <text:p>1720</text:p>
          </table:table-cell>
          <table:table-cell table:style-name="ce11" table:formula="of:=[.J13]+[.H14]" office:value-type="float" office:value="46301" calcext:value-type="float">
            <text:p>46301</text:p>
          </table:table-cell>
          <table:table-cell table:style-name="ce11" table:formula="of:=[.K13]+[.B14]" office:value-type="float" office:value="165" calcext:value-type="float">
            <text:p>165</text:p>
          </table:table-cell>
          <table:table-cell table:style-name="ce11" table:formula="of:=[.L13]+[.C14]" office:value-type="float" office:value="203" calcext:value-type="float">
            <text:p>203</text:p>
          </table:table-cell>
          <table:table-cell table:style-name="ce12" table:formula="of:=[.K14]/([.K14]+[.L14])" office:value-type="percentage" office:value="0.448369565217391" calcext:value-type="percentage">
            <text:p>44.84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15]/([.B15]+[.C15])" office:value-type="percentage" office:value="0" calcext:value-type="percentage">
            <text:p>0.00%</text:p>
          </table:table-cell>
          <table:table-cell table:style-name="ce11" office:value-type="float" office:value="0.1610642" calcext:value-type="float">
            <text:p>0.1610642</text:p>
          </table:table-cell>
          <table:table-cell table:style-name="ce11" office:value-type="float" office:value="0.37472202" calcext:value-type="float">
            <text:p>0.37472202</text:p>
          </table:table-cell>
          <table:table-cell table:style-name="ce11" office:value-type="float" office:value="4973" calcext:value-type="float">
            <text:p>4973</text:p>
          </table:table-cell>
          <table:table-cell table:style-name="ce11" office:value-type="float" office:value="5258" calcext:value-type="float">
            <text:p>5258</text:p>
          </table:table-cell>
          <table:table-cell table:style-name="ce11" table:formula="of:=[.J14]+[.H15]" office:value-type="float" office:value="51274" calcext:value-type="float">
            <text:p>51274</text:p>
          </table:table-cell>
          <table:table-cell table:style-name="ce11" table:formula="of:=[.K14]+[.B15]" office:value-type="float" office:value="165" calcext:value-type="float">
            <text:p>165</text:p>
          </table:table-cell>
          <table:table-cell table:style-name="ce11" table:formula="of:=[.L14]+[.C15]" office:value-type="float" office:value="231" calcext:value-type="float">
            <text:p>231</text:p>
          </table:table-cell>
          <table:table-cell table:style-name="ce12" table:formula="of:=[.K15]/([.K15]+[.L15])" office:value-type="percentage" office:value="0.416666666666667" calcext:value-type="percentage">
            <text:p>41.67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dealsWith&gt; <text:s/>?b <text:s text:c="2"/>=&gt; ?a <text:s/>&lt;dealsWith&gt; <text:s/>?b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16]/([.B16]+[.C16])" office:value-type="percentage" office:value="0.464285714285714" calcext:value-type="percentage">
            <text:p>46.43%</text:p>
          </table:table-cell>
          <table:table-cell table:style-name="ce11" office:value-type="float" office:value="0.15442452" calcext:value-type="float">
            <text:p>0.15442452</text:p>
          </table:table-cell>
          <table:table-cell table:style-name="ce11" office:value-type="float" office:value="0.2177814" calcext:value-type="float">
            <text:p>0.2177814</text:p>
          </table:table-cell>
          <table:table-cell table:style-name="ce11" office:value-type="float" office:value="471" calcext:value-type="float">
            <text:p>471</text:p>
          </table:table-cell>
          <table:table-cell table:style-name="ce11" office:value-type="float" office:value="473" calcext:value-type="float">
            <text:p>473</text:p>
          </table:table-cell>
          <table:table-cell table:style-name="ce11" table:formula="of:=[.J15]+[.H16]" office:value-type="float" office:value="51745" calcext:value-type="float">
            <text:p>51745</text:p>
          </table:table-cell>
          <table:table-cell table:style-name="ce11" table:formula="of:=[.K15]+[.B16]" office:value-type="float" office:value="178" calcext:value-type="float">
            <text:p>178</text:p>
          </table:table-cell>
          <table:table-cell table:style-name="ce11" table:formula="of:=[.L15]+[.C16]" office:value-type="float" office:value="246" calcext:value-type="float">
            <text:p>246</text:p>
          </table:table-cell>
          <table:table-cell table:style-name="ce12" table:formula="of:=[.K16]/([.K16]+[.L16])" office:value-type="percentage" office:value="0.419811320754717" calcext:value-type="percentage">
            <text:p>41.9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17]/([.B17]+[.C17])" office:value-type="percentage" office:value="0.333333333333333" calcext:value-type="percentage">
            <text:p>33.33%</text:p>
          </table:table-cell>
          <table:table-cell table:style-name="ce11" office:value-type="float" office:value="0.14285714" calcext:value-type="float">
            <text:p>0.14285714</text:p>
          </table:table-cell>
          <table:table-cell table:style-name="ce11" office:value-type="float" office:value="0.64285714" calcext:value-type="float">
            <text:p>0.64285714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11" table:formula="of:=[.J16]+[.H17]" office:value-type="float" office:value="51845" calcext:value-type="float">
            <text:p>51845</text:p>
          </table:table-cell>
          <table:table-cell table:style-name="ce11" table:formula="of:=[.K16]+[.B17]" office:value-type="float" office:value="188" calcext:value-type="float">
            <text:p>188</text:p>
          </table:table-cell>
          <table:table-cell table:style-name="ce11" table:formula="of:=[.L16]+[.C17]" office:value-type="float" office:value="266" calcext:value-type="float">
            <text:p>266</text:p>
          </table:table-cell>
          <table:table-cell table:style-name="ce12" table:formula="of:=[.K17]/([.K17]+[.L17])" office:value-type="percentage" office:value="0.414096916299559" calcext:value-type="percentage">
            <text:p>41.4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8]/([.B18]+[.C18])" office:value-type="percentage" office:value="1" calcext:value-type="percentage">
            <text:p>100.00%</text:p>
          </table:table-cell>
          <table:table-cell table:style-name="ce11" office:value-type="float" office:value="0.13642961" calcext:value-type="float">
            <text:p>0.13642961</text:p>
          </table:table-cell>
          <table:table-cell table:style-name="ce11" office:value-type="float" office:value="0.18323587" calcext:value-type="float">
            <text:p>0.18323587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219" calcext:value-type="float">
            <text:p>219</text:p>
          </table:table-cell>
          <table:table-cell table:style-name="ce11" table:formula="of:=[.J17]+[.H18]" office:value-type="float" office:value="51997" calcext:value-type="float">
            <text:p>51997</text:p>
          </table:table-cell>
          <table:table-cell table:style-name="ce11" table:formula="of:=[.K17]+[.B18]" office:value-type="float" office:value="218" calcext:value-type="float">
            <text:p>218</text:p>
          </table:table-cell>
          <table:table-cell table:style-name="ce11" table:formula="of:=[.L17]+[.C18]" office:value-type="float" office:value="266" calcext:value-type="float">
            <text:p>266</text:p>
          </table:table-cell>
          <table:table-cell table:style-name="ce12" table:formula="of:=[.K18]/([.K18]+[.L18])" office:value-type="percentage" office:value="0.450413223140496" calcext:value-type="percentage">
            <text:p>45.04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19]/([.B19]+[.C19])" office:value-type="percentage" office:value="0.482758620689655" calcext:value-type="percentage">
            <text:p>48.28%</text:p>
          </table:table-cell>
          <table:table-cell table:number-columns-repeated="2" table:style-name="ce11" office:value-type="float" office:value="0.13490451" calcext:value-type="float">
            <text:p>0.13490451</text:p>
          </table:table-cell>
          <table:table-cell table:style-name="ce11" office:value-type="float" office:value="2856" calcext:value-type="float">
            <text:p>2856</text:p>
          </table:table-cell>
          <table:table-cell table:style-name="ce11" office:value-type="float" office:value="3209" calcext:value-type="float">
            <text:p>3209</text:p>
          </table:table-cell>
          <table:table-cell table:style-name="ce11" table:formula="of:=[.J18]+[.H19]" office:value-type="float" office:value="54853" calcext:value-type="float">
            <text:p>54853</text:p>
          </table:table-cell>
          <table:table-cell table:style-name="ce11" table:formula="of:=[.K18]+[.B19]" office:value-type="float" office:value="232" calcext:value-type="float">
            <text:p>232</text:p>
          </table:table-cell>
          <table:table-cell table:style-name="ce11" table:formula="of:=[.L18]+[.C19]" office:value-type="float" office:value="281" calcext:value-type="float">
            <text:p>281</text:p>
          </table:table-cell>
          <table:table-cell table:style-name="ce12" table:formula="of:=[.K19]/([.K19]+[.L19])" office:value-type="percentage" office:value="0.45224171539961" calcext:value-type="percentage">
            <text:p>45.2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hasAcademicAdvisor&gt; <text:s/>?a <text:s/>?c <text:s/>&lt;graduatedFrom&gt; <text:s/>?b <text:s text:c="2"/>=&gt; ?a <text:s/>&lt;worksAt&gt; <text:s/>?b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20]/([.B20]+[.C20])" office:value-type="percentage" office:value="0.466666666666667" calcext:value-type="percentage">
            <text:p>46.67%</text:p>
          </table:table-cell>
          <table:table-cell table:style-name="ce11" office:value-type="float" office:value="0.13444109" calcext:value-type="float">
            <text:p>0.13444109</text:p>
          </table:table-cell>
          <table:table-cell table:style-name="ce11" office:value-type="float" office:value="0.39035088" calcext:value-type="float">
            <text:p>0.39035088</text:p>
          </table:table-cell>
          <table:table-cell table:number-columns-repeated="2" table:style-name="ce11" office:value-type="float" office:value="552" calcext:value-type="float">
            <text:p>552</text:p>
          </table:table-cell>
          <table:table-cell table:style-name="ce11" table:formula="of:=[.J19]+[.H20]" office:value-type="float" office:value="55405" calcext:value-type="float">
            <text:p>55405</text:p>
          </table:table-cell>
          <table:table-cell table:style-name="ce11" table:formula="of:=[.K19]+[.B20]" office:value-type="float" office:value="246" calcext:value-type="float">
            <text:p>246</text:p>
          </table:table-cell>
          <table:table-cell table:style-name="ce11" table:formula="of:=[.L19]+[.C20]" office:value-type="float" office:value="297" calcext:value-type="float">
            <text:p>297</text:p>
          </table:table-cell>
          <table:table-cell table:style-name="ce12" table:formula="of:=[.K20]/([.K20]+[.L20])" office:value-type="percentage" office:value="0.453038674033149" calcext:value-type="percentage">
            <text:p>45.30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21]/([.B21]+[.C21])" office:value-type="percentage" office:value="0.0333333333333333" calcext:value-type="percentage">
            <text:p>3.33%</text:p>
          </table:table-cell>
          <table:table-cell table:style-name="ce11" office:value-type="float" office:value="0.13095238" calcext:value-type="float">
            <text:p>0.13095238</text:p>
          </table:table-cell>
          <table:table-cell table:style-name="ce11" office:value-type="float" office:value="0.14473684" calcext:value-type="float">
            <text:p>0.14473684</text:p>
          </table:table-cell>
          <table:table-cell table:number-columns-repeated="2" table:style-name="ce11" office:value-type="float" office:value="94" calcext:value-type="float">
            <text:p>94</text:p>
          </table:table-cell>
          <table:table-cell table:style-name="ce11" table:formula="of:=[.J20]+[.H21]" office:value-type="float" office:value="55499" calcext:value-type="float">
            <text:p>55499</text:p>
          </table:table-cell>
          <table:table-cell table:style-name="ce11" table:formula="of:=[.K20]+[.B21]" office:value-type="float" office:value="247" calcext:value-type="float">
            <text:p>247</text:p>
          </table:table-cell>
          <table:table-cell table:style-name="ce11" table:formula="of:=[.L20]+[.C21]" office:value-type="float" office:value="326" calcext:value-type="float">
            <text:p>326</text:p>
          </table:table-cell>
          <table:table-cell table:style-name="ce12" table:formula="of:=[.K21]/([.K21]+[.L21])" office:value-type="percentage" office:value="0.431064572425829" calcext:value-type="percentage">
            <text:p>43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22]/([.B22]+[.C22])" office:value-type="percentage" office:value="0" calcext:value-type="percentage">
            <text:p>0.00%</text:p>
          </table:table-cell>
          <table:table-cell table:style-name="ce11" office:value-type="float" office:value="0.11255948" calcext:value-type="float">
            <text:p>0.11255948</text:p>
          </table:table-cell>
          <table:table-cell table:style-name="ce11" office:value-type="float" office:value="0.13395069" calcext:value-type="float">
            <text:p>0.13395069</text:p>
          </table:table-cell>
          <table:table-cell table:style-name="ce11" office:value-type="float" office:value="16262" calcext:value-type="float">
            <text:p>16262</text:p>
          </table:table-cell>
          <table:table-cell table:style-name="ce11" office:value-type="float" office:value="17188" calcext:value-type="float">
            <text:p>17188</text:p>
          </table:table-cell>
          <table:table-cell table:style-name="ce11" table:formula="of:=[.J21]+[.H22]" office:value-type="float" office:value="71761" calcext:value-type="float">
            <text:p>71761</text:p>
          </table:table-cell>
          <table:table-cell table:style-name="ce11" table:formula="of:=[.K21]+[.B22]" office:value-type="float" office:value="247" calcext:value-type="float">
            <text:p>247</text:p>
          </table:table-cell>
          <table:table-cell table:style-name="ce11" table:formula="of:=[.L21]+[.C22]" office:value-type="float" office:value="356" calcext:value-type="float">
            <text:p>356</text:p>
          </table:table-cell>
          <table:table-cell table:style-name="ce12" table:formula="of:=[.K22]/([.K22]+[.L22])" office:value-type="percentage" office:value="0.409618573797678" calcext:value-type="percentage">
            <text:p>40.9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imports&gt; <text:s/>?b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23]/([.B23]+[.C23])" office:value-type="percentage" office:value="0.464285714285714" calcext:value-type="percentage">
            <text:p>46.43%</text:p>
          </table:table-cell>
          <table:table-cell table:style-name="ce11" office:value-type="float" office:value="0.10581506" calcext:value-type="float">
            <text:p>0.10581506</text:p>
          </table:table-cell>
          <table:table-cell table:style-name="ce11" office:value-type="float" office:value="0.14879357" calcext:value-type="float">
            <text:p>0.14879357</text:p>
          </table:table-cell>
          <table:table-cell table:number-columns-repeated="2" table:style-name="ce11" office:value-type="float" office:value="438" calcext:value-type="float">
            <text:p>438</text:p>
          </table:table-cell>
          <table:table-cell table:style-name="ce11" table:formula="of:=[.J22]+[.H23]" office:value-type="float" office:value="72199" calcext:value-type="float">
            <text:p>72199</text:p>
          </table:table-cell>
          <table:table-cell table:style-name="ce11" table:formula="of:=[.K22]+[.B23]" office:value-type="float" office:value="260" calcext:value-type="float">
            <text:p>260</text:p>
          </table:table-cell>
          <table:table-cell table:style-name="ce11" table:formula="of:=[.L22]+[.C23]" office:value-type="float" office:value="371" calcext:value-type="float">
            <text:p>371</text:p>
          </table:table-cell>
          <table:table-cell table:style-name="ce12" table:formula="of:=[.K23]/([.K23]+[.L23])" office:value-type="percentage" office:value="0.412044374009509" calcext:value-type="percentage">
            <text:p>41.20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B24]/([.B24]+[.C24])" office:value-type="percentage" office:value="0.3" calcext:value-type="percentage">
            <text:p>30.00%</text:p>
          </table:table-cell>
          <table:table-cell table:style-name="ce11" office:value-type="float" office:value="0.10564399" calcext:value-type="float">
            <text:p>0.10564399</text:p>
          </table:table-cell>
          <table:table-cell table:style-name="ce11" office:value-type="float" office:value="0.51957295" calcext:value-type="float">
            <text:p>0.51957295</text:p>
          </table:table-cell>
          <table:table-cell table:number-columns-repeated="2" table:style-name="ce11" office:value-type="float" office:value="1199" calcext:value-type="float">
            <text:p>1199</text:p>
          </table:table-cell>
          <table:table-cell table:style-name="ce11" table:formula="of:=[.J23]+[.H24]" office:value-type="float" office:value="73398" calcext:value-type="float">
            <text:p>73398</text:p>
          </table:table-cell>
          <table:table-cell table:style-name="ce11" table:formula="of:=[.K23]+[.B24]" office:value-type="float" office:value="269" calcext:value-type="float">
            <text:p>269</text:p>
          </table:table-cell>
          <table:table-cell table:style-name="ce11" table:formula="of:=[.L23]+[.C24]" office:value-type="float" office:value="392" calcext:value-type="float">
            <text:p>392</text:p>
          </table:table-cell>
          <table:table-cell table:style-name="ce12" table:formula="of:=[.K24]/([.K24]+[.L24])" office:value-type="percentage" office:value="0.40695915279879" calcext:value-type="percentage">
            <text:p>40.7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B25]/([.B25]+[.C25])" office:value-type="percentage" office:value="0.103448275862069" calcext:value-type="percentage">
            <text:p>10.34%</text:p>
          </table:table-cell>
          <table:table-cell table:style-name="ce11" office:value-type="float" office:value="0.10056503" calcext:value-type="float">
            <text:p>0.10056503</text:p>
          </table:table-cell>
          <table:table-cell table:style-name="ce11" office:value-type="float" office:value="0.15689762" calcext:value-type="float">
            <text:p>0.15689762</text:p>
          </table:table-cell>
          <table:table-cell table:style-name="ce11" office:value-type="float" office:value="16272" calcext:value-type="float">
            <text:p>16272</text:p>
          </table:table-cell>
          <table:table-cell table:style-name="ce11" office:value-type="float" office:value="17463" calcext:value-type="float">
            <text:p>17463</text:p>
          </table:table-cell>
          <table:table-cell table:style-name="ce11" table:formula="of:=[.J24]+[.H25]" office:value-type="float" office:value="89670" calcext:value-type="float">
            <text:p>89670</text:p>
          </table:table-cell>
          <table:table-cell table:style-name="ce11" table:formula="of:=[.K24]+[.B25]" office:value-type="float" office:value="272" calcext:value-type="float">
            <text:p>272</text:p>
          </table:table-cell>
          <table:table-cell table:style-name="ce11" table:formula="of:=[.L24]+[.C25]" office:value-type="float" office:value="418" calcext:value-type="float">
            <text:p>418</text:p>
          </table:table-cell>
          <table:table-cell table:style-name="ce12" table:formula="of:=[.K25]/([.K25]+[.L25])" office:value-type="percentage" office:value="0.394202898550725" calcext:value-type="percentage">
            <text:p>39.4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imports&gt; <text:s/>?b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B26]/([.B26]+[.C26])" office:value-type="percentage" office:value="0.266666666666667" calcext:value-type="percentage">
            <text:p>26.67%</text:p>
          </table:table-cell>
          <table:table-cell table:style-name="ce11" office:value-type="float" office:value="0.09282178" calcext:value-type="float">
            <text:p>0.09282178</text:p>
          </table:table-cell>
          <table:table-cell table:style-name="ce11" office:value-type="float" office:value="0.14097744" calcext:value-type="float">
            <text:p>0.14097744</text:p>
          </table:table-cell>
          <table:table-cell table:style-name="ce11" office:value-type="float" office:value="271" calcext:value-type="float">
            <text:p>271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table:formula="of:=[.J25]+[.H26]" office:value-type="float" office:value="89941" calcext:value-type="float">
            <text:p>89941</text:p>
          </table:table-cell>
          <table:table-cell table:style-name="ce11" table:formula="of:=[.K25]+[.B26]" office:value-type="float" office:value="280" calcext:value-type="float">
            <text:p>280</text:p>
          </table:table-cell>
          <table:table-cell table:style-name="ce11" table:formula="of:=[.L25]+[.C26]" office:value-type="float" office:value="440" calcext:value-type="float">
            <text:p>440</text:p>
          </table:table-cell>
          <table:table-cell table:style-name="ce12" table:formula="of:=[.K26]/([.K26]+[.L26])" office:value-type="percentage" office:value="0.388888888888889" calcext:value-type="percentage">
            <text:p>38.8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B27]/([.B27]+[.C27])" office:value-type="percentage" office:value="0.0740740740740741" calcext:value-type="percentage">
            <text:p>7.41%</text:p>
          </table:table-cell>
          <table:table-cell table:style-name="ce11" office:value-type="float" office:value="0.08990148" calcext:value-type="float">
            <text:p>0.08990148</text:p>
          </table:table-cell>
          <table:table-cell table:style-name="ce11" office:value-type="float" office:value="0.16246291" calcext:value-type="float">
            <text:p>0.16246291</text:p>
          </table:table-cell>
          <table:table-cell table:number-columns-repeated="2" table:style-name="ce11" office:value-type="float" office:value="2217" calcext:value-type="float">
            <text:p>2217</text:p>
          </table:table-cell>
          <table:table-cell table:style-name="ce11" table:formula="of:=[.J26]+[.H27]" office:value-type="float" office:value="92158" calcext:value-type="float">
            <text:p>92158</text:p>
          </table:table-cell>
          <table:table-cell table:style-name="ce11" table:formula="of:=[.K26]+[.B27]" office:value-type="float" office:value="282" calcext:value-type="float">
            <text:p>282</text:p>
          </table:table-cell>
          <table:table-cell table:style-name="ce11" table:formula="of:=[.L26]+[.C27]" office:value-type="float" office:value="465" calcext:value-type="float">
            <text:p>465</text:p>
          </table:table-cell>
          <table:table-cell table:style-name="ce12" table:formula="of:=[.K27]/([.K27]+[.L27])" office:value-type="percentage" office:value="0.377510040160643" calcext:value-type="percentage">
            <text:p>37.75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28]/([.B28]+[.C28])" office:value-type="percentage" office:value="0" calcext:value-type="percentage">
            <text:p>0.00%</text:p>
          </table:table-cell>
          <table:table-cell table:style-name="ce11" office:value-type="float" office:value="0.08846362" calcext:value-type="float">
            <text:p>0.08846362</text:p>
          </table:table-cell>
          <table:table-cell table:style-name="ce11" office:value-type="float" office:value="0.22531325" calcext:value-type="float">
            <text:p>0.22531325</text:p>
          </table:table-cell>
          <table:table-cell table:number-columns-repeated="2" table:style-name="ce11" office:value-type="float" office:value="20196" calcext:value-type="float">
            <text:p>20196</text:p>
          </table:table-cell>
          <table:table-cell table:style-name="ce11" table:formula="of:=[.J27]+[.H28]" office:value-type="float" office:value="112354" calcext:value-type="float">
            <text:p>112354</text:p>
          </table:table-cell>
          <table:table-cell table:style-name="ce11" table:formula="of:=[.K27]+[.B28]" office:value-type="float" office:value="282" calcext:value-type="float">
            <text:p>282</text:p>
          </table:table-cell>
          <table:table-cell table:style-name="ce11" table:formula="of:=[.L27]+[.C28]" office:value-type="float" office:value="495" calcext:value-type="float">
            <text:p>495</text:p>
          </table:table-cell>
          <table:table-cell table:style-name="ce12" table:formula="of:=[.K28]/([.K28]+[.L28])" office:value-type="percentage" office:value="0.362934362934363" calcext:value-type="percentage">
            <text:p>36.2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29]/([.B29]+[.C29])" office:value-type="percentage" office:value="0.0344827586206897" calcext:value-type="percentage">
            <text:p>3.45%</text:p>
          </table:table-cell>
          <table:table-cell table:style-name="ce11" office:value-type="float" office:value="0.08678501" calcext:value-type="float">
            <text:p>0.08678501</text:p>
          </table:table-cell>
          <table:table-cell table:style-name="ce11" office:value-type="float" office:value="0.10328638" calcext:value-type="float">
            <text:p>0.10328638</text:p>
          </table:table-cell>
          <table:table-cell table:style-name="ce11" office:value-type="float" office:value="380" calcext:value-type="float">
            <text:p>380</text:p>
          </table:table-cell>
          <table:table-cell table:style-name="ce11" office:value-type="float" office:value="393" calcext:value-type="float">
            <text:p>393</text:p>
          </table:table-cell>
          <table:table-cell table:style-name="ce11" table:formula="of:=[.J28]+[.H29]" office:value-type="float" office:value="112734" calcext:value-type="float">
            <text:p>112734</text:p>
          </table:table-cell>
          <table:table-cell table:style-name="ce11" table:formula="of:=[.K28]+[.B29]" office:value-type="float" office:value="283" calcext:value-type="float">
            <text:p>283</text:p>
          </table:table-cell>
          <table:table-cell table:style-name="ce11" table:formula="of:=[.L28]+[.C29]" office:value-type="float" office:value="523" calcext:value-type="float">
            <text:p>523</text:p>
          </table:table-cell>
          <table:table-cell table:style-name="ce12" table:formula="of:=[.K29]/([.K29]+[.L29])" office:value-type="percentage" office:value="0.351116625310174" calcext:value-type="percentage">
            <text:p>35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hasAcademicAdvisor&gt; <text:s/>?a <text:s/>?c <text:s/>&lt;worksAt&gt; <text:s/>?b <text:s text:c="2"/>=&gt; ?a <text:s/>&lt;worksAt&gt; <text:s/>?b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B30]/([.B30]+[.C30])" office:value-type="percentage" office:value="0.4" calcext:value-type="percentage">
            <text:p>40.00%</text:p>
          </table:table-cell>
          <table:table-cell table:style-name="ce11" office:value-type="float" office:value="0.08655617" calcext:value-type="float">
            <text:p>0.08655617</text:p>
          </table:table-cell>
          <table:table-cell table:style-name="ce11" office:value-type="float" office:value="0.21860465" calcext:value-type="float">
            <text:p>0.21860465</text:p>
          </table:table-cell>
          <table:table-cell table:style-name="ce11" office:value-type="float" office:value="430" calcext:value-type="float">
            <text:p>430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table:formula="of:=[.J29]+[.H30]" office:value-type="float" office:value="113164" calcext:value-type="float">
            <text:p>113164</text:p>
          </table:table-cell>
          <table:table-cell table:style-name="ce11" table:formula="of:=[.K29]+[.B30]" office:value-type="float" office:value="295" calcext:value-type="float">
            <text:p>295</text:p>
          </table:table-cell>
          <table:table-cell table:style-name="ce11" table:formula="of:=[.L29]+[.C30]" office:value-type="float" office:value="541" calcext:value-type="float">
            <text:p>541</text:p>
          </table:table-cell>
          <table:table-cell table:style-name="ce12" table:formula="of:=[.K30]/([.K30]+[.L30])" office:value-type="percentage" office:value="0.352870813397129" calcext:value-type="percentage">
            <text:p>35.2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hasOfficialLanguage&gt; <text:s/>?b <text:s text:c="2"/>=&gt; ?a <text:s/>&lt;hasOfficialLanguage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31]/([.B31]+[.C31])" office:value-type="percentage" office:value="0.0967741935483871" calcext:value-type="percentage">
            <text:p>9.68%</text:p>
          </table:table-cell>
          <table:table-cell table:style-name="ce11" office:value-type="float" office:value="0.07784431" calcext:value-type="float">
            <text:p>0.07784431</text:p>
          </table:table-cell>
          <table:table-cell table:style-name="ce11" office:value-type="float" office:value="0.09647495" calcext:value-type="float">
            <text:p>0.09647495</text:p>
          </table:table-cell>
          <table:table-cell table:number-columns-repeated="2" table:style-name="ce11" office:value-type="float" office:value="275" calcext:value-type="float">
            <text:p>275</text:p>
          </table:table-cell>
          <table:table-cell table:style-name="ce11" table:formula="of:=[.J30]+[.H31]" office:value-type="float" office:value="113439" calcext:value-type="float">
            <text:p>113439</text:p>
          </table:table-cell>
          <table:table-cell table:style-name="ce11" table:formula="of:=[.K30]+[.B31]" office:value-type="float" office:value="298" calcext:value-type="float">
            <text:p>298</text:p>
          </table:table-cell>
          <table:table-cell table:style-name="ce11" table:formula="of:=[.L30]+[.C31]" office:value-type="float" office:value="569" calcext:value-type="float">
            <text:p>569</text:p>
          </table:table-cell>
          <table:table-cell table:style-name="ce12" table:formula="of:=[.K31]/([.K31]+[.L31])" office:value-type="percentage" office:value="0.343713956170704" calcext:value-type="percentage">
            <text:p>34.37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table:style-name="ce4" office:value-type="string" calcext:value-type="string">
            <text:p>?c <text:s/>&lt;hasCapital&gt; <text:s/>?b <text:s/>?a <text:s/>&lt;isCitizenOf&gt; <text:s/>?c <text:s text:c="2"/>=&gt; ?a <text:s/>&lt;wasBornIn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B32]/([.B32]+[.C32])" office:value-type="percentage" office:value="0.1" calcext:value-type="percentage">
            <text:p>10.00%</text:p>
          </table:table-cell>
          <table:table-cell table:style-name="ce11" office:value-type="float" office:value="0.07163829" calcext:value-type="float">
            <text:p>0.07163829</text:p>
          </table:table-cell>
          <table:table-cell table:style-name="ce11" office:value-type="float" office:value="0.26872247" calcext:value-type="float">
            <text:p>0.26872247</text:p>
          </table:table-cell>
          <table:table-cell table:style-name="ce11" office:value-type="float" office:value="12070" calcext:value-type="float">
            <text:p>12070</text:p>
          </table:table-cell>
          <table:table-cell table:style-name="ce11" office:value-type="float" office:value="12648" calcext:value-type="float">
            <text:p>12648</text:p>
          </table:table-cell>
          <table:table-cell table:style-name="ce11" table:formula="of:=[.J31]+[.H32]" office:value-type="float" office:value="125509" calcext:value-type="float">
            <text:p>125509</text:p>
          </table:table-cell>
          <table:table-cell table:style-name="ce11" table:formula="of:=[.K31]+[.B32]" office:value-type="float" office:value="300" calcext:value-type="float">
            <text:p>300</text:p>
          </table:table-cell>
          <table:table-cell table:style-name="ce11" table:formula="of:=[.L31]+[.C32]" office:value-type="float" office:value="587" calcext:value-type="float">
            <text:p>587</text:p>
          </table:table-cell>
          <table:table-cell table:style-name="ce12" table:formula="of:=[.K32]/([.K32]+[.L32])" office:value-type="percentage" office:value="0.338218714768884" calcext:value-type="percentage">
            <text:p>33.8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hasOfficialLanguage&gt; <text:s/>?b <text:s text:c="2"/>=&gt; ?a <text:s/>&lt;hasOfficialLanguage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33]/([.B33]+[.C33])" office:value-type="percentage" office:value="0.0666666666666667" calcext:value-type="percentage">
            <text:p>6.67%</text:p>
          </table:table-cell>
          <table:table-cell table:style-name="ce11" office:value-type="float" office:value="0.06982544" calcext:value-type="float">
            <text:p>0.06982544</text:p>
          </table:table-cell>
          <table:table-cell table:style-name="ce11" office:value-type="float" office:value="0.08695652" calcext:value-type="float">
            <text:p>0.08695652</text:p>
          </table:table-cell>
          <table:table-cell table:style-name="ce11" office:value-type="float" office:value="333" calcext:value-type="float">
            <text:p>333</text:p>
          </table:table-cell>
          <table:table-cell table:style-name="ce11" office:value-type="float" office:value="392" calcext:value-type="float">
            <text:p>392</text:p>
          </table:table-cell>
          <table:table-cell table:style-name="ce11" table:formula="of:=[.J32]+[.H33]" office:value-type="float" office:value="125842" calcext:value-type="float">
            <text:p>125842</text:p>
          </table:table-cell>
          <table:table-cell table:style-name="ce11" table:formula="of:=[.K32]+[.B33]" office:value-type="float" office:value="302" calcext:value-type="float">
            <text:p>302</text:p>
          </table:table-cell>
          <table:table-cell table:style-name="ce11" table:formula="of:=[.L32]+[.C33]" office:value-type="float" office:value="615" calcext:value-type="float">
            <text:p>615</text:p>
          </table:table-cell>
          <table:table-cell table:style-name="ce12" table:formula="of:=[.K33]/([.K33]+[.L33])" office:value-type="percentage" office:value="0.329334787350054" calcext:value-type="percentage">
            <text:p>32.93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hasAcademicAdvisor&gt; <text:s/>?c <text:s/>?c <text:s/>&lt;worksAt&gt; <text:s/>?b <text:s text:c="2"/>=&gt; ?a <text:s/>&lt;worksAt&gt; <text:s/>?b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34]/([.B34]+[.C34])" office:value-type="percentage" office:value="0.448275862068966" calcext:value-type="percentage">
            <text:p>44.83%</text:p>
          </table:table-cell>
          <table:table-cell table:style-name="ce11" office:value-type="float" office:value="0.06868132" calcext:value-type="float">
            <text:p>0.06868132</text:p>
          </table:table-cell>
          <table:table-cell table:style-name="ce11" office:value-type="float" office:value="0.22727273" calcext:value-type="float">
            <text:p>0.22727273</text:p>
          </table:table-cell>
          <table:table-cell table:style-name="ce11" office:value-type="float" office:value="663" calcext:value-type="float">
            <text:p>663</text:p>
          </table:table-cell>
          <table:table-cell table:style-name="ce11" office:value-type="float" office:value="676" calcext:value-type="float">
            <text:p>676</text:p>
          </table:table-cell>
          <table:table-cell table:style-name="ce11" table:formula="of:=[.J33]+[.H34]" office:value-type="float" office:value="126505" calcext:value-type="float">
            <text:p>126505</text:p>
          </table:table-cell>
          <table:table-cell table:style-name="ce11" table:formula="of:=[.K33]+[.B34]" office:value-type="float" office:value="315" calcext:value-type="float">
            <text:p>315</text:p>
          </table:table-cell>
          <table:table-cell table:style-name="ce11" table:formula="of:=[.L33]+[.C34]" office:value-type="float" office:value="631" calcext:value-type="float">
            <text:p>631</text:p>
          </table:table-cell>
          <table:table-cell table:style-name="ce12" table:formula="of:=[.K34]/([.K34]+[.L34])" office:value-type="percentage" office:value="0.332980972515856" calcext:value-type="percentage">
            <text:p>33.30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exports&gt; <text:s/>?b <text:s text:c="2"/>=&gt; ?a <text:s/>&lt;imports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B35]/([.B35]+[.C35])" office:value-type="percentage" office:value="0.1" calcext:value-type="percentage">
            <text:p>10.00%</text:p>
          </table:table-cell>
          <table:table-cell table:style-name="ce11" office:value-type="float" office:value="0.0681445" calcext:value-type="float">
            <text:p>0.0681445</text:p>
          </table:table-cell>
          <table:table-cell table:style-name="ce15" office:value-type="float" office:value="0.09181416" calcext:value-type="float">
            <text:p>0.09181416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table:formula="of:=[.J34]+[.H35]" office:value-type="float" office:value="126860" calcext:value-type="float">
            <text:p>126860</text:p>
          </table:table-cell>
          <table:table-cell table:style-name="ce11" table:formula="of:=[.K34]+[.B35]" office:value-type="float" office:value="318" calcext:value-type="float">
            <text:p>318</text:p>
          </table:table-cell>
          <table:table-cell table:style-name="ce11" table:formula="of:=[.L34]+[.C35]" office:value-type="float" office:value="658" calcext:value-type="float">
            <text:p>658</text:p>
          </table:table-cell>
          <table:table-cell table:style-name="ce12" table:formula="of:=[.K35]/([.K35]+[.L35])" office:value-type="percentage" office:value="0.325819672131148" calcext:value-type="percentage">
            <text:p>32.5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isCitizenOf&gt; <text:s/>?a <text:s/>?c <text:s/>&lt;diedIn&gt; <text:s/>?b <text:s text:c="2"/>=&gt; ?a <text:s/>&lt;hasCapital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36]/([.B36]+[.C36])" office:value-type="percentage" office:value="0" calcext:value-type="percentage">
            <text:p>0.00%</text:p>
          </table:table-cell>
          <table:table-cell table:style-name="ce11" office:value-type="float" office:value="0.06798867" calcext:value-type="float">
            <text:p>0.06798867</text:p>
          </table:table-cell>
          <table:table-cell table:style-name="ce15" office:value-type="float" office:value="0.07272727" calcext:value-type="float">
            <text:p>0.07272727</text:p>
          </table:table-cell>
          <table:table-cell table:number-columns-repeated="2" table:style-name="ce11" office:value-type="float" office:value="194" calcext:value-type="float">
            <text:p>194</text:p>
          </table:table-cell>
          <table:table-cell table:style-name="ce11" table:formula="of:=[.J35]+[.H36]" office:value-type="float" office:value="127054" calcext:value-type="float">
            <text:p>127054</text:p>
          </table:table-cell>
          <table:table-cell table:style-name="ce11" table:formula="of:=[.K35]+[.B36]" office:value-type="float" office:value="318" calcext:value-type="float">
            <text:p>318</text:p>
          </table:table-cell>
          <table:table-cell table:style-name="ce11" table:formula="of:=[.L35]+[.C36]" office:value-type="float" office:value="688" calcext:value-type="float">
            <text:p>688</text:p>
          </table:table-cell>
          <table:table-cell table:style-name="ce12" table:formula="of:=[.K36]/([.K36]+[.L36])" office:value-type="percentage" office:value="0.31610337972167" calcext:value-type="percentage">
            <text:p>31.6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B37]/([.B37]+[.C37])" office:value-type="percentage" office:value="0.1" calcext:value-type="percentage">
            <text:p>10.00%</text:p>
          </table:table-cell>
          <table:table-cell table:style-name="ce11" office:value-type="float" office:value="0.06784573" calcext:value-type="float">
            <text:p>0.06784573</text:p>
          </table:table-cell>
          <table:table-cell table:style-name="ce15" office:value-type="float" office:value="0.1618905" calcext:value-type="float">
            <text:p>0.1618905</text:p>
          </table:table-cell>
          <table:table-cell table:style-name="ce11" office:value-type="float" office:value="25774" calcext:value-type="float">
            <text:p>25774</text:p>
          </table:table-cell>
          <table:table-cell table:style-name="ce11" office:value-type="float" office:value="31017" calcext:value-type="float">
            <text:p>31017</text:p>
          </table:table-cell>
          <table:table-cell table:style-name="ce11" table:formula="of:=[.J36]+[.H37]" office:value-type="float" office:value="152828" calcext:value-type="float">
            <text:p>152828</text:p>
          </table:table-cell>
          <table:table-cell table:style-name="ce11" table:formula="of:=[.K36]+[.B37]" office:value-type="float" office:value="321" calcext:value-type="float">
            <text:p>321</text:p>
          </table:table-cell>
          <table:table-cell table:style-name="ce11" table:formula="of:=[.L36]+[.C37]" office:value-type="float" office:value="715" calcext:value-type="float">
            <text:p>715</text:p>
          </table:table-cell>
          <table:table-cell table:style-name="ce12" table:formula="of:=[.K37]/([.K37]+[.L37])" office:value-type="percentage" office:value="0.30984555984556" calcext:value-type="percentage">
            <text:p>30.9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isCitizenOf&gt; <text:s/>?a <text:s/>?c <text:s/>&lt;isLocatedIn&gt; <text:s/>?b <text:s text:c="2"/>=&gt; ?a <text:s/>&lt;hasCapital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38]/([.B38]+[.C38])" office:value-type="percentage" office:value="0" calcext:value-type="percentage">
            <text:p>0.00%</text:p>
          </table:table-cell>
          <table:table-cell table:style-name="ce11" office:value-type="float" office:value="0.06013746" calcext:value-type="float">
            <text:p>0.06013746</text:p>
          </table:table-cell>
          <table:table-cell table:style-name="ce15" office:value-type="float" office:value="0.06410256" calcext:value-type="float">
            <text:p>0.06410256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table:formula="of:=[.J37]+[.H38]" office:value-type="float" office:value="152935" calcext:value-type="float">
            <text:p>152935</text:p>
          </table:table-cell>
          <table:table-cell table:style-name="ce11" table:formula="of:=[.K37]+[.B38]" office:value-type="float" office:value="321" calcext:value-type="float">
            <text:p>321</text:p>
          </table:table-cell>
          <table:table-cell table:style-name="ce11" table:formula="of:=[.L37]+[.C38]" office:value-type="float" office:value="745" calcext:value-type="float">
            <text:p>745</text:p>
          </table:table-cell>
          <table:table-cell table:style-name="ce12" table:formula="of:=[.K38]/([.K38]+[.L38])" office:value-type="percentage" office:value="0.301125703564728" calcext:value-type="percentage">
            <text:p>30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isCitizenOf&gt; <text:s/>?a <text:s/>?c <text:s/>&lt;livesIn&gt; <text:s/>?b <text:s text:c="2"/>=&gt; ?a <text:s/>&lt;hasCapital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39]/([.B39]+[.C39])" office:value-type="percentage" office:value="0.0333333333333333" calcext:value-type="percentage">
            <text:p>3.33%</text:p>
          </table:table-cell>
          <table:table-cell table:style-name="ce11" office:value-type="float" office:value="0.05858311" calcext:value-type="float">
            <text:p>0.05858311</text:p>
          </table:table-cell>
          <table:table-cell table:style-name="ce15" office:value-type="float" office:value="0.06574924" calcext:value-type="float">
            <text:p>0.06574924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table:formula="of:=[.J38]+[.H39]" office:value-type="float" office:value="153053" calcext:value-type="float">
            <text:p>153053</text:p>
          </table:table-cell>
          <table:table-cell table:style-name="ce11" table:formula="of:=[.K38]+[.B39]" office:value-type="float" office:value="322" calcext:value-type="float">
            <text:p>322</text:p>
          </table:table-cell>
          <table:table-cell table:style-name="ce11" table:formula="of:=[.L38]+[.C39]" office:value-type="float" office:value="774" calcext:value-type="float">
            <text:p>774</text:p>
          </table:table-cell>
          <table:table-cell table:style-name="ce12" table:formula="of:=[.K39]/([.K39]+[.L39])" office:value-type="percentage" office:value="0.293795620437956" calcext:value-type="percentage">
            <text:p>29.3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exports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40]/([.B40]+[.C40])" office:value-type="percentage" office:value="0.214285714285714" calcext:value-type="percentage">
            <text:p>21.43%</text:p>
          </table:table-cell>
          <table:table-cell table:style-name="ce11" office:value-type="float" office:value="0.05569307" calcext:value-type="float">
            <text:p>0.05569307</text:p>
          </table:table-cell>
          <table:table-cell table:style-name="ce15" office:value-type="float" office:value="0.0647482" calcext:value-type="float">
            <text:p>0.0647482</text:p>
          </table:table-cell>
          <table:table-cell table:style-name="ce11" office:value-type="float" office:value="389" calcext:value-type="float">
            <text:p>389</text:p>
          </table:table-cell>
          <table:table-cell table:style-name="ce11" office:value-type="float" office:value="394" calcext:value-type="float">
            <text:p>394</text:p>
          </table:table-cell>
          <table:table-cell table:style-name="ce11" table:formula="of:=[.J39]+[.H40]" office:value-type="float" office:value="153442" calcext:value-type="float">
            <text:p>153442</text:p>
          </table:table-cell>
          <table:table-cell table:style-name="ce11" table:formula="of:=[.K39]+[.B40]" office:value-type="float" office:value="328" calcext:value-type="float">
            <text:p>328</text:p>
          </table:table-cell>
          <table:table-cell table:style-name="ce11" table:formula="of:=[.L39]+[.C40]" office:value-type="float" office:value="796" calcext:value-type="float">
            <text:p>796</text:p>
          </table:table-cell>
          <table:table-cell table:style-name="ce12" table:formula="of:=[.K40]/([.K40]+[.L40])" office:value-type="percentage" office:value="0.291814946619217" calcext:value-type="percentage">
            <text:p>29.1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41]/([.B41]+[.C41])" office:value-type="percentage" office:value="0.137931034482759" calcext:value-type="percentage">
            <text:p>13.79%</text:p>
          </table:table-cell>
          <table:table-cell table:style-name="ce11" office:value-type="float" office:value="0.0529706" calcext:value-type="float">
            <text:p>0.0529706</text:p>
          </table:table-cell>
          <table:table-cell table:style-name="ce15" office:value-type="float" office:value="0.17116918" calcext:value-type="float">
            <text:p>0.17116918</text:p>
          </table:table-cell>
          <table:table-cell table:style-name="ce11" office:value-type="float" office:value="13120" calcext:value-type="float">
            <text:p>13120</text:p>
          </table:table-cell>
          <table:table-cell table:style-name="ce11" office:value-type="float" office:value="13493" calcext:value-type="float">
            <text:p>13493</text:p>
          </table:table-cell>
          <table:table-cell table:style-name="ce11" table:formula="of:=[.J40]+[.H41]" office:value-type="float" office:value="166562" calcext:value-type="float">
            <text:p>166562</text:p>
          </table:table-cell>
          <table:table-cell table:style-name="ce11" table:formula="of:=[.K40]+[.B41]" office:value-type="float" office:value="332" calcext:value-type="float">
            <text:p>332</text:p>
          </table:table-cell>
          <table:table-cell table:style-name="ce11" table:formula="of:=[.L40]+[.C41]" office:value-type="float" office:value="821" calcext:value-type="float">
            <text:p>821</text:p>
          </table:table-cell>
          <table:table-cell table:style-name="ce12" table:formula="of:=[.K41]/([.K41]+[.L41])" office:value-type="percentage" office:value="0.287944492627927" calcext:value-type="percentage">
            <text:p>28.7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sCitizenOf&gt; <text:s/>?c <text:s/>?c <text:s/>&lt;hasCapital&gt; <text:s/>?b <text:s text:c="2"/>=&gt; ?a <text:s/>&lt;diedIn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B42]/([.B42]+[.C42])" office:value-type="percentage" office:value="0.0434782608695652" calcext:value-type="percentage">
            <text:p>4.35%</text:p>
          </table:table-cell>
          <table:table-cell table:style-name="ce11" office:value-type="float" office:value="0.05049912" calcext:value-type="float">
            <text:p>0.05049912</text:p>
          </table:table-cell>
          <table:table-cell table:style-name="ce15" office:value-type="float" office:value="0.38457239" calcext:value-type="float">
            <text:p>0.38457239</text:p>
          </table:table-cell>
          <table:table-cell table:number-columns-repeated="2" table:style-name="ce11" office:value-type="float" office:value="12936" calcext:value-type="float">
            <text:p>12936</text:p>
          </table:table-cell>
          <table:table-cell table:style-name="ce11" table:formula="of:=[.J41]+[.H42]" office:value-type="float" office:value="179498" calcext:value-type="float">
            <text:p>179498</text:p>
          </table:table-cell>
          <table:table-cell table:style-name="ce11" table:formula="of:=[.K41]+[.B42]" office:value-type="float" office:value="333" calcext:value-type="float">
            <text:p>333</text:p>
          </table:table-cell>
          <table:table-cell table:style-name="ce11" table:formula="of:=[.L41]+[.C42]" office:value-type="float" office:value="843" calcext:value-type="float">
            <text:p>843</text:p>
          </table:table-cell>
          <table:table-cell table:style-name="ce12" table:formula="of:=[.K42]/([.K42]+[.L42])" office:value-type="percentage" office:value="0.283163265306122" calcext:value-type="percentage">
            <text:p>28.3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mports&gt; <text:s/>?c <text:s/>?b <text:s/>&lt;exports&gt; <text:s/>?c <text:s text:c="2"/>=&gt; ?a <text:s/>&lt;dealsWith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43]/([.B43]+[.C43])" office:value-type="percentage" office:value="0.2" calcext:value-type="percentage">
            <text:p>20.00%</text:p>
          </table:table-cell>
          <table:table-cell table:style-name="ce11" office:value-type="float" office:value="0.04995837" calcext:value-type="float">
            <text:p>0.04995837</text:p>
          </table:table-cell>
          <table:table-cell table:style-name="ce15" office:value-type="float" office:value="0.06413683" calcext:value-type="float">
            <text:p>0.06413683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table:formula="of:=[.J42]+[.H43]" office:value-type="float" office:value="180295" calcext:value-type="float">
            <text:p>180295</text:p>
          </table:table-cell>
          <table:table-cell table:style-name="ce11" table:formula="of:=[.K42]+[.B43]" office:value-type="float" office:value="339" calcext:value-type="float">
            <text:p>339</text:p>
          </table:table-cell>
          <table:table-cell table:style-name="ce11" table:formula="of:=[.L42]+[.C43]" office:value-type="float" office:value="867" calcext:value-type="float">
            <text:p>867</text:p>
          </table:table-cell>
          <table:table-cell table:style-name="ce12" table:formula="of:=[.K43]/([.K43]+[.L43])" office:value-type="percentage" office:value="0.281094527363184" calcext:value-type="percentage">
            <text:p>28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exports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44]/([.B44]+[.C44])" office:value-type="percentage" office:value="0.2" calcext:value-type="percentage">
            <text:p>20.00%</text:p>
          </table:table-cell>
          <table:table-cell table:style-name="ce11" office:value-type="float" office:value="0.04957102" calcext:value-type="float">
            <text:p>0.04957102</text:p>
          </table:table-cell>
          <table:table-cell table:style-name="ce15" office:value-type="float" office:value="0.05450734" calcext:value-type="float">
            <text:p>0.05450734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office:value-type="float" office:value="309" calcext:value-type="float">
            <text:p>309</text:p>
          </table:table-cell>
          <table:table-cell table:style-name="ce11" table:formula="of:=[.J43]+[.H44]" office:value-type="float" office:value="180541" calcext:value-type="float">
            <text:p>180541</text:p>
          </table:table-cell>
          <table:table-cell table:style-name="ce11" table:formula="of:=[.K43]+[.B44]" office:value-type="float" office:value="345" calcext:value-type="float">
            <text:p>345</text:p>
          </table:table-cell>
          <table:table-cell table:style-name="ce11" table:formula="of:=[.L43]+[.C44]" office:value-type="float" office:value="891" calcext:value-type="float">
            <text:p>891</text:p>
          </table:table-cell>
          <table:table-cell table:style-name="ce12" table:formula="of:=[.K44]/([.K44]+[.L44])" office:value-type="percentage" office:value="0.279126213592233" calcext:value-type="percentage">
            <text:p>27.9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45]/([.B45]+[.C45])" office:value-type="percentage" office:value="0.0333333333333333" calcext:value-type="percentage">
            <text:p>3.33%</text:p>
          </table:table-cell>
          <table:table-cell table:style-name="ce11" office:value-type="float" office:value="0.0490391" calcext:value-type="float">
            <text:p>0.0490391</text:p>
          </table:table-cell>
          <table:table-cell table:style-name="ce15" office:value-type="float" office:value="0.0490391" calcext:value-type="float">
            <text:p>0.0490391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table:formula="of:=[.J44]+[.H45]" office:value-type="float" office:value="181291" calcext:value-type="float">
            <text:p>181291</text:p>
          </table:table-cell>
          <table:table-cell table:style-name="ce11" table:formula="of:=[.K44]+[.B45]" office:value-type="float" office:value="346" calcext:value-type="float">
            <text:p>346</text:p>
          </table:table-cell>
          <table:table-cell table:style-name="ce11" table:formula="of:=[.L44]+[.C45]" office:value-type="float" office:value="920" calcext:value-type="float">
            <text:p>920</text:p>
          </table:table-cell>
          <table:table-cell table:style-name="ce12" table:formula="of:=[.K45]/([.K45]+[.L45])" office:value-type="percentage" office:value="0.273301737756714" calcext:value-type="percentage">
            <text:p>27.33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f <text:s/>?b <text:s/>&lt;dealsWith&gt; <text:s/>?f <text:s text:c="2"/>=&gt; ?a <text:s/>&lt;dealsWith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46]/([.B46]+[.C46])" office:value-type="percentage" office:value="0.0666666666666667" calcext:value-type="percentage">
            <text:p>6.67%</text:p>
          </table:table-cell>
          <table:table-cell table:number-columns-repeated="2" table:style-name="ce11" office:value-type="float" office:value="0.04769526" calcext:value-type="float">
            <text:p>0.04769526</text:p>
          </table:table-cell>
          <table:table-cell table:style-name="ce11" office:value-type="float" office:value="6758" calcext:value-type="float">
            <text:p>6758</text:p>
          </table:table-cell>
          <table:table-cell table:style-name="ce11" table:formula="of:=9372-447" office:value-type="float" office:value="8925" calcext:value-type="float">
            <text:p>8925</text:p>
          </table:table-cell>
          <table:table-cell table:style-name="ce11" table:formula="of:=[.J45]+[.H46]" office:value-type="float" office:value="188049" calcext:value-type="float">
            <text:p>188049</text:p>
          </table:table-cell>
          <table:table-cell table:style-name="ce11" table:formula="of:=[.K45]+[.B46]" office:value-type="float" office:value="348" calcext:value-type="float">
            <text:p>348</text:p>
          </table:table-cell>
          <table:table-cell table:style-name="ce11" table:formula="of:=[.L45]+[.C46]" office:value-type="float" office:value="948" calcext:value-type="float">
            <text:p>948</text:p>
          </table:table-cell>
          <table:table-cell table:style-name="ce12" table:formula="of:=[.K46]/([.K46]+[.L46])" office:value-type="percentage" office:value="0.268518518518519" calcext:value-type="percentage">
            <text:p>26.85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table:style-name="ce1" office:value-type="string" calcext:value-type="string">
            <text:p>Standard Confidence (rules 31-45)</text:p>
          </table:table-cell>
          <table:table-cell table:style-name="ce13" table:number-columns-repeated="3"/>
          <table:table-cell table:style-name="Default"/>
          <table:table-cell table:style-name="ce11" table:number-columns-repeated="2"/>
          <table:table-cell/>
          <table:table-cell table:style-name="ce11" table:number-columns-repeated="4"/>
          <table:table-cell table:style-name="ce12"/>
          <table:table-cell/>
        </table:table-row>
        <table:table-row table:style-name="ro2" table:number-rows-repeated="16">
          <table:table-cell/>
          <table:table-cell table:style-name="Default" table:number-columns-repeated="4"/>
          <table:table-cell table:style-name="ce14"/>
          <table:table-cell table:number-columns-repeated="8"/>
        </table:table-row>
        <table:table-row table:style-name="ro2" table:number-rows-repeated="44">
          <table:table-cell/>
          <table:table-cell table:style-name="Default" table:number-columns-repeated="4"/>
          <table:table-cell table:number-columns-repeated="9"/>
        </table:table-row>
        <table:table-row table:style-name="ro2" table:number-rows-repeated="2">
          <table:table-cell table:style-name="ce4"/>
          <table:table-cell table:style-name="Default" table:number-columns-repeated="4"/>
          <table:table-cell table:number-columns-repeated="9"/>
        </table:table-row>
        <table:table-row table:style-name="ro2">
          <table:table-cell table:style-name="ce1"/>
          <table:table-cell table:style-name="ce5" table:number-columns-repeated="2"/>
          <table:table-cell table:style-name="ce7" table:number-columns-repeated="2"/>
          <table:table-cell table:number-columns-repeated="9"/>
        </table:table-row>
        <table:table-row table:style-name="ro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5"/>
          <table:table-cell table:style-name="ce4"/>
          <table:table-cell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9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9"/>
          <table:table-cell table:style-name="ce8"/>
          <table:table-cell table:number-columns-repeated="4"/>
        </table:table-row>
        <table:table-row table:style-name="ro2" table:number-rows-repeated="4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 table:number-rows-repeated="7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5"/>
          <table:table-cell table:style-name="ce4"/>
          <table:table-cell table:number-columns-repeated="3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style-name="ce4"/>
          <table:table-cell table:number-columns-repeated="13"/>
        </table:table-row>
        <table:table-row table:style-name="ro2" table:number-rows-repeated="17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number-columns-repeated="9"/>
        </table:table-row>
        <table:table-row table:style-name="ro2">
          <table:table-cell/>
          <table:table-cell table:style-name="Default" table:number-columns-repeated="4"/>
          <table:table-cell table:style-name="ce3"/>
          <table:table-cell table:style-name="ce2" table:number-columns-repeated="3"/>
          <table:table-cell table:style-name="ce16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number-columns-repeated="9"/>
        </table:table-row>
        <table:table-row table:style-name="ro2" table:number-rows-repeated="2">
          <table:table-cell/>
          <table:table-cell table:style-name="Default" table:number-columns-repeated="4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</table:table>
      <table:table table:name="Charts" table:style-name="ta1" table:print="false">
        <table:table-column table:style-name="co2" table:number-columns-repeated="14" table:default-cell-style-name="Default"/>
        <table:table-row table:style-name="ro4" table:number-rows-repeated="5">
          <table:table-cell table:number-columns-repeated="14"/>
        </table:table-row>
        <table:table-row table:style-name="ro4">
          <table:table-cell table:number-columns-repeated="4"/>
          <table:table-cell>
            <draw:frame table:end-cell-address="Charts.N21" table:end-x="0.1114in" table:end-y="0.1295in" draw:z-index="1" draw:style-name="gr1" svg:width="7.8445in" svg:height="2.7579in" svg:x="0.2988in" svg:y="0.0291in">
              <draw:object draw:notify-on-update-of-ranges="'PCA Confidence'.J2:'PCA Confidence'.J31 'PCA Confidence'.A1:'PCA Confidence'.A1 'PCA Confidence'.M2:'PCA Confidence'.M31 'Std Confidence'.J2:'Std Confidence'.J30 'Std Confidence'.A1:'Std Confidence'.A1 'Std Confidence'.M2:'Std Confidence'.M30 'Std Confidence'.J31:'Std Confidence'.J46 'Std Confidence'.A47:'Std Confidence'.A47 'Std Confidence'.M31:'Std Confidence'.M4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13"/>
          <table:table-cell>
            <draw:g table:end-cell-address="Charts.Q14" table:end-x="0.1744in" table:end-y="0.0193in" draw:z-index="0">
              <draw:custom-shape draw:style-name="gr2" draw:text-style-name="P1" svg:width="2.161in" svg:height="0.0004in" svg:x="0.6843in" svg:y="0.1626in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1" svg:width="0.235in" svg:height="0.0004in" svg:x="0.9189in" svg:y="0.1626in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svg:width="0.235in" svg:height="0.0004in" svg:x="0.9189in" svg:y="0.1626in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frame draw:style-name="gr5" draw:text-style-name="P3" svg:width="1.4567in" svg:height="3.8449in" svg:x="1.1709in" svg:y="0.1626in">
                <draw:text-box>
                  <text:p text:style-name="P2"><text:span text:style-name="T1">Std. Confidence</text:span></text:p>
                </draw:text-box>
              </draw:frame>
              <draw:frame draw:style-name="gr6" draw:text-style-name="P4" svg:width="1.5437in" svg:height="3.8449in" svg:x="1.1709in" svg:y="0.1626in">
                <draw:text-box>
                  <text:p text:style-name="P2"><text:span text:style-name="T1">PCA Confidence</text:span></text:p>
                </draw:text-box>
              </draw:frame>
            </draw:g>
          </table:table-cell>
        </table:table-row>
        <table:table-row table:style-name="ro3" table:number-rows-repeated="16">
          <table:table-cell table:number-columns-repeated="14"/>
        </table:table-row>
        <table:table-row table:style-name="ro3">
          <table:table-cell table:number-columns-repeated="2"/>
          <table:table-cell>
            <draw:frame table:end-cell-address="Charts.L45" table:end-x="0.3126in" table:end-y="0.1689in" draw:z-index="2" draw:style-name="gr1" svg:width="8.0134in" svg:height="3.5764in" svg:x="0.3311in" svg:y="0.148in">
              <draw:object draw:notify-on-update-of-ranges="'PCA Conf (multiple rules, types)'.R3:'PCA Conf (multiple rules, types)'.R10 'PCA Confidence'.J2:'PCA Confidence'.J28 'PCA Confidence'.A1:'PCA Confidence'.A1 'PCA Confidence'.M2:'PCA Confidence'.M28 'Std Confidence'.J2:'Std Confidence'.J46 'Std Confidence'.A1:'Std Confidence'.A1 'Std Confidence'.M2:'Std Confidence'.M46 'PCA Conf (types)'.Q4:'PCA Conf (types)'.Q11 'PCA Conf (types)'.P3:'PCA Conf (types)'.P3 'PCA Conf (types)'.P4:'PCA Conf (types)'.P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  <table:table-row table:style-name="ro3" table:number-rows-repeated="37">
          <table:table-cell table:number-columns-repeated="14"/>
        </table:table-row>
        <table:table-row table:style-name="ro3">
          <table:table-cell table:number-columns-repeated="2"/>
          <table:table-cell>
            <draw:frame table:end-cell-address="Charts.K83" table:end-x="0.876in" table:end-y="0.0657in" draw:z-index="3" draw:style-name="gr1" svg:width="8.0134in" svg:height="3.5764in" svg:x="0.002in" svg:y="0.0449in">
              <draw:object draw:notify-on-update-of-ranges="'PCA Confidence'.J2:'PCA Confidence'.J28 'PCA Confidence'.A1:'PCA Confidence'.A1 'PCA Confidence'.M2:'PCA Confidence'.M28 'Std Confidence'.J2:'Std Confidence'.J46 'Std Confidence'.A1:'Std Confidence'.A1 'Std Confidence'.M2:'Std Confidence'.M46 'PCA Conf (types)'.Q4:'PCA Conf (types)'.Q11 'PCA Conf (types)'.P3:'PCA Conf (types)'.P3 'PCA Conf (types)'.P4:'PCA Conf (types)'.P11 'PCA conf (types) without func violations'.Q5:'PCA conf (types) without func violations'.Q12 'PCA conf (types) without func violations'.P4:'PCA conf (types) without func violations'.P4 'PCA conf (types) without func violations'.P5:'PCA conf (types) without func violations'.P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1"/>
        </table:table-row>
      </table:table>
      <table:table table:name="yago2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2" table:default-cell-style-name="Default"/>
        <table:table-row table:style-name="ro2">
          <table:table-cell/>
          <table:table-cell table:style-name="ce7" office:value-type="string" calcext:value-type="string">
            <text:p>Support</text:p>
          </table:table-cell>
          <table:table-cell table:style-name="ce7" office:value-type="string" calcext:value-type="string">
            <text:p>Head coverage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Cardinality</text:p>
          </table:table-cell>
          <table:table-cell table:style-name="ce7" office:value-type="string" calcext:value-type="string">
            <text:p>Body size</text:p>
          </table:table-cell>
          <table:table-cell table:style-name="ce7" office:value-type="string" calcext:value-type="string">
            <text:p>Functional variable</text:p>
          </table:table-cell>
          <table:table-cell table:style-name="ce7" office:value-type="string" calcext:value-type="string">
            <text:p>Total Predi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0.00388062" calcext:value-type="float">
            <text:p>0.00388062</text:p>
          </table:table-cell>
          <table:table-cell office:value-type="float" office:value="0.31839031" calcext:value-type="float">
            <text:p>0.31839031</text:p>
          </table:table-cell>
          <table:table-cell table:number-columns-repeated="2" office:value-type="float" office:value="0.57565326" calcext:value-type="float">
            <text:p>0.57565326</text:p>
          </table:table-cell>
          <table:table-cell office:value-type="float" office:value="3679" calcext:value-type="float">
            <text:p>3679</text:p>
          </table:table-cell>
          <table:table-cell office:value-type="float" office:value="6391" calcext:value-type="float">
            <text:p>6391</text:p>
          </table:table-cell>
          <table:table-cell office:value-type="string" calcext:value-type="string">
            <text:p>?b</text:p>
          </table:table-cell>
          <table:table-cell office:value-type="float" office:value="2712" calcext:value-type="float">
            <text:p>27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0.00388695" calcext:value-type="float">
            <text:p>0.00388695</text:p>
          </table:table-cell>
          <table:table-cell office:value-type="float" office:value="0.31890956" calcext:value-type="float">
            <text:p>0.31890956</text:p>
          </table:table-cell>
          <table:table-cell table:number-columns-repeated="2" office:value-type="float" office:value="0.56113903" calcext:value-type="float">
            <text:p>0.56113903</text:p>
          </table:table-cell>
          <table:table-cell office:value-type="float" office:value="3685" calcext:value-type="float">
            <text:p>3685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?b</text:p>
          </table:table-cell>
          <table:table-cell office:value-type="float" office:value="2882" calcext:value-type="float">
            <text:p>28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0670644" calcext:value-type="float">
            <text:p>0.00670644</text:p>
          </table:table-cell>
          <table:table-cell table:number-columns-repeated="2" office:value-type="float" office:value="0.53014258" calcext:value-type="float">
            <text:p>0.53014258</text:p>
          </table:table-cell>
          <table:table-cell office:value-type="float" office:value="0.91785766" calcext:value-type="float">
            <text:p>0.91785766</text:p>
          </table:table-cell>
          <table:table-cell office:value-type="float" office:value="6358" calcext:value-type="float">
            <text:p>6358</text:p>
          </table:table-cell>
          <table:table-cell office:value-type="float" office:value="11993" calcext:value-type="float">
            <text:p>11993</text:p>
          </table:table-cell>
          <table:table-cell office:value-type="string" calcext:value-type="string">
            <text:p>?b</text:p>
          </table:table-cell>
          <table:table-cell office:value-type="float" office:value="5635" calcext:value-type="float">
            <text:p>56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3020345" calcext:value-type="float">
            <text:p>0.03020345</text:p>
          </table:table-cell>
          <table:table-cell office:value-type="float" office:value="0.49827501" calcext:value-type="float">
            <text:p>0.49827501</text:p>
          </table:table-cell>
          <table:table-cell office:value-type="float" office:value="0.58676727" calcext:value-type="float">
            <text:p>0.58676727</text:p>
          </table:table-cell>
          <table:table-cell office:value-type="float" office:value="1011" calcext:value-type="float">
            <text:p>1011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?b</text:p>
          </table:table-cell>
          <table:table-cell office:value-type="float" office:value="1018" calcext:value-type="float">
            <text:p>1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40504" calcext:value-type="float">
            <text:p>0.00040504</text:p>
          </table:table-cell>
          <table:table-cell office:value-type="float" office:value="0.01147193" calcext:value-type="float">
            <text:p>0.01147193</text:p>
          </table:table-cell>
          <table:table-cell office:value-type="float" office:value="0.38285145" calcext:value-type="float">
            <text:p>0.38285145</text:p>
          </table:table-cell>
          <table:table-cell office:value-type="float" office:value="0.45229682" calcext:value-type="float">
            <text:p>0.45229682</text:p>
          </table:table-cell>
          <table:table-cell office:value-type="float" office:value="384" calcext:value-type="float">
            <text:p>38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c <text:s/>?c <text:s/>&lt;livesIn&gt; <text:s/>?b <text:s text:c="2"/>=&gt; ?a <text:s/>&lt;livesIn&gt; <text:s/>?b</text:p>
          </table:table-cell>
          <table:table-cell office:value-type="float" office:value="0.00019092" calcext:value-type="float">
            <text:p>0.00019092</text:p>
          </table:table-cell>
          <table:table-cell office:value-type="float" office:value="0.01240321" calcext:value-type="float">
            <text:p>0.01240321</text:p>
          </table:table-cell>
          <table:table-cell office:value-type="float" office:value="0.33705773" calcext:value-type="float">
            <text:p>0.33705773</text:p>
          </table:table-cell>
          <table:table-cell office:value-type="float" office:value="0.6988417" calcext:value-type="float">
            <text:p>0.6988417</text:p>
          </table:table-cell>
          <table:table-cell office:value-type="float" office:value="181" calcext:value-type="float">
            <text:p>181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?a</text:p>
          </table:table-cell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b <text:s/>?a <text:s/>&lt;dealsWith&gt; <text:s/>?c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17826" calcext:value-type="float">
            <text:p>0.00017826</text:p>
          </table:table-cell>
          <table:table-cell office:value-type="float" office:value="0.01158089" calcext:value-type="float">
            <text:p>0.01158089</text:p>
          </table:table-cell>
          <table:table-cell office:value-type="float" office:value="0.22807018" calcext:value-type="float">
            <text:p>0.22807018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169" calcext:value-type="float">
            <text:p>169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?a</text:p>
          </table:table-cell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00021834" calcext:value-type="float">
            <text:p>0.00021834</text:p>
          </table:table-cell>
          <table:table-cell office:value-type="float" office:value="0.01025971" calcext:value-type="float">
            <text:p>0.01025971</text:p>
          </table:table-cell>
          <table:table-cell office:value-type="float" office:value="0.20638086" calcext:value-type="float">
            <text:p>0.20638086</text:p>
          </table:table-cell>
          <table:table-cell office:value-type="float" office:value="0.38983051" calcext:value-type="float">
            <text:p>0.38983051</text:p>
          </table:table-cell>
          <table:table-cell office:value-type="float" office:value="207" calcext:value-type="float">
            <text:p>207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office:value-type="float" office:value="796" calcext:value-type="float">
            <text:p>7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32464443" calcext:value-type="float">
            <text:p>0.32464443</text:p>
          </table:table-cell>
          <table:table-cell office:value-type="float" office:value="6277" calcext:value-type="float">
            <text:p>6277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office:value-type="float" office:value="27196" calcext:value-type="float">
            <text:p>27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0.00069301" calcext:value-type="float">
            <text:p>0.00069301</text:p>
          </table:table-cell>
          <table:table-cell office:value-type="float" office:value="0.04502159" calcext:value-type="float">
            <text:p>0.04502159</text:p>
          </table:table-cell>
          <table:table-cell table:number-columns-repeated="2" office:value-type="float" office:value="0.18533145" calcext:value-type="float">
            <text:p>0.18533145</text:p>
          </table:table-cell>
          <table:table-cell office:value-type="float" office:value="657" calcext:value-type="float">
            <text:p>657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?a</text:p>
          </table:table-cell>
          <table:table-cell office:value-type="float" office:value="2888" calcext:value-type="float">
            <text:p>28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0.00098941" calcext:value-type="float">
            <text:p>0.00098941</text:p>
          </table:table-cell>
          <table:table-cell office:value-type="float" office:value="0.06427739" calcext:value-type="float">
            <text:p>0.06427739</text:p>
          </table:table-cell>
          <table:table-cell table:number-columns-repeated="2" office:value-type="float" office:value="0.1780224" calcext:value-type="float">
            <text:p>0.1780224</text:p>
          </table:table-cell>
          <table:table-cell office:value-type="float" office:value="938" calcext:value-type="float">
            <text:p>938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office:value-type="float" office:value="4331" calcext:value-type="float">
            <text:p>43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hild&gt; <text:s/>?c <text:s/>?b <text:s/>&lt;hasChild&gt; <text:s/>?c <text:s text:c="2"/>=&gt; ?a <text:s/>&lt;isMarriedTo&gt; <text:s/>?b</text:p>
          </table:table-cell>
          <table:table-cell office:value-type="float" office:value="0.00198198" calcext:value-type="float">
            <text:p>0.00198198</text:p>
          </table:table-cell>
          <table:table-cell office:value-type="float" office:value="0.15667473" calcext:value-type="float">
            <text:p>0.15667473</text:p>
          </table:table-cell>
          <table:table-cell office:value-type="float" office:value="0.17321165" calcext:value-type="float">
            <text:p>0.17321165</text:p>
          </table:table-cell>
          <table:table-cell office:value-type="float" office:value="0.40981461" calcext:value-type="float">
            <text:p>0.40981461</text:p>
          </table:table-cell>
          <table:table-cell office:value-type="float" office:value="1879" calcext:value-type="float">
            <text:p>1879</text:p>
          </table:table-cell>
          <table:table-cell office:value-type="float" office:value="10848" calcext:value-type="float">
            <text:p>10848</text:p>
          </table:table-cell>
          <table:table-cell office:value-type="string" calcext:value-type="string">
            <text:p>?b</text:p>
          </table:table-cell>
          <table:table-cell office:value-type="float" office:value="8969" calcext:value-type="float">
            <text:p>89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5010904" calcext:value-type="float">
            <text:p>0.05010904</text:p>
          </table:table-cell>
          <table:table-cell office:value-type="float" office:value="0.1610642" calcext:value-type="float">
            <text:p>0.1610642</text:p>
          </table:table-cell>
          <table:table-cell office:value-type="float" office:value="0.37472202" calcext:value-type="float">
            <text:p>0.37472202</text:p>
          </table:table-cell>
          <table:table-cell office:value-type="float" office:value="1011" calcext:value-type="float">
            <text:p>1011</text:p>
          </table:table-cell>
          <table:table-cell office:value-type="float" office:value="6277" calcext:value-type="float">
            <text:p>6277</text:p>
          </table:table-cell>
          <table:table-cell office:value-type="string" calcext:value-type="string">
            <text:p>?b</text:p>
          </table:table-cell>
          <table:table-cell office:value-type="float" office:value="5266" calcext:value-type="float">
            <text:p>52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dealsWith&gt; <text:s/>?b <text:s text:c="2"/>=&gt; ?a <text:s/>&lt;dealsWith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38751814" calcext:value-type="float">
            <text:p>0.38751814</text:p>
          </table:table-cell>
          <table:table-cell office:value-type="float" office:value="0.15442452" calcext:value-type="float">
            <text:p>0.15442452</text:p>
          </table:table-cell>
          <table:table-cell office:value-type="float" office:value="0.2177814" calcext:value-type="float">
            <text:p>0.2177814</text:p>
          </table:table-cell>
          <table:table-cell office:value-type="float" office:value="267" calcext:value-type="float">
            <text:p>267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?a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241594" calcext:value-type="float">
            <text:p>0.02241594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64285714" calcext:value-type="float">
            <text:p>0.64285714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?a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009915" calcext:value-type="float">
            <text:p>0.00009915</text:p>
          </table:table-cell>
          <table:table-cell table:number-columns-repeated="2" office:value-type="float" office:value="0.13642961" calcext:value-type="float">
            <text:p>0.13642961</text:p>
          </table:table-cell>
          <table:table-cell office:value-type="float" office:value="0.18323587" calcext:value-type="float">
            <text:p>0.18323587</text:p>
          </table:table-cell>
          <table:table-cell office:value-type="float" office:value="94" calcext:value-type="float">
            <text:p>94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?a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00070039" calcext:value-type="float">
            <text:p>0.00070039</text:p>
          </table:table-cell>
          <table:table-cell office:value-type="float" office:value="0.04550127" calcext:value-type="float">
            <text:p>0.04550127</text:p>
          </table:table-cell>
          <table:table-cell table:number-columns-repeated="2" office:value-type="float" office:value="0.13490451" calcext:value-type="float">
            <text:p>0.13490451</text:p>
          </table:table-cell>
          <table:table-cell office:value-type="float" office:value="664" calcext:value-type="float">
            <text:p>664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office:value-type="float" office:value="4258" calcext:value-type="float">
            <text:p>42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hasAcademicAdvisor&gt; <text:s/>?a <text:s/>?c <text:s/>&lt;graduatedFrom&gt; <text:s/>?b <text:s text:c="2"/>=&gt; ?a <text:s/>&lt;worksAt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0365353" calcext:value-type="float">
            <text:p>0.0365353</text:p>
          </table:table-cell>
          <table:table-cell office:value-type="float" office:value="0.13444109" calcext:value-type="float">
            <text:p>0.13444109</text:p>
          </table:table-cell>
          <table:table-cell office:value-type="float" office:value="0.39035088" calcext:value-type="float">
            <text:p>0.39035088</text:p>
          </table:table-cell>
          <table:table-cell office:value-type="float" office:value="89" calcext:value-type="float">
            <text:p>89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?a</text:p>
          </table:table-cell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14473684" calcext:value-type="float">
            <text:p>0.14473684</text:p>
          </table:table-cell>
          <table:table-cell office:value-type="float" office:value="44" calcext:value-type="float">
            <text:p>44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?b</text:p>
          </table:table-cell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13395069" calcext:value-type="float">
            <text:p>0.13395069</text:p>
          </table:table-cell>
          <table:table-cell office:value-type="float" office:value="2271" calcext:value-type="float">
            <text:p>2271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office:value-type="float" office:value="17905" calcext:value-type="float">
            <text:p>179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imports&gt; <text:s/>?b</text:p>
          </table:table-cell>
          <table:table-cell office:value-type="float" office:value="0.00011708" calcext:value-type="float">
            <text:p>0.00011708</text:p>
          </table:table-cell>
          <table:table-cell office:value-type="float" office:value="0.33035714" calcext:value-type="float">
            <text:p>0.33035714</text:p>
          </table:table-cell>
          <table:table-cell office:value-type="float" office:value="0.10581506" calcext:value-type="float">
            <text:p>0.10581506</text:p>
          </table:table-cell>
          <table:table-cell office:value-type="float" office:value="0.14879357" calcext:value-type="float">
            <text:p>0.14879357</text:p>
          </table:table-cell>
          <table:table-cell office:value-type="float" office:value="111" calcext:value-type="float">
            <text:p>11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a</text:p>
          </table:table-cell>
          <table:table-cell office:value-type="float" office:value="938" calcext:value-type="float">
            <text:p>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b <text:s/>?a <text:s/>&lt;influences&gt; <text:s/>?c <text:s text:c="2"/>=&gt; ?a <text:s/>&lt;isCitizenOf&gt; <text:s/>?b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1002059" calcext:value-type="float">
            <text:p>0.01002059</text:p>
          </table:table-cell>
          <table:table-cell office:value-type="float" office:value="0.10564399" calcext:value-type="float">
            <text:p>0.10564399</text:p>
          </table:table-cell>
          <table:table-cell office:value-type="float" office:value="0.51957295" calcext:value-type="float">
            <text:p>0.51957295</text:p>
          </table:table-cell>
          <table:table-cell office:value-type="float" office:value="146" calcext:value-type="float">
            <text:p>146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?a</text:p>
          </table:table-cell>
          <table:table-cell office:value-type="float" office:value="1236" calcext:value-type="float">
            <text:p>12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15689762" calcext:value-type="float">
            <text:p>0.15689762</text:p>
          </table:table-cell>
          <table:table-cell office:value-type="float" office:value="2029" calcext:value-type="float">
            <text:p>2029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office:value-type="float" office:value="18147" calcext:value-type="float">
            <text:p>181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imports&gt; <text:s/>?b</text:p>
          </table:table-cell>
          <table:table-cell office:value-type="float" office:value="0.00007911" calcext:value-type="float">
            <text:p>0.00007911</text:p>
          </table:table-cell>
          <table:table-cell office:value-type="float" office:value="0.22321429" calcext:value-type="float">
            <text:p>0.22321429</text:p>
          </table:table-cell>
          <table:table-cell office:value-type="float" office:value="0.09282178" calcext:value-type="float">
            <text:p>0.09282178</text:p>
          </table:table-cell>
          <table:table-cell office:value-type="float" office:value="0.14097744" calcext:value-type="float">
            <text:p>0.14097744</text:p>
          </table:table-cell>
          <table:table-cell office:value-type="float" office:value="75" calcext:value-type="float">
            <text:p>7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a</text:p>
          </table:table-cell>
          <table:table-cell office:value-type="float" office:value="733" calcext:value-type="float">
            <text:p>7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?a</text:p>
          </table:table-cell>
          <table:table-cell office:value-type="float" office:value="2217" calcext:value-type="float">
            <text:p>22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office:value-type="float" office:value="20196" calcext:value-type="float">
            <text:p>20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0328638" calcext:value-type="float">
            <text:p>0.10328638</text:p>
          </table:table-cell>
          <table:table-cell office:value-type="float" office:value="44" calcext:value-type="float">
            <text:p>4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?a</text:p>
          </table:table-cell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hasAcademicAdvisor&gt; <text:s/>?a <text:s/>?c <text:s/>&lt;worksAt&gt; <text:s/>?b <text:s text:c="2"/>=&gt; ?a <text:s/>&lt;worksAt&gt; <text:s/>?b</text:p>
          </table:table-cell>
          <table:table-cell office:value-type="float" office:value="0.00004958" calcext:value-type="float">
            <text:p>0.00004958</text:p>
          </table:table-cell>
          <table:table-cell office:value-type="float" office:value="0.01929392" calcext:value-type="float">
            <text:p>0.01929392</text:p>
          </table:table-cell>
          <table:table-cell office:value-type="float" office:value="0.08655617" calcext:value-type="float">
            <text:p>0.08655617</text:p>
          </table:table-cell>
          <table:table-cell office:value-type="float" office:value="0.21860465" calcext:value-type="float">
            <text:p>0.21860465</text:p>
          </table:table-cell>
          <table:table-cell office:value-type="float" office:value="47" calcext:value-type="float">
            <text:p>4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?a</text:p>
          </table:table-cell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hasOfficialLanguage&gt; <text:s/>?b <text:s text:c="2"/>=&gt; ?a <text:s/>&lt;hasOfficialLanguage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06475716" calcext:value-type="float">
            <text:p>0.06475716</text:p>
          </table:table-cell>
          <table:table-cell office:value-type="float" office:value="0.07784431" calcext:value-type="float">
            <text:p>0.07784431</text:p>
          </table:table-cell>
          <table:table-cell office:value-type="float" office:value="0.09647495" calcext:value-type="float">
            <text:p>0.09647495</text:p>
          </table:table-cell>
          <table:table-cell office:value-type="float" office:value="52" calcext:value-type="float">
            <text:p>52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?a</text:p>
          </table:table-cell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exports&gt; <text:s/>?b <text:s text:c="2"/>=&gt; ?a <text:s/>&lt;exports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17554241" calcext:value-type="float">
            <text:p>0.17554241</text:p>
          </table:table-cell>
          <table:table-cell table:number-columns-repeated="2" office:value-type="float" office:value="0.07307061" calcext:value-type="float">
            <text:p>0.07307061</text:p>
          </table:table-cell>
          <table:table-cell office:value-type="float" office:value="89" calcext:value-type="float">
            <text:p>89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b</text:p>
          </table:table-cell>
          <table:table-cell office:value-type="float" office:value="1129" calcext:value-type="float">
            <text:p>1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c <text:s/>?c <text:s/>&lt;hasCapital&gt; <text:s/>?b <text:s text:c="2"/>=&gt; ?a <text:s/>&lt;wasBornIn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1744009" calcext:value-type="float">
            <text:p>0.01744009</text:p>
          </table:table-cell>
          <table:table-cell office:value-type="float" office:value="0.07163829" calcext:value-type="float">
            <text:p>0.07163829</text:p>
          </table:table-cell>
          <table:table-cell office:value-type="float" office:value="0.26872247" calcext:value-type="float">
            <text:p>0.26872247</text:p>
          </table:table-cell>
          <table:table-cell office:value-type="float" office:value="976" calcext:value-type="float">
            <text:p>976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office:value-type="float" office:value="12648" calcext:value-type="float">
            <text:p>126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hasOfficialLanguage&gt; <text:s/>?b <text:s text:c="2"/>=&gt; ?a <text:s/>&lt;hasOfficialLanguage&gt; <text:s/>?b</text:p>
          </table:table-cell>
          <table:table-cell office:value-type="float" office:value="0.00005907" calcext:value-type="float">
            <text:p>0.00005907</text:p>
          </table:table-cell>
          <table:table-cell office:value-type="float" office:value="0.06973848" calcext:value-type="float">
            <text:p>0.06973848</text:p>
          </table:table-cell>
          <table:table-cell office:value-type="float" office:value="0.06982544" calcext:value-type="float">
            <text:p>0.06982544</text:p>
          </table:table-cell>
          <table:table-cell office:value-type="float" office:value="0.08695652" calcext:value-type="float">
            <text:p>0.08695652</text:p>
          </table:table-cell>
          <table:table-cell office:value-type="float" office:value="56" calcext:value-type="float">
            <text:p>5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?a</text:p>
          </table:table-cell>
          <table:table-cell office:value-type="float" office:value="746" calcext:value-type="float">
            <text:p>7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AcademicAdvisor&gt; <text:s/>?c <text:s/>?c <text:s/>&lt;worksAt&gt; <text:s/>?b <text:s text:c="2"/>=&gt; ?a <text:s/>&lt;worksAt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2052545" calcext:value-type="float">
            <text:p>0.02052545</text:p>
          </table:table-cell>
          <table:table-cell office:value-type="float" office:value="0.06868132" calcext:value-type="float">
            <text:p>0.06868132</text:p>
          </table:table-cell>
          <table:table-cell office:value-type="float" office:value="0.22727273" calcext:value-type="float">
            <text:p>0.22727273</text:p>
          </table:table-cell>
          <table:table-cell office:value-type="float" office:value="50" calcext:value-type="float">
            <text:p>5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?a</text:p>
          </table:table-cell>
          <table:table-cell office:value-type="float" office:value="678" calcext:value-type="float">
            <text:p>6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exports&gt; <text:s/>?b <text:s text:c="2"/>=&gt; ?a <text:s/>&lt;imports&gt; <text:s/>?b</text:p>
          </table:table-cell>
          <table:table-cell office:value-type="float" office:value="0.00008755" calcext:value-type="float">
            <text:p>0.00008755</text:p>
          </table:table-cell>
          <table:table-cell office:value-type="float" office:value="0.24702381" calcext:value-type="float">
            <text:p>0.24702381</text:p>
          </table:table-cell>
          <table:table-cell office:value-type="float" office:value="0.0681445" calcext:value-type="float">
            <text:p>0.0681445</text:p>
          </table:table-cell>
          <table:table-cell office:value-type="float" office:value="0.09181416" calcext:value-type="float">
            <text:p>0.09181416</text:p>
          </table:table-cell>
          <table:table-cell office:value-type="float" office:value="83" calcext:value-type="float">
            <text:p>83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a</text:p>
          </table:table-cell>
          <table:table-cell office:value-type="float" office:value="1135" calcext:value-type="float">
            <text:p>11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a <text:s/>?c <text:s/>&lt;diedIn&gt; <text:s/>?b <text:s text:c="2"/>=&gt; ?a <text:s/>&lt;hasCapital&gt; <text:s/>?b</text:p>
          </table:table-cell>
          <table:table-cell office:value-type="float" office:value="0.00005063" calcext:value-type="float">
            <text:p>0.00005063</text:p>
          </table:table-cell>
          <table:table-cell office:value-type="float" office:value="0.02265219" calcext:value-type="float">
            <text:p>0.02265219</text:p>
          </table:table-cell>
          <table:table-cell office:value-type="float" office:value="0.06798867" calcext:value-type="float">
            <text:p>0.06798867</text:p>
          </table:table-cell>
          <table:table-cell office:value-type="float" office:value="0.07272727" calcext:value-type="float">
            <text:p>0.07272727</text:p>
          </table:table-cell>
          <table:table-cell office:value-type="float" office:value="48" calcext:value-type="float">
            <text:p>48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?a</text:p>
          </table:table-cell>
          <table:table-cell office:value-type="float" office:value="658" calcext:value-type="float">
            <text:p>6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618905" calcext:value-type="float">
            <text:p>0.1618905</text:p>
          </table:table-cell>
          <table:table-cell office:value-type="float" office:value="2271" calcext:value-type="float">
            <text:p>2271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office:value-type="float" office:value="31202" calcext:value-type="float">
            <text:p>312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a <text:s/>?c <text:s/>&lt;isLocatedIn&gt; <text:s/>?b <text:s text:c="2"/>=&gt; ?a <text:s/>&lt;hasCapital&gt; <text:s/>?b</text:p>
          </table:table-cell>
          <table:table-cell office:value-type="float" office:value="0.00003692" calcext:value-type="float">
            <text:p>0.00003692</text:p>
          </table:table-cell>
          <table:table-cell office:value-type="float" office:value="0.01651723" calcext:value-type="float">
            <text:p>0.01651723</text:p>
          </table:table-cell>
          <table:table-cell office:value-type="float" office:value="0.06013746" calcext:value-type="float">
            <text:p>0.06013746</text:p>
          </table:table-cell>
          <table:table-cell office:value-type="float" office:value="0.06410256" calcext:value-type="float">
            <text:p>0.06410256</text:p>
          </table:table-cell>
          <table:table-cell office:value-type="float" office:value="35" calcext:value-type="float">
            <text:p>35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?a</text:p>
          </table:table-cell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a <text:s/>?c <text:s/>&lt;lives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5858311" calcext:value-type="float">
            <text:p>0.05858311</text:p>
          </table:table-cell>
          <table:table-cell office:value-type="float" office:value="0.06574924" calcext:value-type="float">
            <text:p>0.06574924</text:p>
          </table:table-cell>
          <table:table-cell office:value-type="float" office:value="43" calcext:value-type="float">
            <text:p>4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office:value-type="float" office:value="691" calcext:value-type="float">
            <text:p>6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exports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887574" calcext:value-type="float">
            <text:p>0.0887574</text:p>
          </table:table-cell>
          <table:table-cell office:value-type="float" office:value="0.05569307" calcext:value-type="float">
            <text:p>0.05569307</text:p>
          </table:table-cell>
          <table:table-cell office:value-type="float" office:value="0.0647482" calcext:value-type="float">
            <text:p>0.0647482</text:p>
          </table:table-cell>
          <table:table-cell office:value-type="float" office:value="45" calcext:value-type="float">
            <text:p>4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b</text:p>
          </table:table-cell>
          <table:table-cell office:value-type="float" office:value="763" calcext:value-type="float">
            <text:p>7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17116918" calcext:value-type="float">
            <text:p>0.17116918</text:p>
          </table:table-cell>
          <table:table-cell office:value-type="float" office:value="773" calcext:value-type="float">
            <text:p>773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c <text:s/>?c <text:s/>&lt;hasCapital&gt; <text:s/>?b <text:s text:c="2"/>=&gt; ?a <text:s/>&lt;diedIn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3105254" calcext:value-type="float">
            <text:p>0.03105254</text:p>
          </table:table-cell>
          <table:table-cell office:value-type="float" office:value="0.05049912" calcext:value-type="float">
            <text:p>0.05049912</text:p>
          </table:table-cell>
          <table:table-cell office:value-type="float" office:value="0.38457239" calcext:value-type="float">
            <text:p>0.38457239</text:p>
          </table:table-cell>
          <table:table-cell office:value-type="float" office:value="688" calcext:value-type="float">
            <text:p>688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office:value-type="float" office:value="12936" calcext:value-type="float">
            <text:p>129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c <text:s/>?b <text:s/>&lt;exports&gt; <text:s/>?c <text:s text:c="2"/>=&gt; ?a <text:s/>&lt;dealsWith&gt; <text:s/>?b</text:p>
          </table:table-cell>
          <table:table-cell office:value-type="float" office:value="0.00012658" calcext:value-type="float">
            <text:p>0.00012658</text:p>
          </table:table-cell>
          <table:table-cell office:value-type="float" office:value="0.17416546" calcext:value-type="float">
            <text:p>0.17416546</text:p>
          </table:table-cell>
          <table:table-cell office:value-type="float" office:value="0.04995837" calcext:value-type="float">
            <text:p>0.04995837</text:p>
          </table:table-cell>
          <table:table-cell office:value-type="float" office:value="0.06413683" calcext:value-type="float">
            <text:p>0.06413683</text:p>
          </table:table-cell>
          <table:table-cell office:value-type="float" office:value="120" calcext:value-type="float">
            <text:p>120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office:value-type="float" office:value="2282" calcext:value-type="float">
            <text:p>22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exports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1025641" calcext:value-type="float">
            <text:p>0.1025641</text:p>
          </table:table-cell>
          <table:table-cell office:value-type="float" office:value="0.04957102" calcext:value-type="float">
            <text:p>0.04957102</text:p>
          </table:table-cell>
          <table:table-cell office:value-type="float" office:value="0.05450734" calcext:value-type="float">
            <text:p>0.05450734</text:p>
          </table:table-cell>
          <table:table-cell office:value-type="float" office:value="52" calcext:value-type="float">
            <text:p>52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b</text:p>
          </table:table-cell>
          <table:table-cell office:value-type="float" office:value="997" calcext:value-type="float">
            <text:p>9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007806" calcext:value-type="float">
            <text:p>0.00007806</text:p>
          </table:table-cell>
          <table:table-cell office:value-type="float" office:value="0.14595661" calcext:value-type="float">
            <text:p>0.14595661</text:p>
          </table:table-cell>
          <table:table-cell table:number-columns-repeated="2" office:value-type="float" office:value="0.0490391" calcext:value-type="float">
            <text:p>0.0490391</text:p>
          </table:table-cell>
          <table:table-cell office:value-type="float" office:value="74" calcext:value-type="float">
            <text:p>74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b</text:p>
          </table:table-cell>
          <table:table-cell table:formula="of:=[.G47]-[.F47]" office:value-type="float" office:value="1435" calcext:value-type="float">
            <text:p>14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a <text:s/>&lt;dealsWith&gt; <text:s/>?f <text:s text:c="2"/>=&gt; ?a <text:s/>&lt;dealsWith&gt; <text:s/>?b</text:p>
          </table:table-cell>
          <table:table-cell office:value-type="float" office:value="0.0004715" calcext:value-type="float">
            <text:p>0.0004715</text:p>
          </table:table-cell>
          <table:table-cell office:value-type="float" office:value="0.64876633" calcext:value-type="float">
            <text:p>0.64876633</text:p>
          </table:table-cell>
          <table:table-cell table:number-columns-repeated="2" office:value-type="float" office:value="0.04769526" calcext:value-type="float">
            <text:p>0.04769526</text:p>
          </table:table-cell>
          <table:table-cell office:value-type="float" office:value="447" calcext:value-type="float">
            <text:p>447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?a</text:p>
          </table:table-cell>
          <table:table-cell office:value-type="float" office:value="6758" calcext:value-type="float">
            <text:p>67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4152368" calcext:value-type="float">
            <text:p>0.04152368</text:p>
          </table:table-cell>
          <table:table-cell office:value-type="float" office:value="0.04514925" calcext:value-type="float">
            <text:p>0.04514925</text:p>
          </table:table-cell>
          <table:table-cell office:value-type="float" office:value="0.48130469" calcext:value-type="float">
            <text:p>0.48130469</text:p>
          </table:table-cell>
          <table:table-cell office:value-type="float" office:value="605" calcext:value-type="float">
            <text:p>60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49]-[.F49]" office:value-type="float" office:value="12795" calcext:value-type="float">
            <text:p>127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06856" calcext:value-type="float">
            <text:p>0.00006856</text:p>
          </table:table-cell>
          <table:table-cell office:value-type="float" office:value="0.03067485" calcext:value-type="float">
            <text:p>0.03067485</text:p>
          </table:table-cell>
          <table:table-cell office:value-type="float" office:value="0.04513889" calcext:value-type="float">
            <text:p>0.04513889</text:p>
          </table:table-cell>
          <table:table-cell office:value-type="float" office:value="0.04772394" calcext:value-type="float">
            <text:p>0.04772394</text:p>
          </table:table-cell>
          <table:table-cell office:value-type="float" office:value="65" calcext:value-type="float">
            <text:p>65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?a</text:p>
          </table:table-cell>
          <table:table-cell table:formula="of:=[.G50]-[.F50]" office:value-type="float" office:value="1375" calcext:value-type="float">
            <text:p>13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52358114" calcext:value-type="float">
            <text:p>0.52358114</text:p>
          </table:table-cell>
          <table:table-cell office:value-type="float" office:value="655" calcext:value-type="float">
            <text:p>655</text:p>
          </table:table-cell>
          <table:table-cell office:value-type="float" office:value="14570" calcext:value-type="float">
            <text:p>14570</text:p>
          </table:table-cell>
          <table:table-cell office:value-type="string" calcext:value-type="string">
            <text:p>?a</text:p>
          </table:table-cell>
          <table:table-cell table:formula="of:=[.G51]-[.F51]" office:value-type="float" office:value="13915" calcext:value-type="float">
            <text:p>13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36571748" calcext:value-type="float">
            <text:p>0.36571748</text:p>
          </table:table-cell>
          <table:table-cell office:value-type="float" office:value="655" calcext:value-type="float">
            <text:p>65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52]-[.F52]" office:value-type="float" office:value="13938" calcext:value-type="float">
            <text:p>13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f <text:s/>&lt;dealsWith&gt; <text:s/>?a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53]-[.F53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b <text:s/>&lt;dealsWith&gt; <text:s/>?e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54]-[.F54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diedIn&gt; <text:s/>?b <text:s text:c="2"/>=&gt; ?a <text:s/>&lt;hasCapital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01179802" calcext:value-type="float">
            <text:p>0.01179802</text:p>
          </table:table-cell>
          <table:table-cell office:value-type="float" office:value="0.04266212" calcext:value-type="float">
            <text:p>0.04266212</text:p>
          </table:table-cell>
          <table:table-cell office:value-type="float" office:value="0.15923567" calcext:value-type="float">
            <text:p>0.15923567</text:p>
          </table:table-cell>
          <table:table-cell office:value-type="float" office:value="25" calcext:value-type="float">
            <text:p>2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?a</text:p>
          </table:table-cell>
          <table:table-cell table:formula="of:=[.G55]-[.F55]" office:value-type="float" office:value="561" calcext:value-type="float">
            <text:p>5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nfluences&gt; <text:s/>?b <text:s text:c="2"/>=&gt; ?a <text:s/>&lt;influences&gt; <text:s/>?b</text:p>
          </table:table-cell>
          <table:table-cell office:value-type="float" office:value="0.00261064" calcext:value-type="float">
            <text:p>0.00261064</text:p>
          </table:table-cell>
          <table:table-cell office:value-type="float" office:value="0.17741935" calcext:value-type="float">
            <text:p>0.17741935</text:p>
          </table:table-cell>
          <table:table-cell table:number-columns-repeated="2" office:value-type="float" office:value="0.04255502" calcext:value-type="float">
            <text:p>0.04255502</text:p>
          </table:table-cell>
          <table:table-cell office:value-type="float" office:value="2475" calcext:value-type="float">
            <text:p>2475</text:p>
          </table:table-cell>
          <table:table-cell office:value-type="float" office:value="58160" calcext:value-type="float">
            <text:p>58160</text:p>
          </table:table-cell>
          <table:table-cell office:value-type="string" calcext:value-type="string">
            <text:p>?b</text:p>
          </table:table-cell>
          <table:table-cell table:formula="of:=[.G56]-[.F56]" office:value-type="float" office:value="55685" calcext:value-type="float">
            <text:p>556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hasCapital&gt; <text:s/>?f <text:s text:c="2"/>=&gt; ?a <text:s/>&lt;isCitizenOf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9547" calcext:value-type="float">
            <text:p>0.01379547</text:p>
          </table:table-cell>
          <table:table-cell office:value-type="float" office:value="0.04083706" calcext:value-type="float">
            <text:p>0.04083706</text:p>
          </table:table-cell>
          <table:table-cell office:value-type="float" office:value="0.20700309" calcext:value-type="float">
            <text:p>0.20700309</text:p>
          </table:table-cell>
          <table:table-cell office:value-type="float" office:value="201" calcext:value-type="float">
            <text:p>201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table:formula="of:=[.G57]-[.F57]" office:value-type="float" office:value="4721" calcext:value-type="float">
            <text:p>47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CitizenOf&gt; <text:s/>?b</text:p>
          </table:table-cell>
          <table:table-cell office:value-type="float" office:value="0.00021729" calcext:value-type="float">
            <text:p>0.00021729</text:p>
          </table:table-cell>
          <table:table-cell office:value-type="float" office:value="0.01413864" calcext:value-type="float">
            <text:p>0.01413864</text:p>
          </table:table-cell>
          <table:table-cell office:value-type="float" office:value="0.0390966" calcext:value-type="float">
            <text:p>0.0390966</text:p>
          </table:table-cell>
          <table:table-cell office:value-type="float" office:value="0.48130841" calcext:value-type="float">
            <text:p>0.48130841</text:p>
          </table:table-cell>
          <table:table-cell office:value-type="float" office:value="206" calcext:value-type="float">
            <text:p>206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58]-[.F58]" office:value-type="float" office:value="5063" calcext:value-type="float">
            <text:p>50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0086283" calcext:value-type="float">
            <text:p>0.00086283</text:p>
          </table:table-cell>
          <table:table-cell office:value-type="float" office:value="0.05837437" calcext:value-type="float">
            <text:p>0.05837437</text:p>
          </table:table-cell>
          <table:table-cell table:number-columns-repeated="2" office:value-type="float" office:value="0.03884325" calcext:value-type="float">
            <text:p>0.03884325</text:p>
          </table:table-cell>
          <table:table-cell office:value-type="float" office:value="818" calcext:value-type="float">
            <text:p>818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?b</text:p>
          </table:table-cell>
          <table:table-cell table:formula="of:=[.G59]-[.F59]" office:value-type="float" office:value="20241" calcext:value-type="float">
            <text:p>202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CitizenOf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8682224" calcext:value-type="float">
            <text:p>0.08682224</text:p>
          </table:table-cell>
          <table:table-cell office:value-type="float" office:value="0.03745041" calcext:value-type="float">
            <text:p>0.03745041</text:p>
          </table:table-cell>
          <table:table-cell office:value-type="float" office:value="0.57421698" calcext:value-type="float">
            <text:p>0.57421698</text:p>
          </table:table-cell>
          <table:table-cell office:value-type="float" office:value="1265" calcext:value-type="float">
            <text:p>1265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60]-[.F60]" office:value-type="float" office:value="32513" calcext:value-type="float">
            <text:p>325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1233672" calcext:value-type="float">
            <text:p>0.1233672</text:p>
          </table:table-cell>
          <table:table-cell office:value-type="float" office:value="0.03538718" calcext:value-type="float">
            <text:p>0.03538718</text:p>
          </table:table-cell>
          <table:table-cell office:value-type="float" office:value="0.04214179" calcext:value-type="float">
            <text:p>0.04214179</text:p>
          </table:table-cell>
          <table:table-cell office:value-type="float" office:value="85" calcext:value-type="float">
            <text:p>85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table:formula="of:=[.G61]-[.F61]" office:value-type="float" office:value="2317" calcext:value-type="float">
            <text:p>23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62]-[.F62]" office:value-type="float" office:value="54003" calcext:value-type="float">
            <text:p>54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14448925" calcext:value-type="float">
            <text:p>0.14448925</text:p>
          </table:table-cell>
          <table:table-cell office:value-type="float" office:value="215" calcext:value-type="float">
            <text:p>215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?a</text:p>
          </table:table-cell>
          <table:table-cell table:formula="of:=[.G63]-[.F63]" office:value-type="float" office:value="6164" calcext:value-type="float">
            <text:p>61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010654" calcext:value-type="float">
            <text:p>0.00010654</text:p>
          </table:table-cell>
          <table:table-cell office:value-type="float" office:value="0.14658926" calcext:value-type="float">
            <text:p>0.14658926</text:p>
          </table:table-cell>
          <table:table-cell office:value-type="float" office:value="0.03208386" calcext:value-type="float">
            <text:p>0.03208386</text:p>
          </table:table-cell>
          <table:table-cell office:value-type="float" office:value="0.04211843" calcext:value-type="float">
            <text:p>0.04211843</text:p>
          </table:table-cell>
          <table:table-cell office:value-type="float" office:value="101" calcext:value-type="float">
            <text:p>101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?a</text:p>
          </table:table-cell>
          <table:table-cell table:formula="of:=[.G64]-[.F64]" office:value-type="float" office:value="3047" calcext:value-type="float">
            <text:p>30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018143" calcext:value-type="float">
            <text:p>0.00018143</text:p>
          </table:table-cell>
          <table:table-cell office:value-type="float" office:value="0.24963716" calcext:value-type="float">
            <text:p>0.24963716</text:p>
          </table:table-cell>
          <table:table-cell office:value-type="float" office:value="0.03193465" calcext:value-type="float">
            <text:p>0.03193465</text:p>
          </table:table-cell>
          <table:table-cell office:value-type="float" office:value="0.04154589" calcext:value-type="float">
            <text:p>0.04154589</text:p>
          </table:table-cell>
          <table:table-cell office:value-type="float" office:value="172" calcext:value-type="float">
            <text:p>172</text:p>
          </table:table-cell>
          <table:table-cell office:value-type="float" office:value="5386" calcext:value-type="float">
            <text:p>5386</text:p>
          </table:table-cell>
          <table:table-cell office:value-type="string" calcext:value-type="string">
            <text:p>?a</text:p>
          </table:table-cell>
          <table:table-cell table:formula="of:=[.G65]-[.F65]" office:value-type="float" office:value="5214" calcext:value-type="float">
            <text:p>52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22802238" calcext:value-type="float">
            <text:p>0.22802238</text:p>
          </table:table-cell>
          <table:table-cell office:value-type="float" office:value="6277" calcext:value-type="float">
            <text:p>6277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66]-[.F66]" office:value-type="float" office:value="193881" calcext:value-type="float">
            <text:p>1938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b <text:s/>?e <text:s/>&lt;isCitizenOf&gt; <text:s/>?a <text:s text:c="2"/>=&gt; ?a <text:s/>&lt;dealsWith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03338171" calcext:value-type="float">
            <text:p>0.03338171</text:p>
          </table:table-cell>
          <table:table-cell office:value-type="float" office:value="0.03133515" calcext:value-type="float">
            <text:p>0.03133515</text:p>
          </table:table-cell>
          <table:table-cell office:value-type="float" office:value="0.04144144" calcext:value-type="float">
            <text:p>0.04144144</text:p>
          </table:table-cell>
          <table:table-cell office:value-type="float" office:value="23" calcext:value-type="float">
            <text:p>2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67]-[.F67]" office:value-type="float" office:value="711" calcext:value-type="float">
            <text:p>7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199041" calcext:value-type="float">
            <text:p>0.00199041</text:p>
          </table:table-cell>
          <table:table-cell office:value-type="float" office:value="0.13526882" calcext:value-type="float">
            <text:p>0.13526882</text:p>
          </table:table-cell>
          <table:table-cell office:value-type="float" office:value="0.02812262" calcext:value-type="float">
            <text:p>0.02812262</text:p>
          </table:table-cell>
          <table:table-cell office:value-type="float" office:value="0.04357666" calcext:value-type="float">
            <text:p>0.04357666</text:p>
          </table:table-cell>
          <table:table-cell office:value-type="float" office:value="1887" calcext:value-type="float">
            <text:p>1887</text:p>
          </table:table-cell>
          <table:table-cell office:value-type="float" office:value="67099" calcext:value-type="float">
            <text:p>67099</text:p>
          </table:table-cell>
          <table:table-cell office:value-type="string" calcext:value-type="string">
            <text:p>?b</text:p>
          </table:table-cell>
          <table:table-cell table:formula="of:=[.G68]-[.F68]" office:value-type="float" office:value="65212" calcext:value-type="float">
            <text:p>652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4722032" calcext:value-type="float">
            <text:p>0.04722032</text:p>
          </table:table-cell>
          <table:table-cell office:value-type="float" office:value="0.02769949" calcext:value-type="float">
            <text:p>0.02769949</text:p>
          </table:table-cell>
          <table:table-cell office:value-type="float" office:value="0.18057743" calcext:value-type="float">
            <text:p>0.18057743</text:p>
          </table:table-cell>
          <table:table-cell office:value-type="float" office:value="688" calcext:value-type="float">
            <text:p>688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69]-[.F69]" office:value-type="float" office:value="24150" calcext:value-type="float">
            <text:p>24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2139037" calcext:value-type="float">
            <text:p>0.02139037</text:p>
          </table:table-cell>
          <table:table-cell office:value-type="float" office:value="0.02749141" calcext:value-type="float">
            <text:p>0.02749141</text:p>
          </table:table-cell>
          <table:table-cell office:value-type="float" office:value="0.05970149" calcext:value-type="float">
            <text:p>0.05970149</text:p>
          </table:table-cell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?a</text:p>
          </table:table-cell>
          <table:table-cell table:formula="of:=[.G70]-[.F70]" office:value-type="float" office:value="283" calcext:value-type="float">
            <text:p>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24794521" calcext:value-type="float">
            <text:p>0.24794521</text:p>
          </table:table-cell>
          <table:table-cell office:value-type="float" office:value="0.02701493" calcext:value-type="float">
            <text:p>0.02701493</text:p>
          </table:table-cell>
          <table:table-cell office:value-type="float" office:value="0.85377358" calcext:value-type="float">
            <text:p>0.85377358</text:p>
          </table:table-cell>
          <table:table-cell office:value-type="float" office:value="362" calcext:value-type="float">
            <text:p>362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71]-[.F71]" office:value-type="float" office:value="13038" calcext:value-type="float">
            <text:p>130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11904762" calcext:value-type="float">
            <text:p>0.11904762</text:p>
          </table:table-cell>
          <table:table-cell office:value-type="float" office:value="0.02650762" calcext:value-type="float">
            <text:p>0.02650762</text:p>
          </table:table-cell>
          <table:table-cell office:value-type="float" office:value="0.03831418" calcext:value-type="float">
            <text:p>0.03831418</text:p>
          </table:table-cell>
          <table:table-cell office:value-type="float" office:value="40" calcext:value-type="float">
            <text:p>40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a</text:p>
          </table:table-cell>
          <table:table-cell table:formula="of:=[.G72]-[.F72]" office:value-type="float" office:value="1469" calcext:value-type="float">
            <text:p>14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hasCapital&gt; <text:s/>?f <text:s text:c="2"/>=&gt; ?a <text:s/>&lt;isCitizenOf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6698696" calcext:value-type="float">
            <text:p>0.06698696</text:p>
          </table:table-cell>
          <table:table-cell office:value-type="float" office:value="0.02492657" calcext:value-type="float">
            <text:p>0.02492657</text:p>
          </table:table-cell>
          <table:table-cell office:value-type="float" office:value="0.19817259" calcext:value-type="float">
            <text:p>0.19817259</text:p>
          </table:table-cell>
          <table:table-cell office:value-type="float" office:value="976" calcext:value-type="float">
            <text:p>976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?a</text:p>
          </table:table-cell>
          <table:table-cell table:formula="of:=[.G73]-[.F73]" office:value-type="float" office:value="38179" calcext:value-type="float">
            <text:p>38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PoliticianOf&gt; <text:s/>?b</text:p>
          </table:table-cell>
          <table:table-cell office:value-type="float" office:value="0.00013712" calcext:value-type="float">
            <text:p>0.00013712</text:p>
          </table:table-cell>
          <table:table-cell office:value-type="float" office:value="0.0890411" calcext:value-type="float">
            <text:p>0.0890411</text:p>
          </table:table-cell>
          <table:table-cell office:value-type="float" office:value="0.02467261" calcext:value-type="float">
            <text:p>0.02467261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130" calcext:value-type="float">
            <text:p>130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74]-[.F74]" office:value-type="float" office:value="5139" calcext:value-type="float">
            <text:p>51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isCitizenOf&gt; <text:s/>?b <text:s text:c="2"/>=&gt; ?a <text:s/>&lt;dealsWith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612482" calcext:value-type="float">
            <text:p>0.02612482</text:p>
          </table:table-cell>
          <table:table-cell office:value-type="float" office:value="0.02452316" calcext:value-type="float">
            <text:p>0.02452316</text:p>
          </table:table-cell>
          <table:table-cell office:value-type="float" office:value="0.16071429" calcext:value-type="float">
            <text:p>0.16071429</text:p>
          </table:table-cell>
          <table:table-cell office:value-type="float" office:value="18" calcext:value-type="float">
            <text:p>18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75]-[.F75]" office:value-type="float" office:value="716" calcext:value-type="float">
            <text:p>7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0738" calcext:value-type="float">
            <text:p>0.00000738</text:p>
          </table:table-cell>
          <table:table-cell office:value-type="float" office:value="0.01871658" calcext:value-type="float">
            <text:p>0.01871658</text:p>
          </table:table-cell>
          <table:table-cell office:value-type="float" office:value="0.02389078" calcext:value-type="float">
            <text:p>0.02389078</text:p>
          </table:table-cell>
          <table:table-cell office:value-type="float" office:value="0.05035971" calcext:value-type="float">
            <text:p>0.05035971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?a</text:p>
          </table:table-cell>
          <table:table-cell table:formula="of:=[.G76]-[.F76]" office:value-type="float" office:value="286" calcext:value-type="float">
            <text:p>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02226525" calcext:value-type="float">
            <text:p>0.02226525</text:p>
          </table:table-cell>
          <table:table-cell office:value-type="float" office:value="23" calcext:value-type="float">
            <text:p>23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?b</text:p>
          </table:table-cell>
          <table:table-cell table:formula="of:=[.G77]-[.F77]" office:value-type="float" office:value="1010" calcext:value-type="float">
            <text:p>10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009546" calcext:value-type="float">
            <text:p>0.0009546</text:p>
          </table:table-cell>
          <table:table-cell office:value-type="float" office:value="0.06458289" calcext:value-type="float">
            <text:p>0.06458289</text:p>
          </table:table-cell>
          <table:table-cell table:number-columns-repeated="2" office:value-type="float" office:value="0.02056958" calcext:value-type="float">
            <text:p>0.02056958</text:p>
          </table:table-cell>
          <table:table-cell office:value-type="float" office:value="905" calcext:value-type="float">
            <text:p>905</text:p>
          </table:table-cell>
          <table:table-cell office:value-type="float" office:value="43997" calcext:value-type="float">
            <text:p>43997</text:p>
          </table:table-cell>
          <table:table-cell office:value-type="string" calcext:value-type="string">
            <text:p>?b</text:p>
          </table:table-cell>
          <table:table-cell table:formula="of:=[.G78]-[.F78]" office:value-type="float" office:value="43092" calcext:value-type="float">
            <text:p>430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00002532" calcext:value-type="float">
            <text:p>0.00002532</text:p>
          </table:table-cell>
          <table:table-cell office:value-type="float" office:value="0.0113261" calcext:value-type="float">
            <text:p>0.0113261</text:p>
          </table:table-cell>
          <table:table-cell office:value-type="float" office:value="0.01959184" calcext:value-type="float">
            <text:p>0.01959184</text:p>
          </table:table-cell>
          <table:table-cell office:value-type="float" office:value="0.24" calcext:value-type="float">
            <text:p>0.24</text:p>
          </table:table-cell>
          <table:table-cell office:value-type="float" office:value="24" calcext:value-type="float">
            <text:p>24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?a</text:p>
          </table:table-cell>
          <table:table-cell table:formula="of:=[.G79]-[.F79]" office:value-type="float" office:value="1201" calcext:value-type="float">
            <text:p>1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11875" calcext:value-type="float">
            <text:p>11875</text:p>
          </table:table-cell>
          <table:table-cell office:value-type="string" calcext:value-type="string">
            <text:p>?a</text:p>
          </table:table-cell>
          <table:table-cell table:formula="of:=[.G80]-[.F80]" office:value-type="float" office:value="11656" calcext:value-type="float">
            <text:p>116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29053319" calcext:value-type="float">
            <text:p>0.29053319</text:p>
          </table:table-cell>
          <table:table-cell office:value-type="float" office:value="267" calcext:value-type="float">
            <text:p>267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81]-[.F81]" office:value-type="float" office:value="14326" calcext:value-type="float">
            <text:p>143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265494" calcext:value-type="float">
            <text:p>0.00265494</text:p>
          </table:table-cell>
          <table:table-cell office:value-type="float" office:value="0.18043011" calcext:value-type="float">
            <text:p>0.18043011</text:p>
          </table:table-cell>
          <table:table-cell table:number-columns-repeated="2" office:value-type="float" office:value="0.01573932" calcext:value-type="float">
            <text:p>0.01573932</text:p>
          </table:table-cell>
          <table:table-cell office:value-type="float" office:value="2517" calcext:value-type="float">
            <text:p>2517</text:p>
          </table:table-cell>
          <table:table-cell office:value-type="float" office:value="159918" calcext:value-type="float">
            <text:p>159918</text:p>
          </table:table-cell>
          <table:table-cell office:value-type="string" calcext:value-type="string">
            <text:p>?b</text:p>
          </table:table-cell>
          <table:table-cell table:formula="of:=[.G82]-[.F82]" office:value-type="float" office:value="157401" calcext:value-type="float">
            <text:p>1574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Capital&gt; <text:s/>?b <text:s/>?a <text:s/>&lt;isCitizenOf&gt; <text:s/>?e <text:s text:c="2"/>=&gt; ?a <text:s/>&lt;livesIn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7373" calcext:value-type="float">
            <text:p>0.01377373</text:p>
          </table:table-cell>
          <table:table-cell office:value-type="float" office:value="0.01475338" calcext:value-type="float">
            <text:p>0.01475338</text:p>
          </table:table-cell>
          <table:table-cell office:value-type="float" office:value="0.17693662" calcext:value-type="float">
            <text:p>0.17693662</text:p>
          </table:table-cell>
          <table:table-cell office:value-type="float" office:value="201" calcext:value-type="float">
            <text:p>201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83]-[.F83]" office:value-type="float" office:value="13423" calcext:value-type="float">
            <text:p>134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31386861" calcext:value-type="float">
            <text:p>0.31386861</text:p>
          </table:table-cell>
          <table:table-cell office:value-type="float" office:value="215" calcext:value-type="float">
            <text:p>21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84]-[.F84]" office:value-type="float" office:value="14378" calcext:value-type="float">
            <text:p>143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22695244" calcext:value-type="float">
            <text:p>0.22695244</text:p>
          </table:table-cell>
          <table:table-cell office:value-type="float" office:value="773" calcext:value-type="float">
            <text:p>773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85]-[.F85]" office:value-type="float" office:value="55190" calcext:value-type="float">
            <text:p>551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InterestedIn&gt; <text:s/>?b <text:s/>?e <text:s/>&lt;influences&gt; <text:s/>?a <text:s text:c="2"/>=&gt; ?a <text:s/>&lt;isInterestedIn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13586957" calcext:value-type="float">
            <text:p>0.13586957</text:p>
          </table:table-cell>
          <table:table-cell table:number-columns-repeated="2" office:value-type="float" office:value="0.01327669" calcext:value-type="float">
            <text:p>0.01327669</text:p>
          </table:table-cell>
          <table:table-cell office:value-type="float" office:value="25" calcext:value-type="float">
            <text:p>25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?b</text:p>
          </table:table-cell>
          <table:table-cell table:formula="of:=[.G86]-[.F86]" office:value-type="float" office:value="1858" calcext:value-type="float">
            <text:p>18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18459" calcext:value-type="float">
            <text:p>0.00018459</text:p>
          </table:table-cell>
          <table:table-cell office:value-type="float" office:value="0.01199205" calcext:value-type="float">
            <text:p>0.01199205</text:p>
          </table:table-cell>
          <table:table-cell office:value-type="float" office:value="0.0130597" calcext:value-type="float">
            <text:p>0.0130597</text:p>
          </table:table-cell>
          <table:table-cell office:value-type="float" office:value="0.38546256" calcext:value-type="float">
            <text:p>0.38546256</text:p>
          </table:table-cell>
          <table:table-cell office:value-type="float" office:value="175" calcext:value-type="float">
            <text:p>17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87]-[.F87]" office:value-type="float" office:value="13225" calcext:value-type="float">
            <text:p>132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025632" calcext:value-type="float">
            <text:p>0.00025632</text:p>
          </table:table-cell>
          <table:table-cell office:value-type="float" office:value="0.35268505" calcext:value-type="float">
            <text:p>0.35268505</text:p>
          </table:table-cell>
          <table:table-cell office:value-type="float" office:value="0.01290974" calcext:value-type="float">
            <text:p>0.01290974</text:p>
          </table:table-cell>
          <table:table-cell office:value-type="float" office:value="0.05834334" calcext:value-type="float">
            <text:p>0.05834334</text:p>
          </table:table-cell>
          <table:table-cell office:value-type="float" office:value="243" calcext:value-type="float">
            <text:p>243</text:p>
          </table:table-cell>
          <table:table-cell office:value-type="float" office:value="18823" calcext:value-type="float">
            <text:p>18823</text:p>
          </table:table-cell>
          <table:table-cell office:value-type="string" calcext:value-type="string">
            <text:p>?a</text:p>
          </table:table-cell>
          <table:table-cell table:formula="of:=[.G88]-[.F88]" office:value-type="float" office:value="18580" calcext:value-type="float">
            <text:p>185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43414634" calcext:value-type="float">
            <text:p>0.43414634</text:p>
          </table:table-cell>
          <table:table-cell office:value-type="float" office:value="267" calcext:value-type="float">
            <text:p>267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table:formula="of:=[.G89]-[.F89]" office:value-type="float" office:value="21889" calcext:value-type="float">
            <text:p>218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1147279" calcext:value-type="float">
            <text:p>0.01147279</text:p>
          </table:table-cell>
          <table:table-cell office:value-type="float" office:value="0.0625" calcext:value-type="float">
            <text:p>0.0625</text:p>
          </table:table-cell>
          <table:table-cell office:value-type="float" office:value="43" calcext:value-type="float">
            <text:p>43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?a</text:p>
          </table:table-cell>
          <table:table-cell table:formula="of:=[.G90]-[.F90]" office:value-type="float" office:value="3705" calcext:value-type="float">
            <text:p>37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4672015" calcext:value-type="float">
            <text:p>0.04672015</text:p>
          </table:table-cell>
          <table:table-cell office:value-type="float" office:value="0.01074335" calcext:value-type="float">
            <text:p>0.01074335</text:p>
          </table:table-cell>
          <table:table-cell office:value-type="float" office:value="0.06436931" calcext:value-type="float">
            <text:p>0.06436931</text:p>
          </table:table-cell>
          <table:table-cell office:value-type="float" office:value="99" calcext:value-type="float">
            <text:p>99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91]-[.F91]" office:value-type="float" office:value="9116" calcext:value-type="float">
            <text:p>91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livesIn&gt; <text:s/>?b</text:p>
          </table:table-cell>
          <table:table-cell office:value-type="float" office:value="0.00036707" calcext:value-type="float">
            <text:p>0.00036707</text:p>
          </table:table-cell>
          <table:table-cell office:value-type="float" office:value="0.02384705" calcext:value-type="float">
            <text:p>0.02384705</text:p>
          </table:table-cell>
          <table:table-cell office:value-type="float" office:value="0.01030256" calcext:value-type="float">
            <text:p>0.01030256</text:p>
          </table:table-cell>
          <table:table-cell office:value-type="float" office:value="0.15330396" calcext:value-type="float">
            <text:p>0.15330396</text:p>
          </table:table-cell>
          <table:table-cell office:value-type="float" office:value="348" calcext:value-type="float">
            <text:p>348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92]-[.F92]" office:value-type="float" office:value="33430" calcext:value-type="float">
            <text:p>334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2969829" calcext:value-type="float">
            <text:p>0.12969829</text:p>
          </table:table-cell>
          <table:table-cell office:value-type="float" office:value="2029" calcext:value-type="float">
            <text:p>2029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93]-[.F93]" office:value-type="float" office:value="198129" calcext:value-type="float">
            <text:p>198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actedIn&gt; <text:s/>?b <text:s text:c="2"/>=&gt; ?a <text:s/>&lt;directed&gt; <text:s/>?b</text:p>
          </table:table-cell>
          <table:table-cell office:value-type="float" office:value="0.0003734" calcext:value-type="float">
            <text:p>0.0003734</text:p>
          </table:table-cell>
          <table:table-cell office:value-type="float" office:value="0.01057569" calcext:value-type="float">
            <text:p>0.01057569</text:p>
          </table:table-cell>
          <table:table-cell office:value-type="float" office:value="0.00967398" calcext:value-type="float">
            <text:p>0.00967398</text:p>
          </table:table-cell>
          <table:table-cell office:value-type="float" office:value="0.01162333" calcext:value-type="float">
            <text:p>0.01162333</text:p>
          </table:table-cell>
          <table:table-cell office:value-type="float" office:value="354" calcext:value-type="float">
            <text:p>354</text:p>
          </table:table-cell>
          <table:table-cell office:value-type="float" office:value="36593" calcext:value-type="float">
            <text:p>36593</text:p>
          </table:table-cell>
          <table:table-cell office:value-type="string" calcext:value-type="string">
            <text:p>?b</text:p>
          </table:table-cell>
          <table:table-cell table:formula="of:=[.G94]-[.F94]" office:value-type="float" office:value="36239" calcext:value-type="float">
            <text:p>362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0100523" calcext:value-type="float">
            <text:p>0.00100523</text:p>
          </table:table-cell>
          <table:table-cell office:value-type="float" office:value="0.02847071" calcext:value-type="float">
            <text:p>0.02847071</text:p>
          </table:table-cell>
          <table:table-cell office:value-type="float" office:value="0.00885894" calcext:value-type="float">
            <text:p>0.00885894</text:p>
          </table:table-cell>
          <table:table-cell office:value-type="float" office:value="0.01167635" calcext:value-type="float">
            <text:p>0.01167635</text:p>
          </table:table-cell>
          <table:table-cell office:value-type="float" office:value="953" calcext:value-type="float">
            <text:p>953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95]-[.F95]" office:value-type="float" office:value="106622" calcext:value-type="float">
            <text:p>1066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0091979" calcext:value-type="float">
            <text:p>0.00091979</text:p>
          </table:table-cell>
          <table:table-cell office:value-type="float" office:value="0.04321967" calcext:value-type="float">
            <text:p>0.04321967</text:p>
          </table:table-cell>
          <table:table-cell office:value-type="float" office:value="0.00810597" calcext:value-type="float">
            <text:p>0.00810597</text:p>
          </table:table-cell>
          <table:table-cell office:value-type="float" office:value="0.01812588" calcext:value-type="float">
            <text:p>0.01812588</text:p>
          </table:table-cell>
          <table:table-cell office:value-type="float" office:value="872" calcext:value-type="float">
            <text:p>872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96]-[.F96]" office:value-type="float" office:value="106703" calcext:value-type="float">
            <text:p>10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PoliticianOf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15" calcext:value-type="float">
            <text:p>0.15</text:p>
          </table:table-cell>
          <table:table-cell office:value-type="float" office:value="0.00648351" calcext:value-type="float">
            <text:p>0.00648351</text:p>
          </table:table-cell>
          <table:table-cell office:value-type="float" office:value="0.57180157" calcext:value-type="float">
            <text:p>0.57180157</text:p>
          </table:table-cell>
          <table:table-cell office:value-type="float" office:value="219" calcext:value-type="float">
            <text:p>219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97]-[.F97]" office:value-type="float" office:value="33559" calcext:value-type="float">
            <text:p>335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08227" calcext:value-type="float">
            <text:p>0.00008227</text:p>
          </table:table-cell>
          <table:table-cell office:value-type="float" office:value="0.05342466" calcext:value-type="float">
            <text:p>0.05342466</text:p>
          </table:table-cell>
          <table:table-cell office:value-type="float" office:value="0.00534503" calcext:value-type="float">
            <text:p>0.00534503</text:p>
          </table:table-cell>
          <table:table-cell office:value-type="float" office:value="0.28782288" calcext:value-type="float">
            <text:p>0.28782288</text:p>
          </table:table-cell>
          <table:table-cell office:value-type="float" office:value="78" calcext:value-type="float">
            <text:p>78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98]-[.F98]" office:value-type="float" office:value="14515" calcext:value-type="float">
            <text:p>145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0949" calcext:value-type="float">
            <text:p>0.00000949</text:p>
          </table:table-cell>
          <table:table-cell office:value-type="float" office:value="0.01306241" calcext:value-type="float">
            <text:p>0.01306241</text:p>
          </table:table-cell>
          <table:table-cell office:value-type="float" office:value="0.00485699" calcext:value-type="float">
            <text:p>0.00485699</text:p>
          </table:table-cell>
          <table:table-cell office:value-type="float" office:value="0.03061224" calcext:value-type="float">
            <text:p>0.03061224</text:p>
          </table:table-cell>
          <table:table-cell office:value-type="float" office:value="9" calcext:value-type="float">
            <text:p>9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?a</text:p>
          </table:table-cell>
          <table:table-cell table:formula="of:=[.G99]-[.F99]" office:value-type="float" office:value="1844" calcext:value-type="float">
            <text:p>18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LocatedIn&gt; <text:s/>?b <text:s/>?a <text:s/>&lt;isLocatedIn&gt; <text:s/>?e <text:s text:c="2"/>=&gt; ?a <text:s/>&lt;isCitizenOf&gt; <text:s/>?b</text:p>
          </table:table-cell>
          <table:table-cell office:value-type="float" office:value="0.00022256" calcext:value-type="float">
            <text:p>0.00022256</text:p>
          </table:table-cell>
          <table:table-cell office:value-type="float" office:value="0.01448181" calcext:value-type="float">
            <text:p>0.01448181</text:p>
          </table:table-cell>
          <table:table-cell office:value-type="float" office:value="0.00401278" calcext:value-type="float">
            <text:p>0.00401278</text:p>
          </table:table-cell>
          <table:table-cell office:value-type="float" office:value="0.54241645" calcext:value-type="float">
            <text:p>0.54241645</text:p>
          </table:table-cell>
          <table:table-cell office:value-type="float" office:value="211" calcext:value-type="float">
            <text:p>211</text:p>
          </table:table-cell>
          <table:table-cell office:value-type="float" office:value="52582" calcext:value-type="float">
            <text:p>52582</text:p>
          </table:table-cell>
          <table:table-cell office:value-type="string" calcext:value-type="string">
            <text:p>?a</text:p>
          </table:table-cell>
          <table:table-cell table:formula="of:=[.G100]-[.F100]" office:value-type="float" office:value="52371" calcext:value-type="float">
            <text:p>523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3797" calcext:value-type="float">
            <text:p>0.00003797</text:p>
          </table:table-cell>
          <table:table-cell office:value-type="float" office:value="0.05224964" calcext:value-type="float">
            <text:p>0.05224964</text:p>
          </table:table-cell>
          <table:table-cell office:value-type="float" office:value="0.00390667" calcext:value-type="float">
            <text:p>0.00390667</text:p>
          </table:table-cell>
          <table:table-cell office:value-type="float" office:value="0.04528302" calcext:value-type="float">
            <text:p>0.04528302</text:p>
          </table:table-cell>
          <table:table-cell office:value-type="float" office:value="36" calcext:value-type="float">
            <text:p>36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101]-[.F101]" office:value-type="float" office:value="9179" calcext:value-type="float">
            <text:p>9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008438" calcext:value-type="float">
            <text:p>0.00008438</text:p>
          </table:table-cell>
          <table:table-cell office:value-type="float" office:value="0.1161103" calcext:value-type="float">
            <text:p>0.1161103</text:p>
          </table:table-cell>
          <table:table-cell office:value-type="float" office:value="0.0027591" calcext:value-type="float">
            <text:p>0.0027591</text:p>
          </table:table-cell>
          <table:table-cell office:value-type="float" office:value="0.02179837" calcext:value-type="float">
            <text:p>0.02179837</text:p>
          </table:table-cell>
          <table:table-cell office:value-type="float" office:value="80" calcext:value-type="float">
            <text:p>80</text:p>
          </table:table-cell>
          <table:table-cell office:value-type="float" office:value="28995" calcext:value-type="float">
            <text:p>28995</text:p>
          </table:table-cell>
          <table:table-cell office:value-type="string" calcext:value-type="string">
            <text:p>?a</text:p>
          </table:table-cell>
          <table:table-cell table:formula="of:=[.G102]-[.F102]" office:value-type="float" office:value="28915" calcext:value-type="float">
            <text:p>28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0016771" calcext:value-type="float">
            <text:p>0.00016771</text:p>
          </table:table-cell>
          <table:table-cell office:value-type="float" office:value="0.01325773" calcext:value-type="float">
            <text:p>0.01325773</text:p>
          </table:table-cell>
          <table:table-cell office:value-type="float" office:value="0.00214144" calcext:value-type="float">
            <text:p>0.00214144</text:p>
          </table:table-cell>
          <table:table-cell office:value-type="float" office:value="0.01458849" calcext:value-type="float">
            <text:p>0.01458849</text:p>
          </table:table-cell>
          <table:table-cell office:value-type="float" office:value="159" calcext:value-type="float">
            <text:p>159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103]-[.F103]" office:value-type="float" office:value="74090" calcext:value-type="float">
            <text:p>740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00003059" calcext:value-type="float">
            <text:p>0.00003059</text:p>
          </table:table-cell>
          <table:table-cell office:value-type="float" office:value="0.01489471" calcext:value-type="float">
            <text:p>0.01489471</text:p>
          </table:table-cell>
          <table:table-cell office:value-type="float" office:value="0.00207885" calcext:value-type="float">
            <text:p>0.00207885</text:p>
          </table:table-cell>
          <table:table-cell office:value-type="float" office:value="0.11372549" calcext:value-type="float">
            <text:p>0.11372549</text:p>
          </table:table-cell>
          <table:table-cell office:value-type="float" office:value="29" calcext:value-type="float">
            <text:p>29</text:p>
          </table:table-cell>
          <table:table-cell office:value-type="float" office:value="13950" calcext:value-type="float">
            <text:p>13950</text:p>
          </table:table-cell>
          <table:table-cell office:value-type="string" calcext:value-type="string">
            <text:p>?a</text:p>
          </table:table-cell>
          <table:table-cell table:formula="of:=[.G104]-[.F104]" office:value-type="float" office:value="13921" calcext:value-type="float">
            <text:p>139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f <text:s/>?b <text:s/>&lt;actedIn&gt; <text:s/>?f <text:s text:c="2"/>=&gt; ?a <text:s/>&lt;isMarriedTo&gt; <text:s/>?b</text:p>
          </table:table-cell>
          <table:table-cell office:value-type="float" office:value="0.00015189" calcext:value-type="float">
            <text:p>0.00015189</text:p>
          </table:table-cell>
          <table:table-cell office:value-type="float" office:value="0.012007" calcext:value-type="float">
            <text:p>0.012007</text:p>
          </table:table-cell>
          <table:table-cell office:value-type="float" office:value="0.00193942" calcext:value-type="float">
            <text:p>0.00193942</text:p>
          </table:table-cell>
          <table:table-cell office:value-type="float" office:value="0.00816419" calcext:value-type="float">
            <text:p>0.00816419</text:p>
          </table:table-cell>
          <table:table-cell office:value-type="float" office:value="144" calcext:value-type="float">
            <text:p>144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105]-[.F105]" office:value-type="float" office:value="74105" calcext:value-type="float">
            <text:p>74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1551967" calcext:value-type="float">
            <text:p>0.01551967</text:p>
          </table:table-cell>
          <table:table-cell office:value-type="float" office:value="0.00176903" calcext:value-type="float">
            <text:p>0.00176903</text:p>
          </table:table-cell>
          <table:table-cell office:value-type="float" office:value="0.16923077" calcext:value-type="float">
            <text:p>0.16923077</text:p>
          </table:table-cell>
          <table:table-cell office:value-type="float" office:value="99" calcext:value-type="float">
            <text:p>99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06]-[.F106]" office:value-type="float" office:value="55864" calcext:value-type="float">
            <text:p>55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02739726" calcext:value-type="float">
            <text:p>0.02739726</text:p>
          </table:table-cell>
          <table:table-cell office:value-type="float" office:value="0.00161044" calcext:value-type="float">
            <text:p>0.00161044</text:p>
          </table:table-cell>
          <table:table-cell office:value-type="float" office:value="0.3960396" calcext:value-type="float">
            <text:p>0.3960396</text:p>
          </table:table-cell>
          <table:table-cell office:value-type="float" office:value="40" calcext:value-type="float">
            <text:p>40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107]-[.F107]" office:value-type="float" office:value="24798" calcext:value-type="float">
            <text:p>247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31855" calcext:value-type="float">
            <text:p>0.00031855</text:p>
          </table:table-cell>
          <table:table-cell office:value-type="float" office:value="0.05137802" calcext:value-type="float">
            <text:p>0.05137802</text:p>
          </table:table-cell>
          <table:table-cell office:value-type="float" office:value="0.00150881" calcext:value-type="float">
            <text:p>0.00150881</text:p>
          </table:table-cell>
          <table:table-cell office:value-type="float" office:value="0.38131313" calcext:value-type="float">
            <text:p>0.38131313</text:p>
          </table:table-cell>
          <table:table-cell office:value-type="float" office:value="302" calcext:value-type="float">
            <text:p>302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108]-[.F108]" office:value-type="float" office:value="199856" calcext:value-type="float">
            <text:p>1998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53373" calcext:value-type="float">
            <text:p>0.00053373</text:p>
          </table:table-cell>
          <table:table-cell office:value-type="float" office:value="0.04219128" calcext:value-type="float">
            <text:p>0.04219128</text:p>
          </table:table-cell>
          <table:table-cell office:value-type="float" office:value="0.0013577" calcext:value-type="float">
            <text:p>0.0013577</text:p>
          </table:table-cell>
          <table:table-cell office:value-type="float" office:value="0.00637529" calcext:value-type="float">
            <text:p>0.00637529</text:p>
          </table:table-cell>
          <table:table-cell office:value-type="float" office:value="506" calcext:value-type="float">
            <text:p>506</text:p>
          </table:table-cell>
          <table:table-cell office:value-type="float" office:value="372690" calcext:value-type="float">
            <text:p>372690</text:p>
          </table:table-cell>
          <table:table-cell office:value-type="string" calcext:value-type="string">
            <text:p>?b</text:p>
          </table:table-cell>
          <table:table-cell table:formula="of:=[.G109]-[.F109]" office:value-type="float" office:value="372184" calcext:value-type="float">
            <text:p>372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5379" calcext:value-type="float">
            <text:p>0.00005379</text:p>
          </table:table-cell>
          <table:table-cell office:value-type="float" office:value="0.02619414" calcext:value-type="float">
            <text:p>0.02619414</text:p>
          </table:table-cell>
          <table:table-cell office:value-type="float" office:value="0.00119148" calcext:value-type="float">
            <text:p>0.00119148</text:p>
          </table:table-cell>
          <table:table-cell office:value-type="float" office:value="0.00446585" calcext:value-type="float">
            <text:p>0.00446585</text:p>
          </table:table-cell>
          <table:table-cell office:value-type="float" office:value="51" calcext:value-type="float">
            <text:p>51</text:p>
          </table:table-cell>
          <table:table-cell office:value-type="float" office:value="42804" calcext:value-type="float">
            <text:p>42804</text:p>
          </table:table-cell>
          <table:table-cell office:value-type="string" calcext:value-type="string">
            <text:p>?a</text:p>
          </table:table-cell>
          <table:table-cell table:formula="of:=[.G110]-[.F110]" office:value-type="float" office:value="42753" calcext:value-type="float">
            <text:p>427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00025315" calcext:value-type="float">
            <text:p>0.00025315</text:p>
          </table:table-cell>
          <table:table-cell office:value-type="float" office:value="0.01083228" calcext:value-type="float">
            <text:p>0.01083228</text:p>
          </table:table-cell>
          <table:table-cell office:value-type="float" office:value="0.00112631" calcext:value-type="float">
            <text:p>0.00112631</text:p>
          </table:table-cell>
          <table:table-cell office:value-type="float" office:value="0.16985138" calcext:value-type="float">
            <text:p>0.16985138</text:p>
          </table:table-cell>
          <table:table-cell office:value-type="float" office:value="240" calcext:value-type="float">
            <text:p>240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111]-[.F111]" office:value-type="float" office:value="212845" calcext:value-type="float">
            <text:p>2128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14978" calcext:value-type="float">
            <text:p>0.00014978</text:p>
          </table:table-cell>
          <table:table-cell office:value-type="float" office:value="0.01184024" calcext:value-type="float">
            <text:p>0.01184024</text:p>
          </table:table-cell>
          <table:table-cell office:value-type="float" office:value="0.00102797" calcext:value-type="float">
            <text:p>0.00102797</text:p>
          </table:table-cell>
          <table:table-cell office:value-type="float" office:value="0.02368245" calcext:value-type="float">
            <text:p>0.02368245</text:p>
          </table:table-cell>
          <table:table-cell office:value-type="float" office:value="142" calcext:value-type="float">
            <text:p>142</text:p>
          </table:table-cell>
          <table:table-cell office:value-type="float" office:value="138136" calcext:value-type="float">
            <text:p>138136</text:p>
          </table:table-cell>
          <table:table-cell office:value-type="string" calcext:value-type="string">
            <text:p>?b</text:p>
          </table:table-cell>
          <table:table-cell table:formula="of:=[.G112]-[.F112]" office:value-type="float" office:value="137994" calcext:value-type="float">
            <text:p>1379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10548" calcext:value-type="float">
            <text:p>0.00010548</text:p>
          </table:table-cell>
          <table:table-cell office:value-type="float" office:value="0.05136107" calcext:value-type="float">
            <text:p>0.05136107</text:p>
          </table:table-cell>
          <table:table-cell office:value-type="float" office:value="0.00081271" calcext:value-type="float">
            <text:p>0.00081271</text:p>
          </table:table-cell>
          <table:table-cell office:value-type="float" office:value="0.00761557" calcext:value-type="float">
            <text:p>0.00761557</text:p>
          </table:table-cell>
          <table:table-cell office:value-type="float" office:value="100" calcext:value-type="float">
            <text:p>100</text:p>
          </table:table-cell>
          <table:table-cell office:value-type="float" office:value="123045" calcext:value-type="float">
            <text:p>123045</text:p>
          </table:table-cell>
          <table:table-cell office:value-type="string" calcext:value-type="string">
            <text:p>?a</text:p>
          </table:table-cell>
          <table:table-cell table:formula="of:=[.G113]-[.F113]" office:value-type="float" office:value="122945" calcext:value-type="float">
            <text:p>1229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f <text:s/>?f <text:s/>&lt;hasOfficialLanguage&gt; <text:s/>?b <text:s text:c="2"/>=&gt; ?a <text:s/>&lt;hasOfficialLanguage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622665" calcext:value-type="float">
            <text:p>0.0622665</text:p>
          </table:table-cell>
          <table:table-cell office:value-type="float" office:value="0.00066107" calcext:value-type="float">
            <text:p>0.00066107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50" calcext:value-type="float">
            <text:p>50</text:p>
          </table:table-cell>
          <table:table-cell office:value-type="float" office:value="75635" calcext:value-type="float">
            <text:p>75635</text:p>
          </table:table-cell>
          <table:table-cell office:value-type="string" calcext:value-type="string">
            <text:p>?a</text:p>
          </table:table-cell>
          <table:table-cell table:formula="of:=[.G114]-[.F114]" office:value-type="float" office:value="75585" calcext:value-type="float">
            <text:p>755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011181" calcext:value-type="float">
            <text:p>0.00011181</text:p>
          </table:table-cell>
          <table:table-cell office:value-type="float" office:value="0.0500236" calcext:value-type="float">
            <text:p>0.0500236</text:p>
          </table:table-cell>
          <table:table-cell office:value-type="float" office:value="0.00049745" calcext:value-type="float">
            <text:p>0.00049745</text:p>
          </table:table-cell>
          <table:table-cell office:value-type="float" office:value="0.00208703" calcext:value-type="float">
            <text:p>0.00208703</text:p>
          </table:table-cell>
          <table:table-cell office:value-type="float" office:value="106" calcext:value-type="float">
            <text:p>106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115]-[.F115]" office:value-type="float" office:value="212979" calcext:value-type="float">
            <text:p>212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PoliticianOf&gt; <text:s/>?f <text:s/>?b <text:s/>&lt;isLocatedIn&gt; <text:s/>?f <text:s text:c="2"/>=&gt; ?a <text:s/>&lt;diedIn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01633869" calcext:value-type="float">
            <text:p>0.01633869</text:p>
          </table:table-cell>
          <table:table-cell office:value-type="float" office:value="0.0004068" calcext:value-type="float">
            <text:p>0.0004068</text:p>
          </table:table-cell>
          <table:table-cell office:value-type="float" office:value="0.0012178" calcext:value-type="float">
            <text:p>0.0012178</text:p>
          </table:table-cell>
          <table:table-cell office:value-type="float" office:value="362" calcext:value-type="float">
            <text:p>362</text:p>
          </table:table-cell>
          <table:table-cell office:value-type="float" office:value="889862" calcext:value-type="float">
            <text:p>889862</text:p>
          </table:table-cell>
          <table:table-cell office:value-type="string" calcext:value-type="string">
            <text:p>?a</text:p>
          </table:table-cell>
          <table:table-cell table:formula="of:=[.G116]-[.F116]" office:value-type="float" office:value="889500" calcext:value-type="float">
            <text:p>889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livesIn&gt; <text:s/>?b</text:p>
          </table:table-cell>
          <table:table-cell office:value-type="float" office:value="0.00099679" calcext:value-type="float">
            <text:p>0.00099679</text:p>
          </table:table-cell>
          <table:table-cell office:value-type="float" office:value="0.06475708" calcext:value-type="float">
            <text:p>0.06475708</text:p>
          </table:table-cell>
          <table:table-cell table:number-columns-repeated="2" office:value-type="float" office:value="0.00029783" calcext:value-type="float">
            <text:p>0.00029783</text:p>
          </table:table-cell>
          <table:table-cell office:value-type="float" office:value="945" calcext:value-type="float">
            <text:p>945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117]-[.F117]" office:value-type="float" office:value="3171979" calcext:value-type="float">
            <text:p>3171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2260422" calcext:value-type="float">
            <text:p>0.02260422</text:p>
          </table:table-cell>
          <table:table-cell office:value-type="float" office:value="0.00026544" calcext:value-type="float">
            <text:p>0.00026544</text:p>
          </table:table-cell>
          <table:table-cell office:value-type="float" office:value="0.00083455" calcext:value-type="float">
            <text:p>0.00083455</text:p>
          </table:table-cell>
          <table:table-cell office:value-type="float" office:value="1265" calcext:value-type="float">
            <text:p>126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118]-[.F118]" office:value-type="float" office:value="4764349" calcext:value-type="float">
            <text:p>4764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016138" calcext:value-type="float">
            <text:p>0.00016138</text:p>
          </table:table-cell>
          <table:table-cell office:value-type="float" office:value="0.01275744" calcext:value-type="float">
            <text:p>0.01275744</text:p>
          </table:table-cell>
          <table:table-cell office:value-type="float" office:value="0.00023529" calcext:value-type="float">
            <text:p>0.00023529</text:p>
          </table:table-cell>
          <table:table-cell office:value-type="float" office:value="0.00811757" calcext:value-type="float">
            <text:p>0.00811757</text:p>
          </table:table-cell>
          <table:table-cell office:value-type="float" office:value="153" calcext:value-type="float">
            <text:p>153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119]-[.F119]" office:value-type="float" office:value="650109" calcext:value-type="float">
            <text:p>6501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013923" calcext:value-type="float">
            <text:p>0.00013923</text:p>
          </table:table-cell>
          <table:table-cell office:value-type="float" office:value="0.01142363" calcext:value-type="float">
            <text:p>0.01142363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722417" calcext:value-type="float">
            <text:p>0.00722417</text:p>
          </table:table-cell>
          <table:table-cell office:value-type="float" office:value="132" calcext:value-type="float">
            <text:p>132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120]-[.F120]" office:value-type="float" office:value="650130" calcext:value-type="float">
            <text:p>650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2730637" calcext:value-type="float">
            <text:p>0.02730637</text:p>
          </table:table-cell>
          <table:table-cell office:value-type="float" office:value="0.00012695" calcext:value-type="float">
            <text:p>0.00012695</text:p>
          </table:table-cell>
          <table:table-cell office:value-type="float" office:value="0.00056565" calcext:value-type="float">
            <text:p>0.00056565</text:p>
          </table:table-cell>
          <table:table-cell office:value-type="float" office:value="605" calcext:value-type="float">
            <text:p>60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121]-[.F121]" office:value-type="float" office:value="4765009" calcext:value-type="float">
            <text:p>47650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2311248" calcext:value-type="float">
            <text:p>0.02311248</text:p>
          </table:table-cell>
          <table:table-cell office:value-type="float" office:value="0.00006858" calcext:value-type="float">
            <text:p>0.00006858</text:p>
          </table:table-cell>
          <table:table-cell office:value-type="float" office:value="0.0008227" calcext:value-type="float">
            <text:p>0.0008227</text:p>
          </table:table-cell>
          <table:table-cell office:value-type="float" office:value="45" calcext:value-type="float">
            <text:p>45</text:p>
          </table:table-cell>
          <table:table-cell office:value-type="float" office:value="656197" calcext:value-type="float">
            <text:p>656197</text:p>
          </table:table-cell>
          <table:table-cell office:value-type="string" calcext:value-type="string">
            <text:p>?a</text:p>
          </table:table-cell>
          <table:table-cell table:formula="of:=[.G122]-[.F122]" office:value-type="float" office:value="656152" calcext:value-type="float">
            <text:p>6561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33332" calcext:value-type="float">
            <text:p>0.00033332</text:p>
          </table:table-cell>
          <table:table-cell office:value-type="float" office:value="0.02734747" calcext:value-type="float">
            <text:p>0.02734747</text:p>
          </table:table-cell>
          <table:table-cell office:value-type="float" office:value="0.00005967" calcext:value-type="float">
            <text:p>0.00005967</text:p>
          </table:table-cell>
          <table:table-cell office:value-type="float" office:value="0.00110541" calcext:value-type="float">
            <text:p>0.00110541</text:p>
          </table:table-cell>
          <table:table-cell office:value-type="float" office:value="316" calcext:value-type="float">
            <text:p>316</text:p>
          </table:table-cell>
          <table:table-cell office:value-type="float" office:value="5295416" calcext:value-type="float">
            <text:p>5295416</text:p>
          </table:table-cell>
          <table:table-cell office:value-type="string" calcext:value-type="string">
            <text:p>?b</text:p>
          </table:table-cell>
          <table:table-cell table:formula="of:=[.G123]-[.F123]" office:value-type="float" office:value="5295100" calcext:value-type="float">
            <text:p>5295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5844" calcext:value-type="float">
            <text:p>0.00005844</text:p>
          </table:table-cell>
          <table:table-cell office:value-type="float" office:value="0.00104663" calcext:value-type="float">
            <text:p>0.00104663</text:p>
          </table:table-cell>
          <table:table-cell office:value-type="float" office:value="38" calcext:value-type="float">
            <text:p>38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a</text:p>
          </table:table-cell>
          <table:table-cell table:formula="of:=[.G124]-[.F124]" office:value-type="float" office:value="650224" calcext:value-type="float">
            <text:p>650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isMarriedTo&gt; <text:s/>?b</text:p>
          </table:table-cell>
          <table:table-cell office:value-type="float" office:value="0.00021413" calcext:value-type="float">
            <text:p>0.00021413</text:p>
          </table:table-cell>
          <table:table-cell office:value-type="float" office:value="0.01692654" calcext:value-type="float">
            <text:p>0.01692654</text:p>
          </table:table-cell>
          <table:table-cell office:value-type="float" office:value="0.00004852" calcext:value-type="float">
            <text:p>0.00004852</text:p>
          </table:table-cell>
          <table:table-cell office:value-type="float" office:value="0.02545135" calcext:value-type="float">
            <text:p>0.02545135</text:p>
          </table:table-cell>
          <table:table-cell office:value-type="float" office:value="203" calcext:value-type="float">
            <text:p>20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125]-[.F125]" office:value-type="float" office:value="4183819" calcext:value-type="float">
            <text:p>41838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19725" calcext:value-type="float">
            <text:p>0.00019725</text:p>
          </table:table-cell>
          <table:table-cell office:value-type="float" office:value="0.01559243" calcext:value-type="float">
            <text:p>0.01559243</text:p>
          </table:table-cell>
          <table:table-cell office:value-type="float" office:value="0.00004655" calcext:value-type="float">
            <text:p>0.00004655</text:p>
          </table:table-cell>
          <table:table-cell office:value-type="float" office:value="0.00093241" calcext:value-type="float">
            <text:p>0.00093241</text:p>
          </table:table-cell>
          <table:table-cell office:value-type="float" office:value="187" calcext:value-type="float">
            <text:p>187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126]-[.F126]" office:value-type="float" office:value="4016703" calcext:value-type="float">
            <text:p>401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22045" calcext:value-type="float">
            <text:p>0.00022045</text:p>
          </table:table-cell>
          <table:table-cell office:value-type="float" office:value="0.01432194" calcext:value-type="float">
            <text:p>0.01432194</text:p>
          </table:table-cell>
          <table:table-cell office:value-type="float" office:value="0.00004386" calcext:value-type="float">
            <text:p>0.00004386</text:p>
          </table:table-cell>
          <table:table-cell office:value-type="float" office:value="0.00053172" calcext:value-type="float">
            <text:p>0.00053172</text:p>
          </table:table-cell>
          <table:table-cell office:value-type="float" office:value="209" calcext:value-type="float">
            <text:p>209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127]-[.F127]" office:value-type="float" office:value="4765405" calcext:value-type="float">
            <text:p>47654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0019303" calcext:value-type="float">
            <text:p>0.00019303</text:p>
          </table:table-cell>
          <table:table-cell office:value-type="float" office:value="0.0158373" calcext:value-type="float">
            <text:p>0.0158373</text:p>
          </table:table-cell>
          <table:table-cell office:value-type="float" office:value="0.00004374" calcext:value-type="float">
            <text:p>0.00004374</text:p>
          </table:table-cell>
          <table:table-cell office:value-type="float" office:value="0.02801592" calcext:value-type="float">
            <text:p>0.02801592</text:p>
          </table:table-cell>
          <table:table-cell office:value-type="float" office:value="183" calcext:value-type="float">
            <text:p>18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128]-[.F128]" office:value-type="float" office:value="4183839" calcext:value-type="float">
            <text:p>41838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15822" calcext:value-type="float">
            <text:p>0.00015822</text:p>
          </table:table-cell>
          <table:table-cell office:value-type="float" office:value="0.01298139" calcext:value-type="float">
            <text:p>0.01298139</text:p>
          </table:table-cell>
          <table:table-cell office:value-type="float" office:value="0.00003734" calcext:value-type="float">
            <text:p>0.00003734</text:p>
          </table:table-cell>
          <table:table-cell office:value-type="float" office:value="0.00079203" calcext:value-type="float">
            <text:p>0.00079203</text:p>
          </table:table-cell>
          <table:table-cell office:value-type="float" office:value="150" calcext:value-type="float">
            <text:p>150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129]-[.F129]" office:value-type="float" office:value="4016740" calcext:value-type="float">
            <text:p>40167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35547" calcext:value-type="float">
            <text:p>0.00035547</text:p>
          </table:table-cell>
          <table:table-cell office:value-type="float" office:value="0.02916486" calcext:value-type="float">
            <text:p>0.02916486</text:p>
          </table:table-cell>
          <table:table-cell office:value-type="float" office:value="0.00003546" calcext:value-type="float">
            <text:p>0.00003546</text:p>
          </table:table-cell>
          <table:table-cell office:value-type="float" office:value="0.00080836" calcext:value-type="float">
            <text:p>0.00080836</text:p>
          </table:table-cell>
          <table:table-cell office:value-type="float" office:value="337" calcext:value-type="float">
            <text:p>337</text:p>
          </table:table-cell>
          <table:table-cell office:value-type="float" office:value="9503871" calcext:value-type="float">
            <text:p>9503871</text:p>
          </table:table-cell>
          <table:table-cell office:value-type="string" calcext:value-type="string">
            <text:p>?b</text:p>
          </table:table-cell>
          <table:table-cell table:formula="of:=[.G130]-[.F130]" office:value-type="float" office:value="9503534" calcext:value-type="float">
            <text:p>95035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isLeaderOf&gt; <text:s/>?b</text:p>
          </table:table-cell>
          <table:table-cell office:value-type="float" office:value="0.00011286" calcext:value-type="float">
            <text:p>0.00011286</text:p>
          </table:table-cell>
          <table:table-cell office:value-type="float" office:value="0.01677379" calcext:value-type="float">
            <text:p>0.01677379</text:p>
          </table:table-cell>
          <table:table-cell office:value-type="float" office:value="0.00003372" calcext:value-type="float">
            <text:p>0.00003372</text:p>
          </table:table-cell>
          <table:table-cell office:value-type="float" office:value="0.00078352" calcext:value-type="float">
            <text:p>0.00078352</text:p>
          </table:table-cell>
          <table:table-cell office:value-type="float" office:value="107" calcext:value-type="float">
            <text:p>107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131]-[.F131]" office:value-type="float" office:value="3172817" calcext:value-type="float">
            <text:p>31728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CitizenOf&gt; <text:s/>?f <text:s text:c="2"/>=&gt; ?a <text:s/>&lt;hasAcademicAdvisor&gt; <text:s/>?b</text:p>
          </table:table-cell>
          <table:table-cell office:value-type="float" office:value="0.00004114" calcext:value-type="float">
            <text:p>0.00004114</text:p>
          </table:table-cell>
          <table:table-cell office:value-type="float" office:value="0.02003082" calcext:value-type="float">
            <text:p>0.02003082</text:p>
          </table:table-cell>
          <table:table-cell office:value-type="float" office:value="0.00002363" calcext:value-type="float">
            <text:p>0.00002363</text:p>
          </table:table-cell>
          <table:table-cell office:value-type="float" office:value="0.00023461" calcext:value-type="float">
            <text:p>0.00023461</text:p>
          </table:table-cell>
          <table:table-cell office:value-type="float" office:value="39" calcext:value-type="float">
            <text:p>39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132]-[.F132]" office:value-type="float" office:value="1650453" calcext:value-type="float">
            <text:p>16504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2302" calcext:value-type="float">
            <text:p>0.00002302</text:p>
          </table:table-cell>
          <table:table-cell office:value-type="float" office:value="0.00069575" calcext:value-type="float">
            <text:p>0.00069575</text:p>
          </table:table-cell>
          <table:table-cell office:value-type="float" office:value="38" calcext:value-type="float">
            <text:p>38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133]-[.F133]" office:value-type="float" office:value="1650454" calcext:value-type="float">
            <text:p>16504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19197" calcext:value-type="float">
            <text:p>0.00019197</text:p>
          </table:table-cell>
          <table:table-cell office:value-type="float" office:value="0.01304659" calcext:value-type="float">
            <text:p>0.01304659</text:p>
          </table:table-cell>
          <table:table-cell office:value-type="float" office:value="0.00001315" calcext:value-type="float">
            <text:p>0.00001315</text:p>
          </table:table-cell>
          <table:table-cell office:value-type="float" office:value="0.00033134" calcext:value-type="float">
            <text:p>0.00033134</text:p>
          </table:table-cell>
          <table:table-cell office:value-type="float" office:value="182" calcext:value-type="float">
            <text:p>182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b</text:p>
          </table:table-cell>
          <table:table-cell table:formula="of:=[.G134]-[.F134]" office:value-type="float" office:value="13841618" calcext:value-type="float">
            <text:p>138416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22573" calcext:value-type="float">
            <text:p>0.00022573</text:p>
          </table:table-cell>
          <table:table-cell office:value-type="float" office:value="0.0153405" calcext:value-type="float">
            <text:p>0.0153405</text:p>
          </table:table-cell>
          <table:table-cell office:value-type="float" office:value="0.00001209" calcext:value-type="float">
            <text:p>0.00001209</text:p>
          </table:table-cell>
          <table:table-cell office:value-type="float" office:value="0.00119607" calcext:value-type="float">
            <text:p>0.00119607</text:p>
          </table:table-cell>
          <table:table-cell office:value-type="float" office:value="214" calcext:value-type="float">
            <text:p>214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b</text:p>
          </table:table-cell>
          <table:table-cell table:formula="of:=[.G135]-[.F135]" office:value-type="float" office:value="17698478" calcext:value-type="float">
            <text:p>176984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10864" calcext:value-type="float">
            <text:p>0.00010864</text:p>
          </table:table-cell>
          <table:table-cell office:value-type="float" office:value="0.0529019" calcext:value-type="float">
            <text:p>0.0529019</text:p>
          </table:table-cell>
          <table:table-cell office:value-type="float" office:value="0.00000744" calcext:value-type="float">
            <text:p>0.00000744</text:p>
          </table:table-cell>
          <table:table-cell office:value-type="float" office:value="0.00024395" calcext:value-type="float">
            <text:p>0.00024395</text:p>
          </table:table-cell>
          <table:table-cell office:value-type="float" office:value="103" calcext:value-type="float">
            <text:p>103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a</text:p>
          </table:table-cell>
          <table:table-cell table:formula="of:=[.G136]-[.F136]" office:value-type="float" office:value="13841697" calcext:value-type="float">
            <text:p>138416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02742" calcext:value-type="float">
            <text:p>0.00002742</text:p>
          </table:table-cell>
          <table:table-cell office:value-type="float" office:value="0.01335388" calcext:value-type="float">
            <text:p>0.01335388</text:p>
          </table:table-cell>
          <table:table-cell office:value-type="float" office:value="0.00000647" calcext:value-type="float">
            <text:p>0.00000647</text:p>
          </table:table-cell>
          <table:table-cell office:value-type="float" office:value="0.00048337" calcext:value-type="float">
            <text:p>0.00048337</text:p>
          </table:table-cell>
          <table:table-cell office:value-type="float" office:value="26" calcext:value-type="float">
            <text:p>26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a</text:p>
          </table:table-cell>
          <table:table-cell table:formula="of:=[.G137]-[.F137]" office:value-type="float" office:value="4016864" calcext:value-type="float">
            <text:p>4016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04365691" calcext:value-type="float">
            <text:p>0.04365691</text:p>
          </table:table-cell>
          <table:table-cell office:value-type="float" office:value="0.0000048" calcext:value-type="float">
            <text:p>0.0000048</text:p>
          </table:table-cell>
          <table:table-cell office:value-type="float" office:value="0.00199854" calcext:value-type="float">
            <text:p>0.00199854</text:p>
          </table:table-cell>
          <table:table-cell office:value-type="float" office:value="85" calcext:value-type="float">
            <text:p>85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a</text:p>
          </table:table-cell>
          <table:table-cell table:formula="of:=[.G138]-[.F138]" office:value-type="float" office:value="17698607" calcext:value-type="float">
            <text:p>17698607</text:p>
          </table:table-cell>
          <table:table-cell/>
          <table:table-cell table:formula="of:=SUM([.I2:.I138])" office:value-type="float" office:value="129157023" calcext:value-type="float">
            <text:p>129157023</text:p>
          </table:table-cell>
        </table:table-row>
        <table:table-row table:style-name="ro2">
          <table:table-cell office:value-type="string" calcext:value-type="string">
            <text:p>Mining done in 3 min</text:p>
          </table:table-cell>
          <table:table-cell office:value-type="string" calcext:value-type="string">
            <text:p><text:s/>37 s seconds</text:p>
          </table:table-cell>
          <table:table-cell table:number-columns-repeated="9"/>
        </table:table-row>
        <table:table-row table:style-name="ro2">
          <table:table-cell/>
          <table:table-cell table:style-name="ce7" office:value-type="string" calcext:value-type="string">
            <text:p>Support</text:p>
          </table:table-cell>
          <table:table-cell table:style-name="ce7" office:value-type="string" calcext:value-type="string">
            <text:p>Head coverage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Cardinality</text:p>
          </table:table-cell>
          <table:table-cell table:style-name="ce7" office:value-type="string" calcext:value-type="string">
            <text:p>Body size</text:p>
          </table:table-cell>
          <table:table-cell table:style-name="ce7" office:value-type="string" calcext:value-type="string">
            <text:p>Functional variable</text:p>
          </table:table-cell>
          <table:table-cell table:style-name="ce7" office:value-type="string" calcext:value-type="string">
            <text:p>Total Predi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0670644" calcext:value-type="float">
            <text:p>0.00670644</text:p>
          </table:table-cell>
          <table:table-cell table:number-columns-repeated="2" office:value-type="float" office:value="0.53014258" calcext:value-type="float">
            <text:p>0.53014258</text:p>
          </table:table-cell>
          <table:table-cell office:value-type="float" office:value="0.91785766" calcext:value-type="float">
            <text:p>0.91785766</text:p>
          </table:table-cell>
          <table:table-cell office:value-type="float" office:value="6358" calcext:value-type="float">
            <text:p>6358</text:p>
          </table:table-cell>
          <table:table-cell office:value-type="float" office:value="11993" calcext:value-type="float">
            <text:p>11993</text:p>
          </table:table-cell>
          <table:table-cell office:value-type="string" calcext:value-type="string">
            <text:p>?b</text:p>
          </table:table-cell>
          <table:table-cell table:formula="of:=[.G141]-[.F141]" office:value-type="float" office:value="5635" calcext:value-type="float">
            <text:p>56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24794521" calcext:value-type="float">
            <text:p>0.24794521</text:p>
          </table:table-cell>
          <table:table-cell office:value-type="float" office:value="0.02701493" calcext:value-type="float">
            <text:p>0.02701493</text:p>
          </table:table-cell>
          <table:table-cell office:value-type="float" office:value="0.85377358" calcext:value-type="float">
            <text:p>0.85377358</text:p>
          </table:table-cell>
          <table:table-cell office:value-type="float" office:value="362" calcext:value-type="float">
            <text:p>362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142]-[.F142]" office:value-type="float" office:value="13038" calcext:value-type="float">
            <text:p>130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PoliticianOf&gt; <text:s/>?b</text:p>
          </table:table-cell>
          <table:table-cell office:value-type="float" office:value="0.00013712" calcext:value-type="float">
            <text:p>0.00013712</text:p>
          </table:table-cell>
          <table:table-cell office:value-type="float" office:value="0.0890411" calcext:value-type="float">
            <text:p>0.0890411</text:p>
          </table:table-cell>
          <table:table-cell office:value-type="float" office:value="0.02467261" calcext:value-type="float">
            <text:p>0.02467261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130" calcext:value-type="float">
            <text:p>130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143]-[.F143]" office:value-type="float" office:value="5139" calcext:value-type="float">
            <text:p>51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f <text:s/>?f <text:s/>&lt;hasOfficialLanguage&gt; <text:s/>?b <text:s text:c="2"/>=&gt; ?a <text:s/>&lt;hasOfficialLanguage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622665" calcext:value-type="float">
            <text:p>0.0622665</text:p>
          </table:table-cell>
          <table:table-cell office:value-type="float" office:value="0.00066107" calcext:value-type="float">
            <text:p>0.00066107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50" calcext:value-type="float">
            <text:p>50</text:p>
          </table:table-cell>
          <table:table-cell office:value-type="float" office:value="75635" calcext:value-type="float">
            <text:p>75635</text:p>
          </table:table-cell>
          <table:table-cell office:value-type="string" calcext:value-type="string">
            <text:p>?a</text:p>
          </table:table-cell>
          <table:table-cell table:formula="of:=[.G144]-[.F144]" office:value-type="float" office:value="75585" calcext:value-type="float">
            <text:p>755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f <text:s/>?f <text:s/>&lt;livesIn&gt; <text:s/>?b <text:s text:c="2"/>=&gt; ?a <text:s/>&lt;livesIn&gt; <text:s/>?b</text:p>
          </table:table-cell>
          <table:table-cell office:value-type="float" office:value="0.00019092" calcext:value-type="float">
            <text:p>0.00019092</text:p>
          </table:table-cell>
          <table:table-cell office:value-type="float" office:value="0.01240321" calcext:value-type="float">
            <text:p>0.01240321</text:p>
          </table:table-cell>
          <table:table-cell office:value-type="float" office:value="0.33705773" calcext:value-type="float">
            <text:p>0.33705773</text:p>
          </table:table-cell>
          <table:table-cell office:value-type="float" office:value="0.6988417" calcext:value-type="float">
            <text:p>0.6988417</text:p>
          </table:table-cell>
          <table:table-cell office:value-type="float" office:value="181" calcext:value-type="float">
            <text:p>181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?a</text:p>
          </table:table-cell>
          <table:table-cell table:formula="of:=[.G145]-[.F145]" office:value-type="float" office:value="356" calcext:value-type="float">
            <text:p>3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17826" calcext:value-type="float">
            <text:p>0.00017826</text:p>
          </table:table-cell>
          <table:table-cell office:value-type="float" office:value="0.01158089" calcext:value-type="float">
            <text:p>0.01158089</text:p>
          </table:table-cell>
          <table:table-cell office:value-type="float" office:value="0.22807018" calcext:value-type="float">
            <text:p>0.22807018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169" calcext:value-type="float">
            <text:p>169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?a</text:p>
          </table:table-cell>
          <table:table-cell table:formula="of:=[.G146]-[.F146]" office:value-type="float" office:value="572" calcext:value-type="float">
            <text:p>5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OfficialLanguage&gt; <text:s/>?b <text:s/>?e <text:s/>&lt;isLocatedIn&gt; <text:s/>?a <text:s text:c="2"/>=&gt; ?a <text:s/>&lt;hasOfficialLanguage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241594" calcext:value-type="float">
            <text:p>0.02241594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64285714" calcext:value-type="float">
            <text:p>0.64285714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?a</text:p>
          </table:table-cell>
          <table:table-cell table:formula="of:=[.G147]-[.F147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/>?a <text:s/>&lt;created&gt; <text:s/>?b <text:s text:c="2"/>=&gt; ?a <text:s/>&lt;direct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3020345" calcext:value-type="float">
            <text:p>0.03020345</text:p>
          </table:table-cell>
          <table:table-cell office:value-type="float" office:value="0.49827501" calcext:value-type="float">
            <text:p>0.49827501</text:p>
          </table:table-cell>
          <table:table-cell office:value-type="float" office:value="0.58676727" calcext:value-type="float">
            <text:p>0.58676727</text:p>
          </table:table-cell>
          <table:table-cell office:value-type="float" office:value="1011" calcext:value-type="float">
            <text:p>1011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?b</text:p>
          </table:table-cell>
          <table:table-cell table:formula="of:=[.G148]-[.F148]" office:value-type="float" office:value="1018" calcext:value-type="float">
            <text:p>1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0.00388062" calcext:value-type="float">
            <text:p>0.00388062</text:p>
          </table:table-cell>
          <table:table-cell office:value-type="float" office:value="0.31839031" calcext:value-type="float">
            <text:p>0.31839031</text:p>
          </table:table-cell>
          <table:table-cell table:number-columns-repeated="2" office:value-type="float" office:value="0.57565326" calcext:value-type="float">
            <text:p>0.57565326</text:p>
          </table:table-cell>
          <table:table-cell office:value-type="float" office:value="3679" calcext:value-type="float">
            <text:p>3679</text:p>
          </table:table-cell>
          <table:table-cell office:value-type="float" office:value="6391" calcext:value-type="float">
            <text:p>6391</text:p>
          </table:table-cell>
          <table:table-cell office:value-type="string" calcext:value-type="string">
            <text:p>?b</text:p>
          </table:table-cell>
          <table:table-cell table:formula="of:=[.G149]-[.F149]" office:value-type="float" office:value="2712" calcext:value-type="float">
            <text:p>27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CitizenOf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8682224" calcext:value-type="float">
            <text:p>0.08682224</text:p>
          </table:table-cell>
          <table:table-cell office:value-type="float" office:value="0.03745041" calcext:value-type="float">
            <text:p>0.03745041</text:p>
          </table:table-cell>
          <table:table-cell office:value-type="float" office:value="0.57421698" calcext:value-type="float">
            <text:p>0.57421698</text:p>
          </table:table-cell>
          <table:table-cell office:value-type="float" office:value="1265" calcext:value-type="float">
            <text:p>1265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150]-[.F150]" office:value-type="float" office:value="32513" calcext:value-type="float">
            <text:p>325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PoliticianOf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15" calcext:value-type="float">
            <text:p>0.15</text:p>
          </table:table-cell>
          <table:table-cell office:value-type="float" office:value="0.00648351" calcext:value-type="float">
            <text:p>0.00648351</text:p>
          </table:table-cell>
          <table:table-cell office:value-type="float" office:value="0.57180157" calcext:value-type="float">
            <text:p>0.57180157</text:p>
          </table:table-cell>
          <table:table-cell office:value-type="float" office:value="219" calcext:value-type="float">
            <text:p>219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151]-[.F151]" office:value-type="float" office:value="33559" calcext:value-type="float">
            <text:p>335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0.00388695" calcext:value-type="float">
            <text:p>0.00388695</text:p>
          </table:table-cell>
          <table:table-cell office:value-type="float" office:value="0.31890956" calcext:value-type="float">
            <text:p>0.31890956</text:p>
          </table:table-cell>
          <table:table-cell table:number-columns-repeated="2" office:value-type="float" office:value="0.56113903" calcext:value-type="float">
            <text:p>0.56113903</text:p>
          </table:table-cell>
          <table:table-cell office:value-type="float" office:value="3685" calcext:value-type="float">
            <text:p>3685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?b</text:p>
          </table:table-cell>
          <table:table-cell table:formula="of:=[.G152]-[.F152]" office:value-type="float" office:value="2882" calcext:value-type="float">
            <text:p>28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f <text:s/>?f <text:s/>&lt;isLocatedIn&gt; <text:s/>?b <text:s text:c="2"/>=&gt; ?a <text:s/>&lt;isCitizenOf&gt; <text:s/>?b</text:p>
          </table:table-cell>
          <table:table-cell office:value-type="float" office:value="0.00022256" calcext:value-type="float">
            <text:p>0.00022256</text:p>
          </table:table-cell>
          <table:table-cell office:value-type="float" office:value="0.01448181" calcext:value-type="float">
            <text:p>0.01448181</text:p>
          </table:table-cell>
          <table:table-cell office:value-type="float" office:value="0.00401278" calcext:value-type="float">
            <text:p>0.00401278</text:p>
          </table:table-cell>
          <table:table-cell office:value-type="float" office:value="0.54241645" calcext:value-type="float">
            <text:p>0.54241645</text:p>
          </table:table-cell>
          <table:table-cell office:value-type="float" office:value="211" calcext:value-type="float">
            <text:p>211</text:p>
          </table:table-cell>
          <table:table-cell office:value-type="float" office:value="52582" calcext:value-type="float">
            <text:p>52582</text:p>
          </table:table-cell>
          <table:table-cell office:value-type="string" calcext:value-type="string">
            <text:p>?a</text:p>
          </table:table-cell>
          <table:table-cell table:formula="of:=[.G153]-[.F153]" office:value-type="float" office:value="52371" calcext:value-type="float">
            <text:p>523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52358114" calcext:value-type="float">
            <text:p>0.52358114</text:p>
          </table:table-cell>
          <table:table-cell office:value-type="float" office:value="655" calcext:value-type="float">
            <text:p>655</text:p>
          </table:table-cell>
          <table:table-cell office:value-type="float" office:value="14570" calcext:value-type="float">
            <text:p>14570</text:p>
          </table:table-cell>
          <table:table-cell office:value-type="string" calcext:value-type="string">
            <text:p>?a</text:p>
          </table:table-cell>
          <table:table-cell table:formula="of:=[.G154]-[.F154]" office:value-type="float" office:value="13915" calcext:value-type="float">
            <text:p>13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b <text:s/>?a <text:s/>&lt;influences&gt; <text:s/>?e <text:s text:c="2"/>=&gt; ?a <text:s/>&lt;isCitizenOf&gt; <text:s/>?b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1002059" calcext:value-type="float">
            <text:p>0.01002059</text:p>
          </table:table-cell>
          <table:table-cell office:value-type="float" office:value="0.10564399" calcext:value-type="float">
            <text:p>0.10564399</text:p>
          </table:table-cell>
          <table:table-cell office:value-type="float" office:value="0.51957295" calcext:value-type="float">
            <text:p>0.51957295</text:p>
          </table:table-cell>
          <table:table-cell office:value-type="float" office:value="146" calcext:value-type="float">
            <text:p>146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?a</text:p>
          </table:table-cell>
          <table:table-cell table:formula="of:=[.G155]-[.F155]" office:value-type="float" office:value="1236" calcext:value-type="float">
            <text:p>12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CitizenOf&gt; <text:s/>?b</text:p>
          </table:table-cell>
          <table:table-cell office:value-type="float" office:value="0.00021729" calcext:value-type="float">
            <text:p>0.00021729</text:p>
          </table:table-cell>
          <table:table-cell office:value-type="float" office:value="0.01413864" calcext:value-type="float">
            <text:p>0.01413864</text:p>
          </table:table-cell>
          <table:table-cell office:value-type="float" office:value="0.0390966" calcext:value-type="float">
            <text:p>0.0390966</text:p>
          </table:table-cell>
          <table:table-cell office:value-type="float" office:value="0.48130841" calcext:value-type="float">
            <text:p>0.48130841</text:p>
          </table:table-cell>
          <table:table-cell office:value-type="float" office:value="206" calcext:value-type="float">
            <text:p>206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156]-[.F156]" office:value-type="float" office:value="5063" calcext:value-type="float">
            <text:p>50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4152368" calcext:value-type="float">
            <text:p>0.04152368</text:p>
          </table:table-cell>
          <table:table-cell office:value-type="float" office:value="0.04514925" calcext:value-type="float">
            <text:p>0.04514925</text:p>
          </table:table-cell>
          <table:table-cell office:value-type="float" office:value="0.48130469" calcext:value-type="float">
            <text:p>0.48130469</text:p>
          </table:table-cell>
          <table:table-cell office:value-type="float" office:value="605" calcext:value-type="float">
            <text:p>60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157]-[.F157]" office:value-type="float" office:value="12795" calcext:value-type="float">
            <text:p>127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40504" calcext:value-type="float">
            <text:p>0.00040504</text:p>
          </table:table-cell>
          <table:table-cell office:value-type="float" office:value="0.01147193" calcext:value-type="float">
            <text:p>0.01147193</text:p>
          </table:table-cell>
          <table:table-cell office:value-type="float" office:value="0.38285145" calcext:value-type="float">
            <text:p>0.38285145</text:p>
          </table:table-cell>
          <table:table-cell office:value-type="float" office:value="0.45229682" calcext:value-type="float">
            <text:p>0.45229682</text:p>
          </table:table-cell>
          <table:table-cell office:value-type="float" office:value="384" calcext:value-type="float">
            <text:p>38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table:formula="of:=[.G158]-[.F158]" office:value-type="float" office:value="619" calcext:value-type="float">
            <text:p>6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43414634" calcext:value-type="float">
            <text:p>0.43414634</text:p>
          </table:table-cell>
          <table:table-cell office:value-type="float" office:value="267" calcext:value-type="float">
            <text:p>267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table:formula="of:=[.G159]-[.F159]" office:value-type="float" office:value="21889" calcext:value-type="float">
            <text:p>218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hild&gt; <text:s/>?f <text:s/>?b <text:s/>&lt;hasChild&gt; <text:s/>?f <text:s text:c="2"/>=&gt; ?a <text:s/>&lt;isMarriedTo&gt; <text:s/>?b</text:p>
          </table:table-cell>
          <table:table-cell office:value-type="float" office:value="0.00198198" calcext:value-type="float">
            <text:p>0.00198198</text:p>
          </table:table-cell>
          <table:table-cell office:value-type="float" office:value="0.15667473" calcext:value-type="float">
            <text:p>0.15667473</text:p>
          </table:table-cell>
          <table:table-cell office:value-type="float" office:value="0.17321165" calcext:value-type="float">
            <text:p>0.17321165</text:p>
          </table:table-cell>
          <table:table-cell office:value-type="float" office:value="0.40981461" calcext:value-type="float">
            <text:p>0.40981461</text:p>
          </table:table-cell>
          <table:table-cell office:value-type="float" office:value="1879" calcext:value-type="float">
            <text:p>1879</text:p>
          </table:table-cell>
          <table:table-cell office:value-type="float" office:value="10848" calcext:value-type="float">
            <text:p>10848</text:p>
          </table:table-cell>
          <table:table-cell office:value-type="string" calcext:value-type="string">
            <text:p>?b</text:p>
          </table:table-cell>
          <table:table-cell table:formula="of:=[.G160]-[.F160]" office:value-type="float" office:value="8969" calcext:value-type="float">
            <text:p>89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02739726" calcext:value-type="float">
            <text:p>0.02739726</text:p>
          </table:table-cell>
          <table:table-cell office:value-type="float" office:value="0.00161044" calcext:value-type="float">
            <text:p>0.00161044</text:p>
          </table:table-cell>
          <table:table-cell office:value-type="float" office:value="0.3960396" calcext:value-type="float">
            <text:p>0.3960396</text:p>
          </table:table-cell>
          <table:table-cell office:value-type="float" office:value="40" calcext:value-type="float">
            <text:p>40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161]-[.F161]" office:value-type="float" office:value="24798" calcext:value-type="float">
            <text:p>247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AcademicAdvisor&gt; <text:s/>?a <text:s/>?e <text:s/>&lt;graduatedFrom&gt; <text:s/>?b <text:s text:c="2"/>=&gt; ?a <text:s/>&lt;worksAt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0365353" calcext:value-type="float">
            <text:p>0.0365353</text:p>
          </table:table-cell>
          <table:table-cell office:value-type="float" office:value="0.13444109" calcext:value-type="float">
            <text:p>0.13444109</text:p>
          </table:table-cell>
          <table:table-cell office:value-type="float" office:value="0.39035088" calcext:value-type="float">
            <text:p>0.39035088</text:p>
          </table:table-cell>
          <table:table-cell office:value-type="float" office:value="89" calcext:value-type="float">
            <text:p>89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?a</text:p>
          </table:table-cell>
          <table:table-cell table:formula="of:=[.G162]-[.F162]" office:value-type="float" office:value="573" calcext:value-type="float">
            <text:p>5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00021834" calcext:value-type="float">
            <text:p>0.00021834</text:p>
          </table:table-cell>
          <table:table-cell office:value-type="float" office:value="0.01025971" calcext:value-type="float">
            <text:p>0.01025971</text:p>
          </table:table-cell>
          <table:table-cell office:value-type="float" office:value="0.20638086" calcext:value-type="float">
            <text:p>0.20638086</text:p>
          </table:table-cell>
          <table:table-cell office:value-type="float" office:value="0.38983051" calcext:value-type="float">
            <text:p>0.38983051</text:p>
          </table:table-cell>
          <table:table-cell office:value-type="float" office:value="207" calcext:value-type="float">
            <text:p>207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table:formula="of:=[.G163]-[.F163]" office:value-type="float" office:value="796" calcext:value-type="float">
            <text:p>7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18459" calcext:value-type="float">
            <text:p>0.00018459</text:p>
          </table:table-cell>
          <table:table-cell office:value-type="float" office:value="0.01199205" calcext:value-type="float">
            <text:p>0.01199205</text:p>
          </table:table-cell>
          <table:table-cell office:value-type="float" office:value="0.0130597" calcext:value-type="float">
            <text:p>0.0130597</text:p>
          </table:table-cell>
          <table:table-cell office:value-type="float" office:value="0.38546256" calcext:value-type="float">
            <text:p>0.38546256</text:p>
          </table:table-cell>
          <table:table-cell office:value-type="float" office:value="175" calcext:value-type="float">
            <text:p>17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164]-[.F164]" office:value-type="float" office:value="13225" calcext:value-type="float">
            <text:p>132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f <text:s/>&lt;hasCapital&gt; <text:s/>?b <text:s text:c="2"/>=&gt; ?a <text:s/>&lt;diedIn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3105254" calcext:value-type="float">
            <text:p>0.03105254</text:p>
          </table:table-cell>
          <table:table-cell office:value-type="float" office:value="0.05049912" calcext:value-type="float">
            <text:p>0.05049912</text:p>
          </table:table-cell>
          <table:table-cell office:value-type="float" office:value="0.38457239" calcext:value-type="float">
            <text:p>0.38457239</text:p>
          </table:table-cell>
          <table:table-cell office:value-type="float" office:value="688" calcext:value-type="float">
            <text:p>688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165]-[.F165]" office:value-type="float" office:value="12936" calcext:value-type="float">
            <text:p>129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31855" calcext:value-type="float">
            <text:p>0.00031855</text:p>
          </table:table-cell>
          <table:table-cell office:value-type="float" office:value="0.05137802" calcext:value-type="float">
            <text:p>0.05137802</text:p>
          </table:table-cell>
          <table:table-cell office:value-type="float" office:value="0.00150881" calcext:value-type="float">
            <text:p>0.00150881</text:p>
          </table:table-cell>
          <table:table-cell office:value-type="float" office:value="0.38131313" calcext:value-type="float">
            <text:p>0.38131313</text:p>
          </table:table-cell>
          <table:table-cell office:value-type="float" office:value="302" calcext:value-type="float">
            <text:p>302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166]-[.F166]" office:value-type="float" office:value="199856" calcext:value-type="float">
            <text:p>1998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5010904" calcext:value-type="float">
            <text:p>0.05010904</text:p>
          </table:table-cell>
          <table:table-cell office:value-type="float" office:value="0.1610642" calcext:value-type="float">
            <text:p>0.1610642</text:p>
          </table:table-cell>
          <table:table-cell office:value-type="float" office:value="0.37472202" calcext:value-type="float">
            <text:p>0.37472202</text:p>
          </table:table-cell>
          <table:table-cell office:value-type="float" office:value="1011" calcext:value-type="float">
            <text:p>1011</text:p>
          </table:table-cell>
          <table:table-cell office:value-type="float" office:value="6277" calcext:value-type="float">
            <text:p>6277</text:p>
          </table:table-cell>
          <table:table-cell office:value-type="string" calcext:value-type="string">
            <text:p>?b</text:p>
          </table:table-cell>
          <table:table-cell table:formula="of:=[.G167]-[.F167]" office:value-type="float" office:value="5266" calcext:value-type="float">
            <text:p>52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36571748" calcext:value-type="float">
            <text:p>0.36571748</text:p>
          </table:table-cell>
          <table:table-cell office:value-type="float" office:value="655" calcext:value-type="float">
            <text:p>65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68]-[.F168]" office:value-type="float" office:value="13938" calcext:value-type="float">
            <text:p>13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32464443" calcext:value-type="float">
            <text:p>0.32464443</text:p>
          </table:table-cell>
          <table:table-cell office:value-type="float" office:value="6277" calcext:value-type="float">
            <text:p>6277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table:formula="of:=[.G169]-[.F169]" office:value-type="float" office:value="27196" calcext:value-type="float">
            <text:p>27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31386861" calcext:value-type="float">
            <text:p>0.31386861</text:p>
          </table:table-cell>
          <table:table-cell office:value-type="float" office:value="215" calcext:value-type="float">
            <text:p>21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70]-[.F170]" office:value-type="float" office:value="14378" calcext:value-type="float">
            <text:p>143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29053319" calcext:value-type="float">
            <text:p>0.29053319</text:p>
          </table:table-cell>
          <table:table-cell office:value-type="float" office:value="267" calcext:value-type="float">
            <text:p>267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71]-[.F171]" office:value-type="float" office:value="14326" calcext:value-type="float">
            <text:p>143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08227" calcext:value-type="float">
            <text:p>0.00008227</text:p>
          </table:table-cell>
          <table:table-cell office:value-type="float" office:value="0.05342466" calcext:value-type="float">
            <text:p>0.05342466</text:p>
          </table:table-cell>
          <table:table-cell office:value-type="float" office:value="0.00534503" calcext:value-type="float">
            <text:p>0.00534503</text:p>
          </table:table-cell>
          <table:table-cell office:value-type="float" office:value="0.28782288" calcext:value-type="float">
            <text:p>0.28782288</text:p>
          </table:table-cell>
          <table:table-cell office:value-type="float" office:value="78" calcext:value-type="float">
            <text:p>78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72]-[.F172]" office:value-type="float" office:value="14515" calcext:value-type="float">
            <text:p>145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173]-[.F173]"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b <text:s/>?a <text:s/>&lt;dealsWith&gt; <text:s/>?e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174]-[.F174]"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f <text:s/>&lt;hasCapital&gt; <text:s/>?b <text:s text:c="2"/>=&gt; ?a <text:s/>&lt;wasBornIn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1744009" calcext:value-type="float">
            <text:p>0.01744009</text:p>
          </table:table-cell>
          <table:table-cell office:value-type="float" office:value="0.07163829" calcext:value-type="float">
            <text:p>0.07163829</text:p>
          </table:table-cell>
          <table:table-cell office:value-type="float" office:value="0.26872247" calcext:value-type="float">
            <text:p>0.26872247</text:p>
          </table:table-cell>
          <table:table-cell office:value-type="float" office:value="976" calcext:value-type="float">
            <text:p>976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175]-[.F175]" office:value-type="float" office:value="12648" calcext:value-type="float">
            <text:p>126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00002532" calcext:value-type="float">
            <text:p>0.00002532</text:p>
          </table:table-cell>
          <table:table-cell office:value-type="float" office:value="0.0113261" calcext:value-type="float">
            <text:p>0.0113261</text:p>
          </table:table-cell>
          <table:table-cell office:value-type="float" office:value="0.01959184" calcext:value-type="float">
            <text:p>0.01959184</text:p>
          </table:table-cell>
          <table:table-cell office:value-type="float" office:value="0.24" calcext:value-type="float">
            <text:p>0.24</text:p>
          </table:table-cell>
          <table:table-cell office:value-type="float" office:value="24" calcext:value-type="float">
            <text:p>24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?a</text:p>
          </table:table-cell>
          <table:table-cell table:formula="of:=[.G176]-[.F176]" office:value-type="float" office:value="1201" calcext:value-type="float">
            <text:p>1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22802238" calcext:value-type="float">
            <text:p>0.22802238</text:p>
          </table:table-cell>
          <table:table-cell office:value-type="float" office:value="6277" calcext:value-type="float">
            <text:p>6277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177]-[.F177]" office:value-type="float" office:value="193881" calcext:value-type="float">
            <text:p>1938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AcademicAdvisor&gt; <text:s/>?f <text:s/>?f <text:s/>&lt;worksAt&gt; <text:s/>?b <text:s text:c="2"/>=&gt; ?a <text:s/>&lt;worksAt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2052545" calcext:value-type="float">
            <text:p>0.02052545</text:p>
          </table:table-cell>
          <table:table-cell office:value-type="float" office:value="0.06868132" calcext:value-type="float">
            <text:p>0.06868132</text:p>
          </table:table-cell>
          <table:table-cell office:value-type="float" office:value="0.22727273" calcext:value-type="float">
            <text:p>0.22727273</text:p>
          </table:table-cell>
          <table:table-cell office:value-type="float" office:value="50" calcext:value-type="float">
            <text:p>5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?a</text:p>
          </table:table-cell>
          <table:table-cell table:formula="of:=[.G178]-[.F178]" office:value-type="float" office:value="678" calcext:value-type="float">
            <text:p>6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22695244" calcext:value-type="float">
            <text:p>0.22695244</text:p>
          </table:table-cell>
          <table:table-cell office:value-type="float" office:value="773" calcext:value-type="float">
            <text:p>773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79]-[.F179]" office:value-type="float" office:value="55190" calcext:value-type="float">
            <text:p>551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table:formula="of:=[.G180]-[.F180]" office:value-type="float" office:value="20196" calcext:value-type="float">
            <text:p>20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81]-[.F181]" office:value-type="float" office:value="54003" calcext:value-type="float">
            <text:p>54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AcademicAdvisor&gt; <text:s/>?a <text:s/>?e <text:s/>&lt;worksAt&gt; <text:s/>?b <text:s text:c="2"/>=&gt; ?a <text:s/>&lt;worksAt&gt; <text:s/>?b</text:p>
          </table:table-cell>
          <table:table-cell office:value-type="float" office:value="0.00004958" calcext:value-type="float">
            <text:p>0.00004958</text:p>
          </table:table-cell>
          <table:table-cell office:value-type="float" office:value="0.01929392" calcext:value-type="float">
            <text:p>0.01929392</text:p>
          </table:table-cell>
          <table:table-cell office:value-type="float" office:value="0.08655617" calcext:value-type="float">
            <text:p>0.08655617</text:p>
          </table:table-cell>
          <table:table-cell office:value-type="float" office:value="0.21860465" calcext:value-type="float">
            <text:p>0.21860465</text:p>
          </table:table-cell>
          <table:table-cell office:value-type="float" office:value="47" calcext:value-type="float">
            <text:p>4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?a</text:p>
          </table:table-cell>
          <table:table-cell table:formula="of:=[.G182]-[.F182]" office:value-type="float" office:value="496" calcext:value-type="float">
            <text:p>4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dealsWith&gt; <text:s/>?b <text:s text:c="2"/>=&gt; ?a <text:s/>&lt;dealsWith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38751814" calcext:value-type="float">
            <text:p>0.38751814</text:p>
          </table:table-cell>
          <table:table-cell office:value-type="float" office:value="0.15442452" calcext:value-type="float">
            <text:p>0.15442452</text:p>
          </table:table-cell>
          <table:table-cell office:value-type="float" office:value="0.2177814" calcext:value-type="float">
            <text:p>0.2177814</text:p>
          </table:table-cell>
          <table:table-cell office:value-type="float" office:value="267" calcext:value-type="float">
            <text:p>267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?a</text:p>
          </table:table-cell>
          <table:table-cell table:formula="of:=[.G183]-[.F183]" office:value-type="float" office:value="1462" calcext:value-type="float">
            <text:p>14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hasCapital&gt; <text:s/>?f <text:s text:c="2"/>=&gt; ?a <text:s/>&lt;isCitizenOf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9547" calcext:value-type="float">
            <text:p>0.01379547</text:p>
          </table:table-cell>
          <table:table-cell office:value-type="float" office:value="0.04083706" calcext:value-type="float">
            <text:p>0.04083706</text:p>
          </table:table-cell>
          <table:table-cell office:value-type="float" office:value="0.20700309" calcext:value-type="float">
            <text:p>0.20700309</text:p>
          </table:table-cell>
          <table:table-cell office:value-type="float" office:value="201" calcext:value-type="float">
            <text:p>201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table:formula="of:=[.G184]-[.F184]" office:value-type="float" office:value="4721" calcext:value-type="float">
            <text:p>47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hasCapital&gt; <text:s/>?f <text:s text:c="2"/>=&gt; ?a <text:s/>&lt;isCitizenOf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6698696" calcext:value-type="float">
            <text:p>0.06698696</text:p>
          </table:table-cell>
          <table:table-cell office:value-type="float" office:value="0.02492657" calcext:value-type="float">
            <text:p>0.02492657</text:p>
          </table:table-cell>
          <table:table-cell office:value-type="float" office:value="0.19817259" calcext:value-type="float">
            <text:p>0.19817259</text:p>
          </table:table-cell>
          <table:table-cell office:value-type="float" office:value="976" calcext:value-type="float">
            <text:p>976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?a</text:p>
          </table:table-cell>
          <table:table-cell table:formula="of:=[.G185]-[.F185]" office:value-type="float" office:value="38179" calcext:value-type="float">
            <text:p>38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0.00069301" calcext:value-type="float">
            <text:p>0.00069301</text:p>
          </table:table-cell>
          <table:table-cell office:value-type="float" office:value="0.04502159" calcext:value-type="float">
            <text:p>0.04502159</text:p>
          </table:table-cell>
          <table:table-cell table:number-columns-repeated="2" office:value-type="float" office:value="0.18533145" calcext:value-type="float">
            <text:p>0.18533145</text:p>
          </table:table-cell>
          <table:table-cell office:value-type="float" office:value="657" calcext:value-type="float">
            <text:p>657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?a</text:p>
          </table:table-cell>
          <table:table-cell table:formula="of:=[.G186]-[.F186]" office:value-type="float" office:value="2888" calcext:value-type="float">
            <text:p>28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009915" calcext:value-type="float">
            <text:p>0.00009915</text:p>
          </table:table-cell>
          <table:table-cell table:number-columns-repeated="2" office:value-type="float" office:value="0.13642961" calcext:value-type="float">
            <text:p>0.13642961</text:p>
          </table:table-cell>
          <table:table-cell office:value-type="float" office:value="0.18323587" calcext:value-type="float">
            <text:p>0.18323587</text:p>
          </table:table-cell>
          <table:table-cell office:value-type="float" office:value="94" calcext:value-type="float">
            <text:p>94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?a</text:p>
          </table:table-cell>
          <table:table-cell table:formula="of:=[.G187]-[.F187]" office:value-type="float" office:value="595" calcext:value-type="float">
            <text:p>5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4722032" calcext:value-type="float">
            <text:p>0.04722032</text:p>
          </table:table-cell>
          <table:table-cell office:value-type="float" office:value="0.02769949" calcext:value-type="float">
            <text:p>0.02769949</text:p>
          </table:table-cell>
          <table:table-cell office:value-type="float" office:value="0.18057743" calcext:value-type="float">
            <text:p>0.18057743</text:p>
          </table:table-cell>
          <table:table-cell office:value-type="float" office:value="688" calcext:value-type="float">
            <text:p>688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188]-[.F188]" office:value-type="float" office:value="24150" calcext:value-type="float">
            <text:p>24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0.00098941" calcext:value-type="float">
            <text:p>0.00098941</text:p>
          </table:table-cell>
          <table:table-cell office:value-type="float" office:value="0.06427739" calcext:value-type="float">
            <text:p>0.06427739</text:p>
          </table:table-cell>
          <table:table-cell table:number-columns-repeated="2" office:value-type="float" office:value="0.1780224" calcext:value-type="float">
            <text:p>0.1780224</text:p>
          </table:table-cell>
          <table:table-cell office:value-type="float" office:value="938" calcext:value-type="float">
            <text:p>938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189]-[.F189]" office:value-type="float" office:value="4331" calcext:value-type="float">
            <text:p>43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Capital&gt; <text:s/>?b <text:s/>?a <text:s/>&lt;isCitizenOf&gt; <text:s/>?e <text:s text:c="2"/>=&gt; ?a <text:s/>&lt;livesIn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7373" calcext:value-type="float">
            <text:p>0.01377373</text:p>
          </table:table-cell>
          <table:table-cell office:value-type="float" office:value="0.01475338" calcext:value-type="float">
            <text:p>0.01475338</text:p>
          </table:table-cell>
          <table:table-cell office:value-type="float" office:value="0.17693662" calcext:value-type="float">
            <text:p>0.17693662</text:p>
          </table:table-cell>
          <table:table-cell office:value-type="float" office:value="201" calcext:value-type="float">
            <text:p>201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190]-[.F190]" office:value-type="float" office:value="13423" calcext:value-type="float">
            <text:p>134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17116918" calcext:value-type="float">
            <text:p>0.17116918</text:p>
          </table:table-cell>
          <table:table-cell office:value-type="float" office:value="773" calcext:value-type="float">
            <text:p>773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91]-[.F191]" office:value-type="float" office:value="13820" calcext:value-type="float">
            <text:p>138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00025315" calcext:value-type="float">
            <text:p>0.00025315</text:p>
          </table:table-cell>
          <table:table-cell office:value-type="float" office:value="0.01083228" calcext:value-type="float">
            <text:p>0.01083228</text:p>
          </table:table-cell>
          <table:table-cell office:value-type="float" office:value="0.00112631" calcext:value-type="float">
            <text:p>0.00112631</text:p>
          </table:table-cell>
          <table:table-cell office:value-type="float" office:value="0.16985138" calcext:value-type="float">
            <text:p>0.16985138</text:p>
          </table:table-cell>
          <table:table-cell office:value-type="float" office:value="240" calcext:value-type="float">
            <text:p>240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192]-[.F192]" office:value-type="float" office:value="212845" calcext:value-type="float">
            <text:p>2128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1551967" calcext:value-type="float">
            <text:p>0.01551967</text:p>
          </table:table-cell>
          <table:table-cell office:value-type="float" office:value="0.00176903" calcext:value-type="float">
            <text:p>0.00176903</text:p>
          </table:table-cell>
          <table:table-cell office:value-type="float" office:value="0.16923077" calcext:value-type="float">
            <text:p>0.16923077</text:p>
          </table:table-cell>
          <table:table-cell office:value-type="float" office:value="99" calcext:value-type="float">
            <text:p>99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93]-[.F193]" office:value-type="float" office:value="55864" calcext:value-type="float">
            <text:p>55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?a</text:p>
          </table:table-cell>
          <table:table-cell table:formula="of:=[.G194]-[.F194]" office:value-type="float" office:value="2217" calcext:value-type="float">
            <text:p>22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11875" calcext:value-type="float">
            <text:p>11875</text:p>
          </table:table-cell>
          <table:table-cell office:value-type="string" calcext:value-type="string">
            <text:p>?a</text:p>
          </table:table-cell>
          <table:table-cell table:formula="of:=[.G195]-[.F195]" office:value-type="float" office:value="11656" calcext:value-type="float">
            <text:p>116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618905" calcext:value-type="float">
            <text:p>0.1618905</text:p>
          </table:table-cell>
          <table:table-cell office:value-type="float" office:value="2271" calcext:value-type="float">
            <text:p>2271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table:formula="of:=[.G196]-[.F196]" office:value-type="float" office:value="31202" calcext:value-type="float">
            <text:p>312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isCitizenOf&gt; <text:s/>?b <text:s text:c="2"/>=&gt; ?a <text:s/>&lt;dealsWith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612482" calcext:value-type="float">
            <text:p>0.02612482</text:p>
          </table:table-cell>
          <table:table-cell office:value-type="float" office:value="0.02452316" calcext:value-type="float">
            <text:p>0.02452316</text:p>
          </table:table-cell>
          <table:table-cell office:value-type="float" office:value="0.16071429" calcext:value-type="float">
            <text:p>0.16071429</text:p>
          </table:table-cell>
          <table:table-cell office:value-type="float" office:value="18" calcext:value-type="float">
            <text:p>18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197]-[.F197]" office:value-type="float" office:value="716" calcext:value-type="float">
            <text:p>7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diedIn&gt; <text:s/>?b <text:s text:c="2"/>=&gt; ?a <text:s/>&lt;hasCapital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01179802" calcext:value-type="float">
            <text:p>0.01179802</text:p>
          </table:table-cell>
          <table:table-cell office:value-type="float" office:value="0.04266212" calcext:value-type="float">
            <text:p>0.04266212</text:p>
          </table:table-cell>
          <table:table-cell office:value-type="float" office:value="0.15923567" calcext:value-type="float">
            <text:p>0.15923567</text:p>
          </table:table-cell>
          <table:table-cell office:value-type="float" office:value="25" calcext:value-type="float">
            <text:p>2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?a</text:p>
          </table:table-cell>
          <table:table-cell table:formula="of:=[.G198]-[.F198]" office:value-type="float" office:value="561" calcext:value-type="float">
            <text:p>5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15689762" calcext:value-type="float">
            <text:p>0.15689762</text:p>
          </table:table-cell>
          <table:table-cell office:value-type="float" office:value="2029" calcext:value-type="float">
            <text:p>2029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table:formula="of:=[.G199]-[.F199]" office:value-type="float" office:value="18147" calcext:value-type="float">
            <text:p>181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livesIn&gt; <text:s/>?b</text:p>
          </table:table-cell>
          <table:table-cell office:value-type="float" office:value="0.00036707" calcext:value-type="float">
            <text:p>0.00036707</text:p>
          </table:table-cell>
          <table:table-cell office:value-type="float" office:value="0.02384705" calcext:value-type="float">
            <text:p>0.02384705</text:p>
          </table:table-cell>
          <table:table-cell office:value-type="float" office:value="0.01030256" calcext:value-type="float">
            <text:p>0.01030256</text:p>
          </table:table-cell>
          <table:table-cell office:value-type="float" office:value="0.15330396" calcext:value-type="float">
            <text:p>0.15330396</text:p>
          </table:table-cell>
          <table:table-cell office:value-type="float" office:value="348" calcext:value-type="float">
            <text:p>348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200]-[.F200]" office:value-type="float" office:value="33430" calcext:value-type="float">
            <text:p>334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imports&gt; <text:s/>?b <text:s text:c="2"/>=&gt; ?a <text:s/>&lt;imports&gt; <text:s/>?b</text:p>
          </table:table-cell>
          <table:table-cell office:value-type="float" office:value="0.00011708" calcext:value-type="float">
            <text:p>0.00011708</text:p>
          </table:table-cell>
          <table:table-cell office:value-type="float" office:value="0.33035714" calcext:value-type="float">
            <text:p>0.33035714</text:p>
          </table:table-cell>
          <table:table-cell office:value-type="float" office:value="0.10581506" calcext:value-type="float">
            <text:p>0.10581506</text:p>
          </table:table-cell>
          <table:table-cell office:value-type="float" office:value="0.14879357" calcext:value-type="float">
            <text:p>0.14879357</text:p>
          </table:table-cell>
          <table:table-cell office:value-type="float" office:value="111" calcext:value-type="float">
            <text:p>11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a</text:p>
          </table:table-cell>
          <table:table-cell table:formula="of:=[.G201]-[.F201]" office:value-type="float" office:value="938" calcext:value-type="float">
            <text:p>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14473684" calcext:value-type="float">
            <text:p>0.14473684</text:p>
          </table:table-cell>
          <table:table-cell office:value-type="float" office:value="44" calcext:value-type="float">
            <text:p>44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?b</text:p>
          </table:table-cell>
          <table:table-cell table:formula="of:=[.G202]-[.F202]" office:value-type="float" office:value="292" calcext:value-type="float">
            <text:p>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14448925" calcext:value-type="float">
            <text:p>0.14448925</text:p>
          </table:table-cell>
          <table:table-cell office:value-type="float" office:value="215" calcext:value-type="float">
            <text:p>215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?a</text:p>
          </table:table-cell>
          <table:table-cell table:formula="of:=[.G203]-[.F203]" office:value-type="float" office:value="6164" calcext:value-type="float">
            <text:p>61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imports&gt; <text:s/>?b <text:s text:c="2"/>=&gt; ?a <text:s/>&lt;imports&gt; <text:s/>?b</text:p>
          </table:table-cell>
          <table:table-cell office:value-type="float" office:value="0.00007911" calcext:value-type="float">
            <text:p>0.00007911</text:p>
          </table:table-cell>
          <table:table-cell office:value-type="float" office:value="0.22321429" calcext:value-type="float">
            <text:p>0.22321429</text:p>
          </table:table-cell>
          <table:table-cell office:value-type="float" office:value="0.09282178" calcext:value-type="float">
            <text:p>0.09282178</text:p>
          </table:table-cell>
          <table:table-cell office:value-type="float" office:value="0.14097744" calcext:value-type="float">
            <text:p>0.14097744</text:p>
          </table:table-cell>
          <table:table-cell office:value-type="float" office:value="75" calcext:value-type="float">
            <text:p>7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a</text:p>
          </table:table-cell>
          <table:table-cell table:formula="of:=[.G204]-[.F204]" office:value-type="float" office:value="733" calcext:value-type="float">
            <text:p>7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00070039" calcext:value-type="float">
            <text:p>0.00070039</text:p>
          </table:table-cell>
          <table:table-cell office:value-type="float" office:value="0.04550127" calcext:value-type="float">
            <text:p>0.04550127</text:p>
          </table:table-cell>
          <table:table-cell table:number-columns-repeated="2" office:value-type="float" office:value="0.13490451" calcext:value-type="float">
            <text:p>0.13490451</text:p>
          </table:table-cell>
          <table:table-cell office:value-type="float" office:value="664" calcext:value-type="float">
            <text:p>664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table:formula="of:=[.G205]-[.F205]" office:value-type="float" office:value="4258" calcext:value-type="float">
            <text:p>42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13395069" calcext:value-type="float">
            <text:p>0.13395069</text:p>
          </table:table-cell>
          <table:table-cell office:value-type="float" office:value="2271" calcext:value-type="float">
            <text:p>2271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table:formula="of:=[.G206]-[.F206]" office:value-type="float" office:value="17905" calcext:value-type="float">
            <text:p>179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2969829" calcext:value-type="float">
            <text:p>0.12969829</text:p>
          </table:table-cell>
          <table:table-cell office:value-type="float" office:value="2029" calcext:value-type="float">
            <text:p>2029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207]-[.F207]" office:value-type="float" office:value="198129" calcext:value-type="float">
            <text:p>198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00003059" calcext:value-type="float">
            <text:p>0.00003059</text:p>
          </table:table-cell>
          <table:table-cell office:value-type="float" office:value="0.01489471" calcext:value-type="float">
            <text:p>0.01489471</text:p>
          </table:table-cell>
          <table:table-cell office:value-type="float" office:value="0.00207885" calcext:value-type="float">
            <text:p>0.00207885</text:p>
          </table:table-cell>
          <table:table-cell office:value-type="float" office:value="0.11372549" calcext:value-type="float">
            <text:p>0.11372549</text:p>
          </table:table-cell>
          <table:table-cell office:value-type="float" office:value="29" calcext:value-type="float">
            <text:p>29</text:p>
          </table:table-cell>
          <table:table-cell office:value-type="float" office:value="13950" calcext:value-type="float">
            <text:p>13950</text:p>
          </table:table-cell>
          <table:table-cell office:value-type="string" calcext:value-type="string">
            <text:p>?a</text:p>
          </table:table-cell>
          <table:table-cell table:formula="of:=[.G208]-[.F208]" office:value-type="float" office:value="13921" calcext:value-type="float">
            <text:p>139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0328638" calcext:value-type="float">
            <text:p>0.10328638</text:p>
          </table:table-cell>
          <table:table-cell office:value-type="float" office:value="44" calcext:value-type="float">
            <text:p>4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?a</text:p>
          </table:table-cell>
          <table:table-cell table:formula="of:=[.G209]-[.F209]" office:value-type="float" office:value="463" calcext:value-type="float">
            <text:p>4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hasOfficialLanguage&gt; <text:s/>?b <text:s text:c="2"/>=&gt; ?a <text:s/>&lt;hasOfficialLanguage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06475716" calcext:value-type="float">
            <text:p>0.06475716</text:p>
          </table:table-cell>
          <table:table-cell office:value-type="float" office:value="0.07784431" calcext:value-type="float">
            <text:p>0.07784431</text:p>
          </table:table-cell>
          <table:table-cell office:value-type="float" office:value="0.09647495" calcext:value-type="float">
            <text:p>0.09647495</text:p>
          </table:table-cell>
          <table:table-cell office:value-type="float" office:value="52" calcext:value-type="float">
            <text:p>52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?a</text:p>
          </table:table-cell>
          <table:table-cell table:formula="of:=[.G210]-[.F210]" office:value-type="float" office:value="616" calcext:value-type="float">
            <text:p>6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exports&gt; <text:s/>?b <text:s text:c="2"/>=&gt; ?a <text:s/>&lt;imports&gt; <text:s/>?b</text:p>
          </table:table-cell>
          <table:table-cell office:value-type="float" office:value="0.00008755" calcext:value-type="float">
            <text:p>0.00008755</text:p>
          </table:table-cell>
          <table:table-cell office:value-type="float" office:value="0.24702381" calcext:value-type="float">
            <text:p>0.24702381</text:p>
          </table:table-cell>
          <table:table-cell office:value-type="float" office:value="0.0681445" calcext:value-type="float">
            <text:p>0.0681445</text:p>
          </table:table-cell>
          <table:table-cell office:value-type="float" office:value="0.09181416" calcext:value-type="float">
            <text:p>0.09181416</text:p>
          </table:table-cell>
          <table:table-cell office:value-type="float" office:value="83" calcext:value-type="float">
            <text:p>83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a</text:p>
          </table:table-cell>
          <table:table-cell table:formula="of:=[.G211]-[.F211]" office:value-type="float" office:value="1135" calcext:value-type="float">
            <text:p>11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hasOfficialLanguage&gt; <text:s/>?b <text:s text:c="2"/>=&gt; ?a <text:s/>&lt;hasOfficialLanguage&gt; <text:s/>?b</text:p>
          </table:table-cell>
          <table:table-cell office:value-type="float" office:value="0.00005907" calcext:value-type="float">
            <text:p>0.00005907</text:p>
          </table:table-cell>
          <table:table-cell office:value-type="float" office:value="0.06973848" calcext:value-type="float">
            <text:p>0.06973848</text:p>
          </table:table-cell>
          <table:table-cell office:value-type="float" office:value="0.06982544" calcext:value-type="float">
            <text:p>0.06982544</text:p>
          </table:table-cell>
          <table:table-cell office:value-type="float" office:value="0.08695652" calcext:value-type="float">
            <text:p>0.08695652</text:p>
          </table:table-cell>
          <table:table-cell office:value-type="float" office:value="56" calcext:value-type="float">
            <text:p>5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?a</text:p>
          </table:table-cell>
          <table:table-cell table:formula="of:=[.G212]-[.F212]" office:value-type="float" office:value="746" calcext:value-type="float">
            <text:p>7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exports&gt; <text:s/>?b <text:s text:c="2"/>=&gt; ?a <text:s/>&lt;exports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17554241" calcext:value-type="float">
            <text:p>0.17554241</text:p>
          </table:table-cell>
          <table:table-cell table:number-columns-repeated="2" office:value-type="float" office:value="0.07307061" calcext:value-type="float">
            <text:p>0.07307061</text:p>
          </table:table-cell>
          <table:table-cell office:value-type="float" office:value="89" calcext:value-type="float">
            <text:p>89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b</text:p>
          </table:table-cell>
          <table:table-cell table:formula="of:=[.G213]-[.F213]" office:value-type="float" office:value="1129" calcext:value-type="float">
            <text:p>1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diedIn&gt; <text:s/>?b <text:s text:c="2"/>=&gt; ?a <text:s/>&lt;hasCapital&gt; <text:s/>?b</text:p>
          </table:table-cell>
          <table:table-cell office:value-type="float" office:value="0.00005063" calcext:value-type="float">
            <text:p>0.00005063</text:p>
          </table:table-cell>
          <table:table-cell office:value-type="float" office:value="0.02265219" calcext:value-type="float">
            <text:p>0.02265219</text:p>
          </table:table-cell>
          <table:table-cell office:value-type="float" office:value="0.06798867" calcext:value-type="float">
            <text:p>0.06798867</text:p>
          </table:table-cell>
          <table:table-cell office:value-type="float" office:value="0.07272727" calcext:value-type="float">
            <text:p>0.07272727</text:p>
          </table:table-cell>
          <table:table-cell office:value-type="float" office:value="48" calcext:value-type="float">
            <text:p>48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?a</text:p>
          </table:table-cell>
          <table:table-cell table:formula="of:=[.G214]-[.F214]" office:value-type="float" office:value="658" calcext:value-type="float">
            <text:p>6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lives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5858311" calcext:value-type="float">
            <text:p>0.05858311</text:p>
          </table:table-cell>
          <table:table-cell office:value-type="float" office:value="0.06574924" calcext:value-type="float">
            <text:p>0.06574924</text:p>
          </table:table-cell>
          <table:table-cell office:value-type="float" office:value="43" calcext:value-type="float">
            <text:p>4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215]-[.F215]" office:value-type="float" office:value="691" calcext:value-type="float">
            <text:p>6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imports&gt; <text:s/>?b <text:s text:c="2"/>=&gt; ?a <text:s/>&lt;exports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887574" calcext:value-type="float">
            <text:p>0.0887574</text:p>
          </table:table-cell>
          <table:table-cell office:value-type="float" office:value="0.05569307" calcext:value-type="float">
            <text:p>0.05569307</text:p>
          </table:table-cell>
          <table:table-cell office:value-type="float" office:value="0.0647482" calcext:value-type="float">
            <text:p>0.0647482</text:p>
          </table:table-cell>
          <table:table-cell office:value-type="float" office:value="45" calcext:value-type="float">
            <text:p>4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b</text:p>
          </table:table-cell>
          <table:table-cell table:formula="of:=[.G216]-[.F216]" office:value-type="float" office:value="763" calcext:value-type="float">
            <text:p>7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4672015" calcext:value-type="float">
            <text:p>0.04672015</text:p>
          </table:table-cell>
          <table:table-cell office:value-type="float" office:value="0.01074335" calcext:value-type="float">
            <text:p>0.01074335</text:p>
          </table:table-cell>
          <table:table-cell office:value-type="float" office:value="0.06436931" calcext:value-type="float">
            <text:p>0.06436931</text:p>
          </table:table-cell>
          <table:table-cell office:value-type="float" office:value="99" calcext:value-type="float">
            <text:p>99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217]-[.F217]" office:value-type="float" office:value="9116" calcext:value-type="float">
            <text:p>91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f <text:s/>?b <text:s/>&lt;exports&gt; <text:s/>?f <text:s text:c="2"/>=&gt; ?a <text:s/>&lt;dealsWith&gt; <text:s/>?b</text:p>
          </table:table-cell>
          <table:table-cell office:value-type="float" office:value="0.00012658" calcext:value-type="float">
            <text:p>0.00012658</text:p>
          </table:table-cell>
          <table:table-cell office:value-type="float" office:value="0.17416546" calcext:value-type="float">
            <text:p>0.17416546</text:p>
          </table:table-cell>
          <table:table-cell office:value-type="float" office:value="0.04995837" calcext:value-type="float">
            <text:p>0.04995837</text:p>
          </table:table-cell>
          <table:table-cell office:value-type="float" office:value="0.06413683" calcext:value-type="float">
            <text:p>0.06413683</text:p>
          </table:table-cell>
          <table:table-cell office:value-type="float" office:value="120" calcext:value-type="float">
            <text:p>120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table:formula="of:=[.G218]-[.F218]" office:value-type="float" office:value="2282" calcext:value-type="float">
            <text:p>22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isLocatedIn&gt; <text:s/>?b <text:s text:c="2"/>=&gt; ?a <text:s/>&lt;hasCapital&gt; <text:s/>?b</text:p>
          </table:table-cell>
          <table:table-cell office:value-type="float" office:value="0.00003692" calcext:value-type="float">
            <text:p>0.00003692</text:p>
          </table:table-cell>
          <table:table-cell office:value-type="float" office:value="0.01651723" calcext:value-type="float">
            <text:p>0.01651723</text:p>
          </table:table-cell>
          <table:table-cell office:value-type="float" office:value="0.06013746" calcext:value-type="float">
            <text:p>0.06013746</text:p>
          </table:table-cell>
          <table:table-cell office:value-type="float" office:value="0.06410256" calcext:value-type="float">
            <text:p>0.06410256</text:p>
          </table:table-cell>
          <table:table-cell office:value-type="float" office:value="35" calcext:value-type="float">
            <text:p>35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?a</text:p>
          </table:table-cell>
          <table:table-cell table:formula="of:=[.G219]-[.F219]" office:value-type="float" office:value="547" calcext:value-type="float">
            <text:p>5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1147279" calcext:value-type="float">
            <text:p>0.01147279</text:p>
          </table:table-cell>
          <table:table-cell office:value-type="float" office:value="0.0625" calcext:value-type="float">
            <text:p>0.0625</text:p>
          </table:table-cell>
          <table:table-cell office:value-type="float" office:value="43" calcext:value-type="float">
            <text:p>43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?a</text:p>
          </table:table-cell>
          <table:table-cell table:formula="of:=[.G220]-[.F220]" office:value-type="float" office:value="3705" calcext:value-type="float">
            <text:p>37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2139037" calcext:value-type="float">
            <text:p>0.02139037</text:p>
          </table:table-cell>
          <table:table-cell office:value-type="float" office:value="0.02749141" calcext:value-type="float">
            <text:p>0.02749141</text:p>
          </table:table-cell>
          <table:table-cell office:value-type="float" office:value="0.05970149" calcext:value-type="float">
            <text:p>0.05970149</text:p>
          </table:table-cell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?a</text:p>
          </table:table-cell>
          <table:table-cell table:formula="of:=[.G221]-[.F221]" office:value-type="float" office:value="283" calcext:value-type="float">
            <text:p>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025632" calcext:value-type="float">
            <text:p>0.00025632</text:p>
          </table:table-cell>
          <table:table-cell office:value-type="float" office:value="0.35268505" calcext:value-type="float">
            <text:p>0.35268505</text:p>
          </table:table-cell>
          <table:table-cell office:value-type="float" office:value="0.01290974" calcext:value-type="float">
            <text:p>0.01290974</text:p>
          </table:table-cell>
          <table:table-cell office:value-type="float" office:value="0.05834334" calcext:value-type="float">
            <text:p>0.05834334</text:p>
          </table:table-cell>
          <table:table-cell office:value-type="float" office:value="243" calcext:value-type="float">
            <text:p>243</text:p>
          </table:table-cell>
          <table:table-cell office:value-type="float" office:value="18823" calcext:value-type="float">
            <text:p>18823</text:p>
          </table:table-cell>
          <table:table-cell office:value-type="string" calcext:value-type="string">
            <text:p>?a</text:p>
          </table:table-cell>
          <table:table-cell table:formula="of:=[.G222]-[.F222]" office:value-type="float" office:value="18580" calcext:value-type="float">
            <text:p>185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f <text:s/>&lt;dealsWith&gt; <text:s/>?a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223]-[.F223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b <text:s/>&lt;dealsWith&gt; <text:s/>?e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224]-[.F224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imports&gt; <text:s/>?b <text:s text:c="2"/>=&gt; ?a <text:s/>&lt;exports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1025641" calcext:value-type="float">
            <text:p>0.1025641</text:p>
          </table:table-cell>
          <table:table-cell office:value-type="float" office:value="0.04957102" calcext:value-type="float">
            <text:p>0.04957102</text:p>
          </table:table-cell>
          <table:table-cell office:value-type="float" office:value="0.05450734" calcext:value-type="float">
            <text:p>0.05450734</text:p>
          </table:table-cell>
          <table:table-cell office:value-type="float" office:value="52" calcext:value-type="float">
            <text:p>52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b</text:p>
          </table:table-cell>
          <table:table-cell table:formula="of:=[.G225]-[.F225]" office:value-type="float" office:value="997" calcext:value-type="float">
            <text:p>9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0738" calcext:value-type="float">
            <text:p>0.00000738</text:p>
          </table:table-cell>
          <table:table-cell office:value-type="float" office:value="0.01871658" calcext:value-type="float">
            <text:p>0.01871658</text:p>
          </table:table-cell>
          <table:table-cell office:value-type="float" office:value="0.02389078" calcext:value-type="float">
            <text:p>0.02389078</text:p>
          </table:table-cell>
          <table:table-cell office:value-type="float" office:value="0.05035971" calcext:value-type="float">
            <text:p>0.05035971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?a</text:p>
          </table:table-cell>
          <table:table-cell table:formula="of:=[.G226]-[.F226]" office:value-type="float" office:value="286" calcext:value-type="float">
            <text:p>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007806" calcext:value-type="float">
            <text:p>0.00007806</text:p>
          </table:table-cell>
          <table:table-cell office:value-type="float" office:value="0.14595661" calcext:value-type="float">
            <text:p>0.14595661</text:p>
          </table:table-cell>
          <table:table-cell table:number-columns-repeated="2" office:value-type="float" office:value="0.0490391" calcext:value-type="float">
            <text:p>0.0490391</text:p>
          </table:table-cell>
          <table:table-cell office:value-type="float" office:value="74" calcext:value-type="float">
            <text:p>74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b</text:p>
          </table:table-cell>
          <table:table-cell table:formula="of:=[.G227]-[.F227]" office:value-type="float" office:value="1435" calcext:value-type="float">
            <text:p>14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06856" calcext:value-type="float">
            <text:p>0.00006856</text:p>
          </table:table-cell>
          <table:table-cell office:value-type="float" office:value="0.03067485" calcext:value-type="float">
            <text:p>0.03067485</text:p>
          </table:table-cell>
          <table:table-cell office:value-type="float" office:value="0.04513889" calcext:value-type="float">
            <text:p>0.04513889</text:p>
          </table:table-cell>
          <table:table-cell office:value-type="float" office:value="0.04772394" calcext:value-type="float">
            <text:p>0.04772394</text:p>
          </table:table-cell>
          <table:table-cell office:value-type="float" office:value="65" calcext:value-type="float">
            <text:p>65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?a</text:p>
          </table:table-cell>
          <table:table-cell table:formula="of:=[.G228]-[.F228]" office:value-type="float" office:value="1375" calcext:value-type="float">
            <text:p>13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a <text:s/>&lt;dealsWith&gt; <text:s/>?f <text:s text:c="2"/>=&gt; ?a <text:s/>&lt;dealsWith&gt; <text:s/>?b</text:p>
          </table:table-cell>
          <table:table-cell office:value-type="float" office:value="0.0004715" calcext:value-type="float">
            <text:p>0.0004715</text:p>
          </table:table-cell>
          <table:table-cell office:value-type="float" office:value="0.64876633" calcext:value-type="float">
            <text:p>0.64876633</text:p>
          </table:table-cell>
          <table:table-cell table:number-columns-repeated="2" office:value-type="float" office:value="0.04769526" calcext:value-type="float">
            <text:p>0.04769526</text:p>
          </table:table-cell>
          <table:table-cell office:value-type="float" office:value="447" calcext:value-type="float">
            <text:p>447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?a</text:p>
          </table:table-cell>
          <table:table-cell table:formula="of:=[.G229]-[.F229]" office:value-type="float" office:value="8925" calcext:value-type="float">
            <text:p>89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3797" calcext:value-type="float">
            <text:p>0.00003797</text:p>
          </table:table-cell>
          <table:table-cell office:value-type="float" office:value="0.05224964" calcext:value-type="float">
            <text:p>0.05224964</text:p>
          </table:table-cell>
          <table:table-cell office:value-type="float" office:value="0.00390667" calcext:value-type="float">
            <text:p>0.00390667</text:p>
          </table:table-cell>
          <table:table-cell office:value-type="float" office:value="0.04528302" calcext:value-type="float">
            <text:p>0.04528302</text:p>
          </table:table-cell>
          <table:table-cell office:value-type="float" office:value="36" calcext:value-type="float">
            <text:p>36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230]-[.F230]" office:value-type="float" office:value="9179" calcext:value-type="float">
            <text:p>9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199041" calcext:value-type="float">
            <text:p>0.00199041</text:p>
          </table:table-cell>
          <table:table-cell office:value-type="float" office:value="0.13526882" calcext:value-type="float">
            <text:p>0.13526882</text:p>
          </table:table-cell>
          <table:table-cell office:value-type="float" office:value="0.02812262" calcext:value-type="float">
            <text:p>0.02812262</text:p>
          </table:table-cell>
          <table:table-cell office:value-type="float" office:value="0.04357666" calcext:value-type="float">
            <text:p>0.04357666</text:p>
          </table:table-cell>
          <table:table-cell office:value-type="float" office:value="1887" calcext:value-type="float">
            <text:p>1887</text:p>
          </table:table-cell>
          <table:table-cell office:value-type="float" office:value="67099" calcext:value-type="float">
            <text:p>67099</text:p>
          </table:table-cell>
          <table:table-cell office:value-type="string" calcext:value-type="string">
            <text:p>?b</text:p>
          </table:table-cell>
          <table:table-cell table:formula="of:=[.G231]-[.F231]" office:value-type="float" office:value="65212" calcext:value-type="float">
            <text:p>652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nfluences&gt; <text:s/>?b <text:s text:c="2"/>=&gt; ?a <text:s/>&lt;influences&gt; <text:s/>?b</text:p>
          </table:table-cell>
          <table:table-cell office:value-type="float" office:value="0.00261064" calcext:value-type="float">
            <text:p>0.00261064</text:p>
          </table:table-cell>
          <table:table-cell office:value-type="float" office:value="0.17741935" calcext:value-type="float">
            <text:p>0.17741935</text:p>
          </table:table-cell>
          <table:table-cell table:number-columns-repeated="2" office:value-type="float" office:value="0.04255502" calcext:value-type="float">
            <text:p>0.04255502</text:p>
          </table:table-cell>
          <table:table-cell office:value-type="float" office:value="2475" calcext:value-type="float">
            <text:p>2475</text:p>
          </table:table-cell>
          <table:table-cell office:value-type="float" office:value="58160" calcext:value-type="float">
            <text:p>58160</text:p>
          </table:table-cell>
          <table:table-cell office:value-type="string" calcext:value-type="string">
            <text:p>?b</text:p>
          </table:table-cell>
          <table:table-cell table:formula="of:=[.G232]-[.F232]" office:value-type="float" office:value="55685" calcext:value-type="float">
            <text:p>556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1233672" calcext:value-type="float">
            <text:p>0.1233672</text:p>
          </table:table-cell>
          <table:table-cell office:value-type="float" office:value="0.03538718" calcext:value-type="float">
            <text:p>0.03538718</text:p>
          </table:table-cell>
          <table:table-cell office:value-type="float" office:value="0.04214179" calcext:value-type="float">
            <text:p>0.04214179</text:p>
          </table:table-cell>
          <table:table-cell office:value-type="float" office:value="85" calcext:value-type="float">
            <text:p>85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table:formula="of:=[.G233]-[.F233]" office:value-type="float" office:value="2317" calcext:value-type="float">
            <text:p>23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010654" calcext:value-type="float">
            <text:p>0.00010654</text:p>
          </table:table-cell>
          <table:table-cell office:value-type="float" office:value="0.14658926" calcext:value-type="float">
            <text:p>0.14658926</text:p>
          </table:table-cell>
          <table:table-cell office:value-type="float" office:value="0.03208386" calcext:value-type="float">
            <text:p>0.03208386</text:p>
          </table:table-cell>
          <table:table-cell office:value-type="float" office:value="0.04211843" calcext:value-type="float">
            <text:p>0.04211843</text:p>
          </table:table-cell>
          <table:table-cell office:value-type="float" office:value="101" calcext:value-type="float">
            <text:p>101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?a</text:p>
          </table:table-cell>
          <table:table-cell table:formula="of:=[.G234]-[.F234]" office:value-type="float" office:value="3047" calcext:value-type="float">
            <text:p>30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018143" calcext:value-type="float">
            <text:p>0.00018143</text:p>
          </table:table-cell>
          <table:table-cell office:value-type="float" office:value="0.24963716" calcext:value-type="float">
            <text:p>0.24963716</text:p>
          </table:table-cell>
          <table:table-cell office:value-type="float" office:value="0.03193465" calcext:value-type="float">
            <text:p>0.03193465</text:p>
          </table:table-cell>
          <table:table-cell office:value-type="float" office:value="0.04154589" calcext:value-type="float">
            <text:p>0.04154589</text:p>
          </table:table-cell>
          <table:table-cell office:value-type="float" office:value="172" calcext:value-type="float">
            <text:p>172</text:p>
          </table:table-cell>
          <table:table-cell office:value-type="float" office:value="5386" calcext:value-type="float">
            <text:p>5386</text:p>
          </table:table-cell>
          <table:table-cell office:value-type="string" calcext:value-type="string">
            <text:p>?a</text:p>
          </table:table-cell>
          <table:table-cell table:formula="of:=[.G235]-[.F235]" office:value-type="float" office:value="5214" calcext:value-type="float">
            <text:p>52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b <text:s/>?e <text:s/>&lt;isCitizenOf&gt; <text:s/>?a <text:s text:c="2"/>=&gt; ?a <text:s/>&lt;dealsWith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03338171" calcext:value-type="float">
            <text:p>0.03338171</text:p>
          </table:table-cell>
          <table:table-cell office:value-type="float" office:value="0.03133515" calcext:value-type="float">
            <text:p>0.03133515</text:p>
          </table:table-cell>
          <table:table-cell office:value-type="float" office:value="0.04144144" calcext:value-type="float">
            <text:p>0.04144144</text:p>
          </table:table-cell>
          <table:table-cell office:value-type="float" office:value="23" calcext:value-type="float">
            <text:p>2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236]-[.F236]" office:value-type="float" office:value="711" calcext:value-type="float">
            <text:p>7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0086283" calcext:value-type="float">
            <text:p>0.00086283</text:p>
          </table:table-cell>
          <table:table-cell office:value-type="float" office:value="0.05837437" calcext:value-type="float">
            <text:p>0.05837437</text:p>
          </table:table-cell>
          <table:table-cell table:number-columns-repeated="2" office:value-type="float" office:value="0.03884325" calcext:value-type="float">
            <text:p>0.03884325</text:p>
          </table:table-cell>
          <table:table-cell office:value-type="float" office:value="818" calcext:value-type="float">
            <text:p>818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?b</text:p>
          </table:table-cell>
          <table:table-cell table:formula="of:=[.G237]-[.F237]" office:value-type="float" office:value="20241" calcext:value-type="float">
            <text:p>202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11904762" calcext:value-type="float">
            <text:p>0.11904762</text:p>
          </table:table-cell>
          <table:table-cell office:value-type="float" office:value="0.02650762" calcext:value-type="float">
            <text:p>0.02650762</text:p>
          </table:table-cell>
          <table:table-cell office:value-type="float" office:value="0.03831418" calcext:value-type="float">
            <text:p>0.03831418</text:p>
          </table:table-cell>
          <table:table-cell office:value-type="float" office:value="40" calcext:value-type="float">
            <text:p>40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a</text:p>
          </table:table-cell>
          <table:table-cell table:formula="of:=[.G238]-[.F238]" office:value-type="float" office:value="1469" calcext:value-type="float">
            <text:p>14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0949" calcext:value-type="float">
            <text:p>0.00000949</text:p>
          </table:table-cell>
          <table:table-cell office:value-type="float" office:value="0.01306241" calcext:value-type="float">
            <text:p>0.01306241</text:p>
          </table:table-cell>
          <table:table-cell office:value-type="float" office:value="0.00485699" calcext:value-type="float">
            <text:p>0.00485699</text:p>
          </table:table-cell>
          <table:table-cell office:value-type="float" office:value="0.03061224" calcext:value-type="float">
            <text:p>0.03061224</text:p>
          </table:table-cell>
          <table:table-cell office:value-type="float" office:value="9" calcext:value-type="float">
            <text:p>9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?a</text:p>
          </table:table-cell>
          <table:table-cell table:formula="of:=[.G239]-[.F239]" office:value-type="float" office:value="1844" calcext:value-type="float">
            <text:p>18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0019303" calcext:value-type="float">
            <text:p>0.00019303</text:p>
          </table:table-cell>
          <table:table-cell office:value-type="float" office:value="0.0158373" calcext:value-type="float">
            <text:p>0.0158373</text:p>
          </table:table-cell>
          <table:table-cell office:value-type="float" office:value="0.00004374" calcext:value-type="float">
            <text:p>0.00004374</text:p>
          </table:table-cell>
          <table:table-cell office:value-type="float" office:value="0.02801592" calcext:value-type="float">
            <text:p>0.02801592</text:p>
          </table:table-cell>
          <table:table-cell office:value-type="float" office:value="183" calcext:value-type="float">
            <text:p>18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240]-[.F240]" office:value-type="float" office:value="4183839" calcext:value-type="float">
            <text:p>41838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isMarriedTo&gt; <text:s/>?b</text:p>
          </table:table-cell>
          <table:table-cell office:value-type="float" office:value="0.00021413" calcext:value-type="float">
            <text:p>0.00021413</text:p>
          </table:table-cell>
          <table:table-cell office:value-type="float" office:value="0.01692654" calcext:value-type="float">
            <text:p>0.01692654</text:p>
          </table:table-cell>
          <table:table-cell office:value-type="float" office:value="0.00004852" calcext:value-type="float">
            <text:p>0.00004852</text:p>
          </table:table-cell>
          <table:table-cell office:value-type="float" office:value="0.02545135" calcext:value-type="float">
            <text:p>0.02545135</text:p>
          </table:table-cell>
          <table:table-cell office:value-type="float" office:value="203" calcext:value-type="float">
            <text:p>20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241]-[.F241]" office:value-type="float" office:value="4183819" calcext:value-type="float">
            <text:p>41838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14978" calcext:value-type="float">
            <text:p>0.00014978</text:p>
          </table:table-cell>
          <table:table-cell office:value-type="float" office:value="0.01184024" calcext:value-type="float">
            <text:p>0.01184024</text:p>
          </table:table-cell>
          <table:table-cell office:value-type="float" office:value="0.00102797" calcext:value-type="float">
            <text:p>0.00102797</text:p>
          </table:table-cell>
          <table:table-cell office:value-type="float" office:value="0.02368245" calcext:value-type="float">
            <text:p>0.02368245</text:p>
          </table:table-cell>
          <table:table-cell office:value-type="float" office:value="142" calcext:value-type="float">
            <text:p>142</text:p>
          </table:table-cell>
          <table:table-cell office:value-type="float" office:value="138136" calcext:value-type="float">
            <text:p>138136</text:p>
          </table:table-cell>
          <table:table-cell office:value-type="string" calcext:value-type="string">
            <text:p>?b</text:p>
          </table:table-cell>
          <table:table-cell table:formula="of:=[.G242]-[.F242]" office:value-type="float" office:value="137994" calcext:value-type="float">
            <text:p>1379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02226525" calcext:value-type="float">
            <text:p>0.02226525</text:p>
          </table:table-cell>
          <table:table-cell office:value-type="float" office:value="23" calcext:value-type="float">
            <text:p>23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?b</text:p>
          </table:table-cell>
          <table:table-cell table:formula="of:=[.G243]-[.F243]" office:value-type="float" office:value="1010" calcext:value-type="float">
            <text:p>10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008438" calcext:value-type="float">
            <text:p>0.00008438</text:p>
          </table:table-cell>
          <table:table-cell office:value-type="float" office:value="0.1161103" calcext:value-type="float">
            <text:p>0.1161103</text:p>
          </table:table-cell>
          <table:table-cell office:value-type="float" office:value="0.0027591" calcext:value-type="float">
            <text:p>0.0027591</text:p>
          </table:table-cell>
          <table:table-cell office:value-type="float" office:value="0.02179837" calcext:value-type="float">
            <text:p>0.02179837</text:p>
          </table:table-cell>
          <table:table-cell office:value-type="float" office:value="80" calcext:value-type="float">
            <text:p>80</text:p>
          </table:table-cell>
          <table:table-cell office:value-type="float" office:value="28995" calcext:value-type="float">
            <text:p>28995</text:p>
          </table:table-cell>
          <table:table-cell office:value-type="string" calcext:value-type="string">
            <text:p>?a</text:p>
          </table:table-cell>
          <table:table-cell table:formula="of:=[.G244]-[.F244]" office:value-type="float" office:value="28915" calcext:value-type="float">
            <text:p>28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009546" calcext:value-type="float">
            <text:p>0.0009546</text:p>
          </table:table-cell>
          <table:table-cell office:value-type="float" office:value="0.06458289" calcext:value-type="float">
            <text:p>0.06458289</text:p>
          </table:table-cell>
          <table:table-cell table:number-columns-repeated="2" office:value-type="float" office:value="0.02056958" calcext:value-type="float">
            <text:p>0.02056958</text:p>
          </table:table-cell>
          <table:table-cell office:value-type="float" office:value="905" calcext:value-type="float">
            <text:p>905</text:p>
          </table:table-cell>
          <table:table-cell office:value-type="float" office:value="43997" calcext:value-type="float">
            <text:p>43997</text:p>
          </table:table-cell>
          <table:table-cell office:value-type="string" calcext:value-type="string">
            <text:p>?b</text:p>
          </table:table-cell>
          <table:table-cell table:formula="of:=[.G245]-[.F245]" office:value-type="float" office:value="43092" calcext:value-type="float">
            <text:p>430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0091979" calcext:value-type="float">
            <text:p>0.00091979</text:p>
          </table:table-cell>
          <table:table-cell office:value-type="float" office:value="0.04321967" calcext:value-type="float">
            <text:p>0.04321967</text:p>
          </table:table-cell>
          <table:table-cell office:value-type="float" office:value="0.00810597" calcext:value-type="float">
            <text:p>0.00810597</text:p>
          </table:table-cell>
          <table:table-cell office:value-type="float" office:value="0.01812588" calcext:value-type="float">
            <text:p>0.01812588</text:p>
          </table:table-cell>
          <table:table-cell office:value-type="float" office:value="872" calcext:value-type="float">
            <text:p>872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246]-[.F246]" office:value-type="float" office:value="106703" calcext:value-type="float">
            <text:p>10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265494" calcext:value-type="float">
            <text:p>0.00265494</text:p>
          </table:table-cell>
          <table:table-cell office:value-type="float" office:value="0.18043011" calcext:value-type="float">
            <text:p>0.18043011</text:p>
          </table:table-cell>
          <table:table-cell table:number-columns-repeated="2" office:value-type="float" office:value="0.01573932" calcext:value-type="float">
            <text:p>0.01573932</text:p>
          </table:table-cell>
          <table:table-cell office:value-type="float" office:value="2517" calcext:value-type="float">
            <text:p>2517</text:p>
          </table:table-cell>
          <table:table-cell office:value-type="float" office:value="159918" calcext:value-type="float">
            <text:p>159918</text:p>
          </table:table-cell>
          <table:table-cell office:value-type="string" calcext:value-type="string">
            <text:p>?b</text:p>
          </table:table-cell>
          <table:table-cell table:formula="of:=[.G247]-[.F247]" office:value-type="float" office:value="157401" calcext:value-type="float">
            <text:p>1574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0016771" calcext:value-type="float">
            <text:p>0.00016771</text:p>
          </table:table-cell>
          <table:table-cell office:value-type="float" office:value="0.01325773" calcext:value-type="float">
            <text:p>0.01325773</text:p>
          </table:table-cell>
          <table:table-cell office:value-type="float" office:value="0.00214144" calcext:value-type="float">
            <text:p>0.00214144</text:p>
          </table:table-cell>
          <table:table-cell office:value-type="float" office:value="0.01458849" calcext:value-type="float">
            <text:p>0.01458849</text:p>
          </table:table-cell>
          <table:table-cell office:value-type="float" office:value="159" calcext:value-type="float">
            <text:p>159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248]-[.F248]" office:value-type="float" office:value="74090" calcext:value-type="float">
            <text:p>740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InterestedIn&gt; <text:s/>?b <text:s/>?e <text:s/>&lt;influences&gt; <text:s/>?a <text:s text:c="2"/>=&gt; ?a <text:s/>&lt;isInterestedIn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13586957" calcext:value-type="float">
            <text:p>0.13586957</text:p>
          </table:table-cell>
          <table:table-cell table:number-columns-repeated="2" office:value-type="float" office:value="0.01327669" calcext:value-type="float">
            <text:p>0.01327669</text:p>
          </table:table-cell>
          <table:table-cell office:value-type="float" office:value="25" calcext:value-type="float">
            <text:p>25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?b</text:p>
          </table:table-cell>
          <table:table-cell table:formula="of:=[.G249]-[.F249]" office:value-type="float" office:value="1858" calcext:value-type="float">
            <text:p>18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0100523" calcext:value-type="float">
            <text:p>0.00100523</text:p>
          </table:table-cell>
          <table:table-cell office:value-type="float" office:value="0.02847071" calcext:value-type="float">
            <text:p>0.02847071</text:p>
          </table:table-cell>
          <table:table-cell office:value-type="float" office:value="0.00885894" calcext:value-type="float">
            <text:p>0.00885894</text:p>
          </table:table-cell>
          <table:table-cell office:value-type="float" office:value="0.01167635" calcext:value-type="float">
            <text:p>0.01167635</text:p>
          </table:table-cell>
          <table:table-cell office:value-type="float" office:value="953" calcext:value-type="float">
            <text:p>953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250]-[.F250]" office:value-type="float" office:value="106622" calcext:value-type="float">
            <text:p>1066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actedIn&gt; <text:s/>?b <text:s text:c="2"/>=&gt; ?a <text:s/>&lt;directed&gt; <text:s/>?b</text:p>
          </table:table-cell>
          <table:table-cell office:value-type="float" office:value="0.0003734" calcext:value-type="float">
            <text:p>0.0003734</text:p>
          </table:table-cell>
          <table:table-cell office:value-type="float" office:value="0.01057569" calcext:value-type="float">
            <text:p>0.01057569</text:p>
          </table:table-cell>
          <table:table-cell office:value-type="float" office:value="0.00967398" calcext:value-type="float">
            <text:p>0.00967398</text:p>
          </table:table-cell>
          <table:table-cell office:value-type="float" office:value="0.01162333" calcext:value-type="float">
            <text:p>0.01162333</text:p>
          </table:table-cell>
          <table:table-cell office:value-type="float" office:value="354" calcext:value-type="float">
            <text:p>354</text:p>
          </table:table-cell>
          <table:table-cell office:value-type="float" office:value="36593" calcext:value-type="float">
            <text:p>36593</text:p>
          </table:table-cell>
          <table:table-cell office:value-type="string" calcext:value-type="string">
            <text:p>?b</text:p>
          </table:table-cell>
          <table:table-cell table:formula="of:=[.G251]-[.F251]" office:value-type="float" office:value="36239" calcext:value-type="float">
            <text:p>362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f <text:s/>?b <text:s/>&lt;actedIn&gt; <text:s/>?f <text:s text:c="2"/>=&gt; ?a <text:s/>&lt;isMarriedTo&gt; <text:s/>?b</text:p>
          </table:table-cell>
          <table:table-cell office:value-type="float" office:value="0.00015189" calcext:value-type="float">
            <text:p>0.00015189</text:p>
          </table:table-cell>
          <table:table-cell office:value-type="float" office:value="0.012007" calcext:value-type="float">
            <text:p>0.012007</text:p>
          </table:table-cell>
          <table:table-cell office:value-type="float" office:value="0.00193942" calcext:value-type="float">
            <text:p>0.00193942</text:p>
          </table:table-cell>
          <table:table-cell office:value-type="float" office:value="0.00816419" calcext:value-type="float">
            <text:p>0.00816419</text:p>
          </table:table-cell>
          <table:table-cell office:value-type="float" office:value="144" calcext:value-type="float">
            <text:p>144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252]-[.F252]" office:value-type="float" office:value="74105" calcext:value-type="float">
            <text:p>74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016138" calcext:value-type="float">
            <text:p>0.00016138</text:p>
          </table:table-cell>
          <table:table-cell office:value-type="float" office:value="0.01275744" calcext:value-type="float">
            <text:p>0.01275744</text:p>
          </table:table-cell>
          <table:table-cell office:value-type="float" office:value="0.00023529" calcext:value-type="float">
            <text:p>0.00023529</text:p>
          </table:table-cell>
          <table:table-cell office:value-type="float" office:value="0.00811757" calcext:value-type="float">
            <text:p>0.00811757</text:p>
          </table:table-cell>
          <table:table-cell office:value-type="float" office:value="153" calcext:value-type="float">
            <text:p>153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253]-[.F253]" office:value-type="float" office:value="650109" calcext:value-type="float">
            <text:p>6501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10548" calcext:value-type="float">
            <text:p>0.00010548</text:p>
          </table:table-cell>
          <table:table-cell office:value-type="float" office:value="0.05136107" calcext:value-type="float">
            <text:p>0.05136107</text:p>
          </table:table-cell>
          <table:table-cell office:value-type="float" office:value="0.00081271" calcext:value-type="float">
            <text:p>0.00081271</text:p>
          </table:table-cell>
          <table:table-cell office:value-type="float" office:value="0.00761557" calcext:value-type="float">
            <text:p>0.00761557</text:p>
          </table:table-cell>
          <table:table-cell office:value-type="float" office:value="100" calcext:value-type="float">
            <text:p>100</text:p>
          </table:table-cell>
          <table:table-cell office:value-type="float" office:value="123045" calcext:value-type="float">
            <text:p>123045</text:p>
          </table:table-cell>
          <table:table-cell office:value-type="string" calcext:value-type="string">
            <text:p>?a</text:p>
          </table:table-cell>
          <table:table-cell table:formula="of:=[.G254]-[.F254]" office:value-type="float" office:value="122945" calcext:value-type="float">
            <text:p>1229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013923" calcext:value-type="float">
            <text:p>0.00013923</text:p>
          </table:table-cell>
          <table:table-cell office:value-type="float" office:value="0.01142363" calcext:value-type="float">
            <text:p>0.01142363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722417" calcext:value-type="float">
            <text:p>0.00722417</text:p>
          </table:table-cell>
          <table:table-cell office:value-type="float" office:value="132" calcext:value-type="float">
            <text:p>132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255]-[.F255]" office:value-type="float" office:value="650130" calcext:value-type="float">
            <text:p>650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53373" calcext:value-type="float">
            <text:p>0.00053373</text:p>
          </table:table-cell>
          <table:table-cell office:value-type="float" office:value="0.04219128" calcext:value-type="float">
            <text:p>0.04219128</text:p>
          </table:table-cell>
          <table:table-cell office:value-type="float" office:value="0.0013577" calcext:value-type="float">
            <text:p>0.0013577</text:p>
          </table:table-cell>
          <table:table-cell office:value-type="float" office:value="0.00637529" calcext:value-type="float">
            <text:p>0.00637529</text:p>
          </table:table-cell>
          <table:table-cell office:value-type="float" office:value="506" calcext:value-type="float">
            <text:p>506</text:p>
          </table:table-cell>
          <table:table-cell office:value-type="float" office:value="372690" calcext:value-type="float">
            <text:p>372690</text:p>
          </table:table-cell>
          <table:table-cell office:value-type="string" calcext:value-type="string">
            <text:p>?b</text:p>
          </table:table-cell>
          <table:table-cell table:formula="of:=[.G256]-[.F256]" office:value-type="float" office:value="372184" calcext:value-type="float">
            <text:p>372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5379" calcext:value-type="float">
            <text:p>0.00005379</text:p>
          </table:table-cell>
          <table:table-cell office:value-type="float" office:value="0.02619414" calcext:value-type="float">
            <text:p>0.02619414</text:p>
          </table:table-cell>
          <table:table-cell office:value-type="float" office:value="0.00119148" calcext:value-type="float">
            <text:p>0.00119148</text:p>
          </table:table-cell>
          <table:table-cell office:value-type="float" office:value="0.00446585" calcext:value-type="float">
            <text:p>0.00446585</text:p>
          </table:table-cell>
          <table:table-cell office:value-type="float" office:value="51" calcext:value-type="float">
            <text:p>51</text:p>
          </table:table-cell>
          <table:table-cell office:value-type="float" office:value="42804" calcext:value-type="float">
            <text:p>42804</text:p>
          </table:table-cell>
          <table:table-cell office:value-type="string" calcext:value-type="string">
            <text:p>?a</text:p>
          </table:table-cell>
          <table:table-cell table:formula="of:=[.G257]-[.F257]" office:value-type="float" office:value="42753" calcext:value-type="float">
            <text:p>427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011181" calcext:value-type="float">
            <text:p>0.00011181</text:p>
          </table:table-cell>
          <table:table-cell office:value-type="float" office:value="0.0500236" calcext:value-type="float">
            <text:p>0.0500236</text:p>
          </table:table-cell>
          <table:table-cell office:value-type="float" office:value="0.00049745" calcext:value-type="float">
            <text:p>0.00049745</text:p>
          </table:table-cell>
          <table:table-cell office:value-type="float" office:value="0.00208703" calcext:value-type="float">
            <text:p>0.00208703</text:p>
          </table:table-cell>
          <table:table-cell office:value-type="float" office:value="106" calcext:value-type="float">
            <text:p>106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258]-[.F258]" office:value-type="float" office:value="212979" calcext:value-type="float">
            <text:p>212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04365691" calcext:value-type="float">
            <text:p>0.04365691</text:p>
          </table:table-cell>
          <table:table-cell office:value-type="float" office:value="0.0000048" calcext:value-type="float">
            <text:p>0.0000048</text:p>
          </table:table-cell>
          <table:table-cell office:value-type="float" office:value="0.00199854" calcext:value-type="float">
            <text:p>0.00199854</text:p>
          </table:table-cell>
          <table:table-cell office:value-type="float" office:value="85" calcext:value-type="float">
            <text:p>85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a</text:p>
          </table:table-cell>
          <table:table-cell table:formula="of:=[.G259]-[.F259]" office:value-type="float" office:value="17698607" calcext:value-type="float">
            <text:p>176986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PoliticianOf&gt; <text:s/>?f <text:s/>?b <text:s/>&lt;isLocatedIn&gt; <text:s/>?f <text:s text:c="2"/>=&gt; ?a <text:s/>&lt;diedIn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01633869" calcext:value-type="float">
            <text:p>0.01633869</text:p>
          </table:table-cell>
          <table:table-cell office:value-type="float" office:value="0.0004068" calcext:value-type="float">
            <text:p>0.0004068</text:p>
          </table:table-cell>
          <table:table-cell office:value-type="float" office:value="0.0012178" calcext:value-type="float">
            <text:p>0.0012178</text:p>
          </table:table-cell>
          <table:table-cell office:value-type="float" office:value="362" calcext:value-type="float">
            <text:p>362</text:p>
          </table:table-cell>
          <table:table-cell office:value-type="float" office:value="889862" calcext:value-type="float">
            <text:p>889862</text:p>
          </table:table-cell>
          <table:table-cell office:value-type="string" calcext:value-type="string">
            <text:p>?a</text:p>
          </table:table-cell>
          <table:table-cell table:formula="of:=[.G260]-[.F260]" office:value-type="float" office:value="889500" calcext:value-type="float">
            <text:p>889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22573" calcext:value-type="float">
            <text:p>0.00022573</text:p>
          </table:table-cell>
          <table:table-cell office:value-type="float" office:value="0.0153405" calcext:value-type="float">
            <text:p>0.0153405</text:p>
          </table:table-cell>
          <table:table-cell office:value-type="float" office:value="0.00001209" calcext:value-type="float">
            <text:p>0.00001209</text:p>
          </table:table-cell>
          <table:table-cell office:value-type="float" office:value="0.00119607" calcext:value-type="float">
            <text:p>0.00119607</text:p>
          </table:table-cell>
          <table:table-cell office:value-type="float" office:value="214" calcext:value-type="float">
            <text:p>214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b</text:p>
          </table:table-cell>
          <table:table-cell table:formula="of:=[.G261]-[.F261]" office:value-type="float" office:value="17698478" calcext:value-type="float">
            <text:p>176984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33332" calcext:value-type="float">
            <text:p>0.00033332</text:p>
          </table:table-cell>
          <table:table-cell office:value-type="float" office:value="0.02734747" calcext:value-type="float">
            <text:p>0.02734747</text:p>
          </table:table-cell>
          <table:table-cell office:value-type="float" office:value="0.00005967" calcext:value-type="float">
            <text:p>0.00005967</text:p>
          </table:table-cell>
          <table:table-cell office:value-type="float" office:value="0.00110541" calcext:value-type="float">
            <text:p>0.00110541</text:p>
          </table:table-cell>
          <table:table-cell office:value-type="float" office:value="316" calcext:value-type="float">
            <text:p>316</text:p>
          </table:table-cell>
          <table:table-cell office:value-type="float" office:value="5295416" calcext:value-type="float">
            <text:p>5295416</text:p>
          </table:table-cell>
          <table:table-cell office:value-type="string" calcext:value-type="string">
            <text:p>?b</text:p>
          </table:table-cell>
          <table:table-cell table:formula="of:=[.G262]-[.F262]" office:value-type="float" office:value="5295100" calcext:value-type="float">
            <text:p>5295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5844" calcext:value-type="float">
            <text:p>0.00005844</text:p>
          </table:table-cell>
          <table:table-cell office:value-type="float" office:value="0.00104663" calcext:value-type="float">
            <text:p>0.00104663</text:p>
          </table:table-cell>
          <table:table-cell office:value-type="float" office:value="38" calcext:value-type="float">
            <text:p>38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a</text:p>
          </table:table-cell>
          <table:table-cell table:formula="of:=[.G263]-[.F263]" office:value-type="float" office:value="650224" calcext:value-type="float">
            <text:p>650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19725" calcext:value-type="float">
            <text:p>0.00019725</text:p>
          </table:table-cell>
          <table:table-cell office:value-type="float" office:value="0.01559243" calcext:value-type="float">
            <text:p>0.01559243</text:p>
          </table:table-cell>
          <table:table-cell office:value-type="float" office:value="0.00004655" calcext:value-type="float">
            <text:p>0.00004655</text:p>
          </table:table-cell>
          <table:table-cell office:value-type="float" office:value="0.00093241" calcext:value-type="float">
            <text:p>0.00093241</text:p>
          </table:table-cell>
          <table:table-cell office:value-type="float" office:value="187" calcext:value-type="float">
            <text:p>187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264]-[.F264]" office:value-type="float" office:value="4016703" calcext:value-type="float">
            <text:p>401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2260422" calcext:value-type="float">
            <text:p>0.02260422</text:p>
          </table:table-cell>
          <table:table-cell office:value-type="float" office:value="0.00026544" calcext:value-type="float">
            <text:p>0.00026544</text:p>
          </table:table-cell>
          <table:table-cell office:value-type="float" office:value="0.00083455" calcext:value-type="float">
            <text:p>0.00083455</text:p>
          </table:table-cell>
          <table:table-cell office:value-type="float" office:value="1265" calcext:value-type="float">
            <text:p>126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265]-[.F265]" office:value-type="float" office:value="4764349" calcext:value-type="float">
            <text:p>4764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2311248" calcext:value-type="float">
            <text:p>0.02311248</text:p>
          </table:table-cell>
          <table:table-cell office:value-type="float" office:value="0.00006858" calcext:value-type="float">
            <text:p>0.00006858</text:p>
          </table:table-cell>
          <table:table-cell office:value-type="float" office:value="0.0008227" calcext:value-type="float">
            <text:p>0.0008227</text:p>
          </table:table-cell>
          <table:table-cell office:value-type="float" office:value="45" calcext:value-type="float">
            <text:p>45</text:p>
          </table:table-cell>
          <table:table-cell office:value-type="float" office:value="656197" calcext:value-type="float">
            <text:p>656197</text:p>
          </table:table-cell>
          <table:table-cell office:value-type="string" calcext:value-type="string">
            <text:p>?a</text:p>
          </table:table-cell>
          <table:table-cell table:formula="of:=[.G266]-[.F266]" office:value-type="float" office:value="656152" calcext:value-type="float">
            <text:p>6561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35547" calcext:value-type="float">
            <text:p>0.00035547</text:p>
          </table:table-cell>
          <table:table-cell office:value-type="float" office:value="0.02916486" calcext:value-type="float">
            <text:p>0.02916486</text:p>
          </table:table-cell>
          <table:table-cell office:value-type="float" office:value="0.00003546" calcext:value-type="float">
            <text:p>0.00003546</text:p>
          </table:table-cell>
          <table:table-cell office:value-type="float" office:value="0.00080836" calcext:value-type="float">
            <text:p>0.00080836</text:p>
          </table:table-cell>
          <table:table-cell office:value-type="float" office:value="337" calcext:value-type="float">
            <text:p>337</text:p>
          </table:table-cell>
          <table:table-cell office:value-type="float" office:value="9503871" calcext:value-type="float">
            <text:p>9503871</text:p>
          </table:table-cell>
          <table:table-cell office:value-type="string" calcext:value-type="string">
            <text:p>?b</text:p>
          </table:table-cell>
          <table:table-cell table:formula="of:=[.G267]-[.F267]" office:value-type="float" office:value="9503534" calcext:value-type="float">
            <text:p>95035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15822" calcext:value-type="float">
            <text:p>0.00015822</text:p>
          </table:table-cell>
          <table:table-cell office:value-type="float" office:value="0.01298139" calcext:value-type="float">
            <text:p>0.01298139</text:p>
          </table:table-cell>
          <table:table-cell office:value-type="float" office:value="0.00003734" calcext:value-type="float">
            <text:p>0.00003734</text:p>
          </table:table-cell>
          <table:table-cell office:value-type="float" office:value="0.00079203" calcext:value-type="float">
            <text:p>0.00079203</text:p>
          </table:table-cell>
          <table:table-cell office:value-type="float" office:value="150" calcext:value-type="float">
            <text:p>150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268]-[.F268]" office:value-type="float" office:value="4016740" calcext:value-type="float">
            <text:p>40167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isLeaderOf&gt; <text:s/>?b</text:p>
          </table:table-cell>
          <table:table-cell office:value-type="float" office:value="0.00011286" calcext:value-type="float">
            <text:p>0.00011286</text:p>
          </table:table-cell>
          <table:table-cell office:value-type="float" office:value="0.01677379" calcext:value-type="float">
            <text:p>0.01677379</text:p>
          </table:table-cell>
          <table:table-cell office:value-type="float" office:value="0.00003372" calcext:value-type="float">
            <text:p>0.00003372</text:p>
          </table:table-cell>
          <table:table-cell office:value-type="float" office:value="0.00078352" calcext:value-type="float">
            <text:p>0.00078352</text:p>
          </table:table-cell>
          <table:table-cell office:value-type="float" office:value="107" calcext:value-type="float">
            <text:p>107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269]-[.F269]" office:value-type="float" office:value="3172817" calcext:value-type="float">
            <text:p>31728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2302" calcext:value-type="float">
            <text:p>0.00002302</text:p>
          </table:table-cell>
          <table:table-cell office:value-type="float" office:value="0.00069575" calcext:value-type="float">
            <text:p>0.00069575</text:p>
          </table:table-cell>
          <table:table-cell office:value-type="float" office:value="38" calcext:value-type="float">
            <text:p>38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270]-[.F270]" office:value-type="float" office:value="1650454" calcext:value-type="float">
            <text:p>16504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2730637" calcext:value-type="float">
            <text:p>0.02730637</text:p>
          </table:table-cell>
          <table:table-cell office:value-type="float" office:value="0.00012695" calcext:value-type="float">
            <text:p>0.00012695</text:p>
          </table:table-cell>
          <table:table-cell office:value-type="float" office:value="0.00056565" calcext:value-type="float">
            <text:p>0.00056565</text:p>
          </table:table-cell>
          <table:table-cell office:value-type="float" office:value="605" calcext:value-type="float">
            <text:p>60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271]-[.F271]" office:value-type="float" office:value="4765009" calcext:value-type="float">
            <text:p>47650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22045" calcext:value-type="float">
            <text:p>0.00022045</text:p>
          </table:table-cell>
          <table:table-cell office:value-type="float" office:value="0.01432194" calcext:value-type="float">
            <text:p>0.01432194</text:p>
          </table:table-cell>
          <table:table-cell office:value-type="float" office:value="0.00004386" calcext:value-type="float">
            <text:p>0.00004386</text:p>
          </table:table-cell>
          <table:table-cell office:value-type="float" office:value="0.00053172" calcext:value-type="float">
            <text:p>0.00053172</text:p>
          </table:table-cell>
          <table:table-cell office:value-type="float" office:value="209" calcext:value-type="float">
            <text:p>209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272]-[.F272]" office:value-type="float" office:value="4765405" calcext:value-type="float">
            <text:p>47654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02742" calcext:value-type="float">
            <text:p>0.00002742</text:p>
          </table:table-cell>
          <table:table-cell office:value-type="float" office:value="0.01335388" calcext:value-type="float">
            <text:p>0.01335388</text:p>
          </table:table-cell>
          <table:table-cell office:value-type="float" office:value="0.00000647" calcext:value-type="float">
            <text:p>0.00000647</text:p>
          </table:table-cell>
          <table:table-cell office:value-type="float" office:value="0.00048337" calcext:value-type="float">
            <text:p>0.00048337</text:p>
          </table:table-cell>
          <table:table-cell office:value-type="float" office:value="26" calcext:value-type="float">
            <text:p>26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a</text:p>
          </table:table-cell>
          <table:table-cell table:formula="of:=[.G273]-[.F273]" office:value-type="float" office:value="4016864" calcext:value-type="float">
            <text:p>4016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19197" calcext:value-type="float">
            <text:p>0.00019197</text:p>
          </table:table-cell>
          <table:table-cell office:value-type="float" office:value="0.01304659" calcext:value-type="float">
            <text:p>0.01304659</text:p>
          </table:table-cell>
          <table:table-cell office:value-type="float" office:value="0.00001315" calcext:value-type="float">
            <text:p>0.00001315</text:p>
          </table:table-cell>
          <table:table-cell office:value-type="float" office:value="0.00033134" calcext:value-type="float">
            <text:p>0.00033134</text:p>
          </table:table-cell>
          <table:table-cell office:value-type="float" office:value="182" calcext:value-type="float">
            <text:p>182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b</text:p>
          </table:table-cell>
          <table:table-cell table:formula="of:=[.G274]-[.F274]" office:value-type="float" office:value="13841618" calcext:value-type="float">
            <text:p>138416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livesIn&gt; <text:s/>?b</text:p>
          </table:table-cell>
          <table:table-cell office:value-type="float" office:value="0.00099679" calcext:value-type="float">
            <text:p>0.00099679</text:p>
          </table:table-cell>
          <table:table-cell office:value-type="float" office:value="0.06475708" calcext:value-type="float">
            <text:p>0.06475708</text:p>
          </table:table-cell>
          <table:table-cell table:number-columns-repeated="2" office:value-type="float" office:value="0.00029783" calcext:value-type="float">
            <text:p>0.00029783</text:p>
          </table:table-cell>
          <table:table-cell office:value-type="float" office:value="945" calcext:value-type="float">
            <text:p>945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275]-[.F275]" office:value-type="float" office:value="3171979" calcext:value-type="float">
            <text:p>3171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10864" calcext:value-type="float">
            <text:p>0.00010864</text:p>
          </table:table-cell>
          <table:table-cell office:value-type="float" office:value="0.0529019" calcext:value-type="float">
            <text:p>0.0529019</text:p>
          </table:table-cell>
          <table:table-cell office:value-type="float" office:value="0.00000744" calcext:value-type="float">
            <text:p>0.00000744</text:p>
          </table:table-cell>
          <table:table-cell office:value-type="float" office:value="0.00024395" calcext:value-type="float">
            <text:p>0.00024395</text:p>
          </table:table-cell>
          <table:table-cell office:value-type="float" office:value="103" calcext:value-type="float">
            <text:p>103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a</text:p>
          </table:table-cell>
          <table:table-cell table:formula="of:=[.G276]-[.F276]" office:value-type="float" office:value="13841697" calcext:value-type="float">
            <text:p>138416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CitizenOf&gt; <text:s/>?f <text:s text:c="2"/>=&gt; ?a <text:s/>&lt;hasAcademicAdvisor&gt; <text:s/>?b</text:p>
          </table:table-cell>
          <table:table-cell office:value-type="float" office:value="0.00004114" calcext:value-type="float">
            <text:p>0.00004114</text:p>
          </table:table-cell>
          <table:table-cell office:value-type="float" office:value="0.02003082" calcext:value-type="float">
            <text:p>0.02003082</text:p>
          </table:table-cell>
          <table:table-cell office:value-type="float" office:value="0.00002363" calcext:value-type="float">
            <text:p>0.00002363</text:p>
          </table:table-cell>
          <table:table-cell office:value-type="float" office:value="0.00023461" calcext:value-type="float">
            <text:p>0.00023461</text:p>
          </table:table-cell>
          <table:table-cell office:value-type="float" office:value="39" calcext:value-type="float">
            <text:p>39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277]-[.F277]" office:value-type="float" office:value="1650453" calcext:value-type="float">
            <text:p>1650453</text:p>
          </table:table-cell>
          <table:table-cell table:number-columns-repeated="2"/>
        </table:table-row>
      </table:table>
      <table:table table:name="Sheet5" table:style-name="ta1">
        <table:table-column table:style-name="co10" table:number-columns-repeated="4" table:default-cell-style-name="Default"/>
        <table:table-row table:style-name="ro5"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std</text:p>
          </table:table-cell>
          <table:table-cell office:value-type="string" calcext:value-type="string">
            <text:p>pca</text:p>
          </table:table-cell>
        </table:table-row>
        <table:table-row table:style-name="ro4">
          <table:table-cell office:value-type="float" office:value="1865" calcext:value-type="float">
            <text:p>1865</text:p>
          </table:table-cell>
          <table:table-cell/>
          <table:table-cell office:value-type="float" office:value="0.344827586206897" calcext:value-type="float">
            <text:p>0.344827586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2933" calcext:value-type="float">
            <text:p>2933</text:p>
          </table:table-cell>
          <table:table-cell/>
          <table:table-cell office:value-type="float" office:value="0.338983050847458" calcext:value-type="float">
            <text:p>0.338983050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8091" calcext:value-type="float">
            <text:p>8091</text:p>
          </table:table-cell>
          <table:table-cell/>
          <table:table-cell office:value-type="float" office:value="0.550561797752809" calcext:value-type="float">
            <text:p>0.550561797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067" calcext:value-type="float">
            <text:p>9067</text:p>
          </table:table-cell>
          <table:table-cell/>
          <table:table-cell office:value-type="float" office:value="0.420168067226891" calcext:value-type="float">
            <text:p>0.420168067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585" calcext:value-type="float">
            <text:p>9585</text:p>
          </table:table-cell>
          <table:table-cell/>
          <table:table-cell office:value-type="float" office:value="0.344594594594595" calcext:value-type="float">
            <text:p>0.344594594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911" calcext:value-type="float">
            <text:p>9911</text:p>
          </table:table-cell>
          <table:table-cell/>
          <table:table-cell office:value-type="float" office:value="0.401162790697674" calcext:value-type="float">
            <text:p>0.401162790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986" calcext:value-type="float">
            <text:p>9986</text:p>
          </table:table-cell>
          <table:table-cell/>
          <table:table-cell office:value-type="float" office:value="0.371287128712871" calcext:value-type="float">
            <text:p>0.371287128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0285" calcext:value-type="float">
            <text:p>10285</text:p>
          </table:table-cell>
          <table:table-cell/>
          <table:table-cell office:value-type="float" office:value="0.438053097345133" calcext:value-type="float">
            <text:p>0.438053097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075" calcext:value-type="float">
            <text:p>11075</text:p>
          </table:table-cell>
          <table:table-cell/>
          <table:table-cell office:value-type="float" office:value="0.411067193675889" calcext:value-type="float">
            <text:p>0.411067193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38055" calcext:value-type="float">
            <text:p>38055</text:p>
          </table:table-cell>
          <table:table-cell/>
          <table:table-cell office:value-type="float" office:value="0.393617021276596" calcext:value-type="float">
            <text:p>0.393617021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40906" calcext:value-type="float">
            <text:p>40906</text:p>
          </table:table-cell>
          <table:table-cell/>
          <table:table-cell office:value-type="float" office:value="0.375404530744337" calcext:value-type="float">
            <text:p>0.375404530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45131" calcext:value-type="float">
            <text:p>45131</text:p>
          </table:table-cell>
          <table:table-cell/>
          <table:table-cell office:value-type="float" office:value="0.420118343195266" calcext:value-type="float">
            <text:p>0.420118343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46301" calcext:value-type="float">
            <text:p>46301</text:p>
          </table:table-cell>
          <table:table-cell/>
          <table:table-cell office:value-type="float" office:value="0.448369565217391" calcext:value-type="float">
            <text:p>0.448369565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274" calcext:value-type="float">
            <text:p>51274</text:p>
          </table:table-cell>
          <table:table-cell/>
          <table:table-cell office:value-type="float" office:value="0.416666666666667" calcext:value-type="float">
            <text:p>0.416666666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745" calcext:value-type="float">
            <text:p>51745</text:p>
          </table:table-cell>
          <table:table-cell/>
          <table:table-cell office:value-type="float" office:value="0.419811320754717" calcext:value-type="float">
            <text:p>0.419811320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845" calcext:value-type="float">
            <text:p>51845</text:p>
          </table:table-cell>
          <table:table-cell/>
          <table:table-cell office:value-type="float" office:value="0.414096916299559" calcext:value-type="float">
            <text:p>0.414096916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997" calcext:value-type="float">
            <text:p>51997</text:p>
          </table:table-cell>
          <table:table-cell/>
          <table:table-cell office:value-type="float" office:value="0.450413223140496" calcext:value-type="float">
            <text:p>0.4504132231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4853" calcext:value-type="float">
            <text:p>54853</text:p>
          </table:table-cell>
          <table:table-cell/>
          <table:table-cell office:value-type="float" office:value="0.45224171539961" calcext:value-type="float">
            <text:p>0.452241715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5405" calcext:value-type="float">
            <text:p>55405</text:p>
          </table:table-cell>
          <table:table-cell/>
          <table:table-cell office:value-type="float" office:value="0.453038674033149" calcext:value-type="float">
            <text:p>0.4530386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5499" calcext:value-type="float">
            <text:p>55499</text:p>
          </table:table-cell>
          <table:table-cell/>
          <table:table-cell office:value-type="float" office:value="0.431064572425829" calcext:value-type="float">
            <text:p>0.431064572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71761" calcext:value-type="float">
            <text:p>71761</text:p>
          </table:table-cell>
          <table:table-cell/>
          <table:table-cell office:value-type="float" office:value="0.409618573797678" calcext:value-type="float">
            <text:p>0.409618573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72199" calcext:value-type="float">
            <text:p>72199</text:p>
          </table:table-cell>
          <table:table-cell/>
          <table:table-cell office:value-type="float" office:value="0.412044374009509" calcext:value-type="float">
            <text:p>0.4120443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73398" calcext:value-type="float">
            <text:p>73398</text:p>
          </table:table-cell>
          <table:table-cell/>
          <table:table-cell office:value-type="float" office:value="0.40695915279879" calcext:value-type="float">
            <text:p>0.406959152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89670" calcext:value-type="float">
            <text:p>89670</text:p>
          </table:table-cell>
          <table:table-cell/>
          <table:table-cell office:value-type="float" office:value="0.394202898550725" calcext:value-type="float">
            <text:p>0.394202898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89941" calcext:value-type="float">
            <text:p>89941</text:p>
          </table:table-cell>
          <table:table-cell/>
          <table:table-cell office:value-type="float" office:value="0.388888888888889" calcext:value-type="float">
            <text:p>0.3888888889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2158" calcext:value-type="float">
            <text:p>92158</text:p>
          </table:table-cell>
          <table:table-cell/>
          <table:table-cell office:value-type="float" office:value="0.377510040160643" calcext:value-type="float">
            <text:p>0.377510040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2354" calcext:value-type="float">
            <text:p>112354</text:p>
          </table:table-cell>
          <table:table-cell/>
          <table:table-cell office:value-type="float" office:value="0.362934362934363" calcext:value-type="float">
            <text:p>0.3629343629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2734" calcext:value-type="float">
            <text:p>112734</text:p>
          </table:table-cell>
          <table:table-cell/>
          <table:table-cell office:value-type="float" office:value="0.351116625310174" calcext:value-type="float">
            <text:p>0.351116625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3164" calcext:value-type="float">
            <text:p>113164</text:p>
          </table:table-cell>
          <table:table-cell/>
          <table:table-cell office:value-type="float" office:value="0.352870813397129" calcext:value-type="float">
            <text:p>0.352870813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3439" calcext:value-type="float">
            <text:p>113439</text:p>
          </table:table-cell>
          <table:table-cell/>
          <table:table-cell office:value-type="float" office:value="0.343713956170704" calcext:value-type="float">
            <text:p>0.343713956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5509" calcext:value-type="float">
            <text:p>125509</text:p>
          </table:table-cell>
          <table:table-cell/>
          <table:table-cell office:value-type="float" office:value="0.338218714768884" calcext:value-type="float">
            <text:p>0.338218714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5842" calcext:value-type="float">
            <text:p>125842</text:p>
          </table:table-cell>
          <table:table-cell/>
          <table:table-cell office:value-type="float" office:value="0.329334787350054" calcext:value-type="float">
            <text:p>0.32933478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6505" calcext:value-type="float">
            <text:p>126505</text:p>
          </table:table-cell>
          <table:table-cell/>
          <table:table-cell office:value-type="float" office:value="0.332980972515856" calcext:value-type="float">
            <text:p>0.3329809725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6860" calcext:value-type="float">
            <text:p>126860</text:p>
          </table:table-cell>
          <table:table-cell/>
          <table:table-cell office:value-type="float" office:value="0.325819672131148" calcext:value-type="float">
            <text:p>0.3258196721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7054" calcext:value-type="float">
            <text:p>127054</text:p>
          </table:table-cell>
          <table:table-cell/>
          <table:table-cell office:value-type="float" office:value="0.31610337972167" calcext:value-type="float">
            <text:p>0.316103379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2828" calcext:value-type="float">
            <text:p>152828</text:p>
          </table:table-cell>
          <table:table-cell/>
          <table:table-cell office:value-type="float" office:value="0.30984555984556" calcext:value-type="float">
            <text:p>0.309845559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2935" calcext:value-type="float">
            <text:p>152935</text:p>
          </table:table-cell>
          <table:table-cell/>
          <table:table-cell office:value-type="float" office:value="0.301125703564728" calcext:value-type="float">
            <text:p>0.301125703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3053" calcext:value-type="float">
            <text:p>153053</text:p>
          </table:table-cell>
          <table:table-cell/>
          <table:table-cell office:value-type="float" office:value="0.293795620437956" calcext:value-type="float">
            <text:p>0.293795620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3442" calcext:value-type="float">
            <text:p>153442</text:p>
          </table:table-cell>
          <table:table-cell/>
          <table:table-cell office:value-type="float" office:value="0.291814946619217" calcext:value-type="float">
            <text:p>0.291814946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66562" calcext:value-type="float">
            <text:p>166562</text:p>
          </table:table-cell>
          <table:table-cell/>
          <table:table-cell office:value-type="float" office:value="0.287944492627927" calcext:value-type="float">
            <text:p>0.287944492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79498" calcext:value-type="float">
            <text:p>179498</text:p>
          </table:table-cell>
          <table:table-cell/>
          <table:table-cell office:value-type="float" office:value="0.283163265306122" calcext:value-type="float">
            <text:p>0.283163265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0295" calcext:value-type="float">
            <text:p>180295</text:p>
          </table:table-cell>
          <table:table-cell/>
          <table:table-cell office:value-type="float" office:value="0.281094527363184" calcext:value-type="float">
            <text:p>0.28109452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0541" calcext:value-type="float">
            <text:p>180541</text:p>
          </table:table-cell>
          <table:table-cell/>
          <table:table-cell office:value-type="float" office:value="0.279126213592233" calcext:value-type="float">
            <text:p>0.279126213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1291" calcext:value-type="float">
            <text:p>181291</text:p>
          </table:table-cell>
          <table:table-cell/>
          <table:table-cell office:value-type="float" office:value="0.273301737756714" calcext:value-type="float">
            <text:p>0.273301737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8049" calcext:value-type="float">
            <text:p>188049</text:p>
          </table:table-cell>
          <table:table-cell/>
          <table:table-cell office:value-type="float" office:value="0.268518518518519" calcext:value-type="float">
            <text:p>0.2685185185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58" calcext:value-type="float">
            <text:p>5158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8196" calcext:value-type="float">
            <text:p>18196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76271186440678" calcext:value-type="float">
            <text:p>0.5762711864</text:p>
          </table:table-cell>
        </table:table-row>
        <table:table-row table:style-name="ro4">
          <table:table-cell office:value-type="float" office:value="23135" calcext:value-type="float">
            <text:p>2313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28089887640449" calcext:value-type="float">
            <text:p>0.5280898876</text:p>
          </table:table-cell>
        </table:table-row>
        <table:table-row table:style-name="ro4">
          <table:table-cell office:value-type="float" office:value="98714" calcext:value-type="float">
            <text:p>9871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70175438596491" calcext:value-type="float">
            <text:p>0.5701754386</text:p>
          </table:table-cell>
        </table:table-row>
        <table:table-row table:style-name="ro4">
          <table:table-cell office:value-type="float" office:value="99040" calcext:value-type="float">
            <text:p>9904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615384615384615" calcext:value-type="float">
            <text:p>0.6153846154</text:p>
          </table:table-cell>
        </table:table-row>
        <table:table-row table:style-name="ro4">
          <table:table-cell office:value-type="float" office:value="99339" calcext:value-type="float">
            <text:p>9933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614035087719298" calcext:value-type="float">
            <text:p>0.6140350877</text:p>
          </table:table-cell>
        </table:table-row>
        <table:table-row table:style-name="ro4">
          <table:table-cell office:value-type="float" office:value="99439" calcext:value-type="float">
            <text:p>9943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67164179104478" calcext:value-type="float">
            <text:p>0.5671641791</text:p>
          </table:table-cell>
        </table:table-row>
        <table:table-row table:style-name="ro4">
          <table:table-cell office:value-type="float" office:value="100415" calcext:value-type="float">
            <text:p>10041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93506493506493" calcext:value-type="float">
            <text:p>0.4935064935</text:p>
          </table:table-cell>
        </table:table-row>
        <table:table-row table:style-name="ro4">
          <table:table-cell office:value-type="float" office:value="102280" calcext:value-type="float">
            <text:p>10228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76923076923077" calcext:value-type="float">
            <text:p>0.4769230769</text:p>
          </table:table-cell>
        </table:table-row>
        <table:table-row table:style-name="ro4">
          <table:table-cell office:value-type="float" office:value="134771" calcext:value-type="float">
            <text:p>13477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51724137931034" calcext:value-type="float">
            <text:p>0.4517241379</text:p>
          </table:table-cell>
        </table:table-row>
        <table:table-row table:style-name="ro4">
          <table:table-cell office:value-type="float" office:value="165654" calcext:value-type="float">
            <text:p>16565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26332288401254" calcext:value-type="float">
            <text:p>0.4263322884</text:p>
          </table:table-cell>
        </table:table-row>
        <table:table-row table:style-name="ro4">
          <table:table-cell office:value-type="float" office:value="166722" calcext:value-type="float">
            <text:p>16672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18338108882521" calcext:value-type="float">
            <text:p>0.4183381089</text:p>
          </table:table-cell>
        </table:table-row>
        <table:table-row table:style-name="ro4">
          <table:table-cell office:value-type="float" office:value="219076" calcext:value-type="float">
            <text:p>219076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8888888888889" calcext:value-type="float">
            <text:p>0.3888888889</text:p>
          </table:table-cell>
        </table:table-row>
        <table:table-row table:style-name="ro4">
          <table:table-cell office:value-type="float" office:value="232989" calcext:value-type="float">
            <text:p>23298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32432432432432" calcext:value-type="float">
            <text:p>0.4324324324</text:p>
          </table:table-cell>
        </table:table-row>
        <table:table-row table:style-name="ro4">
          <table:table-cell office:value-type="float" office:value="234162" calcext:value-type="float">
            <text:p>23416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23340961098398" calcext:value-type="float">
            <text:p>0.4233409611</text:p>
          </table:table-cell>
        </table:table-row>
        <table:table-row table:style-name="ro4">
          <table:table-cell office:value-type="float" office:value="238329" calcext:value-type="float">
            <text:p>23832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249010" calcext:value-type="float">
            <text:p>24901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989898989899" calcext:value-type="float">
            <text:p>0.3898989899</text:p>
          </table:table-cell>
        </table:table-row>
        <table:table-row table:style-name="ro4">
          <table:table-cell office:value-type="float" office:value="249528" calcext:value-type="float">
            <text:p>249528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70229007633588" calcext:value-type="float">
            <text:p>0.3702290076</text:p>
          </table:table-cell>
        </table:table-row>
        <table:table-row table:style-name="ro4">
          <table:table-cell office:value-type="float" office:value="271411" calcext:value-type="float">
            <text:p>27141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1621129326047" calcext:value-type="float">
            <text:p>0.3916211293</text:p>
          </table:table-cell>
        </table:table-row>
        <table:table-row table:style-name="ro4">
          <table:table-cell office:value-type="float" office:value="272581" calcext:value-type="float">
            <text:p>27258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07599309153713" calcext:value-type="float">
            <text:p>0.4075993092</text:p>
          </table:table-cell>
        </table:table-row>
        <table:table-row table:style-name="ro4">
          <table:table-cell office:value-type="float" office:value="294650" calcext:value-type="float">
            <text:p>29465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8026315789474" calcext:value-type="float">
            <text:p>0.3980263158</text:p>
          </table:table-cell>
        </table:table-row>
        <table:table-row table:style-name="ro4">
          <table:table-cell office:value-type="float" office:value="295202" calcext:value-type="float">
            <text:p>29520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01253918495298" calcext:value-type="float">
            <text:p>0.4012539185</text:p>
          </table:table-cell>
        </table:table-row>
        <table:table-row table:style-name="ro4">
          <table:table-cell office:value-type="float" office:value="295992" calcext:value-type="float">
            <text:p>29599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8467374810319" calcext:value-type="float">
            <text:p>0.3884673748</text:p>
          </table:table-cell>
        </table:table-row>
        <table:table-row table:style-name="ro4">
          <table:table-cell office:value-type="float" office:value="308635" calcext:value-type="float">
            <text:p>30863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14244186046512" calcext:value-type="float">
            <text:p>0.414244186</text:p>
          </table:table-cell>
        </table:table-row>
        <table:table-row table:style-name="ro4">
          <table:table-cell office:value-type="float" office:value="321571" calcext:value-type="float">
            <text:p>32157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11510791366907" calcext:value-type="float">
            <text:p>0.4115107914</text:p>
          </table:table-cell>
        </table:table-row>
        <table:table-row table:style-name="ro4">
          <table:table-cell office:value-type="float" office:value="326544" calcext:value-type="float">
            <text:p>32654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9721448467967" calcext:value-type="float">
            <text:p>0.3997214485</text:p>
          </table:table-cell>
        </table:table-row>
        <table:table-row table:style-name="ro4">
          <table:table-cell office:value-type="float" office:value="339153" calcext:value-type="float">
            <text:p>33915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1711229946524" calcext:value-type="float">
            <text:p>0.3917112299</text:p>
          </table:table-cell>
        </table:table-row>
        <table:table-row table:style-name="ro4">
          <table:table-cell office:value-type="float" office:value="366133" calcext:value-type="float">
            <text:p>36613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60103626943" calcext:value-type="float">
            <text:p>0.3860103627</text:p>
          </table:table-cell>
        </table:table-row>
        <table:table-row table:style-name="ro4">
          <table:table-cell office:value-type="float" office:value="380420" calcext:value-type="float">
            <text:p>38042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72817955112219" calcext:value-type="float">
            <text:p>0.3728179551</text:p>
          </table:table-cell>
        </table:table-row>
        <table:table-row table:style-name="ro4">
          <table:table-cell office:value-type="float" office:value="394369" calcext:value-type="float">
            <text:p>39436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74378109452736" calcext:value-type="float">
            <text:p>0.3743781095</text:p>
          </table:table-cell>
        </table:table-row>
      </table:table>
      <table:table table:name="PCA Conf (multiple rules, types)" table:style-name="ta1">
        <table:table-column table:style-name="co27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10" table:number-columns-repeated="2" table:default-cell-style-name="Default"/>
        <table:table-column table:style-name="co29" table:default-cell-style-name="Default"/>
        <table:table-column table:style-name="co10" table:default-cell-style-name="ce17"/>
        <table:table-column table:style-name="co10" table:number-columns-repeated="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0.9-1.0</text:p>
          </table:table-cell>
          <table:table-cell office:value-type="float" office:value="1664" calcext:value-type="float">
            <text:p>1664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Johanne_Luise_Heiberg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nterval</text:p>
          </table:table-cell>
          <table:table-cell office:value-type="string" calcext:value-type="string">
            <text:p>Predictions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17" office:value-type="boolean" office:boolean-value="false" calcext:value-type="boolean">
            <text:p>FALS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ggregated true</text:p>
          </table:table-cell>
          <table:table-cell office:value-type="string" calcext:value-type="string">
            <text:p>Aggregated false</text:p>
          </table:table-cell>
          <table:table-cell office:value-type="string" calcext:value-type="string">
            <text:p>PCA types + multiples rules</text:p>
          </table:table-cell>
          <table:table-cell office:value-type="string" calcext:value-type="string">
            <text:p>Aggregated predictions</text:p>
          </table:table-cell>
        </table:table-row>
        <table:table-row table:style-name="ro3">
          <table:table-cell office:value-type="string" calcext:value-type="string">
            <text:p>&lt;Frederick_de_Houtm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51180638334918" calcext:value-type="float">
            <text:p>0.9511806383</text:p>
          </table:table-cell>
          <table:table-cell office:value-type="float" office:value="0.8625" calcext:value-type="float">
            <text:p>0.862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]" office:value-type="string" office:string-value="0.9-1.0" calcext:value-type="string">
            <text:p>0.9-1.0</text:p>
          </table:table-cell>
          <table:table-cell table:formula="of:=[.B1]" office:value-type="float" office:value="1664" calcext:value-type="float">
            <text:p>1664</text:p>
          </table:table-cell>
          <table:table-cell table:formula="of:=COUNTIF([.G2:.G21]; &quot;=TRUE&quot;)" office:value-type="float" office:value="20" calcext:value-type="float">
            <text:p>20</text:p>
          </table:table-cell>
          <table:table-cell table:formula="of:=COUNTIF([.G2:.G21]; &quot;=FALSE&quot;)" office:value-type="float" office:value="0" calcext:value-type="float">
            <text:p>0</text:p>
          </table:table-cell>
          <table:table-cell table:formula="of:=COUNTIF([.G2:.G21]; &quot;=Unknown&quot;)" office:value-type="float" office:value="0" calcext:value-type="float">
            <text:p>0</text:p>
          </table:table-cell>
          <table:table-cell table:formula="of:=[.L3]/([.L3]+[.M3])" office:value-type="float" office:value="1" calcext:value-type="float">
            <text:p>1</text:p>
          </table:table-cell>
          <table:table-cell table:formula="of:=[.L3]" office:value-type="float" office:value="20" calcext:value-type="float">
            <text:p>20</text:p>
          </table:table-cell>
          <table:table-cell table:formula="of:=[.M3]" office:value-type="float" office:value="0" calcext:value-type="float">
            <text:p>0</text:p>
          </table:table-cell>
          <table:table-cell table:formula="of:=[.P3]/([.P3]+[.Q3])" office:value-type="float" office:value="1" calcext:value-type="float">
            <text:p>1</text:p>
          </table:table-cell>
          <table:table-cell table:formula="of:=[.K3]" office:value-type="float" office:value="1664" calcext:value-type="float">
            <text:p>1664</text:p>
          </table:table-cell>
        </table:table-row>
        <table:table-row table:style-name="ro3">
          <table:table-cell office:value-type="string" calcext:value-type="string">
            <text:p>&lt;Oleksandr_Omelchenk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23]" office:value-type="string" office:string-value="0.8-0.9" calcext:value-type="string">
            <text:p>0.8-0.9</text:p>
          </table:table-cell>
          <table:table-cell table:formula="of:=[.B23]" office:value-type="float" office:value="6669" calcext:value-type="float">
            <text:p>6669</text:p>
          </table:table-cell>
          <table:table-cell table:formula="of:=COUNTIF([.G24:.G43]; &quot;=TRUE&quot;)" office:value-type="float" office:value="11" calcext:value-type="float">
            <text:p>11</text:p>
          </table:table-cell>
          <table:table-cell table:formula="of:=COUNTIF([.G24:.G43]; &quot;=FALSE&quot;)" office:value-type="float" office:value="9" calcext:value-type="float">
            <text:p>9</text:p>
          </table:table-cell>
          <table:table-cell table:formula="of:=COUNTIF([.G24:.G43]; &quot;=Unknown&quot;)" office:value-type="float" office:value="0" calcext:value-type="float">
            <text:p>0</text:p>
          </table:table-cell>
          <table:table-cell table:formula="of:=[.L4]/([.L4]+[.M4])" office:value-type="float" office:value="0.55" calcext:value-type="float">
            <text:p>0.55</text:p>
          </table:table-cell>
          <table:table-cell table:formula="of:=[.L4]+[.P3]" office:value-type="float" office:value="31" calcext:value-type="float">
            <text:p>31</text:p>
          </table:table-cell>
          <table:table-cell table:formula="of:=[.Q3]+[.M4]" office:value-type="float" office:value="9" calcext:value-type="float">
            <text:p>9</text:p>
          </table:table-cell>
          <table:table-cell table:formula="of:=[.P4]/([.P4]+[.Q4])" office:value-type="float" office:value="0.775" calcext:value-type="float">
            <text:p>0.775</text:p>
          </table:table-cell>
          <table:table-cell table:formula="of:=[.S3]+[.K4]" office:value-type="float" office:value="8333" calcext:value-type="float">
            <text:p>8333</text:p>
          </table:table-cell>
        </table:table-row>
        <table:table-row table:style-name="ro3">
          <table:table-cell office:value-type="string" calcext:value-type="string">
            <text:p>&lt;Åke_Claess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en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45]" office:value-type="string" office:string-value="0.7-0.8" calcext:value-type="string">
            <text:p>0.7-0.8</text:p>
          </table:table-cell>
          <table:table-cell table:formula="of:=[.B45]" office:value-type="float" office:value="728" calcext:value-type="float">
            <text:p>728</text:p>
          </table:table-cell>
          <table:table-cell table:formula="of:=COUNTIF([.G46:.G65]; &quot;=TRUE&quot;)" office:value-type="float" office:value="10" calcext:value-type="float">
            <text:p>10</text:p>
          </table:table-cell>
          <table:table-cell table:formula="of:=COUNTIF([.G46:.G65]; &quot;=FALSE&quot;)" office:value-type="float" office:value="3" calcext:value-type="float">
            <text:p>3</text:p>
          </table:table-cell>
          <table:table-cell table:formula="of:=COUNTIF([.G46:.G65]; &quot;=Unknown&quot;)" office:value-type="float" office:value="7" calcext:value-type="float">
            <text:p>7</text:p>
          </table:table-cell>
          <table:table-cell table:formula="of:=[.L5]/([.L5]+[.M5])" office:value-type="float" office:value="0.769230769230769" calcext:value-type="float">
            <text:p>0.7692307692</text:p>
          </table:table-cell>
          <table:table-cell table:formula="of:=[.L5]+[.P4]" office:value-type="float" office:value="41" calcext:value-type="float">
            <text:p>41</text:p>
          </table:table-cell>
          <table:table-cell table:formula="of:=[.Q4]+[.M5]" office:value-type="float" office:value="12" calcext:value-type="float">
            <text:p>12</text:p>
          </table:table-cell>
          <table:table-cell table:formula="of:=[.P5]/([.P5]+[.Q5])" office:value-type="float" office:value="0.773584905660377" calcext:value-type="float">
            <text:p>0.7735849057</text:p>
          </table:table-cell>
          <table:table-cell table:formula="of:=[.S4]+[.K5]" office:value-type="float" office:value="9061" calcext:value-type="float">
            <text:p>9061</text:p>
          </table:table-cell>
        </table:table-row>
        <table:table-row table:style-name="ro3">
          <table:table-cell office:value-type="string" calcext:value-type="string">
            <text:p>&lt;Sisavang_Von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Kham-Oun_I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67]" office:value-type="string" office:string-value="0.6-0.7" calcext:value-type="string">
            <text:p>0.6-0.7</text:p>
          </table:table-cell>
          <table:table-cell table:formula="of:=[.B67]" office:value-type="float" office:value="1800" calcext:value-type="float">
            <text:p>1800</text:p>
          </table:table-cell>
          <table:table-cell table:formula="of:=COUNTIF([.G68:.G87]; &quot;=TRUE&quot;)" office:value-type="float" office:value="13" calcext:value-type="float">
            <text:p>13</text:p>
          </table:table-cell>
          <table:table-cell table:formula="of:=COUNTIF([.G68:.G87]; &quot;=FALSE&quot;)" office:value-type="float" office:value="1" calcext:value-type="float">
            <text:p>1</text:p>
          </table:table-cell>
          <table:table-cell table:formula="of:=COUNTIF([.G68:.G87]; &quot;=Unknown&quot;)" office:value-type="float" office:value="6" calcext:value-type="float">
            <text:p>6</text:p>
          </table:table-cell>
          <table:table-cell table:formula="of:=[.L6]/([.L6]+[.M6])" office:value-type="float" office:value="0.928571428571429" calcext:value-type="float">
            <text:p>0.9285714286</text:p>
          </table:table-cell>
          <table:table-cell table:formula="of:=[.L6]+[.P5]" office:value-type="float" office:value="54" calcext:value-type="float">
            <text:p>54</text:p>
          </table:table-cell>
          <table:table-cell table:formula="of:=[.Q5]+[.M6]" office:value-type="float" office:value="13" calcext:value-type="float">
            <text:p>13</text:p>
          </table:table-cell>
          <table:table-cell table:formula="of:=[.P6]/([.P6]+[.Q6])" office:value-type="float" office:value="0.805970149253731" calcext:value-type="float">
            <text:p>0.8059701493</text:p>
          </table:table-cell>
          <table:table-cell table:formula="of:=[.S5]+[.K6]" office:value-type="float" office:value="10861" calcext:value-type="float">
            <text:p>10861</text:p>
          </table:table-cell>
        </table:table-row>
        <table:table-row table:style-name="ro3">
          <table:table-cell office:value-type="string" calcext:value-type="string">
            <text:p>&lt;Alexandr_Dolgopolov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89]" office:value-type="string" office:string-value="0.5-0.6" calcext:value-type="string">
            <text:p>0.5-0.6</text:p>
          </table:table-cell>
          <table:table-cell table:formula="of:=[.B89]" office:value-type="float" office:value="4675" calcext:value-type="float">
            <text:p>4675</text:p>
          </table:table-cell>
          <table:table-cell table:formula="of:=COUNTIF([.G90:.G109]; &quot;=TRUE&quot;)" office:value-type="float" office:value="15" calcext:value-type="float">
            <text:p>15</text:p>
          </table:table-cell>
          <table:table-cell table:formula="of:=COUNTIF([.G90:.G109]; &quot;=FALSE&quot;)" office:value-type="float" office:value="1" calcext:value-type="float">
            <text:p>1</text:p>
          </table:table-cell>
          <table:table-cell table:formula="of:=COUNTIF([.G90:.G109]; &quot;=Unknown&quot;)" office:value-type="float" office:value="4" calcext:value-type="float">
            <text:p>4</text:p>
          </table:table-cell>
          <table:table-cell table:formula="of:=[.L7]/([.L7]+[.M7])" office:value-type="float" office:value="0.9375" calcext:value-type="float">
            <text:p>0.9375</text:p>
          </table:table-cell>
          <table:table-cell table:formula="of:=[.L7]+[.P6]" office:value-type="float" office:value="69" calcext:value-type="float">
            <text:p>69</text:p>
          </table:table-cell>
          <table:table-cell table:formula="of:=[.Q6]+[.M7]" office:value-type="float" office:value="14" calcext:value-type="float">
            <text:p>14</text:p>
          </table:table-cell>
          <table:table-cell table:formula="of:=[.P7]/([.P7]+[.Q7])" office:value-type="float" office:value="0.831325301204819" calcext:value-type="float">
            <text:p>0.8313253012</text:p>
          </table:table-cell>
          <table:table-cell table:formula="of:=[.S6]+[.K7]" office:value-type="float" office:value="15536" calcext:value-type="float">
            <text:p>15536</text:p>
          </table:table-cell>
        </table:table-row>
        <table:table-row table:style-name="ro3">
          <table:table-cell office:value-type="string" calcext:value-type="string">
            <text:p>&lt;Viggo_Lar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11]" office:value-type="string" office:string-value="0.4-0.5" calcext:value-type="string">
            <text:p>0.4-0.5</text:p>
          </table:table-cell>
          <table:table-cell table:formula="of:=[.B111]" office:value-type="float" office:value="1527" calcext:value-type="float">
            <text:p>1527</text:p>
          </table:table-cell>
          <table:table-cell table:formula="of:=COUNTIF([.G112:.G131]; &quot;=TRUE&quot;)" office:value-type="float" office:value="5" calcext:value-type="float">
            <text:p>5</text:p>
          </table:table-cell>
          <table:table-cell table:formula="of:=COUNTIF([.G112:.G131]; &quot;=FALSE&quot;)" office:value-type="float" office:value="14" calcext:value-type="float">
            <text:p>14</text:p>
          </table:table-cell>
          <table:table-cell table:formula="of:=COUNTIF([.G112:.G131]; &quot;=Unknown&quot;)" office:value-type="float" office:value="1" calcext:value-type="float">
            <text:p>1</text:p>
          </table:table-cell>
          <table:table-cell table:formula="of:=[.L8]/([.L8]+[.M8])" office:value-type="float" office:value="0.263157894736842" calcext:value-type="float">
            <text:p>0.2631578947</text:p>
          </table:table-cell>
          <table:table-cell table:formula="of:=[.L8]+[.P7]" office:value-type="float" office:value="74" calcext:value-type="float">
            <text:p>74</text:p>
          </table:table-cell>
          <table:table-cell table:formula="of:=[.Q7]+[.M8]" office:value-type="float" office:value="28" calcext:value-type="float">
            <text:p>28</text:p>
          </table:table-cell>
          <table:table-cell table:formula="of:=[.P8]/([.P8]+[.Q8])" office:value-type="float" office:value="0.725490196078431" calcext:value-type="float">
            <text:p>0.7254901961</text:p>
          </table:table-cell>
          <table:table-cell table:formula="of:=[.S7]+[.K8]" office:value-type="float" office:value="17063" calcext:value-type="float">
            <text:p>17063</text:p>
          </table:table-cell>
        </table:table-row>
        <table:table-row table:style-name="ro3">
          <table:table-cell office:value-type="string" calcext:value-type="string">
            <text:p>&lt;Anders_Fogh_Rasmus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33]" office:value-type="string" office:string-value="0.3-0.4" calcext:value-type="string">
            <text:p>0.3-0.4</text:p>
          </table:table-cell>
          <table:table-cell table:formula="of:=[.B133]" office:value-type="float" office:value="5349" calcext:value-type="float">
            <text:p>5349</text:p>
          </table:table-cell>
          <table:table-cell table:formula="of:=COUNTIF([.G90:.G109]; &quot;=TRUE&quot;)" office:value-type="float" office:value="15" calcext:value-type="float">
            <text:p>15</text:p>
          </table:table-cell>
          <table:table-cell table:formula="of:=COUNTIF([.G90:.G109]; &quot;=FALSE&quot;)" office:value-type="float" office:value="1" calcext:value-type="float">
            <text:p>1</text:p>
          </table:table-cell>
          <table:table-cell table:formula="of:=COUNTIF([.G90:.G109]; &quot;=Unknown&quot;)" office:value-type="float" office:value="4" calcext:value-type="float">
            <text:p>4</text:p>
          </table:table-cell>
          <table:table-cell table:formula="of:=[.L9]/([.L9]+[.M9])" office:value-type="float" office:value="0.9375" calcext:value-type="float">
            <text:p>0.9375</text:p>
          </table:table-cell>
          <table:table-cell table:formula="of:=[.L9]+[.P8]" office:value-type="float" office:value="89" calcext:value-type="float">
            <text:p>89</text:p>
          </table:table-cell>
          <table:table-cell table:formula="of:=[.Q8]+[.M9]" office:value-type="float" office:value="29" calcext:value-type="float">
            <text:p>29</text:p>
          </table:table-cell>
          <table:table-cell table:formula="of:=[.P9]/([.P9]+[.Q9])" office:value-type="float" office:value="0.754237288135593" calcext:value-type="float">
            <text:p>0.7542372881</text:p>
          </table:table-cell>
          <table:table-cell table:formula="of:=[.S8]+[.K9]" office:value-type="float" office:value="22412" calcext:value-type="float">
            <text:p>22412</text:p>
          </table:table-cell>
        </table:table-row>
        <table:table-row table:style-name="ro3">
          <table:table-cell office:value-type="string" calcext:value-type="string">
            <text:p>&lt;Edward_MacCab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962605573029521" calcext:value-type="float">
            <text:p>0.962605573</text:p>
          </table:table-cell>
          <table:table-cell office:value-type="float" office:value="0.787878787878788" calcext:value-type="float">
            <text:p>0.787878787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55]" office:value-type="string" office:string-value="0.2-0.3" calcext:value-type="string">
            <text:p>0.2-0.3</text:p>
          </table:table-cell>
          <table:table-cell table:formula="of:=[.B155]" office:value-type="float" office:value="4897" calcext:value-type="float">
            <text:p>4897</text:p>
          </table:table-cell>
          <table:table-cell table:formula="of:=COUNTIF([.G156:.G175]; &quot;=TRUE&quot;)" office:value-type="float" office:value="0" calcext:value-type="float">
            <text:p>0</text:p>
          </table:table-cell>
          <table:table-cell table:formula="of:=COUNTIF([.G156:.G175]; &quot;=FALSE&quot;)" office:value-type="float" office:value="20" calcext:value-type="float">
            <text:p>20</text:p>
          </table:table-cell>
          <table:table-cell table:formula="of:=COUNTIF([.G156:.G175]; &quot;=Unknown&quot;)" office:value-type="float" office:value="0" calcext:value-type="float">
            <text:p>0</text:p>
          </table:table-cell>
          <table:table-cell table:formula="of:=[.L10]/([.L10]+[.M10])" office:value-type="float" office:value="0" calcext:value-type="float">
            <text:p>0</text:p>
          </table:table-cell>
          <table:table-cell table:formula="of:=[.L10]+[.P9]" office:value-type="float" office:value="89" calcext:value-type="float">
            <text:p>89</text:p>
          </table:table-cell>
          <table:table-cell table:formula="of:=[.Q9]+[.M10]" office:value-type="float" office:value="49" calcext:value-type="float">
            <text:p>49</text:p>
          </table:table-cell>
          <table:table-cell table:formula="of:=[.P10]/([.P10]+[.Q10])" office:value-type="float" office:value="0.644927536231884" calcext:value-type="float">
            <text:p>0.6449275362</text:p>
          </table:table-cell>
          <table:table-cell table:formula="of:=[.S9]+[.K10]" office:value-type="float" office:value="27309" calcext:value-type="float">
            <text:p>27309</text:p>
          </table:table-cell>
        </table:table-row>
        <table:table-row table:style-name="ro3">
          <table:table-cell office:value-type="string" calcext:value-type="string">
            <text:p>&lt;Jacquetta_of_Luxembour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ichard_Woodville,_1st_Earl_Rivers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yed_Ahmed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_Fairweath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rmengarde_of_Hesbay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ouis_the_Pious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annes_Diderik_van_der_Waal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0208520320532" calcext:value-type="float">
            <text:p>0.902085203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heodore_Mende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967420357240746" calcext:value-type="float">
            <text:p>0.9674203572</text:p>
          </table:table-cell>
          <table:table-cell office:value-type="float" office:value="0.914285714285714" calcext:value-type="float">
            <text:p>0.914285714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onstantin_Mill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omania&gt;</text:p>
          </table:table-cell>
          <table:table-cell office:value-type="float" office:value="0.99428007614718" calcext:value-type="float">
            <text:p>0.99428007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usain_Haqqa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arachi&gt;</text:p>
          </table:table-cell>
          <table:table-cell office:value-type="float" office:value="0.908974548318811" calcext:value-type="float">
            <text:p>0.9089745483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erdinand_IV,_Grand_Duke_of_Tuscan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ss_Alice_of_Parma_(1849–1935)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ülcan_Kamp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950205462895818" calcext:value-type="float">
            <text:p>0.9502054629</text:p>
          </table:table-cell>
          <table:table-cell office:value-type="float" office:value="0.971830985915493" calcext:value-type="float">
            <text:p>0.971830985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ddie_Thomps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951180638334918" calcext:value-type="float">
            <text:p>0.9511806383</text:p>
          </table:table-cell>
          <table:table-cell office:value-type="float" office:value="0.8625" calcext:value-type="float">
            <text:p>0.862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8-0.9</text:p>
          </table:table-cell>
          <table:table-cell office:value-type="float" office:value="6669" calcext:value-type="float">
            <text:p>6669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Pauline_Therese_of_Württemberg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Sophie_of_Württemberg&gt;</text:p>
          </table:table-cell>
          <table:table-cell office:value-type="float" office:value="0.8463669122533" calcext:value-type="float">
            <text:p>0.8463669123</text:p>
          </table:table-cell>
          <table:table-cell office:value-type="float" office:value="0.800545383716401" calcext:value-type="float">
            <text:p>0.800545383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va_Barto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ilberto_Ruíz_Valdé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uba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ubert_James_Wille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eorge_V_of_Hanov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aroline_St-Hilair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ntreal&gt;</text:p>
          </table:table-cell>
          <table:table-cell office:value-type="float" office:value="0.882513661202186" calcext:value-type="float">
            <text:p>0.8825136612</text:p>
          </table:table-cell>
          <table:table-cell office:value-type="float" office:value="0.660714285714286" calcext:value-type="float">
            <text:p>0.660714285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_Bowll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ints_Meij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atvia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red_Fox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ans_Georg_Friedrich_Groß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Lone_Scherfig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amon_Carnic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85129490392648" calcext:value-type="float">
            <text:p>0.8851294904</text:p>
          </table:table-cell>
          <table:table-cell office:value-type="float" office:value="0.824427480916031" calcext:value-type="float">
            <text:p>0.824427480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eritites_I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Nefermaat_II&gt;</text:p>
          </table:table-cell>
          <table:table-cell office:value-type="float" office:value="0.8463669122533" calcext:value-type="float">
            <text:p>0.8463669123</text:p>
          </table:table-cell>
          <table:table-cell office:value-type="float" office:value="0.800545383716401" calcext:value-type="float">
            <text:p>0.800545383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enrique_Vian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ortugal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Karel_van_Mand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dwin_Heathcot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olke_Bernadott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en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sim_Mohamed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om_Hooper_(directo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ehdi_Karroub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ran&gt;</text:p>
          </table:table-cell>
          <table:table-cell office:value-type="float" office:value="0.882513661202186" calcext:value-type="float">
            <text:p>0.8825136612</text:p>
          </table:table-cell>
          <table:table-cell office:value-type="float" office:value="0.660714285714286" calcext:value-type="float">
            <text:p>0.660714285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7-0.8</text:p>
          </table:table-cell>
          <table:table-cell office:value-type="float" office:value="728" calcext:value-type="float">
            <text:p>728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Hendrik_Martenszoon_Sorgh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nton_Mauv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ichard_Caton_Woodvill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uyon_Espin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ellingto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mes_O'Grad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ugust_Malmströ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weden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yvind_Johns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weden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n_Torod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dolfo_Domínguez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adrid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-Waleed_bin_Tala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iyadh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onna_Fry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an_Diego&gt;</text:p>
          </table:table-cell>
          <table:table-cell office:value-type="float" office:value="0.723356009070295" calcext:value-type="float">
            <text:p>0.7233560091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ulia_Frankau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Neil_Blan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rty_Whel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Dubli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adi_Ghandou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ma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rits_Zernik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bert_Juniu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ans_J._Røsjord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Oslo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homas_Goff_Lupt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ermione_Hammon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6-0.7</text:p>
          </table:table-cell>
          <table:table-cell office:value-type="float" office:value="1800" calcext:value-type="float">
            <text:p>1800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Charles_Frédéric_Gerhard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France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_Nesbø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orway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bert Mureș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ania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aniël_Willems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bel_Nathaniel_Bankole_Strong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Freetown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uck_Grassle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Hartford,_Iow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Nicolas_de_Largillièr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607304677405461" calcext:value-type="float">
            <text:p>0.6073046774</text:p>
          </table:table-cell>
          <table:table-cell office:value-type="float" office:value="0.766666666666667" calcext:value-type="float">
            <text:p>0.7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eginald_Talbo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631842394185085" calcext:value-type="float">
            <text:p>0.631842394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n_B._Callah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thlehem,_Pennsylvani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Boris_Tadić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erbia&gt;</text:p>
          </table:table-cell>
          <table:table-cell office:value-type="float" office:value="0.609786370688626" calcext:value-type="float">
            <text:p>0.609786370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Nir_Yaniv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srael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rius_Nicoară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ania&gt;</text:p>
          </table:table-cell>
          <table:table-cell office:value-type="float" office:value="0.689957938154155" calcext:value-type="float">
            <text:p>0.6899579382</text:p>
          </table:table-cell>
          <table:table-cell office:value-type="float" office:value="0.413793103448276" calcext:value-type="float">
            <text:p>0.413793103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sper_Schneid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Fargo,_North_Dakot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rei_Bett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razil&gt;</text:p>
          </table:table-cell>
          <table:table-cell office:value-type="float" office:value="0.627520266794387" calcext:value-type="float">
            <text:p>0.6275202668</text:p>
          </table:table-cell>
          <table:table-cell office:value-type="float" office:value="0.383419689119171" calcext:value-type="float">
            <text:p>0.383419689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teven_Luk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Vienna,_Iow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avid_Hanson_(politician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wede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weden&gt;</text:p>
          </table:table-cell>
          <table:table-cell office:value-type="float" office:value="0.676015517229919" calcext:value-type="float">
            <text:p>0.6760155172</text:p>
          </table:table-cell>
          <table:table-cell office:value-type="float" office:value="0.117647058823529" calcext:value-type="float">
            <text:p>0.1176470588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rika_Cheetha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631842394185085" calcext:value-type="float">
            <text:p>0.631842394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ebra_Hilstro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rooklyn_Center,_Minnesot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avlo_Tychyn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kraine&gt;</text:p>
          </table:table-cell>
          <table:table-cell office:value-type="float" office:value="0.606649857056508" calcext:value-type="float">
            <text:p>0.6066498571</text:p>
          </table:table-cell>
          <table:table-cell office:value-type="float" office:value="0.142857142857143" calcext:value-type="float">
            <text:p>0.142857142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5-0.6</text:p>
          </table:table-cell>
          <table:table-cell office:value-type="float" office:value="4675" calcext:value-type="float">
            <text:p>4675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Sherwood_Dix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Dixon,_Illinois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lf_Hansen_(athlete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arpsborg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Oleg_Pavlov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oscow&gt;</text:p>
          </table:table-cell>
          <table:table-cell office:value-type="float" office:value="0.532090229764648" calcext:value-type="float">
            <text:p>0.5320902298</text:p>
          </table:table-cell>
          <table:table-cell office:value-type="float" office:value="0.630952380952381" calcext:value-type="float">
            <text:p>0.63095238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ichael_O'Riord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nfred_Durniok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Yuri_Linnik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Vilnius_University&gt;</text:p>
          </table:table-cell>
          <table:table-cell office:value-type="float" office:value="0.521406935214069" calcext:value-type="float">
            <text:p>0.5214069352</text:p>
          </table:table-cell>
          <table:table-cell office:value-type="float" office:value="0.617647058823529" calcext:value-type="float">
            <text:p>0.6176470588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arles_Hutton_Gregor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524819834355168" calcext:value-type="float">
            <text:p>0.5248198344</text:p>
          </table:table-cell>
          <table:table-cell office:value-type="float" office:value="0.216216216216216" calcext:value-type="float">
            <text:p>0.2162162162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udolf_Kurz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enry_Archer_Eker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ntreal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eorge_Carn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Lamberto_Maggiora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e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mes_W._Tat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est_Midlands_(region)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homas_Eaglet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ssouri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ulia_Cæsa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tockholm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Walter_Thomas_James_Morg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532090229764648" calcext:value-type="float">
            <text:p>0.5320902298</text:p>
          </table:table-cell>
          <table:table-cell office:value-type="float" office:value="0.630952380952381" calcext:value-type="float">
            <text:p>0.63095238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bert_Staffor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utland_(city),_Vermont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erald_Rudolff_For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chigan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hashankar_Vishwanath_Thak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adhwan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aan_Jippe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sterdam&gt;</text:p>
          </table:table-cell>
          <table:table-cell office:value-type="float" office:value="0.526826244849501" calcext:value-type="float">
            <text:p>0.5268262448</text:p>
          </table:table-cell>
          <table:table-cell office:value-type="float" office:value="0.711111111111111" calcext:value-type="float">
            <text:p>0.711111111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onstantine_P._Cavaf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lexandria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4-0.5</text:p>
          </table:table-cell>
          <table:table-cell office:value-type="float" office:value="1527" calcext:value-type="float">
            <text:p>1527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Axel_Munthe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Stockholm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eary_James_Thurairajah_Tambimuttu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London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uan_Camilo_Mouriño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exico_City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hmad_Hasan_Dani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Islamabad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yd_Bidwell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London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Iraq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rance&gt;</text:p>
          </table:table-cell>
          <table:table-cell office:value-type="float" office:value="0.440119722976928" calcext:value-type="float">
            <text:p>0.440119723</text:p>
          </table:table-cell>
          <table:table-cell office:value-type="float" office:value="0.426559356136821" calcext:value-type="float">
            <text:p>0.426559356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Luis_Ortiz_Monasterio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exico_City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arles_Mosley_(genealogist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ritish_America&gt;</text:p>
          </table:table-cell>
          <table:table-cell office:value-type="float" office:value="0.426821176901254" calcext:value-type="float">
            <text:p>0.4268211769</text:p>
          </table:table-cell>
          <table:table-cell office:value-type="float" office:value="0.229357798165138" calcext:value-type="float">
            <text:p>0.229357798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rne_Tiseliu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tockholm&gt;</text:p>
          </table:table-cell>
          <table:table-cell office:value-type="float" office:value="0.476116216652277" calcext:value-type="float">
            <text:p>0.4761162167</text:p>
          </table:table-cell>
          <table:table-cell office:value-type="float" office:value="0.282608695652174" calcext:value-type="float">
            <text:p>0.282608695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aja_Ramanna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umbai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ederico_Cantú_Garza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exico_City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e_Duff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rdship_of_Ireland&gt;</text:p>
          </table:table-cell>
          <table:table-cell office:value-type="float" office:value="0.426821176901254" calcext:value-type="float">
            <text:p>0.4268211769</text:p>
          </table:table-cell>
          <table:table-cell office:value-type="float" office:value="0.229357798165138" calcext:value-type="float">
            <text:p>0.229357798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amón_Grau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Havana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am_V._Stewart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Helena,_Montana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n_de_Baen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The_Hague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bert_F._Polk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Wilmington,_Delaware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rnold_Harberger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University_of_Chicago&gt;</text:p>
          </table:table-cell>
          <table:table-cell office:value-type="float" office:value="0.484061006275867" calcext:value-type="float">
            <text:p>0.4840610063</text:p>
          </table:table-cell>
          <table:table-cell office:value-type="float" office:value="0.615384615384615" calcext:value-type="float">
            <text:p>0.615384615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uyon_Espiner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Wellington&gt;</text:p>
          </table:table-cell>
          <table:table-cell office:value-type="float" office:value="0.481442316631031" calcext:value-type="float">
            <text:p>0.4814423166</text:p>
          </table:table-cell>
          <table:table-cell office:value-type="float" office:value="0.403508771929825" calcext:value-type="float">
            <text:p>0.4035087719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ristopher_Kelk_Ingol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438315591976732" calcext:value-type="float">
            <text:p>0.438315592</text:p>
          </table:table-cell>
          <table:table-cell office:value-type="float" office:value="0.340425531914894" calcext:value-type="float">
            <text:p>0.34042553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arles_Cottet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Paris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3-0.4</text:p>
          </table:table-cell>
          <table:table-cell office:value-type="float" office:value="5349" calcext:value-type="float">
            <text:p>5349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Georg_Balthasar_Metzg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rlin&gt;</text:p>
          </table:table-cell>
          <table:table-cell office:value-type="float" office:value="0.323824419167473" calcext:value-type="float">
            <text:p>0.3238244192</text:p>
          </table:table-cell>
          <table:table-cell office:value-type="float" office:value="0.150912106135987" calcext:value-type="float">
            <text:p>0.150912106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Ovidio_G._Assonitis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Choke_Canyon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sao_Ohb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Occupation_of_Japan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eter_Jackso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Jack_Brown_Genius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fonso_García_Robl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exico_City&gt;</text:p>
          </table:table-cell>
          <table:table-cell office:value-type="float" office:value="0.323824419167473" calcext:value-type="float">
            <text:p>0.3238244192</text:p>
          </table:table-cell>
          <table:table-cell office:value-type="float" office:value="0.150912106135987" calcext:value-type="float">
            <text:p>0.150912106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land_Berg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rlin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fred_Wegen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rlin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om_Vandergriff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exas&gt;</text:p>
          </table:table-cell>
          <table:table-cell office:value-type="float" office:value="0.340582181895031" calcext:value-type="float">
            <text:p>0.3405821819</text:p>
          </table:table-cell>
          <table:table-cell office:value-type="float" office:value="0.21831869510665" calcext:value-type="float">
            <text:p>0.218318695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Ingrid_von_Ro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ish_Empire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eorge_Fl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msterdam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n_Gie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ichskommissariat_Niederlande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urelio_Nuño_Moral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exico_City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mes_Horner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Honey,_I_Shrunk_the_Kids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ort_Wayne,_Indiana&gt;</text:p>
          </table:table-cell>
          <table:table-cell office:value-type="string" calcext:value-type="string">
            <text:p>&lt;hasCapital&gt;</text:p>
          </table:table-cell>
          <table:table-cell office:value-type="string" calcext:value-type="string">
            <text:p>&lt;Fort_Wayne,_Indiana&gt;</text:p>
          </table:table-cell>
          <table:table-cell office:value-type="float" office:value="0.354683124157245" calcext:value-type="float">
            <text:p>0.354683124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._R._Rahma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Kandukondain_Kandukondain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arlotte_von_Mahlsdorf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Allied-occupied_Germany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aul_Capellan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ourbon_Restoration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bert_Buckner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Bright_Victory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aul_Ott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Prussia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ope_John_XI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2-0.3</text:p>
          </table:table-cell>
          <table:table-cell office:value-type="float" office:value="4897" calcext:value-type="float">
            <text:p>4897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Cyrus_Nowrasteh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Stoning_of_Soraya_M.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ric_Bress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Butterfly_Effect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bert_Brooks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Defending_Your_Life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nders_Thomas_Jense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Election_Night_(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n_Greyso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Zero_Patience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Wilford_Leach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Pirates_of_Penzance_(1983_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nivanna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Muthal_Vasantham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ooraj_R._Barjaty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Main_Prem_Ki_Diwani_Hoo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ingle_M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Seoul_Raiders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erry_Zucker_(film_director)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Airplane!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arry_Bawej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Main_Aisa_Hi_Hoo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ni_Ratnam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Agni_Natchathiram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molo_Marcellini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Grand_Olympics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William_Brent_Bell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Stay_Alive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omás_Gutiérrez_Ale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De_Cierta_Manera_(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Nasser_Taghvai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Captain_Khorshid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ejandro_Agresti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Valentí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n_Ford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Wild_Wome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Oliver_Parker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An_Ideal_Husband_(1999_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tephen_Chow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Shaolin_Soccer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</table:table>
      <table:table table:name="PCA Conf (types)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6" table:default-cell-style-name="Default"/>
        <table:table-column table:style-name="co37" table:default-cell-style-name="ce14"/>
        <table:table-column table:style-name="co10" table:number-columns-repeated="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3">
          <table:table-cell office:value-type="string" calcext:value-type="string">
            <text:p>[1.0, 0.9)</text:p>
          </table:table-cell>
          <table:table-cell office:value-type="float" office:value="5774" calcext:value-type="float">
            <text:p>5774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Louis_Schanker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ibby_Holma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ckie_Lougher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ack_Webb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Interval</text:p>
          </table:table-cell>
          <table:table-cell office:value-type="string" calcext:value-type="string">
            <text:p>Predictions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17" office:value-type="boolean" office:boolean-value="false" calcext:value-type="boolean">
            <text:p>FALS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ggregated true</text:p>
          </table:table-cell>
          <table:table-cell office:value-type="string" calcext:value-type="string">
            <text:p>Aggregated false</text:p>
          </table:table-cell>
          <table:table-cell office:value-type="string" calcext:value-type="string">
            <text:p>PCA Confidence (types)</text:p>
          </table:table-cell>
          <table:table-cell office:value-type="string" calcext:value-type="string">
            <text:p>Aggregated predictions</text:p>
          </table:table-cell>
        </table:table-row>
        <table:table-row table:style-name="ro3">
          <table:table-cell office:value-type="string" calcext:value-type="string">
            <text:p>&lt;Michele_Civett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sia_Argento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1]" office:value-type="string" office:string-value="[1.0, 0.9)" calcext:value-type="string">
            <text:p>[1.0, 0.9)</text:p>
          </table:table-cell>
          <table:table-cell table:formula="of:=[.B1]" office:value-type="float" office:value="5774" calcext:value-type="float">
            <text:p>5774</text:p>
          </table:table-cell>
          <table:table-cell table:formula="of:=COUNTIF([.F2:.F31]; &quot;=True&quot;)" office:value-type="float" office:value="26" calcext:value-type="float">
            <text:p>26</text:p>
          </table:table-cell>
          <table:table-cell table:formula="of:=COUNTIF([.F2:.F31]; &quot;=False&quot;)" office:value-type="float" office:value="4" calcext:value-type="float">
            <text:p>4</text:p>
          </table:table-cell>
          <table:table-cell table:formula="of:=COUNTIF([.F2:.F31]; &quot;=Unknown&quot;)" office:value-type="float" office:value="0" calcext:value-type="float">
            <text:p>0</text:p>
          </table:table-cell>
          <table:table-cell table:formula="of:=[.J4]/([.J4]+[.K4])" office:value-type="float" office:value="0.866666666666667" calcext:value-type="float">
            <text:p>0.8666666667</text:p>
          </table:table-cell>
          <table:table-cell table:formula="of:=[.J4]" office:value-type="float" office:value="26" calcext:value-type="float">
            <text:p>26</text:p>
          </table:table-cell>
          <table:table-cell table:formula="of:=[.K4]" office:value-type="float" office:value="4" calcext:value-type="float">
            <text:p>4</text:p>
          </table:table-cell>
          <table:table-cell table:formula="of:=[.N4]/([.N4]+[.O4])" office:value-type="float" office:value="0.866666666666667" calcext:value-type="float">
            <text:p>0.8666666667</text:p>
          </table:table-cell>
          <table:table-cell table:formula="of:=[.I4]" office:value-type="float" office:value="5774" calcext:value-type="float">
            <text:p>5774</text:p>
          </table:table-cell>
        </table:table-row>
        <table:table-row table:style-name="ro3">
          <table:table-cell office:value-type="string" calcext:value-type="string">
            <text:p>&lt;Brian_Cox_(physicist)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Gia_Milinovich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33]" office:value-type="string" office:string-value="[0.9, 0.8)" calcext:value-type="string">
            <text:p>[0.9, 0.8)</text:p>
          </table:table-cell>
          <table:table-cell table:formula="of:=[.B33]" office:value-type="float" office:value="56586" calcext:value-type="float">
            <text:p>56586</text:p>
          </table:table-cell>
          <table:table-cell table:formula="of:=COUNTIF([.F34:.F70]; &quot;=True&quot;)" office:value-type="float" office:value="18" calcext:value-type="float">
            <text:p>18</text:p>
          </table:table-cell>
          <table:table-cell table:formula="of:=COUNTIF([.F34:.F70]; &quot;=False&quot;)" office:value-type="float" office:value="15" calcext:value-type="float">
            <text:p>15</text:p>
          </table:table-cell>
          <table:table-cell table:formula="of:=COUNTIF([.F34:.F70]; &quot;=Unknown&quot;)" office:value-type="float" office:value="4" calcext:value-type="float">
            <text:p>4</text:p>
          </table:table-cell>
          <table:table-cell table:formula="of:=[.J5]/([.J5]+[.K5])" office:value-type="float" office:value="0.545454545454545" calcext:value-type="float">
            <text:p>0.5454545455</text:p>
          </table:table-cell>
          <table:table-cell table:formula="of:=[.N4]+[.J5]" office:value-type="float" office:value="44" calcext:value-type="float">
            <text:p>44</text:p>
          </table:table-cell>
          <table:table-cell table:formula="of:=[.K5]+[.O4]" office:value-type="float" office:value="19" calcext:value-type="float">
            <text:p>19</text:p>
          </table:table-cell>
          <table:table-cell table:formula="of:=[.N5]/([.N5]+[.O5])" office:value-type="float" office:value="0.698412698412698" calcext:value-type="float">
            <text:p>0.6984126984</text:p>
          </table:table-cell>
          <table:table-cell table:formula="of:=[.I5]+[.Q4]" office:value-type="float" office:value="62360" calcext:value-type="float">
            <text:p>62360</text:p>
          </table:table-cell>
        </table:table-row>
        <table:table-row table:style-name="ro3">
          <table:table-cell office:value-type="string" calcext:value-type="string">
            <text:p>&lt;Richard_Sylber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Sharmagne_Leland-St._Joh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72]" office:value-type="string" office:string-value="[0.8, 0.7)" calcext:value-type="string">
            <text:p>[0.8, 0.7)</text:p>
          </table:table-cell>
          <table:table-cell table:formula="of:=[.B72]" office:value-type="float" office:value="3403" calcext:value-type="float">
            <text:p>3403</text:p>
          </table:table-cell>
          <table:table-cell table:formula="of:=COUNTIF([.F73:.F103]; &quot;=True&quot;)" office:value-type="float" office:value="17" calcext:value-type="float">
            <text:p>17</text:p>
          </table:table-cell>
          <table:table-cell table:formula="of:=COUNTIF([.F73:.F103]; &quot;=False&quot;)" office:value-type="float" office:value="13" calcext:value-type="float">
            <text:p>13</text:p>
          </table:table-cell>
          <table:table-cell table:formula="of:=COUNTIF([.F73:.F103]; &quot;=Unknown&quot;)" office:value-type="float" office:value="1" calcext:value-type="float">
            <text:p>1</text:p>
          </table:table-cell>
          <table:table-cell table:formula="of:=[.J6]/([.J6]+[.K6])" office:value-type="float" office:value="0.566666666666667" calcext:value-type="float">
            <text:p>0.5666666667</text:p>
          </table:table-cell>
          <table:table-cell table:formula="of:=[.N5]+[.J6]" office:value-type="float" office:value="61" calcext:value-type="float">
            <text:p>61</text:p>
          </table:table-cell>
          <table:table-cell table:formula="of:=[.K6]+[.O5]" office:value-type="float" office:value="32" calcext:value-type="float">
            <text:p>32</text:p>
          </table:table-cell>
          <table:table-cell table:formula="of:=[.N6]/([.N6]+[.O6])" office:value-type="float" office:value="0.655913978494624" calcext:value-type="float">
            <text:p>0.6559139785</text:p>
          </table:table-cell>
          <table:table-cell table:formula="of:=[.I6]+[.Q5]" office:value-type="float" office:value="65763" calcext:value-type="float">
            <text:p>65763</text:p>
          </table:table-cell>
        </table:table-row>
        <table:table-row table:style-name="ro3">
          <table:table-cell office:value-type="string" calcext:value-type="string">
            <text:p>&lt;Skip_Fry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Donna_Frye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105]" office:value-type="string" office:string-value="[0.7, 0.6)" calcext:value-type="string">
            <text:p>[0.7, 0.6)</text:p>
          </table:table-cell>
          <table:table-cell table:formula="of:=[.B105]" office:value-type="float" office:value="8585" calcext:value-type="float">
            <text:p>8585</text:p>
          </table:table-cell>
          <table:table-cell table:formula="of:=COUNTIF([.F106:.F135]; &quot;=True&quot;)" office:value-type="float" office:value="9" calcext:value-type="float">
            <text:p>9</text:p>
          </table:table-cell>
          <table:table-cell table:formula="of:=COUNTIF([.F106:.F135]; &quot;=False&quot;)" office:value-type="float" office:value="5" calcext:value-type="float">
            <text:p>5</text:p>
          </table:table-cell>
          <table:table-cell table:formula="of:=COUNTIF([.F106:.F135]; &quot;=Unknown&quot;)" office:value-type="float" office:value="16" calcext:value-type="float">
            <text:p>16</text:p>
          </table:table-cell>
          <table:table-cell table:formula="of:=[.J7]/([.J7]+[.K7])" office:value-type="float" office:value="0.642857142857143" calcext:value-type="float">
            <text:p>0.6428571429</text:p>
          </table:table-cell>
          <table:table-cell table:formula="of:=[.N6]+[.J7]" office:value-type="float" office:value="70" calcext:value-type="float">
            <text:p>70</text:p>
          </table:table-cell>
          <table:table-cell table:formula="of:=[.K7]+[.O6]" office:value-type="float" office:value="37" calcext:value-type="float">
            <text:p>37</text:p>
          </table:table-cell>
          <table:table-cell table:formula="of:=[.N7]/([.N7]+[.O7])" office:value-type="float" office:value="0.654205607476635" calcext:value-type="float">
            <text:p>0.6542056075</text:p>
          </table:table-cell>
          <table:table-cell table:formula="of:=[.I7]+[.Q6]" office:value-type="float" office:value="74348" calcext:value-type="float">
            <text:p>74348</text:p>
          </table:table-cell>
        </table:table-row>
        <table:table-row table:style-name="ro3">
          <table:table-cell office:value-type="string" calcext:value-type="string">
            <text:p>&lt;Victor_Gotbaum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Betsy_Gotbaum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137]" office:value-type="string" office:string-value="[0.6, 0.5)" calcext:value-type="string">
            <text:p>[0.6, 0.5)</text:p>
          </table:table-cell>
          <table:table-cell table:formula="of:=[.B137]" office:value-type="float" office:value="17343" calcext:value-type="float">
            <text:p>17343</text:p>
          </table:table-cell>
          <table:table-cell table:formula="of:=COUNTIF([.F138:.F168]; &quot;=True&quot;)" office:value-type="float" office:value="26" calcext:value-type="float">
            <text:p>26</text:p>
          </table:table-cell>
          <table:table-cell table:formula="of:=COUNTIF([.F138:.F168]; &quot;=False&quot;)" office:value-type="float" office:value="5" calcext:value-type="float">
            <text:p>5</text:p>
          </table:table-cell>
          <table:table-cell table:formula="of:=COUNTIF([.F138:.F168]; &quot;=Unknown&quot;)" office:value-type="float" office:value="0" calcext:value-type="float">
            <text:p>0</text:p>
          </table:table-cell>
          <table:table-cell table:formula="of:=[.J8]/([.J8]+[.K8])" office:value-type="float" office:value="0.838709677419355" calcext:value-type="float">
            <text:p>0.8387096774</text:p>
          </table:table-cell>
          <table:table-cell table:formula="of:=[.N7]+[.J8]" office:value-type="float" office:value="96" calcext:value-type="float">
            <text:p>96</text:p>
          </table:table-cell>
          <table:table-cell table:formula="of:=[.K8]+[.O7]" office:value-type="float" office:value="42" calcext:value-type="float">
            <text:p>42</text:p>
          </table:table-cell>
          <table:table-cell table:formula="of:=[.N8]/([.N8]+[.O8])" office:value-type="float" office:value="0.695652173913043" calcext:value-type="float">
            <text:p>0.6956521739</text:p>
          </table:table-cell>
          <table:table-cell table:formula="of:=[.I8]+[.Q7]" office:value-type="float" office:value="91691" calcext:value-type="float">
            <text:p>91691</text:p>
          </table:table-cell>
        </table:table-row>
        <table:table-row table:style-name="ro3">
          <table:table-cell office:value-type="string" calcext:value-type="string">
            <text:p>&lt;Benedict_Bogeau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Dolores_Mora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170]" office:value-type="string" office:string-value="[0.5, 0.4)" calcext:value-type="string">
            <text:p>[0.5, 0.4)</text:p>
          </table:table-cell>
          <table:table-cell table:formula="of:=[.B170]" office:value-type="float" office:value="34432" calcext:value-type="float">
            <text:p>34432</text:p>
          </table:table-cell>
          <table:table-cell table:formula="of:=COUNTIF([.F171:.F200]; &quot;=True&quot;)" office:value-type="float" office:value="15" calcext:value-type="float">
            <text:p>15</text:p>
          </table:table-cell>
          <table:table-cell table:formula="of:=COUNTIF([.F171:.F200]; &quot;=False&quot;)" office:value-type="float" office:value="9" calcext:value-type="float">
            <text:p>9</text:p>
          </table:table-cell>
          <table:table-cell table:formula="of:=COUNTIF([.F171:.F200]; &quot;=Unknown&quot;)" office:value-type="float" office:value="6" calcext:value-type="float">
            <text:p>6</text:p>
          </table:table-cell>
          <table:table-cell table:formula="of:=[.J9]/([.J9]+[.K9])" office:value-type="float" office:value="0.625" calcext:value-type="float">
            <text:p>0.625</text:p>
          </table:table-cell>
          <table:table-cell table:formula="of:=[.N8]+[.J9]" office:value-type="float" office:value="111" calcext:value-type="float">
            <text:p>111</text:p>
          </table:table-cell>
          <table:table-cell table:formula="of:=[.K9]+[.O8]" office:value-type="float" office:value="51" calcext:value-type="float">
            <text:p>51</text:p>
          </table:table-cell>
          <table:table-cell table:formula="of:=[.N9]/([.N9]+[.O9])" office:value-type="float" office:value="0.685185185185185" calcext:value-type="float">
            <text:p>0.6851851852</text:p>
          </table:table-cell>
          <table:table-cell table:formula="of:=[.I9]+[.Q8]" office:value-type="float" office:value="126123" calcext:value-type="float">
            <text:p>126123</text:p>
          </table:table-cell>
        </table:table-row>
        <table:table-row table:style-name="ro3">
          <table:table-cell office:value-type="string" calcext:value-type="string">
            <text:p>&lt;Haakon_VI_of_Norwa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argaret_I_of_Denmark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[0.4, 0.3)</text:p>
          </table:table-cell>
          <table:table-cell table:formula="of:=[.B202]" office:value-type="float" office:value="15590" calcext:value-type="float">
            <text:p>15590</text:p>
          </table:table-cell>
          <table:table-cell table:formula="of:=COUNTIF([.F203:.F232]; &quot;=True&quot;)" office:value-type="float" office:value="8" calcext:value-type="float">
            <text:p>8</text:p>
          </table:table-cell>
          <table:table-cell table:formula="of:=COUNTIF([.F203:.F232]; &quot;=False&quot;)" office:value-type="float" office:value="8" calcext:value-type="float">
            <text:p>8</text:p>
          </table:table-cell>
          <table:table-cell table:formula="of:=COUNTIF([.F203:.F232]; &quot;=Unknown&quot;)" office:value-type="float" office:value="14" calcext:value-type="float">
            <text:p>14</text:p>
          </table:table-cell>
          <table:table-cell table:formula="of:=[.J10]/([.J10]+[.K10])" office:value-type="float" office:value="0.5" calcext:value-type="float">
            <text:p>0.5</text:p>
          </table:table-cell>
          <table:table-cell table:formula="of:=[.N9]+[.J10]" office:value-type="float" office:value="119" calcext:value-type="float">
            <text:p>119</text:p>
          </table:table-cell>
          <table:table-cell table:formula="of:=[.K10]+[.O9]" office:value-type="float" office:value="59" calcext:value-type="float">
            <text:p>59</text:p>
          </table:table-cell>
          <table:table-cell table:formula="of:=[.N10]/([.N10]+[.O10])" office:value-type="float" office:value="0.668539325842697" calcext:value-type="float">
            <text:p>0.6685393258</text:p>
          </table:table-cell>
          <table:table-cell table:formula="of:=[.I10]+[.Q9]" office:value-type="float" office:value="141713" calcext:value-type="float">
            <text:p>141713</text:p>
          </table:table-cell>
        </table:table-row>
        <table:table-row table:style-name="ro3">
          <table:table-cell office:value-type="string" calcext:value-type="string">
            <text:p>&lt;Roscoe_Bor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oberta_Weiss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[0.3, 0.2)</text:p>
          </table:table-cell>
          <table:table-cell table:formula="of:=[.B234]" office:value-type="float" office:value="204582" calcext:value-type="float">
            <text:p>204582</text:p>
          </table:table-cell>
          <table:table-cell table:formula="of:=COUNTIF([.F235:.F265]; &quot;=True&quot;)" office:value-type="float" office:value="12" calcext:value-type="float">
            <text:p>12</text:p>
          </table:table-cell>
          <table:table-cell table:formula="of:=COUNTIF([.F235:.F265]; &quot;=False&quot;)" office:value-type="float" office:value="13" calcext:value-type="float">
            <text:p>13</text:p>
          </table:table-cell>
          <table:table-cell table:formula="of:=COUNTIF([.F235:.F265]; &quot;=Unknown&quot;)" office:value-type="float" office:value="6" calcext:value-type="float">
            <text:p>6</text:p>
          </table:table-cell>
          <table:table-cell table:formula="of:=[.J11]/([.J11]+[.K11])" office:value-type="float" office:value="0.48" calcext:value-type="float">
            <text:p>0.48</text:p>
          </table:table-cell>
          <table:table-cell table:formula="of:=[.N10]+[.J11]" office:value-type="float" office:value="131" calcext:value-type="float">
            <text:p>131</text:p>
          </table:table-cell>
          <table:table-cell table:formula="of:=[.K11]+[.O10]" office:value-type="float" office:value="72" calcext:value-type="float">
            <text:p>72</text:p>
          </table:table-cell>
          <table:table-cell table:formula="of:=[.N11]/([.N11]+[.O11])" office:value-type="float" office:value="0.645320197044335" calcext:value-type="float">
            <text:p>0.645320197</text:p>
          </table:table-cell>
          <table:table-cell table:formula="of:=[.I11]+[.Q10]" office:value-type="float" office:value="346295" calcext:value-type="float">
            <text:p>346295</text:p>
          </table:table-cell>
        </table:table-row>
        <table:table-row table:style-name="ro3">
          <table:table-cell office:value-type="string" calcext:value-type="string">
            <text:p>&lt;Pamela_Des_Barre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ichael_Des_Barres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ucas_de_Wael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elgium&gt;</text:p>
          </table:table-cell>
          <table:table-cell office:value-type="float" office:value="0.959141704175074" calcext:value-type="float">
            <text:p>0.959141704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ritta_Bruniu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en&gt;</text:p>
          </table:table-cell>
          <table:table-cell office:value-type="float" office:value="0.970182381636633" calcext:value-type="float">
            <text:p>0.970182381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II_of_the_Netherland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51180638334918" calcext:value-type="float">
            <text:p>0.951180638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armen_Castillo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Xavier_Cugat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outer_Crabeth_I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79878057319303" calcext:value-type="float">
            <text:p>0.979878057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imone_Gbagbo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aurent_Gbagbo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d_Viswanath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960959497509205" calcext:value-type="float">
            <text:p>0.960959497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uqtada_al-Sad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ran&gt;</text:p>
          </table:table-cell>
          <table:table-cell office:value-type="float" office:value="0.960959497509205" calcext:value-type="float">
            <text:p>0.960959497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aren_Paters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970786018544303" calcext:value-type="float">
            <text:p>0.97078601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stavo_Alatrist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riadne_Welter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gharad_Ree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Christopher_Cazenove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id_T._Beito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inda_Royster_Beito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nathan_Cak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ulianne_Nicholso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enneth_Harla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mily_McLaughli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dith_Borell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dward_Coxe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fred_Lenno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ulia_Lennon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rince_Albert_of_Saxe-Altenbur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ss_Marie_of_Prussia_(1855–1888)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ul_Scherr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itzerland&gt;</text:p>
          </table:table-cell>
          <table:table-cell office:value-type="float" office:value="0.950205462895818" calcext:value-type="float">
            <text:p>0.950205462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ichard_Compto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Veronica_Cartwright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9, 0.8)</text:p>
          </table:table-cell>
          <table:table-cell office:value-type="float" office:value="56586" calcext:value-type="float">
            <text:p>56586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K._A._C._Creswell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a_Hagm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inland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inhel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rtuguese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mirints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Ukrai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uiva_(UTS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Ukrai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gaur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etrovice_(Bruntál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or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trachoHo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Yepen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rohně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voj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orek_(Pardubice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a_Ludovika_of_Austria-Este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Archduchess_Marie_Caroline_of_Austria&gt;</text:p>
          </table:table-cell>
          <table:table-cell office:value-type="float" office:value="0.8463669122533" calcext:value-type="float">
            <text:p>0.8463669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oravian-Silesian_Regio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ofiau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Indones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ulislav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~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ary_Fran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36134453781513" calcext:value-type="float">
            <text:p>0.836134453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dj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eabua_Jonath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outh_Africa&gt;</text:p>
          </table:table-cell>
          <table:table-cell office:value-type="float" office:value="0.801180641623015" calcext:value-type="float">
            <text:p>0.801180641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chvalí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vojek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ul_Citro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836134453781513" calcext:value-type="float">
            <text:p>0.836134453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Yesovice_(Hodonín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lýnské_Struhadlo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imlí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schweiler,_Grevenmacher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Luxembourg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uy_Ho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Vietnamese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elnik,_Macedoni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cedo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lendo,_Wyoming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nta_María_(volcano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yan_languages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ilberto_Kassab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razil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ZáhoYí_(Tábor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ítko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yaik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ukovan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8, 0.7)</text:p>
          </table:table-cell>
          <table:table-cell office:value-type="float" office:value="3403" calcext:value-type="float">
            <text:p>3403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Suzi_Perr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livier_Schoenfeld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ul_Farm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wand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mes_Langley_Dalt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outh_Afric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k_Foster_(golfe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a_del_Carmen_Bousada_de_Lar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pain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orenzo_Villores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berto_Cont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stav_Alverman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rand_Duke_Nicholas_Mikhailovich_of_Russi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uss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ndrick_Berckm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asil_Rakocz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skar_von_Boddi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ieran_Phel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ic_Milaza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Mauritius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es_de_Bernard_de_Marign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chael_Niel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anad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ykola_Ivanovych_Tseluik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oannis_Liritzi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reec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ggie_Renfr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rhard_Gr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orway&gt;</text:p>
          </table:table-cell>
          <table:table-cell office:value-type="float" office:value="0.77186977963716" calcext:value-type="float">
            <text:p>0.771869779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n_Bound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id_Walker_(crickete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orway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nno_II,_Count_of_East_Frisi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ylyp_Orly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oman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van_Shestakov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id_Rubing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Jerusalem&gt;</text:p>
          </table:table-cell>
          <table:table-cell office:value-type="float" office:value="0.765765765765766" calcext:value-type="float">
            <text:p>0.7657657658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ordon_Murra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ía_de_los_Ángeles_Alvariño_Gonzále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tto_Brau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itzerland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rbert_Gibbon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7, 0.6)</text:p>
          </table:table-cell>
          <table:table-cell office:value-type="float" office:value="8585" calcext:value-type="float">
            <text:p>8585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KeMpkolani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Kamehameha_III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ierre_Raymond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ogotá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ka_John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ebeka_Ki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Vilnius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thur_G._Hanse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Zionsville,_India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ed_Duboi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lackfoot,_Idaho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ko_Liia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Edmonds,_Washington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Gell_(Royal_Navy_officer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Crickhowell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ybille_Bamm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inz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ke_Siewer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e_L._Enge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ochester,_New_York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ik_R._Flemin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Clinton,_Mississippi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Graham_(policy_analyst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loomington,_India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Ed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ortland,_Main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nry_Akinwand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ão_Botelh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ortugal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elso_Laf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ão_Paulo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us_Copi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rad,_Romani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ne_Sophie_Reventlow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Christian_VI_of_Denmark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teven_V._Robert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thesda,_Maryland&gt;</text:p>
          </table:table-cell>
          <table:table-cell office:value-type="float" office:value="0.647540983606557" calcext:value-type="float">
            <text:p>0.647540983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m_Pitrod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Delhi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evin_Dund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ne_of_Cleves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Elizabeth_I_of_England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ominika_Piątkowsk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ódz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chibald_Hi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aisal_Karim_Kund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Islamabad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ssimo_Pacett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ontreal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rond_Hegn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tavanger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il_deGrasse_Ty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ictoria_Borwick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82726106723196" calcext:value-type="float">
            <text:p>0.6827261067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6, 0.5)</text:p>
          </table:table-cell>
          <table:table-cell office:value-type="float" office:value="17343" calcext:value-type="float">
            <text:p>17343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Obed_Gómez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uerto_Rico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Cowper_(anatomist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entamun_(20th_dynasty)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Duathathor-Henuttawy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an_Baptiste_Joseph_Delambr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ris&gt;</text:p>
          </table:table-cell>
          <table:table-cell office:value-type="float" office:value="0.524819834355168" calcext:value-type="float">
            <text:p>0.524819834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fredo_de_Sá_Cardos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isbon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rincess_Ludovika_of_Bavari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unich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usa_Ibrahi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angladesh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alter_Hewet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ashington,_D.C.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mes_Cr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seeb-ul-Has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kistan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ugen_Filott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ania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ristine_Dowiyogo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Valdon_Dowiyogo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ck_Wall_(politician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ee_W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ingapore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rold_Hunt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nnhildr_Sveinsdóttir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Harald_III_of_Denmark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nri_Chantavoin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France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rold_Harding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England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a_Leopoldine_of_Austria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Archduchess_Maria_Anna_Josepha_of_Austria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amne_(third_wife_of_Herod)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Herod_Antipas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tthias_Lechn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e_Dawk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East_Midlands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eter_Tennan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Graham_(Scottish_politician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end_Heytin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sterdam&gt;</text:p>
          </table:table-cell>
          <table:table-cell office:value-type="float" office:value="0.532090229764648" calcext:value-type="float">
            <text:p>0.532090229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ra_Crav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chael_Shishman_of_Bulgaria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Ivan_Stephen_of_Bulgaria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ope_John_II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iampino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Zeeshan_Anis_Siddiqu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ichard_J._Evan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itz_Leonhard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5, 0.4)</text:p>
          </table:table-cell>
          <table:table-cell office:value-type="float" office:value="34432" calcext:value-type="float">
            <text:p>34432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Prince_Leopold,_Count_of_Syracus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is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es_Grandison_Finn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Oberlin,_Ohio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an_Boude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ravské_Budějovice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evele_Schiff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oc_Blanchar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ulverde,_Texas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rince_Ferdinand_Philippe,_Duke_of_Orléan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_Ferdinand_Philippe,_Duke_of_Orléans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uby_Goldstei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ami_Beach,_Florid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ristopher_Greenup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entucky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Ousele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William_Ouseley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ope_Celestine_I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e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ilbert_Mos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e_Frederick_Bense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hiladelphi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osemary_Sutcliff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hichester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chael_Flander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Claudia_Cockburn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ucjan_Żeligowsk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eo_Kli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llinois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got_Graham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Randolph_Hears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osemary_Davies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niel_Phineas_Woodbur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ey_West,_Florid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rebonianus_Gallu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erni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berhard_Wolfra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Hamburg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mperor_Shenzong_of_Son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mperor_Shenzong_of_Song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inchas_Menachem_Alt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srael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nid_Bennet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alibu,_Californi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olumbus_Delan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unt_Vernon,_Ohio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neichi_Kog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Davao_Cit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ed_Asca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Virginia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istair_Cook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listair_Cooke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udolf_Stöger-Steiner_von_Steinstätt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raz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mber_Moor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mber_Moore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4, 0.3)</text:p>
          </table:table-cell>
          <table:table-cell office:value-type="float" office:value="15590" calcext:value-type="float">
            <text:p>15590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Jerzy_Zborowsk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econd_Polish_Republic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ue_Dickens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ntana&gt;</text:p>
          </table:table-cell>
          <table:table-cell office:value-type="float" office:value="0.340582181895031" calcext:value-type="float">
            <text:p>0.340582181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zmul_Zygielboj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arsaw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nny_Kell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Dublin&gt;</text:p>
          </table:table-cell>
          <table:table-cell office:value-type="float" office:value="0.353479326373808" calcext:value-type="float">
            <text:p>0.35347932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es_Babbag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ed_Keel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lifornia&gt;</text:p>
          </table:table-cell>
          <table:table-cell office:value-type="float" office:value="0.340582181895031" calcext:value-type="float">
            <text:p>0.340582181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bel-Dominique_Boyé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dré_Mas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ja_Hajduk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rli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._Ramasesh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Delhi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_Friedrich_Kerstin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rli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ikolai_Ladovsk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aint_Petersburg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om_McNally,_Baron_McNall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nathan_Hornblow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exandre_Cabane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ancisco_Domen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adrid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n_Gillerm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Jerusalem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tewart_Jack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rack_Gouldin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amanath_Tagor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West_Bengal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Uday_Saha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Delhi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tyana_Golikov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oscow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aspars_LiepiF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iga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lison_Pineau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nut_Wickse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tockholm&gt;</text:p>
          </table:table-cell>
          <table:table-cell office:value-type="float" office:value="0.353479326373808" calcext:value-type="float">
            <text:p>0.35347932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e_Boy_Gree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hrikrishna_Rau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Delhi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c_Feinstei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outh_Dakota&gt;</text:p>
          </table:table-cell>
          <table:table-cell office:value-type="float" office:value="0.340582181895031" calcext:value-type="float">
            <text:p>0.3405821819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im_Philb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ita_Levi-Montalcin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ome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3, 0.2)</text:p>
          </table:table-cell>
          <table:table-cell office:value-type="float" office:value="204582" calcext:value-type="float">
            <text:p>204582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Douglas_R._Campbe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lgary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orquato_Tass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202618657937807" calcext:value-type="float">
            <text:p>0.202618657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rik_O'Regan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London&gt;</text:p>
          </table:table-cell>
          <table:table-cell office:value-type="float" office:value="0.279538904899135" calcext:value-type="float">
            <text:p>0.279538904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onstantin_Daniel_Stahi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Bucharest&gt;</text:p>
          </table:table-cell>
          <table:table-cell office:value-type="float" office:value="0.279538904899135" calcext:value-type="float">
            <text:p>0.279538904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irk_Wats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mp_Mabry&gt;</text:p>
          </table:table-cell>
          <table:table-cell office:value-type="float" office:value="0.20778564206269" calcext:value-type="float">
            <text:p>0.207785642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im_Fitzpatrick_(actor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Omaha,_Nebraska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unichi_Suwab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okyo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kijirM_Lnish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Tamba,_HyMgo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an_T._Bak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anta_Ana,_California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Housem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ucharest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seph_Sydney_York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Essex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ndro_Tomaš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Zagreb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rry_A._Sieben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Hastings,_Minnesota&gt;</text:p>
          </table:table-cell>
          <table:table-cell office:value-type="float" office:value="0.280241935483871" calcext:value-type="float">
            <text:p>0.280241935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o_Hoedem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sterdam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rio_Argento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Cat_o'_Nine_Tails&gt;</text:p>
          </table:table-cell>
          <table:table-cell office:value-type="float" office:value="0.264820306184075" calcext:value-type="float">
            <text:p>0.264820306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mar_Abdel_Aziz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Cairo&gt;</text:p>
          </table:table-cell>
          <table:table-cell office:value-type="float" office:value="0.280241935483871" calcext:value-type="float">
            <text:p>0.280241935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thur_C._Clark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utch_period_in_Ceylon&gt;</text:p>
          </table:table-cell>
          <table:table-cell office:value-type="float" office:value="0.202618657937807" calcext:value-type="float">
            <text:p>0.202618657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ope_Nicholas_III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Viterbo&gt;</text:p>
          </table:table-cell>
          <table:table-cell office:value-type="float" office:value="0.223243109014154" calcext:value-type="float">
            <text:p>0.22324310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eniero_Colasant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apal_States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ylor_Nichol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uisville,_Kentucky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stav_Schübl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Heilbronn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homas_C._Sawy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kron,_Ohio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in_Wallac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Orange_County,_Florida&gt;</text:p>
          </table:table-cell>
          <table:table-cell office:value-type="float" office:value="0.20778564206269" calcext:value-type="float">
            <text:p>0.207785642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oswell_S._Riple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orthington,_Ohio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ussell_Cheung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Hong_Kong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sabella_of_Franc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nzo_G._Castellar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ome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el_Pollak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Skokie,_Illinois&gt;</text:p>
          </table:table-cell>
          <table:table-cell office:value-type="float" office:value="0.280241935483871" calcext:value-type="float">
            <text:p>0.280241935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trick_Green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Cork_(city)&gt;</text:p>
          </table:table-cell>
          <table:table-cell office:value-type="float" office:value="0.223243109014154" calcext:value-type="float">
            <text:p>0.22324310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nest_Vajda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Broken_Lullaby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incenz_Müll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azi_Germany&gt;</text:p>
          </table:table-cell>
          <table:table-cell office:value-type="float" office:value="0.202618657937807" calcext:value-type="float">
            <text:p>0.202618657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</table:table>
      <table:table table:name="PCA conf (types) without func violations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0" table:default-cell-style-name="ce17"/>
        <table:table-column table:style-name="co10" table:default-cell-style-name="Default"/>
        <table:table-column table:style-name="co47" table:default-cell-style-name="Default"/>
        <table:table-column table:style-name="co10" table:number-columns-repeated="5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row table:style-name="ro3">
          <table:table-cell office:value-type="string" calcext:value-type="string">
            <text:p>410803 predictions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1.0, 0.9)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float" office:value="5581" calcext:value-type="float">
            <text:p>5581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Alan_Pasqu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Heather_Langenkamp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Interval</text:p>
          </table:table-cell>
          <table:table-cell office:value-type="string" calcext:value-type="string">
            <text:p>Predictions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17" office:value-type="boolean" office:boolean-value="false" calcext:value-type="boolean">
            <text:p>FALS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ggregated true</text:p>
          </table:table-cell>
          <table:table-cell office:value-type="string" calcext:value-type="string">
            <text:p>Aggregated false</text:p>
          </table:table-cell>
          <table:table-cell office:value-type="string" calcext:value-type="string">
            <text:p>PCA Confidence (types) without func violations</text:p>
          </table:table-cell>
          <table:table-cell office:value-type="string" calcext:value-type="string">
            <text:p>Aggregated predictions</text:p>
          </table:table-cell>
        </table:table-row>
        <table:table-row table:style-name="ro3">
          <table:table-cell office:value-type="string" calcext:value-type="string">
            <text:p>&lt;Prince_Augustus_Ferdinand_of_Prussi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970182381636633" calcext:value-type="float">
            <text:p>0.970182381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formula="of:=[.A2]" office:value-type="string" office:string-value="[1.0, 0.9)" calcext:value-type="string">
            <text:p>[1.0, 0.9)</text:p>
          </table:table-cell>
          <table:table-cell table:formula="of:=[.A3]" office:value-type="float" office:value="5581" calcext:value-type="float">
            <text:p>5581</text:p>
          </table:table-cell>
          <table:table-cell table:formula="of:=COUNTIF([.F4:.F33];&quot;=TRUE&quot;)" office:value-type="float" office:value="29" calcext:value-type="float">
            <text:p>29</text:p>
          </table:table-cell>
          <table:table-cell table:formula="of:=COUNTIF([.F4:.F33];&quot;=FALSE&quot;)" office:value-type="float" office:value="1" calcext:value-type="float">
            <text:p>1</text:p>
          </table:table-cell>
          <table:table-cell table:formula="of:=COUNTIF([.F4:.F33]; &quot;=Unknown&quot;)" office:value-type="float" office:value="0" calcext:value-type="float">
            <text:p>0</text:p>
          </table:table-cell>
          <table:table-cell table:formula="of:=[.J5]/([.J5]+[.K5])" office:value-type="float" office:value="0.966666666666667" calcext:value-type="float">
            <text:p>0.9666666667</text:p>
          </table:table-cell>
          <table:table-cell table:formula="of:=[.J5]" office:value-type="float" office:value="29" calcext:value-type="float">
            <text:p>29</text:p>
          </table:table-cell>
          <table:table-cell table:formula="of:=[.K5]" office:value-type="float" office:value="1" calcext:value-type="float">
            <text:p>1</text:p>
          </table:table-cell>
          <table:table-cell table:formula="of:=[.N5]/([.N5]+[.O5])" office:value-type="float" office:value="0.966666666666667" calcext:value-type="float">
            <text:p>0.9666666667</text:p>
          </table:table-cell>
          <table:table-cell table:formula="of:=[.I5]" office:value-type="float" office:value="5581" calcext:value-type="float">
            <text:p>5581</text:p>
          </table:table-cell>
        </table:table-row>
        <table:table-row table:style-name="ro3">
          <table:table-cell office:value-type="string" calcext:value-type="string">
            <text:p>&lt;Sonja_Heni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orway&gt;</text:p>
          </table:table-cell>
          <table:table-cell office:value-type="float" office:value="0.970182381636633" calcext:value-type="float">
            <text:p>0.970182381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formula="of:=[.A34]" office:value-type="string" office:string-value="[0.9, 0.8)" calcext:value-type="string">
            <text:p>[0.9, 0.8)</text:p>
          </table:table-cell>
          <table:table-cell table:formula="of:=[.A35]" office:value-type="float" office:value="55950" calcext:value-type="float">
            <text:p>55950</text:p>
          </table:table-cell>
          <table:table-cell table:formula="of:=COUNTIF([.F36:.F65];&quot;=TRUE&quot;)" office:value-type="float" office:value="17" calcext:value-type="float">
            <text:p>17</text:p>
          </table:table-cell>
          <table:table-cell table:formula="of:=COUNTIF([.F36:.F65];&quot;=FALSE&quot;)" office:value-type="float" office:value="11" calcext:value-type="float">
            <text:p>11</text:p>
          </table:table-cell>
          <table:table-cell table:formula="of:=COUNTIF([.F36:.F65]; &quot;=Unknown&quot;)" office:value-type="float" office:value="2" calcext:value-type="float">
            <text:p>2</text:p>
          </table:table-cell>
          <table:table-cell table:formula="of:=[.J6]/([.J6]+[.K6])" office:value-type="float" office:value="0.607142857142857" calcext:value-type="float">
            <text:p>0.6071428571</text:p>
          </table:table-cell>
          <table:table-cell table:formula="of:=[.N5]+[.J6]" office:value-type="float" office:value="46" calcext:value-type="float">
            <text:p>46</text:p>
          </table:table-cell>
          <table:table-cell table:formula="of:=[.O5]+[.K6]" office:value-type="float" office:value="12" calcext:value-type="float">
            <text:p>12</text:p>
          </table:table-cell>
          <table:table-cell table:formula="of:=[.N6]/([.N6]+[.O6])" office:value-type="float" office:value="0.793103448275862" calcext:value-type="float">
            <text:p>0.7931034483</text:p>
          </table:table-cell>
          <table:table-cell table:formula="of:=[.Q5]+[.I6]" office:value-type="float" office:value="61531" calcext:value-type="float">
            <text:p>61531</text:p>
          </table:table-cell>
        </table:table-row>
        <table:table-row table:style-name="ro3">
          <table:table-cell office:value-type="string" calcext:value-type="string">
            <text:p>&lt;Günther_Quand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agda_Goebbels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formula="of:=[.A66]" office:value-type="string" office:string-value="[0.8, 0.7)" calcext:value-type="string">
            <text:p>[0.8, 0.7)</text:p>
          </table:table-cell>
          <table:table-cell table:formula="of:=[.A67]" office:value-type="float" office:value="3064" calcext:value-type="float">
            <text:p>3064</text:p>
          </table:table-cell>
          <table:table-cell table:formula="of:=COUNTIF([.F68:.F129]; &quot;=TRUE&quot;)" office:value-type="float" office:value="27" calcext:value-type="float">
            <text:p>27</text:p>
          </table:table-cell>
          <table:table-cell table:style-name="ce18" table:formula="of:=COUNTIF([.F68:.F129]; &quot;=FALSE&quot;)" office:value-type="float" office:value="14" calcext:value-type="float">
            <text:p>14</text:p>
          </table:table-cell>
          <table:table-cell table:formula="of:=COUNTIF([.F68:.F129]; &quot;=Unknown&quot;)" office:value-type="float" office:value="19" calcext:value-type="float">
            <text:p>19</text:p>
          </table:table-cell>
          <table:table-cell table:formula="of:=[.J7]/([.J7]+[.K7])" office:value-type="float" office:value="0.658536585365854" calcext:value-type="float">
            <text:p>0.6585365854</text:p>
          </table:table-cell>
          <table:table-cell table:formula="of:=[.N6]+[.J7]" office:value-type="float" office:value="73" calcext:value-type="float">
            <text:p>73</text:p>
          </table:table-cell>
          <table:table-cell table:formula="of:=[.O6]+[.K7]" office:value-type="float" office:value="26" calcext:value-type="float">
            <text:p>26</text:p>
          </table:table-cell>
          <table:table-cell table:formula="of:=[.N7]/([.N7]+[.O7])" office:value-type="float" office:value="0.737373737373737" calcext:value-type="float">
            <text:p>0.7373737374</text:p>
          </table:table-cell>
          <table:table-cell table:formula="of:=[.Q6]+[.I7]" office:value-type="float" office:value="64595" calcext:value-type="float">
            <text:p>64595</text:p>
          </table:table-cell>
        </table:table-row>
        <table:table-row table:style-name="ro3">
          <table:table-cell office:value-type="string" calcext:value-type="string">
            <text:p>&lt;Anna_Brazhnikov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en&gt;</text:p>
          </table:table-cell>
          <table:table-cell office:value-type="float" office:value="0.960959497509205" calcext:value-type="float">
            <text:p>0.96095949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formula="of:=[.A98]" office:value-type="string" office:string-value="[0.7, 0.6)" calcext:value-type="string">
            <text:p>[0.7, 0.6)</text:p>
          </table:table-cell>
          <table:table-cell table:formula="of:=[.A99]" office:value-type="float" office:value="8411" calcext:value-type="float">
            <text:p>8411</text:p>
          </table:table-cell>
          <table:table-cell table:formula="of:=COUNTIF([.F100:.F129];&quot;=TRUE&quot;)" office:value-type="float" office:value="7" calcext:value-type="float">
            <text:p>7</text:p>
          </table:table-cell>
          <table:table-cell table:formula="of:=COUNTIF([.F100:.F129];&quot;=FALSE&quot;)" office:value-type="float" office:value="6" calcext:value-type="float">
            <text:p>6</text:p>
          </table:table-cell>
          <table:table-cell table:formula="of:=COUNTIF([.F100:.F129];&quot;=Unknown&quot;)" office:value-type="float" office:value="17" calcext:value-type="float">
            <text:p>17</text:p>
          </table:table-cell>
          <table:table-cell table:formula="of:=[.J8]/([.J8]+[.K8])" office:value-type="float" office:value="0.538461538461538" calcext:value-type="float">
            <text:p>0.5384615385</text:p>
          </table:table-cell>
          <table:table-cell table:formula="of:=[.N7]+[.J8]" office:value-type="float" office:value="80" calcext:value-type="float">
            <text:p>80</text:p>
          </table:table-cell>
          <table:table-cell table:formula="of:=[.O7]+[.K8]" office:value-type="float" office:value="32" calcext:value-type="float">
            <text:p>32</text:p>
          </table:table-cell>
          <table:table-cell table:formula="of:=[.N8]/([.N8]+[.O8])" office:value-type="float" office:value="0.714285714285714" calcext:value-type="float">
            <text:p>0.7142857143</text:p>
          </table:table-cell>
          <table:table-cell table:formula="of:=[.Q7]+[.I8]" office:value-type="float" office:value="73006" calcext:value-type="float">
            <text:p>73006</text:p>
          </table:table-cell>
        </table:table-row>
        <table:table-row table:style-name="ro3">
          <table:table-cell office:value-type="string" calcext:value-type="string">
            <text:p>&lt;Eileen_Davidso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on_Lindstrom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formula="of:=[.A130]" office:value-type="string" office:string-value="[0.6, 0.5)" calcext:value-type="string">
            <text:p>[0.6, 0.5)</text:p>
          </table:table-cell>
          <table:table-cell table:formula="of:=[.A131]" office:value-type="float" office:value="16999" calcext:value-type="float">
            <text:p>16999</text:p>
          </table:table-cell>
          <table:table-cell table:formula="of:=COUNTIF([.F132:.F161]; &quot;=TRUE&quot;)" office:value-type="float" office:value="25" calcext:value-type="float">
            <text:p>25</text:p>
          </table:table-cell>
          <table:table-cell table:formula="of:=COUNTIF([.F132:.F161]; &quot;=FALSE&quot;)" office:value-type="float" office:value="4" calcext:value-type="float">
            <text:p>4</text:p>
          </table:table-cell>
          <table:table-cell table:formula="of:=COUNTIF([.F132:.F161]; &quot;=Unknown&quot;)" office:value-type="float" office:value="1" calcext:value-type="float">
            <text:p>1</text:p>
          </table:table-cell>
          <table:table-cell table:formula="of:=[.J9]/([.J9]+[.K9])" office:value-type="float" office:value="0.862068965517241" calcext:value-type="float">
            <text:p>0.8620689655</text:p>
          </table:table-cell>
          <table:table-cell table:formula="of:=[.N8]+[.J9]" office:value-type="float" office:value="105" calcext:value-type="float">
            <text:p>105</text:p>
          </table:table-cell>
          <table:table-cell table:formula="of:=[.O8]+[.K9]" office:value-type="float" office:value="36" calcext:value-type="float">
            <text:p>36</text:p>
          </table:table-cell>
          <table:table-cell table:formula="of:=[.N9]/([.N9]+[.O9])" office:value-type="float" office:value="0.74468085106383" calcext:value-type="float">
            <text:p>0.7446808511</text:p>
          </table:table-cell>
          <table:table-cell table:formula="of:=[.Q8]+[.I9]" office:value-type="float" office:value="90005" calcext:value-type="float">
            <text:p>90005</text:p>
          </table:table-cell>
        </table:table-row>
        <table:table-row table:style-name="ro3">
          <table:table-cell office:value-type="string" calcext:value-type="string">
            <text:p>&lt;Maureen_McTeer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oe_Clark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formula="of:=[.A162]" office:value-type="string" office:string-value="[0.5, 0.4)" calcext:value-type="string">
            <text:p>[0.5, 0.4)</text:p>
          </table:table-cell>
          <table:table-cell table:formula="of:=[.A163]" office:value-type="float" office:value="31054" calcext:value-type="float">
            <text:p>31054</text:p>
          </table:table-cell>
          <table:table-cell table:formula="of:=COUNTIF([.F164:.F193]; &quot;=TRUE&quot;)" office:value-type="float" office:value="19" calcext:value-type="float">
            <text:p>19</text:p>
          </table:table-cell>
          <table:table-cell table:style-name="ce18" table:formula="of:=COUNTIF([.F164:.F193]; &quot;=FALSE&quot;)" office:value-type="float" office:value="4" calcext:value-type="float">
            <text:p>4</text:p>
          </table:table-cell>
          <table:table-cell table:formula="of:=COUNTIF([.F164:.F193]; &quot;=Unknown&quot;)" office:value-type="float" office:value="7" calcext:value-type="float">
            <text:p>7</text:p>
          </table:table-cell>
          <table:table-cell table:formula="of:=[.J10]/([.J10]+[.K10])" office:value-type="float" office:value="0.826086956521739" calcext:value-type="float">
            <text:p>0.8260869565</text:p>
          </table:table-cell>
          <table:table-cell table:formula="of:=[.N9]+[.J10]" office:value-type="float" office:value="124" calcext:value-type="float">
            <text:p>124</text:p>
          </table:table-cell>
          <table:table-cell table:formula="of:=[.O9]+[.K10]" office:value-type="float" office:value="40" calcext:value-type="float">
            <text:p>40</text:p>
          </table:table-cell>
          <table:table-cell table:formula="of:=[.N10]/([.N10]+[.O10])" office:value-type="float" office:value="0.75609756097561" calcext:value-type="float">
            <text:p>0.756097561</text:p>
          </table:table-cell>
          <table:table-cell table:formula="of:=[.Q9]+[.I10]" office:value-type="float" office:value="121059" calcext:value-type="float">
            <text:p>121059</text:p>
          </table:table-cell>
        </table:table-row>
        <table:table-row table:style-name="ro3">
          <table:table-cell office:value-type="string" calcext:value-type="string">
            <text:p>&lt;Percy_Bush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951180638334918" calcext:value-type="float">
            <text:p>0.951180638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formula="of:=[.A194]" office:value-type="string" office:string-value="[0.4, 0.3)" calcext:value-type="string">
            <text:p>[0.4, 0.3)</text:p>
          </table:table-cell>
          <table:table-cell table:formula="of:=[.A195]" office:value-type="float" office:value="13305" calcext:value-type="float">
            <text:p>13305</text:p>
          </table:table-cell>
          <table:table-cell table:formula="of:=COUNTIF([.F196:.F225];&quot;=TRUE&quot;)" office:value-type="float" office:value="7" calcext:value-type="float">
            <text:p>7</text:p>
          </table:table-cell>
          <table:table-cell table:formula="of:=COUNTIF([.F196:.F225];&quot;=FALSE&quot;)" office:value-type="float" office:value="8" calcext:value-type="float">
            <text:p>8</text:p>
          </table:table-cell>
          <table:table-cell table:formula="of:=COUNTIF([.F196:.F225];&quot;=Unknown&quot;)" office:value-type="float" office:value="15" calcext:value-type="float">
            <text:p>15</text:p>
          </table:table-cell>
          <table:table-cell table:formula="of:=[.J11]/([.J11]+[.K11])" office:value-type="float" office:value="0.466666666666667" calcext:value-type="float">
            <text:p>0.4666666667</text:p>
          </table:table-cell>
          <table:table-cell table:formula="of:=[.N10]+[.J11]" office:value-type="float" office:value="131" calcext:value-type="float">
            <text:p>131</text:p>
          </table:table-cell>
          <table:table-cell table:formula="of:=[.O10]+[.K11]" office:value-type="float" office:value="48" calcext:value-type="float">
            <text:p>48</text:p>
          </table:table-cell>
          <table:table-cell table:formula="of:=[.N11]/([.N11]+[.O11])" office:value-type="float" office:value="0.731843575418994" calcext:value-type="float">
            <text:p>0.7318435754</text:p>
          </table:table-cell>
          <table:table-cell table:formula="of:=[.Q10]+[.I11]" office:value-type="float" office:value="134364" calcext:value-type="float">
            <text:p>134364</text:p>
          </table:table-cell>
        </table:table-row>
        <table:table-row table:style-name="ro3">
          <table:table-cell office:value-type="string" calcext:value-type="string">
            <text:p>&lt;Sam_Groom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Suzanne_Rogers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formula="of:=[.A226]" office:value-type="string" office:string-value="[0.3, 0.2)" calcext:value-type="string">
            <text:p>[0.3, 0.2)</text:p>
          </table:table-cell>
          <table:table-cell table:formula="of:=[.A227]" office:value-type="float" office:value="159108" calcext:value-type="float">
            <text:p>159108</text:p>
          </table:table-cell>
          <table:table-cell table:formula="of:=COUNTIF([.F228:.F257]; &quot;=TRUE&quot;)" office:value-type="float" office:value="5" calcext:value-type="float">
            <text:p>5</text:p>
          </table:table-cell>
          <table:table-cell table:style-name="ce18" table:formula="of:=COUNTIF([.F228:.F257]; &quot;=FALSE&quot;)" office:value-type="float" office:value="3" calcext:value-type="float">
            <text:p>3</text:p>
          </table:table-cell>
          <table:table-cell table:formula="of:=COUNTIF([.F228:.F257]; &quot;=Unknown&quot;)" office:value-type="float" office:value="1" calcext:value-type="float">
            <text:p>1</text:p>
          </table:table-cell>
          <table:table-cell table:formula="of:=[.J12]/([.J12]+[.K12])" office:value-type="float" office:value="0.625" calcext:value-type="float">
            <text:p>0.625</text:p>
          </table:table-cell>
          <table:table-cell table:formula="of:=[.N11]+[.J12]" office:value-type="float" office:value="136" calcext:value-type="float">
            <text:p>136</text:p>
          </table:table-cell>
          <table:table-cell table:formula="of:=[.O11]+[.K12]" office:value-type="float" office:value="51" calcext:value-type="float">
            <text:p>51</text:p>
          </table:table-cell>
          <table:table-cell table:formula="of:=[.N12]/([.N12]+[.O12])" office:value-type="float" office:value="0.727272727272727" calcext:value-type="float">
            <text:p>0.7272727273</text:p>
          </table:table-cell>
          <table:table-cell table:formula="of:=[.Q11]+[.I12]" office:value-type="float" office:value="293472" calcext:value-type="float">
            <text:p>293472</text:p>
          </table:table-cell>
        </table:table-row>
        <table:table-row table:style-name="ro3">
          <table:table-cell office:value-type="string" calcext:value-type="string">
            <text:p>&lt;Edward_Payson_Terhun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ary_Virginia_Terhune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formula="of:=[.A258]" office:value-type="string" office:string-value="[0.2, 0.1)" calcext:value-type="string">
            <text:p>[0.2, 0.1)</text:p>
          </table:table-cell>
          <table:table-cell table:formula="of:=[.A259]" office:value-type="float" office:value="117331" calcext:value-type="float">
            <text:p>117331</text:p>
          </table:table-cell>
          <table:table-cell table:formula="of:=COUNTIF([.F260:.F289]; &quot;=TRUE&quot;)" office:value-type="float" office:value="9" calcext:value-type="float">
            <text:p>9</text:p>
          </table:table-cell>
          <table:table-cell table:style-name="ce18" table:formula="of:=COUNTIF([.F260:.F289]; &quot;=FALSE&quot;)" office:value-type="float" office:value="17" calcext:value-type="float">
            <text:p>17</text:p>
          </table:table-cell>
          <table:table-cell table:formula="of:=COUNTIF([.F260:.F289]; &quot;=Unknown&quot;)" office:value-type="float" office:value="4" calcext:value-type="float">
            <text:p>4</text:p>
          </table:table-cell>
          <table:table-cell table:formula="of:=[.J13]/([.J13]+[.K13])" office:value-type="float" office:value="0.346153846153846" calcext:value-type="float">
            <text:p>0.3461538462</text:p>
          </table:table-cell>
          <table:table-cell table:formula="of:=[.N12]+[.J13]" office:value-type="float" office:value="145" calcext:value-type="float">
            <text:p>145</text:p>
          </table:table-cell>
          <table:table-cell table:formula="of:=[.O12]+[.K13]" office:value-type="float" office:value="68" calcext:value-type="float">
            <text:p>68</text:p>
          </table:table-cell>
          <table:table-cell table:formula="of:=[.N13]/([.N13]+[.O13])" office:value-type="float" office:value="0.68075117370892" calcext:value-type="float">
            <text:p>0.6807511737</text:p>
          </table:table-cell>
          <table:table-cell table:formula="of:=[.Q12]+[.I13]" office:value-type="float" office:value="410803" calcext:value-type="float">
            <text:p>410803</text:p>
          </table:table-cell>
        </table:table-row>
        <table:table-row table:style-name="ro3">
          <table:table-cell office:value-type="string" calcext:value-type="string">
            <text:p>&lt;Pamela_Cundell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Bill_Fraser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yles_Dung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970786018544303" calcext:value-type="float">
            <text:p>0.970786018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Zerelda_Mimm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esse_James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ette_Brigh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Suggs_(singer)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érard_Our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ichèle_Morga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de_Warenne,_7th_Earl_of_Surre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lice_de_Lusignan,_Countess_of_Surrey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brahim_Abu-Lughod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anet_Abu-Lughod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laude_de_Bernale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970182381636633" calcext:value-type="float">
            <text:p>0.970182381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nzil_Haider_Usman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akistan&gt;</text:p>
          </table:table-cell>
          <table:table-cell office:value-type="float" office:value="0.924399815327793" calcext:value-type="float">
            <text:p>0.9243998153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Ælfgifu_of_Shaftesbur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dmund_I_of_England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ohammed_bin_Rashid_Al_Maktoum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ss_Haya_bint_Al_Hussei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illebil_Ib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orway&gt;</text:p>
          </table:table-cell>
          <table:table-cell office:value-type="float" office:value="0.970182381636633" calcext:value-type="float">
            <text:p>0.970182381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hauna_Sand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orenzo_Lamas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ffrey_Beever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Caroline_Joh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endy_Neus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atrick_Stewart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tt_Romne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nn_Romney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sther_Freud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David_Morrissey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anca_Bettoi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Ugo_Tognazzi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ro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Otho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id_Mills_(lawyer)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Tessa_Jowell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[0.9, 0.8)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float" office:value="55950" calcext:value-type="float">
            <text:p>55950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Portmoos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Fren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ount_Overill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heo_van_Lynden_van_Sandenburg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ícen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loemfontei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South_African_English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arooq_Nae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akistan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adení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rlando_Gonzále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uba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layakunnam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Tamil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ount_Mantalingaja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lec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ozárov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djwi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Fren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ecké_}ehro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laverikadu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eruaik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ysoké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exandra_of_Denmar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id_Beatty,_1st_Earl_Beatt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01180641623015" calcext:value-type="float">
            <text:p>0.801180641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tudnice_(Vyakov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obrko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saaki_Kanagaw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Japan&gt;</text:p>
          </table:table-cell>
          <table:table-cell office:value-type="float" office:value="0.809691777945746" calcext:value-type="float">
            <text:p>0.809691777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ate_Duchên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aelí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üll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Basque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řesovice_(Hodonín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arinarivo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gor_Dyachenk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egn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sto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ill_Traver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36134453781513" calcext:value-type="float">
            <text:p>0.8361344538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[0.8, 0.7)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float" office:value="3064" calcext:value-type="float">
            <text:p>3064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Arturo_Enril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hilippines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id_Mills_(TV_write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enny_Fant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ubhash_Chandr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ndi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k_Cubb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gypt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rry_Anderson_(golfe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anad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deus_Reichstei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itzerland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tin_Wiegel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Austri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cqueline_Silv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razil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drianne_All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itzerland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ecky_Brewert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Wales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ul_Afflec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ules_Gauch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Vietnam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udor_Arghez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ania&gt;</text:p>
          </table:table-cell>
          <table:table-cell office:value-type="float" office:value="0.77186977963716" calcext:value-type="float">
            <text:p>0.771869779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._W._Both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outh_Afric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na_Kostrov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uss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staw_Orlicz-Dresz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oland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ukka_Keskisal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in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ouglas_Devanand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ri_Lank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cobus_Kaptey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bid_Qaiyum_Suler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akistan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olfgang_Heyd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ian-Carlo_Rot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n_Trbk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o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an-Marie_Hullot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on_Dumeniuc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ldova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e_Lee_(journalist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Dublin&gt;</text:p>
          </table:table-cell>
          <table:table-cell office:value-type="float" office:value="0.765765765765766" calcext:value-type="float">
            <text:p>0.7657657658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lvar_Gullstran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weden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afael_Barrett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tricio_Morales_(footballe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hil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[0.7, 0.6)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float" office:value="8411" calcext:value-type="float">
            <text:p>8411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Camilla,_Duchess_of_Cornwall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Prince_Harry_of_Wales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mes_Martin_(Maine_politician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Orono,_Main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Zhao_Hongbo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henzhen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awson_Tai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cotland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._Pete_Cunningha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Charlotte,_North_Caroli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liver_DeMill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Enoch,_Utah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ra_Rasmi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Abbhantripaja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ob_Bry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esley_Chapel,_Florid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inda_Upmey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Garner,_Iow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oger_Wend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ioux_City,_Iow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es_Cusimano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etairie,_Louisia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la~_Rol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tuj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Boyd_Carpent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athaniel_Mitchel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aurel,_Delawar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onald_Goldm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s_Angeles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ony_Gregor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Dublin&gt;</text:p>
          </table:table-cell>
          <table:table-cell office:value-type="float" office:value="0.631842394185085" calcext:value-type="float">
            <text:p>0.6318423942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ffrey_R._Immel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Canaan,_Connecticut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anne_Shahee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adbury,_New_Hampshir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amiel_Cornelisse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Ensched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ue_Myrick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Charlotte,_North_Caroli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eter_Smi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ke_Beeb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earcy,_Arkansas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Dudley_War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aida_Vale&gt;</text:p>
          </table:table-cell>
          <table:table-cell office:value-type="float" office:value="0.647540983606557" calcext:value-type="float">
            <text:p>0.64754098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ðrún_Katrín_Þorbergsdótti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ssastaðir&gt;</text:p>
          </table:table-cell>
          <table:table-cell office:value-type="float" office:value="0.647540983606557" calcext:value-type="float">
            <text:p>0.64754098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ecilia_Underwood,_1st_Duchess_of_Inverness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Augustus_d'Este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imuthu_Bandara_Abayako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Kandy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ary_Crittende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Canaan,_Connecticut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mes_Jones_(bishop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iverpool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anke_Wilm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ozeman,_Monta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livier_Rue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ill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[0.6, 0.5)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float" office:value="16999" calcext:value-type="float">
            <text:p>16999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Guy_Lyon_Playfai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Patrick_Farrell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ennessee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na_Oliv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lias_Aslaks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orway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roslav_Krlež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Zagreb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gostino_Bass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taly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Ælfgifu_of_Northampton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Harthacnut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ão_Filgueiras_Lima_(Lelé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razil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cobus_Henricus_van_'t_Hoff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orthern_Ireland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ynne_Brow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outh_Africa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er_Ekströ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weden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stor_Corone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raguay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ommy_Allen_(speedway_rider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hMko_Ied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Japan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takhebasken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Atlanersa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nuel_de_Freita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outh_Africa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iona_Woo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amal_Rajapaks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ri_Lanka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Callow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England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uhammed_Zafar_Iqba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angladesh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danam_Krishnankutt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ndia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irofumi_Sug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Japan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an_Hudght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cotland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adiozzaman_Forouzanfa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ran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homas_Z._Morrow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entucky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hmad_Bashi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kistan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k_Selb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England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sef_Václav_Myslbe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Yugoslavia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ernard_D._H._Telleg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eg_Armstrong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[0.5, 0.4)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float" office:value="31054" calcext:value-type="float">
            <text:p>31054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Reg_Saunder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ydne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t_Jam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iverside_County,_California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icholas_I_of_Montenegr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ntibes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ns_Wagner_(general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aden-Württemberg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hawntinice_Polk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ucson,_Arizon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nest_Woodruff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rnest_Woodruff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avril_Buciușc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ransnistria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arl_Heinz_Licht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ielefeld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urnett_Guff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lifornia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D._Murra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Durham,_North_Carolin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ruce_Lest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s_Angeles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rry_Schwarz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outh_Africa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ic_Munoz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wark,_New_Jerse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tti_Miettun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Finland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rold_Taf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exas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ieter_Voltelyn_Graham_van_der_By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pe_Town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ne_of_Austria,_Margravine_of_Brandenburg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ilesia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id_Atwoo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adison,_Wisconsin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lle_Tanner_Dillon_Johns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ennessee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oc_Gorm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Evanston,_Illinois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om_Sutt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mesbury,_Massachusetts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rriet_G._Walk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Le_Queux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nokke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atoliy_Nasedki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harkiv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eniamino_Andreatt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ologn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iranuma_KiichirM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Hiranuma_KiichirM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ich_Kästner_(World_War_I_veteran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ologne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yril_Shap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ul_Clinescu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ucharest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ck_Mollenkopf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chester,_Minnesot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[0.4, 0.3)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float" office:value="13305" calcext:value-type="float">
            <text:p>13305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Eilat_Maza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Jerusalem&gt;</text:p>
          </table:table-cell>
          <table:table-cell office:value-type="float" office:value="0.323824419167473" calcext:value-type="float">
            <text:p>0.3238244192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ugh_Mill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Edinburgh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iego_Velázquez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adrid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oger_Penrose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University_of_London&gt;</text:p>
          </table:table-cell>
          <table:table-cell office:value-type="float" office:value="0.388127853881278" calcext:value-type="float">
            <text:p>0.388127853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etru_Solt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ucharest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ntiago_Herrero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adrid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o_Jang-kang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outh_Korea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lton_Subotsky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I,_Monster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otte_von_Mahlsdorf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Prussia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ec_Jeffrey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es_Stephenson_(rower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ellingt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nda_Jagannadha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Delhi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itz_Saut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Vienna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rendan_Beh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Ireland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uan_José_Díaz_Infante_Núñez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exico_City&gt;</text:p>
          </table:table-cell>
          <table:table-cell office:value-type="float" office:value="0.353479326373808" calcext:value-type="float">
            <text:p>0.353479326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ope_Anacletu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itz_Sauter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University_of_Jena&gt;</text:p>
          </table:table-cell>
          <table:table-cell office:value-type="float" office:value="0.388127853881278" calcext:value-type="float">
            <text:p>0.388127853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olin_Chapm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ob_Kris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braska&gt;</text:p>
          </table:table-cell>
          <table:table-cell office:value-type="float" office:value="0.340582181895031" calcext:value-type="float">
            <text:p>0.34058218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ev_Gudkov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scow&gt;</text:p>
          </table:table-cell>
          <table:table-cell office:value-type="float" office:value="0.372190315315315" calcext:value-type="float">
            <text:p>0.372190315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lara_Immerwah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rlin&gt;</text:p>
          </table:table-cell>
          <table:table-cell office:value-type="float" office:value="0.323824419167473" calcext:value-type="float">
            <text:p>0.3238244192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ancis_Burdett_(1743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im_Glenn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Dubli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ill_O'Brien_(British_politician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an_Tiber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ris&gt;</text:p>
          </table:table-cell>
          <table:table-cell office:value-type="float" office:value="0.353479326373808" calcext:value-type="float">
            <text:p>0.353479326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umiko_Ench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Occupation_of_Japan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odrigue_Beauboi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ulie_Myer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ristine_Lieberknech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rli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sizole_Mnqasel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retoria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[0.3, 0.2)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float" office:value="159108" calcext:value-type="float">
            <text:p>159108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John_Henry_Carv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Australia&gt;</text:p>
          </table:table-cell>
          <table:table-cell office:value-type="float" office:value="0.202618657937807" calcext:value-type="float">
            <text:p>0.20261865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oy_Andersso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Something_Happened_(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eter_Barrett_(cricketer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inchester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fred_Spector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Carnegie_Mellon_University&gt;</text:p>
          </table:table-cell>
          <table:table-cell office:value-type="float" office:value="0.217821782178218" calcext:value-type="float">
            <text:p>0.2178217822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rris_M._Plaisted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Bangor,_Maine&gt;</text:p>
          </table:table-cell>
          <table:table-cell office:value-type="float" office:value="0.223243109014154" calcext:value-type="float">
            <text:p>0.22324310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mit_Basu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Kolkata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aryn_Polit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orcester_County,_Massachusetts&gt;</text:p>
          </table:table-cell>
          <table:table-cell office:value-type="float" office:value="0.20778564206269" calcext:value-type="float">
            <text:p>0.207785642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em_Holleed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msterdam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alle_Järnkrok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ävle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Marek_Borowsk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oland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Frederick_Lowri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akefield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Alberto_Bonucc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mpobasso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Andrei_Hodorogea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Saint_Petersburg&gt;</text:p>
          </table:table-cell>
          <table:table-cell office:value-type="float" office:value="0.279538904899135" calcext:value-type="float">
            <text:p>0.2795389049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Ernest_Angl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astonia,_North_Carolina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Michael_Mor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verly,_Massachusetts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Yoshitsugu_SaitM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Japan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Ihsan_Abdel_Quddous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Al-Tareeq_al-Masdood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Tim_Guine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s_Angeles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Jason_Estrad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rovidence,_Rhode_Island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Harisu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eongnam&gt;</text:p>
          </table:table-cell>
          <table:table-cell office:value-type="float" office:value="0.216085271317829" calcext:value-type="float">
            <text:p>0.2160852713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Martin_Steglich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rocBaw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JirM_Minami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Tokyo&gt;</text:p>
          </table:table-cell>
          <table:table-cell office:value-type="float" office:value="0.223243109014154" calcext:value-type="float">
            <text:p>0.223243109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Saint-Zacharie,_Quebec&gt;</text:p>
          </table:table-cell>
          <table:table-cell office:value-type="string" calcext:value-type="string">
            <text:p>&lt;hasCapital&gt;</text:p>
          </table:table-cell>
          <table:table-cell office:value-type="string" calcext:value-type="string">
            <text:p>&lt;Saint-Georges,_Quebec&gt;</text:p>
          </table:table-cell>
          <table:table-cell office:value-type="float" office:value="0.258064516129032" calcext:value-type="float">
            <text:p>0.2580645161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Michael_W._Mosm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Eugene,_Oregon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Erasmus_Augustus_Worthingt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ritish_America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Edoardo_Balleri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s_Angeles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Paula_Baracho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ecife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Carl_Gerard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Copenhagen&gt;</text:p>
          </table:table-cell>
          <table:table-cell office:value-type="float" office:value="0.279538904899135" calcext:value-type="float">
            <text:p>0.279538904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Morrissey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Troy,_New_York&gt;</text:p>
          </table:table-cell>
          <table:table-cell office:value-type="float" office:value="0.223243109014154" calcext:value-type="float">
            <text:p>0.223243109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Muriel_Georg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Essex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2, 0.1)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float" office:value="117331" calcext:value-type="float">
            <text:p>117331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Amy_Robinso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From_Hell_(film)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lan_Gurov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imski_`anevi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es_Band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Parasite_(film)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imberley_Conra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labama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alph_Murphy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Man_in_Half_Moon_Street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inrich_Heine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University_of_Bonn&gt;</text:p>
          </table:table-cell>
          <table:table-cell office:value-type="float" office:value="0.156786271450858" calcext:value-type="float">
            <text:p>0.156786271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ijmegen&gt;</text:p>
          </table:table-cell>
          <table:table-cell office:value-type="string" calcext:value-type="string">
            <text:p>&lt;hasCapital&gt;</text:p>
          </table:table-cell>
          <table:table-cell office:value-type="string" calcext:value-type="string">
            <text:p>&lt;Nijmegen&gt;</text:p>
          </table:table-cell>
          <table:table-cell office:value-type="float" office:value="0.130225080385852" calcext:value-type="float">
            <text:p>0.130225080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Nigh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Desert_Nights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Vigilant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chigan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Herber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ennessee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t._Gallen&gt;</text:p>
          </table:table-cell>
          <table:table-cell office:value-type="string" calcext:value-type="string">
            <text:p>&lt;hasCapital&gt;</text:p>
          </table:table-cell>
          <table:table-cell office:value-type="string" calcext:value-type="string">
            <text:p>&lt;St._Gallen&gt;</text:p>
          </table:table-cell>
          <table:table-cell office:value-type="float" office:value="0.130225080385852" calcext:value-type="float">
            <text:p>0.130225080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ed_Zinneman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Search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obert_Dozier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Young_Stranger&gt;</text:p>
          </table:table-cell>
          <table:table-cell office:value-type="float" office:value="0.12547252108171" calcext:value-type="float">
            <text:p>0.125472521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tan_Winsto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he_Deaths_of_Ian_Stone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skell_Wexler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Medium_Cool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homas_Kuhn&gt;</text:p>
          </table:table-cell>
          <table:table-cell office:value-type="string" calcext:value-type="string">
            <text:p>&lt;hasAcademicAdvisor&gt;</text:p>
          </table:table-cell>
          <table:table-cell office:value-type="string" calcext:value-type="string">
            <text:p>&lt;Jean_Piaget&gt;</text:p>
          </table:table-cell>
          <table:table-cell office:value-type="float" office:value="0.122270742358079" calcext:value-type="float">
            <text:p>0.122270742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ill_Chambers_(basketball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Virginia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eri_DiNov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rkdale,_Toronto&gt;</text:p>
          </table:table-cell>
          <table:table-cell office:value-type="float" office:value="0.170068027210884" calcext:value-type="float">
            <text:p>0.1700680272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arlos_F._Borcosque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La_Verdadera_victoria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ngmar_Bergma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Dreams_(1955_film)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ancis_Ford_(actor)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Winking_Idol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athaniel_Park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angor,_Maine&gt;</text:p>
          </table:table-cell>
          <table:table-cell office:value-type="string" calcext:value-type="string">
            <text:p>&lt;hasCapital&gt;</text:p>
          </table:table-cell>
          <table:table-cell office:value-type="string" calcext:value-type="string">
            <text:p>&lt;Bangor,_Maine&gt;</text:p>
          </table:table-cell>
          <table:table-cell office:value-type="float" office:value="0.130225080385852" calcext:value-type="float">
            <text:p>0.130225080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_Gore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Harvard_University&gt;</text:p>
          </table:table-cell>
          <table:table-cell office:value-type="float" office:value="0.156786271450858" calcext:value-type="float">
            <text:p>0.156786271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isa_Joyn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acramento,_California&gt;</text:p>
          </table:table-cell>
          <table:table-cell office:value-type="float" office:value="0.1896875" calcext:value-type="float">
            <text:p>0.189687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yula_Germanu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udapest&gt;</text:p>
          </table:table-cell>
          <table:table-cell office:value-type="float" office:value="0.165537270087125" calcext:value-type="float">
            <text:p>0.165537270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idney_Lumet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Appointment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elbert_Man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Jane_Eyre_(1970_film)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illy_Ver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iverside_County,_California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es_Oatley&gt;</text:p>
          </table:table-cell>
          <table:table-cell office:value-type="string" calcext:value-type="string">
            <text:p>&lt;hasAcademicAdvisor&gt;</text:p>
          </table:table-cell>
          <table:table-cell office:value-type="string" calcext:value-type="string">
            <text:p>&lt;John_Cockcroft&gt;</text:p>
          </table:table-cell>
          <table:table-cell office:value-type="float" office:value="0.122270742358079" calcext:value-type="float">
            <text:p>0.122270742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onfidence [0.09999999999999998, 0.0)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0 predictions</text:p>
          </table:table-cell>
          <table:table-cell table:number-columns-repeated="4"/>
          <table:table-cell table:style-name="Default"/>
          <table:table-cell table:number-columns-repeated="11"/>
        </table:table-row>
      </table:table>
      <table:table table:name="PCA conf (types) without cardinality violations" table:style-name="ta1"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0" table:number-columns-repeated="3" table:default-cell-style-name="Default"/>
        <table:table-row table:style-name="ro3">
          <table:table-cell office:value-type="string" calcext:value-type="string">
            <text:p>380173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nfidence [1.0, 0.9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661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Muqtada_al-Sad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ran&gt;</text:p>
          </table:table-cell>
          <table:table-cell office:value-type="float" office:value="0.960959497509205" calcext:value-type="float">
            <text:p>0.960959497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ulcheri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arcia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Akbar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ariam-uz-Zamani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Stephen_Uroa_I_of_Serbi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Helen_of_Anjou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Wendy_Mesle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eter_Mansbridge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Edmund_Purdom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inda_Christia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Josephine_Anenih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nthony_Anenih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Ann_Willing_Bingham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William_Bingham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Olaf_III_of_Norwa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Ingerid_of_Denmark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Dick_Merrill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Toby_Wing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Shelley_Martel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Howard_Hampto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Paula_Tsui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lbert_Cheng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Adela_of_Flander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Canute_IV_of_Denmark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David_Palff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rica_Durance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Hendrik_Pieter_Nicolaas_Mull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51180638334918" calcext:value-type="float">
            <text:p>0.951180638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an_Hicks_(sportscaster)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Hannah_Storm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Susan_Bernard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ason_Miller_(playwright)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Roman_Kintana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hilippines&gt;</text:p>
          </table:table-cell>
          <table:table-cell office:value-type="float" office:value="0.951180638334918" calcext:value-type="float">
            <text:p>0.951180638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ona_Bondarenk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960959497509205" calcext:value-type="float">
            <text:p>0.960959497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uster_Keato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Natalie_Talmadge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Martin_Thomas,_Baron_Thomas_of_Gresford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oan_Walmsley,_Baroness_Walmsley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Alan_Jay_Lerner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Sandra_Payne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Ladislaus_IV_of_Hungar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lizabeth_of_Sicily,_Queen_of_Hungary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Protima_Bedi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Kabir_Bedi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Rebecca_Sair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oger_Allam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Yoshitomo_Tani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yoko_Tani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David_Higgins_(golfe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950205462895818" calcext:value-type="float">
            <text:p>0.950205462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hmed_Kathrad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Barbara_Hoga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Joyce_Lussu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milio_Lussu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José_María_Iglesia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uana_Calderón_Tapia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Confidence [0.9, 0.8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5352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Frank_Fah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801180641623015" calcext:value-type="float">
            <text:p>0.801180641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ebranice_(Svitavy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eidweiler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Fren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bach,_Switzerland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Ital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ándor_Noszál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Hungary&gt;</text:p>
          </table:table-cell>
          <table:table-cell office:value-type="float" office:value="0.809691777945746" calcext:value-type="float">
            <text:p>0.809691777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vo~any_(Doma~lice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amn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uapy_(Uherské_Hradiat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ong_Island_(Papua_New_Guinea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Hiri_Motu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ovan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Zbraslavec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Zntínek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mo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Zarko_Kujundzisk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Macedonia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sala,_Kirkkonummi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Finn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ilant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innayur_Wes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odsliv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edro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ibe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ic_Sadl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ount_Lefro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Obora_(Louny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rackovice_nad_Labem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euler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Fren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ZaloHov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apiti_Pass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evcehl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y~lovk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lsberry,_Missouri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8, 0.7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158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Ruben_Zakhari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uss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ders_Han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itzer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_Arthur_Phillip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ikola_Tesl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Austria-Hungary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_Le_Fleming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itzerland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odrigo_Montt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hil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on_Bebb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Wales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gurd_II_of_Norwa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orway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rancesco_Ald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mes_J._Ka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anad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ans_Dammer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rook_Taylo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97209189549615" calcext:value-type="float">
            <text:p>0.797209189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Yousef_VI_Emmanuel_II_Thoma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raq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fanasie_Chiriac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oman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ino_Noharathalingam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ri_Lank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harlotte_Sus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itzerland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ierre_Derbign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mre_Csáky_(cardinal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oman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ean-Pierre_Blackbur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Quebec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urtaza_Bhutt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kistan&gt;</text:p>
          </table:table-cell>
          <table:table-cell office:value-type="float" office:value="0.77186977963716" calcext:value-type="float">
            <text:p>0.771869779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iktor_Schütz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reg_Turn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w_Zea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asil_Hum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7186977963716" calcext:value-type="float">
            <text:p>0.771869779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iktor_Eberhard_Gräbn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emetrios_Christodoulou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itzer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eil_Turo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anad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rie_Tussaud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97209189549615" calcext:value-type="float">
            <text:p>0.797209189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ikhail_Tugan-Baranovsk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tephen_Cap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ichael_Niel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anad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7, 0.6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7500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Andrew_Bron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Harrogat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e_Hipp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Yakima,_Washington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enzo_de'_Vidovich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Triest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x_Sherm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ustin,_Texas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uguste_Molini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France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onny_Bon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lifornia&gt;</text:p>
          </table:table-cell>
          <table:table-cell office:value-type="float" office:value="0.647540983606557" calcext:value-type="float">
            <text:p>0.647540983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ob_Gibs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cotland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irgil_Or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uston,_Louisia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arol_McFarlan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hite_Bear_Lake,_Minnesot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rge_Baltaza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exico_City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ureen_Drak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Toronto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incoln_Chafe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arwick,_Rhode_Island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enaert_Jansz_de_Graeff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rospero_Nograle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Davao_City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celyn_Burdick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Fargo,_North_Dakota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anja_Rib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jublja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oward_J._Whitmore,_Jr.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ton,_Massachusetts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dzo_Toxopeu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an_Bark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adison,_Wisconsin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ladimír_Bystrov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rague&gt;</text:p>
          </table:table-cell>
          <table:table-cell office:value-type="float" office:value="0.631842394185085" calcext:value-type="float">
            <text:p>0.631842394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e_Bolkco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Iowa_City,_Iow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aeed_Ahmad_Nagr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Islamabad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=ubomíra_Kurhajcová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ratislav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rk_Buesgen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Jordan,_Minnesot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mran_Anwa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ahor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om_Thornhil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lidell,_Louisia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usan_Alm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ebanon,_New_Hampshir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mma_Andijewsk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kraine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rilyn_Quayl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radise_Valley,_Arizona&gt;</text:p>
          </table:table-cell>
          <table:table-cell office:value-type="float" office:value="0.647540983606557" calcext:value-type="float">
            <text:p>0.647540983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olker_Neumüll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6, 0.5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5705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Leonid_Tkachenko_(artist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ussia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aymond_of_Toulouse_(saint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France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leanor_Updal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orge_Prim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ruba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satoshi_Hamad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Japan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ilbert_Whit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arlos_Galvão_de_Mel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ortugal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gela_Bianchi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taly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rvid_Poss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weden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ositej_Obradov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lgrade&gt;</text:p>
          </table:table-cell>
          <table:table-cell office:value-type="float" office:value="0.524819834355168" calcext:value-type="float">
            <text:p>0.524819834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chen_Drey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outh_Africa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aniel_Kehlman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ugustine_of_Hipp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an_Empire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urice_Merleau-Pont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ndia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ick_Brun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arlos_Sli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exico_City&gt;</text:p>
          </table:table-cell>
          <table:table-cell office:value-type="float" office:value="0.532090229764648" calcext:value-type="float">
            <text:p>0.532090229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oel_Coon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achim_Neand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onnie_Brod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ert_Schneider_(motorcyclist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ustria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ugald_Ste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England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thony_Woo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Oxford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enis_Diderot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zechoslovakia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._D._L._Perer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ri_Lanka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ulian_Brazi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exander_Patashinsk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ussia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elen_Zimmer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rk_Rowland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ehriban_Aliyev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aku&gt;</text:p>
          </table:table-cell>
          <table:table-cell office:value-type="float" office:value="0.532090229764648" calcext:value-type="float">
            <text:p>0.532090229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rince_Wilhelm_of_Baden_(18291897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aden-Württemberg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5, 0.3999999999999999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1539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Colin_Vaugha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Colin_Vaughan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azar_of_Serbi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ss_Milica_of_Serbia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Agnes_Douglas,_Countess_of_Argyll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gnes_Douglas,_Countess_of_Argyll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ans_Klei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ori_Hacking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alt_Lake_Cit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illi_Palm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s_Angeles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atrick_Bisse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Hoboken,_New_Jerse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ean-Marie_Villo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Vatican_Cit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enry_Keye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Henry_Keyes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tella_Mora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_Lyon_(poet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alt_Lake_Cit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ne_Evan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ennessee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iuseppe_Bert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e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dward_Quin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dolf_Eichman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srael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hristopher_Kelk_Ingold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Essex&gt;</text:p>
          </table:table-cell>
          <table:table-cell office:value-type="float" office:value="0.426821176901254" calcext:value-type="float">
            <text:p>0.426821176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edro_Álvarez_Castelló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rizona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saiah_Berlin_(rabbi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ilesia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isa_Dingl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isa_Dingle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exander_Dundas_Young_Arbuthnot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East_Midlands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gurd_Syr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Sigurd_Syr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dward_Stafford,_3rd_Duke_of_Buckingham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dward_Stafford,_3rd_Duke_of_Buckingham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iguel,_Duke_of_Braganz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eebenstein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orge_H._Steuart_(militia_general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altimore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lanche_Bruc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ashington,_D.C.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gbert_B._Brow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ssouri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irija_Prasad_Koiral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Girija_Prasad_Koirala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orge_Prévos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avid_George_Hogarth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outh_East_England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harles_A._Halleck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afayette,_Indian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3999999999999999, 0.29999999999999993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2249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Cornelis_Pietersz_Beg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sterdam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uvvuri_Subbarao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Delhi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foa_Moega_Lutu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go_Pago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rk_Morri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ulian_Schwinger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Harvard_University&gt;</text:p>
          </table:table-cell>
          <table:table-cell office:value-type="float" office:value="0.388127853881278" calcext:value-type="float">
            <text:p>0.38812785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avriel_Salom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Jerusalem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adim_Delauna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oscow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lairvius_Narciss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ort-au-Prince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ottlieb_Haberland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Vienna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van_III_of_Russi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ichskommissariat_Moskowien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aniel_Massey_(acto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Essex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ichaB_KamiDsk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arsaw&gt;</text:p>
          </table:table-cell>
          <table:table-cell office:value-type="float" office:value="0.353479326373808" calcext:value-type="float">
            <text:p>0.35347932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ayles_Browne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Princeton_University&gt;</text:p>
          </table:table-cell>
          <table:table-cell office:value-type="float" office:value="0.388127853881278" calcext:value-type="float">
            <text:p>0.38812785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ichael_Lowr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Dubli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os_Simmon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ajeev_Kumar_Varshne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Delhi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eonardo_Cortes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oman_Republic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alph_Payne,_1st_Baron_Lavingt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huhei_Aoyam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Tokyo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dney_Coleman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University_of_Michigan&gt;</text:p>
          </table:table-cell>
          <table:table-cell office:value-type="float" office:value="0.388127853881278" calcext:value-type="float">
            <text:p>0.38812785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aspars_BrziF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iga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harles_Bradlaugh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ne_Lennard,_Countess_of_Sussex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aspars_Stupeli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iga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érard_de_Nerval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ourbon_Restoration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gela_Bianchi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e&gt;</text:p>
          </table:table-cell>
          <table:table-cell office:value-type="float" office:value="0.353479326373808" calcext:value-type="float">
            <text:p>0.35347932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ttia_Pasin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ome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arnaba_Orian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ome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achin_Gupt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Delhi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awzia_Fahim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Ain_Shams_University&gt;</text:p>
          </table:table-cell>
          <table:table-cell office:value-type="float" office:value="0.388127853881278" calcext:value-type="float">
            <text:p>0.38812785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29999999999999993, 0.19999999999999996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58039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Jeremy_Edward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Essex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ussel_Crous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Findlay,_Ohio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ichael_Pitfield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Aerican_Empire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hilippe_Karsent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ourbon_Restoration&gt;</text:p>
          </table:table-cell>
          <table:table-cell office:value-type="float" office:value="0.251700680272109" calcext:value-type="float">
            <text:p>0.25170068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wyn_Pross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wansea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imitrios_Ioannidi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thens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iles_Reynold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önchengladbach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enning_Schönfel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zczecin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mon_Monjack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Los_Angeles&gt;</text:p>
          </table:table-cell>
          <table:table-cell office:value-type="float" office:value="0.223243109014154" calcext:value-type="float">
            <text:p>0.22324310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illiam_A._Richards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gelines_Fernánde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irst_Mexican_Empire&gt;</text:p>
          </table:table-cell>
          <table:table-cell office:value-type="float" office:value="0.202618657937807" calcext:value-type="float">
            <text:p>0.202618657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an_T._Bak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anta_Ana,_California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ernard_Turnbu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rdiff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ichard_Jefferies_(screenwriter)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Man_of_the_House_(1995_film)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_Cabrer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iami&gt;</text:p>
          </table:table-cell>
          <table:table-cell office:value-type="float" office:value="0.216085271317829" calcext:value-type="float">
            <text:p>0.216085271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dhi_Ma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Essex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dward_Windsor,_Lord_Downpatric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ouis_Mustillo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uffalo,_New_York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_Wittenbor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parta,_Illinois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ayne_Larye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Essex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uan_Antonio_Bardem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Death_of_a_Cyclist&gt;</text:p>
          </table:table-cell>
          <table:table-cell office:value-type="float" office:value="0.264820306184075" calcext:value-type="float">
            <text:p>0.264820306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aint-Gilles,_Quebec&gt;</text:p>
          </table:table-cell>
          <table:table-cell office:value-type="string" calcext:value-type="string">
            <text:p>&lt;hasCapital&gt;</text:p>
          </table:table-cell>
          <table:table-cell office:value-type="string" calcext:value-type="string">
            <text:p>&lt;La_Tuque,_Quebec&gt;</text:p>
          </table:table-cell>
          <table:table-cell office:value-type="float" office:value="0.258064516129032" calcext:value-type="float">
            <text:p>0.258064516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arold_Switz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,_Illinois&gt;</text:p>
          </table:table-cell>
          <table:table-cell office:value-type="float" office:value="0.216085271317829" calcext:value-type="float">
            <text:p>0.216085271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dré_Boisclai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ontreal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lix_Skipp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Edmonton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esley_Boli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utler,_Missouri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ugh_Bonnevill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rthur_Creech_Jones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London&gt;</text:p>
          </table:table-cell>
          <table:table-cell office:value-type="float" office:value="0.279538904899135" calcext:value-type="float">
            <text:p>0.279538904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ergei_Gusev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izhny_Tagil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ictor_Vica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ussia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19999999999999996, 0.09999999999999998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90970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Robert_J._Horner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Phantom_Cowboy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ing_Vidor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Lost_Lie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mo_Saarin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Finland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icolas-Joseph_Cugno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ris&gt;</text:p>
          </table:table-cell>
          <table:table-cell office:value-type="float" office:value="0.165537270087125" calcext:value-type="float">
            <text:p>0.165537270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huck_Jones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Lickety-Splat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ylan_Minnett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ndiana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aniel_Kehlman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rlin&gt;</text:p>
          </table:table-cell>
          <table:table-cell office:value-type="float" office:value="0.165537270087125" calcext:value-type="float">
            <text:p>0.165537270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oy_Stryk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ansas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avid_Winters_(choreographer)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Raquel!_(TV_program)&gt;</text:p>
          </table:table-cell>
          <table:table-cell office:value-type="float" office:value="0.12547252108171" calcext:value-type="float">
            <text:p>0.125472521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rnór_Atlas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ykjavík&gt;</text:p>
          </table:table-cell>
          <table:table-cell office:value-type="float" office:value="0.165537270087125" calcext:value-type="float">
            <text:p>0.165537270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imothy_Harris_(writer)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Cheaper_to_Keep_Her_(film)&gt;</text:p>
          </table:table-cell>
          <table:table-cell office:value-type="float" office:value="0.12547252108171" calcext:value-type="float">
            <text:p>0.125472521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rnaldo_Jabo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razil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d_Nah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Omega_Doom&gt;</text:p>
          </table:table-cell>
          <table:table-cell office:value-type="float" office:value="0.12547252108171" calcext:value-type="float">
            <text:p>0.125472521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ob_Schmidt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Alphabet_Killer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en_Cheveldayoff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askatoon&gt;</text:p>
          </table:table-cell>
          <table:table-cell office:value-type="float" office:value="0.170068027210884" calcext:value-type="float">
            <text:p>0.17006802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tephen_Massicotte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Ginger_Snaps_Back&gt;</text:p>
          </table:table-cell>
          <table:table-cell office:value-type="float" office:value="0.12547252108171" calcext:value-type="float">
            <text:p>0.125472521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teve_Kloves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Fabulous_Baker_Boys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loyd_Baco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Honor_of_the_Family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_C._Sjogr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chigan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avid_Kag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w_Jersey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omi_Sethn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w_Delhi&gt;</text:p>
          </table:table-cell>
          <table:table-cell office:value-type="float" office:value="0.165537270087125" calcext:value-type="float">
            <text:p>0.165537270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oger_O._Hirso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A_Christmas_Carol_(1984_film)&gt;</text:p>
          </table:table-cell>
          <table:table-cell office:value-type="float" office:value="0.12547252108171" calcext:value-type="float">
            <text:p>0.125472521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nevieve_Pou&gt;</text:p>
          </table:table-cell>
          <table:table-cell office:value-type="string" calcext:value-type="string">
            <text:p>&lt;hasAcademicAdvisor&gt;</text:p>
          </table:table-cell>
          <table:table-cell office:value-type="string" calcext:value-type="string">
            <text:p>&lt;Eudora_Welty&gt;</text:p>
          </table:table-cell>
          <table:table-cell office:value-type="float" office:value="0.122270742358079" calcext:value-type="float">
            <text:p>0.122270742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annah_Waterm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elly_Reg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Halifax_Regional_Municipality&gt;</text:p>
          </table:table-cell>
          <table:table-cell office:value-type="float" office:value="0.170068027210884" calcext:value-type="float">
            <text:p>0.17006802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aroline_Flint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University_of_East_Anglia&gt;</text:p>
          </table:table-cell>
          <table:table-cell office:value-type="float" office:value="0.156786271450858" calcext:value-type="float">
            <text:p>0.156786271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sé_Antonio_Estudill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lifornia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ris_Joseph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Ottawa&gt;</text:p>
          </table:table-cell>
          <table:table-cell office:value-type="float" office:value="0.165537270087125" calcext:value-type="float">
            <text:p>0.165537270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vin_Rakoff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City_on_Fire_(1979_film)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ennis_Taylo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lfast&gt;</text:p>
          </table:table-cell>
          <table:table-cell office:value-type="float" office:value="0.165537270087125" calcext:value-type="float">
            <text:p>0.165537270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09999999999999998, 0.0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0 predictions</text:p>
          </table:table-cell>
          <table:table-cell table:number-columns-repeated="5"/>
        </table:table-row>
      </table:table>
      <table:table table:name="No cardinality violations (nxn relations)" table:style-name="ta1"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46030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nfidence [1.0, 0.9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0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nfidence [0.9, 0.8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4044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Kiliya,_Ukrain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Ukrai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Buí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Unknown</text:p>
          </table:table-cell>
        </table:table-row>
        <table:table-row table:style-name="ro3">
          <table:table-cell office:value-type="string" calcext:value-type="string">
            <text:p>&lt;Newlands_Fores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Tamil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Laviné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Unknown</text:p>
          </table:table-cell>
        </table:table-row>
        <table:table-row table:style-name="ro3">
          <table:table-cell office:value-type="string" calcext:value-type="string">
            <text:p>&lt;Tilden_Regional_Park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Santa_Clara_River_(California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Suangdoh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eite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Zbrasla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Clearmont,_Wyoming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Waingapu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Indones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rav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orní_Stropn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ple_Park,_Illinois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okoln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elké_}ernosek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aginayagipuram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atlanovo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cedo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od~ad~ik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cedo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allavadu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Tamil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emník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aánk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achin_Stat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Burmese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er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Fren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altonville,_Illinois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oeblang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Fren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lack_Diamond,_Albert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O'Fallon,_Illinois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oaktown,_New_Brunswick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hot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vojaice_(PYíbram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8, 0.7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Ital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35391159490571" calcext:value-type="float">
            <text:p>0.7353911595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Confidence [0.7, 0.6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3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German_Confederatio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French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orthern_Europ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hrissur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orth_Americ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apiamento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anad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Canada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ust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Austria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ong_Kong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Hong_Kong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gypt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Egypt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in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inland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Austria&gt;</text:p>
          </table:table-cell>
          <table:table-cell office:value-type="float" office:value="0.630179379930808" calcext:value-type="float">
            <text:p>0.630179379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Liby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Libya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dupi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Konkani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rnakulam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layalam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asaragod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Konkani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_Confederatio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Luxembourgish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aharsa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ithili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orthern_Europ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Irish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arjeeling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Hindi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ernik_Provin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Bulgarian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aharsa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Hindi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hiruvananthapuram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layalam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weden&gt;</text:p>
          </table:table-cell>
          <table:table-cell office:value-type="float" office:value="0.630179379930808" calcext:value-type="float">
            <text:p>0.630179379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uritius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French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ilgiris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Badaga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annur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layalam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hahid_Bhagat_Singh_Nagar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unjabi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oshiarpur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unjabi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rohi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rwari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aharsa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appuzha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layalam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6, 0.5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4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pain&gt;</text:p>
          </table:table-cell>
          <table:table-cell office:value-type="float" office:value="0.549624393381082" calcext:value-type="float">
            <text:p>0.549624393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ew_Zea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ew_Zealand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epublic_of_Ire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akist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Pakistan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srael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srael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erb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erbia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hil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Chile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reec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reece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razil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razil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Russia&gt;</text:p>
          </table:table-cell>
          <table:table-cell office:value-type="float" office:value="0.549624393381082" calcext:value-type="float">
            <text:p>0.549624393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ngapor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ingapore&gt;</text:p>
          </table:table-cell>
          <table:table-cell office:value-type="float" office:value="0.52824902584167" calcext:value-type="float">
            <text:p>0.528249025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hai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Thailand&gt;</text:p>
          </table:table-cell>
          <table:table-cell office:value-type="float" office:value="0.52824902584167" calcext:value-type="float">
            <text:p>0.528249025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ominican_Republic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Dominican_Republic&gt;</text:p>
          </table:table-cell>
          <table:table-cell office:value-type="float" office:value="0.52824902584167" calcext:value-type="float">
            <text:p>0.528249025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raq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raq&gt;</text:p>
          </table:table-cell>
          <table:table-cell office:value-type="float" office:value="0.52824902584167" calcext:value-type="float">
            <text:p>0.528249025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ngapor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audi_Arabia&gt;</text:p>
          </table:table-cell>
          <table:table-cell office:value-type="float" office:value="0.542727263785937" calcext:value-type="float">
            <text:p>0.542727263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roat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Croatia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r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ran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Denmark&gt;</text:p>
          </table:table-cell>
          <table:table-cell office:value-type="float" office:value="0.5578231716564" calcext:value-type="float">
            <text:p>0.557823171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outh_Afric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outh_Africa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elaru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elarus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ermany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ulga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ulgaria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ngapor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Thailand&gt;</text:p>
          </table:table-cell>
          <table:table-cell office:value-type="float" office:value="0.542727263785937" calcext:value-type="float">
            <text:p>0.542727263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ong_Kong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Malaysia&gt;</text:p>
          </table:table-cell>
          <table:table-cell office:value-type="float" office:value="0.542727263785937" calcext:value-type="float">
            <text:p>0.542727263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tal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witzerland&gt;</text:p>
          </table:table-cell>
          <table:table-cell office:value-type="float" office:value="0.549624393381082" calcext:value-type="float">
            <text:p>0.5496243934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Romania&gt;</text:p>
          </table:table-cell>
          <table:table-cell office:value-type="float" office:value="0.549624393381082" calcext:value-type="float">
            <text:p>0.549624393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anad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rance&gt;</text:p>
          </table:table-cell>
          <table:table-cell office:value-type="float" office:value="0.52824902584167" calcext:value-type="float">
            <text:p>0.528249025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Hungary&gt;</text:p>
          </table:table-cell>
          <table:table-cell office:value-type="float" office:value="0.549624393381082" calcext:value-type="float">
            <text:p>0.549624393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p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ingapore&gt;</text:p>
          </table:table-cell>
          <table:table-cell office:value-type="float" office:value="0.542727263785937" calcext:value-type="float">
            <text:p>0.542727263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49624393381082" calcext:value-type="float">
            <text:p>0.5496243934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Confidence [0.5, 0.3999999999999999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25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Liby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Russia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audi_Arab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Hong_Kong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in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orway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hai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ermany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ng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421332566861022" calcext:value-type="float">
            <text:p>0.421332566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raq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Egypt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ngapor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448564501164155" calcext:value-type="float">
            <text:p>0.448564501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ng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England&gt;</text:p>
          </table:table-cell>
          <table:table-cell office:value-type="float" office:value="0.421332566861022" calcext:value-type="float">
            <text:p>0.421332566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outh_Afric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elgium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ust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pain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inkie_Countr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Winkie_Country&gt;</text:p>
          </table:table-cell>
          <table:table-cell office:value-type="float" office:value="0.421332566861022" calcext:value-type="float">
            <text:p>0.421332566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ussian_Empir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Russian_Empire&gt;</text:p>
          </table:table-cell>
          <table:table-cell office:value-type="float" office:value="0.421332566861022" calcext:value-type="float">
            <text:p>0.421332566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iby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etherlands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razil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taly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apua_New_Guine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Papua_New_Guinea&gt;</text:p>
          </table:table-cell>
          <table:table-cell office:value-type="float" office:value="0.421332566861022" calcext:value-type="float">
            <text:p>0.421332566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raq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Russia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gypt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taly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United_Arab_Emirate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Pakistan&gt;</text:p>
          </table:table-cell>
          <table:table-cell office:value-type="float" office:value="0.448564501164155" calcext:value-type="float">
            <text:p>0.448564501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cot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cotland&gt;</text:p>
          </table:table-cell>
          <table:table-cell office:value-type="float" office:value="0.421332566861022" calcext:value-type="float">
            <text:p>0.421332566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hil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ermany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South_Afric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ingapore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nited_Arab_Emirate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audi_Arabia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in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Denmark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raq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Arab_Emirates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ahrai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rance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Thai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ndonesia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Chil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Russia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ahrai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ingapore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p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taly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ust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ulgaria&gt;</text:p>
          </table:table-cell>
          <table:table-cell office:value-type="float" office:value="0.448564501164155" calcext:value-type="float">
            <text:p>0.448564501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3999999999999999, 0.29999999999999993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27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audi_Arabia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orway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zbekist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zbekistan&gt;</text:p>
          </table:table-cell>
          <table:table-cell office:value-type="float" office:value="0.340674947044098" calcext:value-type="float">
            <text:p>0.34067494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p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ew_Zealand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srael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rance&gt;</text:p>
          </table:table-cell>
          <table:table-cell office:value-type="float" office:value="0.357462907384706" calcext:value-type="float">
            <text:p>0.357462907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p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razil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ondura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Honduras&gt;</text:p>
          </table:table-cell>
          <table:table-cell office:value-type="float" office:value="0.340674947044098" calcext:value-type="float">
            <text:p>0.34067494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ust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Hungary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ige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razil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p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Russia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Estonia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Latvia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audi_Arab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Egypt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ige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igeria&gt;</text:p>
          </table:table-cell>
          <table:table-cell office:value-type="float" office:value="0.340674947044098" calcext:value-type="float">
            <text:p>0.34067494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p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outh_Africa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p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Kuwait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osta_Ric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Costa_Rica&gt;</text:p>
          </table:table-cell>
          <table:table-cell office:value-type="float" office:value="0.340674947044098" calcext:value-type="float">
            <text:p>0.34067494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rench_Polynes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rench_Polynesia&gt;</text:p>
          </table:table-cell>
          <table:table-cell office:value-type="float" office:value="0.340674947044098" calcext:value-type="float">
            <text:p>0.34067494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ban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rance&gt;</text:p>
          </table:table-cell>
          <table:table-cell office:value-type="float" office:value="0.397120017520806" calcext:value-type="float">
            <text:p>0.397120017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Montenegro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yria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razil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Paraguay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outh_Afric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Zimbabwe&gt;</text:p>
          </table:table-cell>
          <table:table-cell office:value-type="float" office:value="0.340674947044098" calcext:value-type="float">
            <text:p>0.34067494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Zimbabw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outh_Africa&gt;</text:p>
          </table:table-cell>
          <table:table-cell office:value-type="float" office:value="0.340674947044098" calcext:value-type="float">
            <text:p>0.340674947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Fin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Latvia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elgium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Indones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Japan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ust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Czech_Republic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ussian_Empir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3081150255947" calcext:value-type="float">
            <text:p>0.30811502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Portugal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29999999999999993, 0.19999999999999996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785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Greec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Poland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ige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enegal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ndones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srael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r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audi_Arabia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ban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Austria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Beni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ermany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roat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ulgaria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roat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erbia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Cape_Verd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etherlands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orocco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elarus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ndones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Russia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iby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Portugal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eliz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Hong_Kong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ajikist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ermany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nited_State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Hong_Kong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ndones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Cameroon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epal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ran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anad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Armenia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p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rench_Polynesia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ahrai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ahrain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uatemal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icaragua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urinam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ermany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uerto_Rico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orway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ngapor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Togo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ulga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Kazakhstan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uatemal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pain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audi_Arab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Zamb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Kenya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ibraltar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Latvia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enegal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etherlands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19999999999999996, 0.09999999999999998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861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Eng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taly&gt;</text:p>
          </table:table-cell>
          <table:table-cell office:value-type="float" office:value="0.163636363636364" calcext:value-type="float">
            <text:p>0.163636363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ouisian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Louisiana&gt;</text:p>
          </table:table-cell>
          <table:table-cell office:value-type="float" office:value="0.157407407407407" calcext:value-type="float">
            <text:p>0.157407407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in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uyana&gt;</text:p>
          </table:table-cell>
          <table:table-cell office:value-type="float" office:value="0.183266932270916" calcext:value-type="float">
            <text:p>0.18326693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rand_Duchy_of_Hess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erman_Empire&gt;</text:p>
          </table:table-cell>
          <table:table-cell office:value-type="float" office:value="0.157407407407407" calcext:value-type="float">
            <text:p>0.157407407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etherlands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Afrikaans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Languages_of_Russia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ussi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ran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Tigrinya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pa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Spanish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illikin_Countr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Land_of_Oz&gt;</text:p>
          </table:table-cell>
          <table:table-cell office:value-type="float" office:value="0.157407407407407" calcext:value-type="float">
            <text:p>0.157407407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p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Peru&gt;</text:p>
          </table:table-cell>
          <table:table-cell office:value-type="float" office:value="0.183266932270916" calcext:value-type="float">
            <text:p>0.18326693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ban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Albania&gt;</text:p>
          </table:table-cell>
          <table:table-cell office:value-type="float" office:value="0.157407407407407" calcext:value-type="float">
            <text:p>0.157407407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krain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Kazakh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ndonesi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French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ussi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Swahili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etherlands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alician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sle_of_M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sle_of_Man&gt;</text:p>
          </table:table-cell>
          <table:table-cell office:value-type="float" office:value="0.157407407407407" calcext:value-type="float">
            <text:p>0.157407407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ori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South_African_English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tal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Arabic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anad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uriname&gt;</text:p>
          </table:table-cell>
          <table:table-cell office:value-type="float" office:value="0.183266932270916" calcext:value-type="float">
            <text:p>0.18326693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etzlar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ermany&gt;</text:p>
          </table:table-cell>
          <table:table-cell office:value-type="float" office:value="0.157407407407407" calcext:value-type="float">
            <text:p>0.157407407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pa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New_Zealand_English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outh_Afric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Dutch_East_Indies&gt;</text:p>
          </table:table-cell>
          <table:table-cell office:value-type="float" office:value="0.157407407407407" calcext:value-type="float">
            <text:p>0.157407407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Sotho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Philippines&gt;</text:p>
          </table:table-cell>
          <table:table-cell office:value-type="float" office:value="0.183266932270916" calcext:value-type="float">
            <text:p>0.18326693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rench_Polynes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iger&gt;</text:p>
          </table:table-cell>
          <table:table-cell office:value-type="float" office:value="0.183266932270916" calcext:value-type="float">
            <text:p>0.18326693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and_of_Oz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Land_of_Oz&gt;</text:p>
          </table:table-cell>
          <table:table-cell office:value-type="float" office:value="0.157407407407407" calcext:value-type="float">
            <text:p>0.157407407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uernse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uernsey&gt;</text:p>
          </table:table-cell>
          <table:table-cell office:value-type="float" office:value="0.157407407407407" calcext:value-type="float">
            <text:p>0.157407407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09999999999999998, 0.0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0 predictions</text:p>
          </table:table-cell>
          <table:table-cell table:number-columns-repeated="5"/>
        </table:table-row>
      </table:table>
      <table:table table:name="nxn relations" table:style-name="ta1">
        <table:table-column table:style-name="co58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47438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nfidence [1.0, 0.9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0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nfidence [0.9, 0.8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4049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Porrentru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elenice_(Nymburk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artinkov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ekov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senfluh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tillanca_Group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Span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chnov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Oleaná_(Rakovník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eppang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oltav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Ukrai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Olds,_Albert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raskl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ecci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oletí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udukudi_North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Tamil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is_(Havlíkov_Brod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radáov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lhosto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rvená_Lhota_(TYebí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á~any_(Blansko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lková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Yeto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kotYas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oaík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ak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ia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hodov_(Karlovy_Vary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o~uaany-Tá~al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ílý_Káme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orní_Bukovin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8, 0.7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Ital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35391159490571" calcext:value-type="float">
            <text:p>0.7353911595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Confidence [0.7, 0.6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81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Sirohi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rwari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rd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Jordan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tal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taly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angra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asaragod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Konkani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witzer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witzerland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asaragod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Tulu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rohi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Hindi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o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Poland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pai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pain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orwa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orway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dilabad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Telugu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_Confederatio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Luxembourgish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hil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apa_Nui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anad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Canada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adodara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ujarati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lw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Hindi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untur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Telugu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appuzha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layalam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lw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orth_Americ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apiamento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krain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05444639794852" calcext:value-type="float">
            <text:p>0.605444639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aharsa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orthern_Europ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Irish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krain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kraine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ong_Kong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Hong_Kong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ust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Austria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oshiarpur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unjabi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ranc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rance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hahid_Bhagat_Singh_Nagar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unjabi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6, 0.5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73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Ital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Poland&gt;</text:p>
          </table:table-cell>
          <table:table-cell office:value-type="float" office:value="0.542727263785937" calcext:value-type="float">
            <text:p>0.542727263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ston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Estonia&gt;</text:p>
          </table:table-cell>
          <table:table-cell office:value-type="float" office:value="0.52824902584167" calcext:value-type="float">
            <text:p>0.528249025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ew_Zea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ew_Zealand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anad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Japan&gt;</text:p>
          </table:table-cell>
          <table:table-cell office:value-type="float" office:value="0.531736495580703" calcext:value-type="float">
            <text:p>0.53173649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Hungary&gt;</text:p>
          </table:table-cell>
          <table:table-cell office:value-type="float" office:value="0.549624393381082" calcext:value-type="float">
            <text:p>0.549624393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srael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srael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ranc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Libya&gt;</text:p>
          </table:table-cell>
          <table:table-cell office:value-type="float" office:value="0.542727263785937" calcext:value-type="float">
            <text:p>0.542727263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ngapor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audi_Arabia&gt;</text:p>
          </table:table-cell>
          <table:table-cell office:value-type="float" office:value="0.542727263785937" calcext:value-type="float">
            <text:p>0.542727263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enmark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elgium&gt;</text:p>
          </table:table-cell>
          <table:table-cell office:value-type="float" office:value="0.52824902584167" calcext:value-type="float">
            <text:p>0.528249025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etherland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orway&gt;</text:p>
          </table:table-cell>
          <table:table-cell office:value-type="float" office:value="0.542727263785937" calcext:value-type="float">
            <text:p>0.542727263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Russia&gt;</text:p>
          </table:table-cell>
          <table:table-cell office:value-type="float" office:value="0.549624393381082" calcext:value-type="float">
            <text:p>0.549624393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enmark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Denmark&gt;</text:p>
          </table:table-cell>
          <table:table-cell office:value-type="float" office:value="0.52824902584167" calcext:value-type="float">
            <text:p>0.528249025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outh_Afric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outh_Africa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49624393381082" calcext:value-type="float">
            <text:p>0.5496243934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Franc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witzerland&gt;</text:p>
          </table:table-cell>
          <table:table-cell office:value-type="float" office:value="0.5578231716564" calcext:value-type="float">
            <text:p>0.557823171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etherland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pain&gt;</text:p>
          </table:table-cell>
          <table:table-cell office:value-type="float" office:value="0.542727263785937" calcext:value-type="float">
            <text:p>0.542727263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ngapor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ingapore&gt;</text:p>
          </table:table-cell>
          <table:table-cell office:value-type="float" office:value="0.52824902584167" calcext:value-type="float">
            <text:p>0.528249025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uss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40260910737152" calcext:value-type="float">
            <text:p>0.54026091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ermany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ong_Kong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Malaysia&gt;</text:p>
          </table:table-cell>
          <table:table-cell office:value-type="float" office:value="0.542727263785937" calcext:value-type="float">
            <text:p>0.542727263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elaru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elarus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ominican_Republic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Dominican_Republic&gt;</text:p>
          </table:table-cell>
          <table:table-cell office:value-type="float" office:value="0.52824902584167" calcext:value-type="float">
            <text:p>0.528249025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gol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Angola&gt;</text:p>
          </table:table-cell>
          <table:table-cell office:value-type="float" office:value="0.52824902584167" calcext:value-type="float">
            <text:p>0.528249025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pai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Libya&gt;</text:p>
          </table:table-cell>
          <table:table-cell office:value-type="float" office:value="0.542727263785937" calcext:value-type="float">
            <text:p>0.542727263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tal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witzerland&gt;</text:p>
          </table:table-cell>
          <table:table-cell office:value-type="float" office:value="0.549624393381082" calcext:value-type="float">
            <text:p>0.5496243934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Latv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Latvia&gt;</text:p>
          </table:table-cell>
          <table:table-cell office:value-type="float" office:value="0.52824902584167" calcext:value-type="float">
            <text:p>0.528249025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aiti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Haiti&gt;</text:p>
          </table:table-cell>
          <table:table-cell office:value-type="float" office:value="0.52824902584167" calcext:value-type="float">
            <text:p>0.528249025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roat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Croatia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r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ran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ranc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Hungary&gt;</text:p>
          </table:table-cell>
          <table:table-cell office:value-type="float" office:value="0.549624393381082" calcext:value-type="float">
            <text:p>0.549624393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5, 0.3999999999999999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56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Keny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ermany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nd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taly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uss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audi_Arabia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y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Arab_Emirates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tal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Austria&gt;</text:p>
          </table:table-cell>
          <table:table-cell office:value-type="float" office:value="0.461507426868686" calcext:value-type="float">
            <text:p>0.461507426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outh_Afric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elgium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orgia_(country)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ndonesia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ust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nited_Kingdom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England&gt;</text:p>
          </table:table-cell>
          <table:table-cell office:value-type="float" office:value="0.421332566861022" calcext:value-type="float">
            <text:p>0.421332566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gypt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Russia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gol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etherlands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nited_Arab_Emirate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Jordan&gt;</text:p>
          </table:table-cell>
          <table:table-cell office:value-type="float" office:value="0.42443693240506" calcext:value-type="float">
            <text:p>0.424436932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oman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etherlands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etherland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reland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outh_Afric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ndonesia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krain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etherlands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han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ingapore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orwa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inland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urkmenist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elgium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orgia_(country)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ran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orgia_(country)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etherlands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ungar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Kazakhstan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nited_Kingdom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Arab_Emirates&gt;</text:p>
          </table:table-cell>
          <table:table-cell office:value-type="float" office:value="0.458603005296373" calcext:value-type="float">
            <text:p>0.458603005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enmark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Russia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razil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taly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ng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England&gt;</text:p>
          </table:table-cell>
          <table:table-cell office:value-type="float" office:value="0.421332566861022" calcext:value-type="float">
            <text:p>0.421332566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akist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etherlands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nited_Arab_Emirate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ingapore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ortugal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razil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y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witzerland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3999999999999999, 0.29999999999999993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14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srael&gt;</text:p>
          </table:table-cell>
          <table:table-cell office:value-type="float" office:value="0.340674947044098" calcext:value-type="float">
            <text:p>0.34067494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ge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etherlands&gt;</text:p>
          </table:table-cell>
          <table:table-cell office:value-type="float" office:value="0.345549078304711" calcext:value-type="float">
            <text:p>0.3455490783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Ital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Czech_Republic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witzer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reece&gt;</text:p>
          </table:table-cell>
          <table:table-cell office:value-type="float" office:value="0.340674947044098" calcext:value-type="float">
            <text:p>0.34067494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outh_Afric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Zimbabwe&gt;</text:p>
          </table:table-cell>
          <table:table-cell office:value-type="float" office:value="0.340674947044098" calcext:value-type="float">
            <text:p>0.34067494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ungar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reece&gt;</text:p>
          </table:table-cell>
          <table:table-cell office:value-type="float" office:value="0.340674947044098" calcext:value-type="float">
            <text:p>0.34067494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inland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audi_Arab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Pakistan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Kazakhstan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p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Russia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tal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Turkmenistan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razil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Chile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elgium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Denmark&gt;</text:p>
          </table:table-cell>
          <table:table-cell office:value-type="float" office:value="0.340674947044098" calcext:value-type="float">
            <text:p>0.34067494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etherland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Montenegro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nited_Arab_Emirate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Oman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ndones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Malaysia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hai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Arab_Emirates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etherland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outh_Africa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osta_Ric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Costa_Rica&gt;</text:p>
          </table:table-cell>
          <table:table-cell office:value-type="float" office:value="0.340674947044098" calcext:value-type="float">
            <text:p>0.34067494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reec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Montenegro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p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ew_Zealand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zbekist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zbekistan&gt;</text:p>
          </table:table-cell>
          <table:table-cell office:value-type="float" office:value="0.340674947044098" calcext:value-type="float">
            <text:p>0.34067494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enmark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Canada&gt;</text:p>
          </table:table-cell>
          <table:table-cell office:value-type="float" office:value="0.340674947044098" calcext:value-type="float">
            <text:p>0.34067494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lovakia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uss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Paraguay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angladesh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angladesh&gt;</text:p>
          </table:table-cell>
          <table:table-cell office:value-type="float" office:value="0.340674947044098" calcext:value-type="float">
            <text:p>0.34067494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tal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Lebanon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Poland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etherland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Denmark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29999999999999993, 0.19999999999999996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592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Ukrain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Romania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oman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Libya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nited_Arab_Emirate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Djibouti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ranc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ahrain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reece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ranc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Egypt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uinea-Bissau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ermany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ibe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rance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eny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Oman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azakhst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Poland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elgium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outh_Africa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urm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Arab_Emirates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Om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Kenya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nd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Egypt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ngapor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Arab_Emirates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pai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Austria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lovak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orway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eni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rench_Polynesia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uritiu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Hong_Kong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ulga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Armenia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eru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ew_Zea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iji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iger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Malaysia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ige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ermany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ndones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ndia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wede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ibraltar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zbekistan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urinam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weden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gand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ermany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loven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taly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19999999999999996, 0.09999999999999998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172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epal&gt;</text:p>
          </table:table-cell>
          <table:table-cell office:value-type="float" office:value="0.183266932270916" calcext:value-type="float">
            <text:p>0.18326693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tal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etherlands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Tamil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ra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ussian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uss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Afghanistan&gt;</text:p>
          </table:table-cell>
          <table:table-cell office:value-type="float" office:value="0.183266932270916" calcext:value-type="float">
            <text:p>0.18326693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ussi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Turkmen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hailand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French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ra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Sinhala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tal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Ukrainian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ulga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Romania&gt;</text:p>
          </table:table-cell>
          <table:table-cell office:value-type="float" office:value="0.183266932270916" calcext:value-type="float">
            <text:p>0.18326693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ranc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Austria-Hungary&gt;</text:p>
          </table:table-cell>
          <table:table-cell office:value-type="float" office:value="0.157407407407407" calcext:value-type="float">
            <text:p>0.157407407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enmark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witzerland&gt;</text:p>
          </table:table-cell>
          <table:table-cell office:value-type="float" office:value="0.157407407407407" calcext:value-type="float">
            <text:p>0.157407407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nd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Mauritius&gt;</text:p>
          </table:table-cell>
          <table:table-cell office:value-type="float" office:value="0.183266932270916" calcext:value-type="float">
            <text:p>0.18326693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orgia_(country)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Adjara&gt;</text:p>
          </table:table-cell>
          <table:table-cell office:value-type="float" office:value="0.178861788617886" calcext:value-type="float">
            <text:p>0.178861788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razil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Macau&gt;</text:p>
          </table:table-cell>
          <table:table-cell office:value-type="float" office:value="0.157407407407407" calcext:value-type="float">
            <text:p>0.157407407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Qatar&gt;</text:p>
          </table:table-cell>
          <table:table-cell office:value-type="float" office:value="0.183266932270916" calcext:value-type="float">
            <text:p>0.18326693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reec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England&gt;</text:p>
          </table:table-cell>
          <table:table-cell office:value-type="float" office:value="0.178861788617886" calcext:value-type="float">
            <text:p>0.178861788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ustri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Hungarian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enmark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Norwegian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outh_Afric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Monaco&gt;</text:p>
          </table:table-cell>
          <table:table-cell office:value-type="float" office:value="0.157407407407407" calcext:value-type="float">
            <text:p>0.157407407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laysi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Nepali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ngapor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Tamil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Ind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hana&gt;</text:p>
          </table:table-cell>
          <table:table-cell office:value-type="float" office:value="0.183266932270916" calcext:value-type="float">
            <text:p>0.18326693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wede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reenlandic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lovaki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ungar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an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emocratic_Republic_of_Afghanist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oviet_Union&gt;</text:p>
          </table:table-cell>
          <table:table-cell office:value-type="float" office:value="0.183266932270916" calcext:value-type="float">
            <text:p>0.18326693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hil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Angola&gt;</text:p>
          </table:table-cell>
          <table:table-cell office:value-type="float" office:value="0.183266932270916" calcext:value-type="float">
            <text:p>0.18326693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nited_Kingdom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Irish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09999999999999998, 0.0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0 predictions</text:p>
          </table:table-cell>
          <table:table-cell table:number-columns-repeated="5"/>
        </table:table-row>
      </table:table>
      <table:table table:name="Violating cardinality constraints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Violating predictions 6792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iolating predictions that are true 48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67920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nfidence [1.0, 0.9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612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Sandy_Pflueger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ark_Phillips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Katherine_Swynford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ohn_of_Gaunt,_1st_Duke_of_Lancaster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Edward_Forbe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97547712646373" calcext:value-type="float">
            <text:p>0.9754771265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Thomas_Stanley,_1st_Earl_of_Derb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ady_Margaret_Beaufort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Princess_Maria_Annunciata_of_Bourbon-Two_Sicilie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rchduke_Karl_Ludwig_of_Austria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Gordon_Plotki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950205462895818" calcext:value-type="float">
            <text:p>0.9502054629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Claudia_Octavi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Nero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Claudine_Françoise_Migno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ohn_II_Casimir_Vasa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Empress_Wang_(Gaozong)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mperor_Gaozong_of_Tang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Kyawswa_of_Paga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i_Saw_U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Isabella,_Duchess_of_Lorrain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ené_of_Anjou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Gunhild_of_Wende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Sweyn_Forkbeard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Empress_Chen_Jiao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mperor_Wu_of_Ha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Art_Babbit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arge_Champio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Bláthnaid_Ní_Chofaigh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970786018544303" calcext:value-type="float">
            <text:p>0.9707860185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Louis_XII_of_Franc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nne_of_Brittany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Girolamo_Riario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Caterina_Sforza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Blanche_Long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969943895271173" calcext:value-type="float">
            <text:p>0.969943895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John_S._Detli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Veronica_Lake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Iare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Thutmose_IV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Hugh_Fraser_(politician)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ntonia_Fraser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Gunnhildr_Sveinsdóttir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Sweyn_II_of_Denmark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Daniel_Parke_Custi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artha_Washingto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W._H._Aude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rika_Man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Rik_Van_Nutter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nita_Ekberg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Guy_Banist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951180638334918" calcext:value-type="float">
            <text:p>0.951180638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June_Lockhar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Gene_Lockhart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Harrison_Tweed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Blanche_Oelrichs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Doris_Paw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ex_Ingram_(director)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Mimi_Gardner_Gate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William_H._Gates,_Sr.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Confidence [0.9, 0.8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647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Charlie_Connell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Lone_Drøscher_Niel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Malaysia&gt;</text:p>
          </table:table-cell>
          <table:table-cell office:value-type="float" office:value="0.846491228070175" calcext:value-type="float">
            <text:p>0.846491228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Pilar_Arland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ortugal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Frederik_de_Moucher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836134453781513" calcext:value-type="float">
            <text:p>0.8361344538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James_Boswell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Fiona_Mactaggart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Douglas_Campbell_(acto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Arkady_Raiki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atvia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Charles_Fernley_Fawcett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01180641623015" calcext:value-type="float">
            <text:p>0.801180641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Mamata_Banerje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West_Bengal&gt;</text:p>
          </table:table-cell>
          <table:table-cell office:value-type="float" office:value="0.854228595606985" calcext:value-type="float">
            <text:p>0.854228595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Clifford_Ann_Creed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Kenneth_Calm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Eugene_John_Hebert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Artur_Ads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en&gt;</text:p>
          </table:table-cell>
          <table:table-cell office:value-type="float" office:value="0.801180641623015" calcext:value-type="float">
            <text:p>0.801180641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Luc_Leestemak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836134453781513" calcext:value-type="float">
            <text:p>0.8361344538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Ronald_Neam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Felix_Milgrom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dudi_Eb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delino_Fontour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ortugal&gt;</text:p>
          </table:table-cell>
          <table:table-cell office:value-type="float" office:value="0.801180641623015" calcext:value-type="float">
            <text:p>0.801180641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rc_Feldman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809691777945746" calcext:value-type="float">
            <text:p>0.809691777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heorghe_Asach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ugh_Lesli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outh_Africa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obert_Torren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toinette_Feuerwerk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elgium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braham_Lubi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y_Blossm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ia_Griffith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ichailas_Anisimova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mes_Watt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846491228070175" calcext:value-type="float">
            <text:p>0.846491228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dré_Castelot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elgium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8, 0.7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42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Jim_Noren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mata_Banerje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w_Delhi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._B._S._Haldan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ndi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rd_Loui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uguste_de_Montferrand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uss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seph_Stef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Austri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eter_Boyle_(epidemiologist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obert_Simpson_(merchant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anad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erge_Letchim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Martiniqu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orge_W._Shann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ergei_Yefimovich_Zakharov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uss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aniel_Graviu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utch_Formos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ernhard_Rieman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Prussi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ichael_Perham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homas_Benjamin_Frederick_Davi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outh_Afric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_Desmond_Bernal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van_Yefremov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uss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._B._Henr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omi_J._Bhabh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w_Delhi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rsham_Pars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anad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al_Pag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ert_Hopwood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aimur_Hussai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Japan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orman_Ston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ladimir_Ippolitovich_Lipsk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avid_McNiven_Garn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anad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iotr_Buchki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uss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exander_Nikolayevich_Samokhvalov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uss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iklós_Nyiszl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oman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masa_Stone_Bishop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7, 0.6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74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Andrieus_A._Jone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as_Vegas,_New_Mexico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ert_H._Mill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oise,_Idaho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ana_Chandra_Singh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Islamabad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._W._Davi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erican_Falls,_Idaho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atherine_Brewer_Ben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exington,_Georgi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harles_E._Richard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ock_Springs,_Wyoming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ggy_Arroyo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Quezon_City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_F._Gregor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Dripping_Springs,_Texas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amon_E._Alle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Campbellsville,_Kentucky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dries_de_Graeff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Voorschoten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illiam_Morris_Stewar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Virginia_City,_Nevad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iederik_Jansz._Graeff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Voorschoten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hen_Kuo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Xiamen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illiam_Borah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oise,_Idaho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._Ben_Ros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ocatello,_Idaho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oger_Boisjol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esquite,_Nevad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zequiel_Cabeza_De_Bac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as_Vegas,_New_Mexico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ant_Carpent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mes_A._McClur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yette,_Idaho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rancis_G._Newland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eno,_Nevad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ichard_Yates,_Jr.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Jacksonville,_Illinois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_Aspinall_(zoo_owner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Canterbury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ean-Victor_Poncele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etz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homas_McKe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Castle,_Delawar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_J._Williams_(senator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illsboro,_Delawar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_W._Thoma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Gooding,_Idaho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Oleg_Losev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izhny_Novgorod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elen_J._Farabe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ichita_Falls,_Texas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uston_Qui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nchorage,_Kentucky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eldon_B._Heybur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allace,_Idaho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6, 0.5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45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H._P._Lovecraft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lizabeth_Wyn_Wood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ussia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obert_Henr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anada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udwig_Wilhelm_Gilber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rlin&gt;</text:p>
          </table:table-cell>
          <table:table-cell office:value-type="float" office:value="0.532090229764648" calcext:value-type="float">
            <text:p>0.532090229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rtin_Johnson_Head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anada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orge_de_Botheza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aint_Petersburg&gt;</text:p>
          </table:table-cell>
          <table:table-cell office:value-type="float" office:value="0.532090229764648" calcext:value-type="float">
            <text:p>0.532090229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on_Creang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Ottoman_Empire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saac_Newt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urice_Cowlin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532090229764648" calcext:value-type="float">
            <text:p>0.532090229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rnst_Haeckel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itzerland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rge_Luis_Borge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rancis_Galt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ichard_Pryo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iego_Velázque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orway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_Archibald_Wheeler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Princeton_University&gt;</text:p>
          </table:table-cell>
          <table:table-cell office:value-type="float" office:value="0.521406935214069" calcext:value-type="float">
            <text:p>0.52140693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obert_Walser_(write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outh_Africa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saac_Newt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rnold_Böckli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pain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ean_Dubuffet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outh_Africa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apoleon_Louis_Bonapart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532090229764648" calcext:value-type="float">
            <text:p>0.532090229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ikolai_Gogol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ussia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rvine_Welsh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w_Zealand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va_Selliah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utch_period_in_Ceylon&gt;</text:p>
          </table:table-cell>
          <table:table-cell office:value-type="float" office:value="0.542957900795893" calcext:value-type="float">
            <text:p>0.54295790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sghar_Qadi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Württemberg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rederick_Sang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Austria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iederik_Jansz._Graeff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the_Netherlands&gt;</text:p>
          </table:table-cell>
          <table:table-cell office:value-type="float" office:value="0.542957900795893" calcext:value-type="float">
            <text:p>0.54295790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eter_Paul_Ruben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iet_Mondri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ingapore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dhubal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Delhi&gt;</text:p>
          </table:table-cell>
          <table:table-cell office:value-type="float" office:value="0.532090229764648" calcext:value-type="float">
            <text:p>0.532090229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ennart_Carleson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Uppsala_University&gt;</text:p>
          </table:table-cell>
          <table:table-cell office:value-type="float" office:value="0.521406935214069" calcext:value-type="float">
            <text:p>0.52140693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5, 0.3999999999999999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392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Lucrezia_Barberini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ucrezia_Barberini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achlan_Bronneach_Maclea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achlan_Bronneach_Maclean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rchduke_Charles,_Duke_of_Tesche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rchduke_Charles,_Duke_of_Teschen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udvig_G._Braathen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Oslo&gt;</text:p>
          </table:table-cell>
          <table:table-cell office:value-type="float" office:value="0.440376879693195" calcext:value-type="float">
            <text:p>0.440376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ñaki_Urdangarin,_Duke_of_Palma_de_Mallorc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Iñaki_Urdangarin,_Duke_of_Palma_de_Mallorca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seph_I,_Holy_Roman_Emperor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oseph_I,_Holy_Roman_Emperor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uatentope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Duatentopet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Oliver_Cromwell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Oliver_Cromwell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riam_of_Vaspuraka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ariam_of_Vaspurakan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oira_Barto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oira_Barton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engiran_Anak_Sarah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engiran_Anak_Sarah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ammy_Davis,_Sr.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Sammy_Davis,_Sr.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dmond_Rostand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dmond_Rostand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ximilian,_Margrave_of_Bade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aximilian,_Margrave_of_Baden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rince_Felix_of_Bourbon-Parm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_Felix_of_Bourbon-Parma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ikheil_Saakashvil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Transcaucasian_Socialist_Federative_Soviet_Republic&gt;</text:p>
          </table:table-cell>
          <table:table-cell office:value-type="float" office:value="0.426821176901254" calcext:value-type="float">
            <text:p>0.426821176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_McCai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ohn_McCain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n_van_Riebeeck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an_van_Riebeeck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inda_McCartne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inda_McCartney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rincess_Caroline_of_Nassau-Usinge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ss_Caroline_of_Nassau-Usingen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ady_Margaret_Beaufor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ady_Margaret_Beaufort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rince_Eduard_of_Saxe-Altenbur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_Eduard_of_Saxe-Altenburg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ucy_Webb_Haye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ucy_Webb_Hayes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rincess_Victoria_of_Saxe-Coburg-Saalfeld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ss_Victoria_of_Saxe-Coburg-Saalfeld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rincess_Maria_Ludwiga_Theresia_of_Bavari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ss_Maria_Ludwiga_Theresia_of_Bavaria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rgaret_Spencer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argaret_Spencer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rincess_Marie_Isabelle_of_Orléan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ss_Marie_Isabelle_of_Orléans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ann_Karl_Burckhardt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Paris&gt;</text:p>
          </table:table-cell>
          <table:table-cell office:value-type="float" office:value="0.440376879693195" calcext:value-type="float">
            <text:p>0.440376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ria_of_Aragon,_Queen_of_Castil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ohn_II_of_Castile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Louis_VIII,_Landgrave_of_Hesse-Darmstad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ouis_VIII,_Landgrave_of_Hesse-Darmstadt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3999999999999999, 0.29999999999999993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288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Ramgopal_Ghosh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West_Bengal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enkichi_Iwasawa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Harvard_University&gt;</text:p>
          </table:table-cell>
          <table:table-cell office:value-type="float" office:value="0.388127853881278" calcext:value-type="float">
            <text:p>0.38812785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aphael_von_Koeb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oscow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ike_Richardson_(publisher)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imecop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ny_Carpenter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I_Killed_Wild_Bill_Hickok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_Hughes_(filmmaker)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National_Lampoon's_Christmas_Vacation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unqueira_Freir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olonial_Brazil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ugh_Gaitskell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ritish_America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arl_Warbur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rli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eopold_Gmeli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rli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ximilian_Schell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he_Castle_(1968_film)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exander_von_Humboldt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Allied-occupied_Germany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ike_Jefferies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Goal!_(trilogy)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homas_de_Hartman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oscow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eslie_Stevens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he_Marriage-Go-Round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rian_Yuzna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Honey,_I_Shrunk_the_Kids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ermann_August_Hage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rli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nelise_Hovmand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Dronningens_vagtmester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_Pomeroy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he_Secret_of_NIMH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ugène-Anatole_Demarça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West_Francia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eonard_Freema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Hang_'Em_High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seph_Stei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Enter_Laughing_(film)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ars_Hörmander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Lund_University&gt;</text:p>
          </table:table-cell>
          <table:table-cell office:value-type="float" office:value="0.34137037123276" calcext:value-type="float">
            <text:p>0.341370371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Émile_Nougui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West_Francia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an_La_Frenais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Water_(1985_film)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illem_Einthove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sterdam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udd_Apatow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Heavyweights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al_Roach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Official_Officers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n_de_Harto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sterdam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._R._Rahma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Kadhalar_Dhinam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29999999999999993, 0.19999999999999996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5504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Ruth_Rose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he_Last_Days_of_Pompeii_(1935_film)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van_Goldberg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he_Green_Hornet_(2011_film)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uido_Goldschmiedt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Vienna&gt;</text:p>
          </table:table-cell>
          <table:table-cell office:value-type="float" office:value="0.279538904899135" calcext:value-type="float">
            <text:p>0.279538904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ddie_Izzard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Unrepeatable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aura_Gor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ussoleno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athanael_Pringsheim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Prussia&gt;</text:p>
          </table:table-cell>
          <table:table-cell office:value-type="float" office:value="0.202618657937807" calcext:value-type="float">
            <text:p>0.202618657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effrey_Hatcher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Casanova_(2005_film)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mes_Duddridge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London&gt;</text:p>
          </table:table-cell>
          <table:table-cell office:value-type="float" office:value="0.279538904899135" calcext:value-type="float">
            <text:p>0.279538904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albot_Rothwell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Carry_On_Doctor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raham_Greene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Went_the_Day_Well?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atol_Ster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Second_Youth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arl_Bosch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allic_Empire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ick_Swardso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Malibu's_Most_Wanted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akim_Said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Delhi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orman_S._Hall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Flash_Gordon's_Trip_to_Mars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._R._R._Tolkie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he_Lord_of_the_Rings_(1978_film)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eric_Washbur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Silent_Running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enver_Randlem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ector,_Arkansas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amson_Samsonov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ovozybkov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ean_Giono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he_Horseman_on_the_Roof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ujatha_Rangaraja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Anniyan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iovanni_Battista_Riccioli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Bologna&gt;</text:p>
          </table:table-cell>
          <table:table-cell office:value-type="float" office:value="0.223243109014154" calcext:value-type="float">
            <text:p>0.22324310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eremiah_Sulliv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Harrisonburg,_Virginia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urice_Rostand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Broken_Lullaby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ydia_Maria_Adams_DeWitt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Winters,_Texas&gt;</text:p>
          </table:table-cell>
          <table:table-cell office:value-type="float" office:value="0.223243109014154" calcext:value-type="float">
            <text:p>0.22324310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aurence_Stallings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Northwest_Passage_(film)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illiam_Alexander_Hammond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nnapolis,_Maryland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lla_Sophonisba_Hergesheim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llentown,_Pennsylvania&gt;</text:p>
          </table:table-cell>
          <table:table-cell office:value-type="float" office:value="0.216085271317829" calcext:value-type="float">
            <text:p>0.216085271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strid_Lindgre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Nils_Karlsson_Pyssling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._M._Walker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Boys_Will_Be_Joys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19999999999999996, 0.09999999999999998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4616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Jack_Cummings_(director)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Go_West_(1940_film)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arry_Meistrich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Henry_Fool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im_Beva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he_Guru_(2002_film)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ary_Lucchesi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he_Exorcism_of_Emily_Rose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illiam_Perlberg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36_Hours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rad_Krevoy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he_Hard_Corps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lias_Porter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Ohio_State_University&gt;</text:p>
          </table:table-cell>
          <table:table-cell office:value-type="float" office:value="0.156786271450858" calcext:value-type="float">
            <text:p>0.156786271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oby_Miller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Australian_National_University&gt;</text:p>
          </table:table-cell>
          <table:table-cell office:value-type="float" office:value="0.156786271450858" calcext:value-type="float">
            <text:p>0.156786271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ictor_Saville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Above_Suspicion_(1943_film)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ichard_N._Gladstei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Mr._Magorium's_Wonder_Emporium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rudie_Styler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he_Grotesque_(film)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effrey_Katzenberg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Shrek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orman_Maurer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he_Three_Stooges_Meet_Hercules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hasCapital&gt;</text:p>
          </table:table-cell>
          <table:table-cell office:value-type="string" calcext:value-type="string">
            <text:p>&lt;Moscow&gt;</text:p>
          </table:table-cell>
          <table:table-cell office:value-type="float" office:value="0.149659863945578" calcext:value-type="float">
            <text:p>0.14965986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indy_Cowa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Dr._T_&amp;_the_Women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arry_Ackerma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Gidget_Gets_Married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tanley_O'Toole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Enemy_Mine_(film)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orenzo_di_Bonaventura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Derailed_(2005_film)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bert_Lewi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Smilin'_Through_(1932_film)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obert_Buckner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San_Antonio_(film)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udith_Hunt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Friends_(1993_film)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nathan_R._Macey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Harvard_University&gt;</text:p>
          </table:table-cell>
          <table:table-cell office:value-type="float" office:value="0.156786271450858" calcext:value-type="float">
            <text:p>0.156786271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cott_Rudi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wilight_(1998_film)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avid_O._Selznick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King_Kong_(1933_film)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Yash_Chopra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Roadside_Romeo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_Marshall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he_Greatest_(1977_film)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arold_Lee_Tichenor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Latitude_55°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tonio_Morelli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Compañeros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khil_Reed_Amar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Yale_University&gt;</text:p>
          </table:table-cell>
          <table:table-cell office:value-type="float" office:value="0.156786271450858" calcext:value-type="float">
            <text:p>0.156786271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e_Feagin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Harvard_University&gt;</text:p>
          </table:table-cell>
          <table:table-cell office:value-type="float" office:value="0.156786271450858" calcext:value-type="float">
            <text:p>0.156786271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09999999999999998, 0.0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0 predictions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'Std Confidence'.A110:'Std Confidence'.E154" table:contains-header="false">
          <table:sort>
            <table:sort-by table:field-number="4" table:order="descending" table:data-type="automatic"/>
          </table:sort>
        </table:database-range>
        <table:database-range table:name="__Anonymous_Sheet_DB__4" table:target-range-address="Sheet5.A2:Sheet5.D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 style:data-style-name="N2" text:time-value="19:31:25.700831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Galárraga</meta:initial-creator>
    <meta:creation-date>2013-03-08T15:07:26</meta:creation-date>
    <dc:date>2015-10-12T19:37:41.190397324</dc:date>
    <meta:editing-duration>P11DT15H56M32S</meta:editing-duration>
    <meta:editing-cycles>120</meta:editing-cycles>
    <meta:generator>LibreOffice/4.2.8.2$Linux_X86_64 LibreOffice_project/420m0$Build-2</meta:generator>
    <meta:document-statistic meta:table-count="12" meta:cell-count="1334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4" style:family="chart">
      <style:chart-properties chart:auto-position="true" style:rotation-angle="0"/>
      <style:text-properties fo:font-size="13pt" style:font-size-asian="9pt" style:font-size-complex="9pt"/>
    </style:style>
    <style:style style:name="ch5" style:family="chart" style:data-style-name="N11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8cm" svg:stroke-color="#666666" draw:fill-color="#66666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44cm" svg:height="7cm" xlink:href=".." xlink:type="simple" chart:class="chart:scatter" chart:style-name="ch1">
        <chart:plot-area chart:style-name="ch2" table:cell-range-address="'PCA Confidence'.J2:'PCA Confidence'.J31 'PCA Confidence'.A1:'PCA Confidence'.A1 'PCA Confidence'.M2:'PCA Confidence'.M31 'Std Confidence'.A1:'Std Confidence'.A1 'Std Confidence'.M2:'Std Confidence'.M46 'Std Confidence'.A47:'Std Confidence'.A47" chart:data-source-has-labels="row" svg:x="1.845cm" svg:y="0.055cm" svg:width="17.699cm" svg:height="5.698cm">
          <chartooo:coordinate-region svg:x="3.604cm" svg:y="0.294cm" svg:width="15.303cm" svg:height="4.733cm"/>
          <chart:axis chart:dimension="x" chart:name="primary-x" chart:style-name="ch3">
            <chart:title svg:x="6.086cm" svg:y="5.894cm" chart:style-name="ch4">
              <text:p>Aggregated predictions (beyond the initial KB)</text:p>
            </chart:title>
          </chart:axis>
          <chart:axis chart:dimension="y" chart:name="primary-y" chart:style-name="ch5">
            <chart:title svg:x="0.544cm" svg:y="5.454cm" chart:style-name="ch6">
              <text:p>Aggregated Precision</text:p>
            </chart:title>
            <chart:grid chart:style-name="ch7" chart:class="major"/>
          </chart:axis>
          <chart:series chart:style-name="ch8" chart:values-cell-range-address="'PCA Confidence'.M2:'PCA Confidence'.M31" chart:label-cell-address="'PCA Confidence'.A1:'PCA Confidence'.A1" chart:class="chart:scatter">
            <chart:domain table:cell-range-address="'PCA Confidence'.J2:'PCA Confidence'.J31"/>
            <chart:data-point chart:repeated="30"/>
          </chart:series>
          <chart:series chart:style-name="ch9" chart:values-cell-range-address="'Std Confidence'.M2:'Std Confidence'.M30" chart:label-cell-address="'Std Confidence'.A1:'Std Confidence'.A1" chart:class="chart:scatter">
            <chart:domain table:cell-range-address="'Std Confidence'.J2:'Std Confidence'.J30"/>
            <chart:data-point chart:repeated="29"/>
          </chart:series>
          <chart:series chart:style-name="ch10" chart:values-cell-range-address="'Std Confidence'.M31:'Std Confidence'.M46" chart:label-cell-address="'Std Confidence'.A47:'Std Confidence'.A47" chart:class="chart:scatter">
            <chart:domain table:cell-range-address="'Std Confidence'.J31:'Std Confidence'.J46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CA Confidence (rules 1-30)</text:p>
                <draw:g>
                  <svg:desc>'PCA Confidence'.A1:'PCA Confidence'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andard Confidence (rules 1-30)</text:p>
                <draw:g>
                  <svg:desc>'Std Confidence'.A1:'Std Confidence'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andard Confidence (rules 31-45)</text:p>
                <draw:g>
                  <svg:desc>'Std Confidence'.A47:'Std Confidence'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58">
                <text:p>5158</text:p>
                <draw:g>
                  <svg:desc>'PCA Confidence'.J2:'PCA Confidence'.J31</svg:desc>
                </draw:g>
              </table:table-cell>
              <table:table-cell office:value-type="float" office:value="1">
                <text:p>1</text:p>
                <draw:g>
                  <svg:desc>'PCA Confidence'.M2:'PCA Confidence'.M31</svg:desc>
                </draw:g>
              </table:table-cell>
              <table:table-cell office:value-type="float" office:value="1865">
                <text:p>1865</text:p>
                <draw:g>
                  <svg:desc>'Std Confidence'.J2:'Std Confidence'.J30</svg:desc>
                </draw:g>
              </table:table-cell>
              <table:table-cell office:value-type="float" office:value="0.344827586206897">
                <text:p>0.344827586206897</text:p>
                <draw:g>
                  <svg:desc>'Std Confidence'.M2:'Std Confidence'.M30</svg:desc>
                </draw:g>
              </table:table-cell>
              <table:table-cell office:value-type="float" office:value="113439">
                <text:p>113439</text:p>
                <draw:g>
                  <svg:desc>'Std Confidence'.J31:'Std Confidence'.J46</svg:desc>
                </draw:g>
              </table:table-cell>
              <table:table-cell office:value-type="float" office:value="0.343713956170704">
                <text:p>0.343713956170704</text:p>
                <draw:g>
                  <svg:desc>'Std Confidence'.M31:'Std Confidence'.M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96">
                <text:p>18196</text:p>
              </table:table-cell>
              <table:table-cell office:value-type="float" office:value="0.576271186440678">
                <text:p>0.576271186440678</text:p>
              </table:table-cell>
              <table:table-cell office:value-type="float" office:value="2933">
                <text:p>2933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125509">
                <text:p>125509</text:p>
              </table:table-cell>
              <table:table-cell office:value-type="float" office:value="0.338218714768884">
                <text:p>0.3382187147688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135">
                <text:p>23135</text:p>
              </table:table-cell>
              <table:table-cell office:value-type="float" office:value="0.528089887640449">
                <text:p>0.528089887640449</text:p>
              </table:table-cell>
              <table:table-cell office:value-type="float" office:value="8091">
                <text:p>8091</text:p>
              </table:table-cell>
              <table:table-cell office:value-type="float" office:value="0.550561797752809">
                <text:p>0.550561797752809</text:p>
              </table:table-cell>
              <table:table-cell office:value-type="float" office:value="125842">
                <text:p>125842</text:p>
              </table:table-cell>
              <table:table-cell office:value-type="float" office:value="0.329334787350054">
                <text:p>0.329334787350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714">
                <text:p>98714</text:p>
              </table:table-cell>
              <table:table-cell office:value-type="float" office:value="0.570175438596491">
                <text:p>0.570175438596491</text:p>
              </table:table-cell>
              <table:table-cell office:value-type="float" office:value="9067">
                <text:p>9067</text:p>
              </table:table-cell>
              <table:table-cell office:value-type="float" office:value="0.420168067226891">
                <text:p>0.420168067226891</text:p>
              </table:table-cell>
              <table:table-cell office:value-type="float" office:value="126505">
                <text:p>126505</text:p>
              </table:table-cell>
              <table:table-cell office:value-type="float" office:value="0.332980972515856">
                <text:p>0.332980972515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040">
                <text:p>99040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9585">
                <text:p>9585</text:p>
              </table:table-cell>
              <table:table-cell office:value-type="float" office:value="0.344594594594595">
                <text:p>0.344594594594595</text:p>
              </table:table-cell>
              <table:table-cell office:value-type="float" office:value="126860">
                <text:p>126860</text:p>
              </table:table-cell>
              <table:table-cell office:value-type="float" office:value="0.325819672131148">
                <text:p>0.325819672131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339">
                <text:p>99339</text:p>
              </table:table-cell>
              <table:table-cell office:value-type="float" office:value="0.614035087719298">
                <text:p>0.614035087719298</text:p>
              </table:table-cell>
              <table:table-cell office:value-type="float" office:value="9911">
                <text:p>9911</text:p>
              </table:table-cell>
              <table:table-cell office:value-type="float" office:value="0.401162790697674">
                <text:p>0.401162790697674</text:p>
              </table:table-cell>
              <table:table-cell office:value-type="float" office:value="127054">
                <text:p>127054</text:p>
              </table:table-cell>
              <table:table-cell office:value-type="float" office:value="0.31610337972167">
                <text:p>0.316103379721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439">
                <text:p>99439</text:p>
              </table:table-cell>
              <table:table-cell office:value-type="float" office:value="0.567164179104478">
                <text:p>0.567164179104478</text:p>
              </table:table-cell>
              <table:table-cell office:value-type="float" office:value="9986">
                <text:p>9986</text:p>
              </table:table-cell>
              <table:table-cell office:value-type="float" office:value="0.371287128712871">
                <text:p>0.371287128712871</text:p>
              </table:table-cell>
              <table:table-cell office:value-type="float" office:value="152828">
                <text:p>152828</text:p>
              </table:table-cell>
              <table:table-cell office:value-type="float" office:value="0.30984555984556">
                <text:p>0.30984555984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415">
                <text:p>100415</text:p>
              </table:table-cell>
              <table:table-cell office:value-type="float" office:value="0.493506493506493">
                <text:p>0.493506493506493</text:p>
              </table:table-cell>
              <table:table-cell office:value-type="float" office:value="10285">
                <text:p>10285</text:p>
              </table:table-cell>
              <table:table-cell office:value-type="float" office:value="0.438053097345133">
                <text:p>0.438053097345133</text:p>
              </table:table-cell>
              <table:table-cell office:value-type="float" office:value="152935">
                <text:p>152935</text:p>
              </table:table-cell>
              <table:table-cell office:value-type="float" office:value="0.301125703564728">
                <text:p>0.301125703564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280">
                <text:p>102280</text:p>
              </table:table-cell>
              <table:table-cell office:value-type="float" office:value="0.476923076923077">
                <text:p>0.476923076923077</text:p>
              </table:table-cell>
              <table:table-cell office:value-type="float" office:value="11075">
                <text:p>11075</text:p>
              </table:table-cell>
              <table:table-cell office:value-type="float" office:value="0.411067193675889">
                <text:p>0.411067193675889</text:p>
              </table:table-cell>
              <table:table-cell office:value-type="float" office:value="153053">
                <text:p>153053</text:p>
              </table:table-cell>
              <table:table-cell office:value-type="float" office:value="0.293795620437956">
                <text:p>0.293795620437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771">
                <text:p>134771</text:p>
              </table:table-cell>
              <table:table-cell office:value-type="float" office:value="0.451724137931034">
                <text:p>0.451724137931034</text:p>
              </table:table-cell>
              <table:table-cell office:value-type="float" office:value="38055">
                <text:p>38055</text:p>
              </table:table-cell>
              <table:table-cell office:value-type="float" office:value="0.393617021276596">
                <text:p>0.393617021276596</text:p>
              </table:table-cell>
              <table:table-cell office:value-type="float" office:value="153442">
                <text:p>153442</text:p>
              </table:table-cell>
              <table:table-cell office:value-type="float" office:value="0.291814946619217">
                <text:p>0.291814946619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654">
                <text:p>165654</text:p>
              </table:table-cell>
              <table:table-cell office:value-type="float" office:value="0.426332288401254">
                <text:p>0.426332288401254</text:p>
              </table:table-cell>
              <table:table-cell office:value-type="float" office:value="40906">
                <text:p>40906</text:p>
              </table:table-cell>
              <table:table-cell office:value-type="float" office:value="0.375404530744337">
                <text:p>0.375404530744337</text:p>
              </table:table-cell>
              <table:table-cell office:value-type="float" office:value="166562">
                <text:p>166562</text:p>
              </table:table-cell>
              <table:table-cell office:value-type="float" office:value="0.287944492627927">
                <text:p>0.2879444926279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722">
                <text:p>166722</text:p>
              </table:table-cell>
              <table:table-cell office:value-type="float" office:value="0.418338108882521">
                <text:p>0.418338108882521</text:p>
              </table:table-cell>
              <table:table-cell office:value-type="float" office:value="45131">
                <text:p>45131</text:p>
              </table:table-cell>
              <table:table-cell office:value-type="float" office:value="0.420118343195266">
                <text:p>0.420118343195266</text:p>
              </table:table-cell>
              <table:table-cell office:value-type="float" office:value="179498">
                <text:p>179498</text:p>
              </table:table-cell>
              <table:table-cell office:value-type="float" office:value="0.283163265306122">
                <text:p>0.283163265306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9076">
                <text:p>219076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46301">
                <text:p>46301</text:p>
              </table:table-cell>
              <table:table-cell office:value-type="float" office:value="0.448369565217391">
                <text:p>0.448369565217391</text:p>
              </table:table-cell>
              <table:table-cell office:value-type="float" office:value="180295">
                <text:p>180295</text:p>
              </table:table-cell>
              <table:table-cell office:value-type="float" office:value="0.281094527363184">
                <text:p>0.2810945273631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2989">
                <text:p>232989</text:p>
              </table:table-cell>
              <table:table-cell office:value-type="float" office:value="0.432432432432432">
                <text:p>0.432432432432432</text:p>
              </table:table-cell>
              <table:table-cell office:value-type="float" office:value="51274">
                <text:p>5127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180541">
                <text:p>180541</text:p>
              </table:table-cell>
              <table:table-cell office:value-type="float" office:value="0.279126213592233">
                <text:p>0.2791262135922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4162">
                <text:p>234162</text:p>
              </table:table-cell>
              <table:table-cell office:value-type="float" office:value="0.423340961098398">
                <text:p>0.423340961098398</text:p>
              </table:table-cell>
              <table:table-cell office:value-type="float" office:value="51745">
                <text:p>51745</text:p>
              </table:table-cell>
              <table:table-cell office:value-type="float" office:value="0.419811320754717">
                <text:p>0.419811320754717</text:p>
              </table:table-cell>
              <table:table-cell office:value-type="float" office:value="181291">
                <text:p>181291</text:p>
              </table:table-cell>
              <table:table-cell office:value-type="float" office:value="0.273301737756714">
                <text:p>0.273301737756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8329">
                <text:p>238329</text:p>
              </table:table-cell>
              <table:table-cell office:value-type="float" office:value="0.4">
                <text:p>0.4</text:p>
              </table:table-cell>
              <table:table-cell office:value-type="float" office:value="51845">
                <text:p>51845</text:p>
              </table:table-cell>
              <table:table-cell office:value-type="float" office:value="0.414096916299559">
                <text:p>0.414096916299559</text:p>
              </table:table-cell>
              <table:table-cell office:value-type="float" office:value="188049">
                <text:p>188049</text:p>
              </table:table-cell>
              <table:table-cell office:value-type="float" office:value="0.268518518518519">
                <text:p>0.2685185185185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9010">
                <text:p>249010</text:p>
              </table:table-cell>
              <table:table-cell office:value-type="float" office:value="0.38989898989899">
                <text:p>0.38989898989899</text:p>
              </table:table-cell>
              <table:table-cell office:value-type="float" office:value="51997">
                <text:p>51997</text:p>
              </table:table-cell>
              <table:table-cell office:value-type="float" office:value="0.450413223140496">
                <text:p>0.45041322314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28">
                <text:p>249528</text:p>
              </table:table-cell>
              <table:table-cell office:value-type="float" office:value="0.370229007633588">
                <text:p>0.370229007633588</text:p>
              </table:table-cell>
              <table:table-cell office:value-type="float" office:value="54853">
                <text:p>54853</text:p>
              </table:table-cell>
              <table:table-cell office:value-type="float" office:value="0.45224171539961">
                <text:p>0.4522417153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1411">
                <text:p>271411</text:p>
              </table:table-cell>
              <table:table-cell office:value-type="float" office:value="0.391621129326047">
                <text:p>0.391621129326047</text:p>
              </table:table-cell>
              <table:table-cell office:value-type="float" office:value="55405">
                <text:p>55405</text:p>
              </table:table-cell>
              <table:table-cell office:value-type="float" office:value="0.453038674033149">
                <text:p>0.45303867403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2581">
                <text:p>272581</text:p>
              </table:table-cell>
              <table:table-cell office:value-type="float" office:value="0.407599309153713">
                <text:p>0.407599309153713</text:p>
              </table:table-cell>
              <table:table-cell office:value-type="float" office:value="55499">
                <text:p>55499</text:p>
              </table:table-cell>
              <table:table-cell office:value-type="float" office:value="0.431064572425829">
                <text:p>0.43106457242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4650">
                <text:p>294650</text:p>
              </table:table-cell>
              <table:table-cell office:value-type="float" office:value="0.398026315789474">
                <text:p>0.398026315789474</text:p>
              </table:table-cell>
              <table:table-cell office:value-type="float" office:value="71761">
                <text:p>71761</text:p>
              </table:table-cell>
              <table:table-cell office:value-type="float" office:value="0.409618573797678">
                <text:p>0.40961857379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5202">
                <text:p>295202</text:p>
              </table:table-cell>
              <table:table-cell office:value-type="float" office:value="0.401253918495298">
                <text:p>0.401253918495298</text:p>
              </table:table-cell>
              <table:table-cell office:value-type="float" office:value="72199">
                <text:p>72199</text:p>
              </table:table-cell>
              <table:table-cell office:value-type="float" office:value="0.412044374009509">
                <text:p>0.412044374009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5992">
                <text:p>295992</text:p>
              </table:table-cell>
              <table:table-cell office:value-type="float" office:value="0.388467374810319">
                <text:p>0.388467374810319</text:p>
              </table:table-cell>
              <table:table-cell office:value-type="float" office:value="73398">
                <text:p>73398</text:p>
              </table:table-cell>
              <table:table-cell office:value-type="float" office:value="0.40695915279879">
                <text:p>0.40695915279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8635">
                <text:p>308635</text:p>
              </table:table-cell>
              <table:table-cell office:value-type="float" office:value="0.414244186046512">
                <text:p>0.414244186046512</text:p>
              </table:table-cell>
              <table:table-cell office:value-type="float" office:value="89670">
                <text:p>89670</text:p>
              </table:table-cell>
              <table:table-cell office:value-type="float" office:value="0.394202898550725">
                <text:p>0.39420289855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1571">
                <text:p>321571</text:p>
              </table:table-cell>
              <table:table-cell office:value-type="float" office:value="0.411510791366907">
                <text:p>0.411510791366907</text:p>
              </table:table-cell>
              <table:table-cell office:value-type="float" office:value="89941">
                <text:p>8994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6544">
                <text:p>326544</text:p>
              </table:table-cell>
              <table:table-cell office:value-type="float" office:value="0.399721448467967">
                <text:p>0.399721448467967</text:p>
              </table:table-cell>
              <table:table-cell office:value-type="float" office:value="92158">
                <text:p>92158</text:p>
              </table:table-cell>
              <table:table-cell office:value-type="float" office:value="0.377510040160643">
                <text:p>0.377510040160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9153">
                <text:p>339153</text:p>
              </table:table-cell>
              <table:table-cell office:value-type="float" office:value="0.391711229946524">
                <text:p>0.391711229946524</text:p>
              </table:table-cell>
              <table:table-cell office:value-type="float" office:value="112354">
                <text:p>112354</text:p>
              </table:table-cell>
              <table:table-cell office:value-type="float" office:value="0.362934362934363">
                <text:p>0.36293436293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6133">
                <text:p>366133</text:p>
              </table:table-cell>
              <table:table-cell office:value-type="float" office:value="0.3860103626943">
                <text:p>0.3860103626943</text:p>
              </table:table-cell>
              <table:table-cell office:value-type="float" office:value="112734">
                <text:p>112734</text:p>
              </table:table-cell>
              <table:table-cell office:value-type="float" office:value="0.351116625310174">
                <text:p>0.35111662531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0420">
                <text:p>380420</text:p>
              </table:table-cell>
              <table:table-cell office:value-type="float" office:value="0.372817955112219">
                <text:p>0.372817955112219</text:p>
              </table:table-cell>
              <table:table-cell office:value-type="float" office:value="113164">
                <text:p>113164</text:p>
              </table:table-cell>
              <table:table-cell office:value-type="float" office:value="0.352870813397129">
                <text:p>0.35287081339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4369">
                <text:p>394369</text:p>
              </table:table-cell>
              <table:table-cell office:value-type="float" office:value="0.374378109452736">
                <text:p>0.37437810945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5" style:family="chart">
      <style:chart-properties style:rotation-angle="0"/>
      <style:text-properties fo:font-size="13pt" fo:font-weight="bold" style:font-size-asian="9pt" style:font-size-complex="9pt"/>
    </style:style>
    <style:style style:name="ch6" style:family="chart" style:data-style-name="N11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7" style:family="chart">
      <style:chart-properties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53cm" svg:height="9.085cm" xlink:href=".." xlink:type="simple" chart:class="chart:scatter" chart:style-name="ch1">
        <chart:legend svg:x="13.308cm" svg:y="0cm" style:legend-expansion="custom" chartooo:width="6.292cm" chartooo:height="2.067cm" style:legend-expansion-aspect-ratio="3.0440251572327" chart:style-name="ch2"/>
        <chart:plot-area chart:style-name="ch3" table:cell-range-address="'PCA Conf (multiple rules, types)'.R3:'PCA Conf (multiple rules, types)'.R10 'PCA Confidence'.J2:'PCA Confidence'.J28 'PCA Confidence'.A1:'PCA Confidence'.A1 'PCA Confidence'.M2:'PCA Confidence'.M28 'Std Confidence'.A1:'Std Confidence'.A1 'Std Confidence'.M2:'Std Confidence'.M46 'PCA Conf (types)'.P3:'PCA Conf (types)'.P11" chart:data-source-has-labels="both" svg:x="1.393cm" svg:y="0.139cm" svg:width="18.845cm" svg:height="7.667cm">
          <chartooo:coordinate-region svg:x="3.152cm" svg:y="0.378cm" svg:width="16.449cm" svg:height="6.702cm"/>
          <chart:axis chart:dimension="x" chart:name="primary-x" chart:style-name="ch4" chartooo:axis-type="auto">
            <chart:title svg:x="5.831cm" svg:y="7.989cm" chart:style-name="ch5">
              <text:p>Aggregated predictions (beyond the initial KB)</text:p>
            </chart:title>
            <chart:categories table:cell-range-address="'PCA Conf (multiple rules, types)'.R3:'PCA Conf (multiple rules, types)'.R10"/>
          </chart:axis>
          <chart:axis chart:dimension="y" chart:name="primary-y" chart:style-name="ch6">
            <chart:title svg:x="0.331cm" svg:y="6.42cm" chart:style-name="ch7">
              <text:p>Aggregated Precision</text:p>
            </chart:title>
            <chart:grid chart:style-name="ch8" chart:class="major"/>
          </chart:axis>
          <chart:series chart:style-name="ch9" chart:values-cell-range-address="'PCA Confidence'.M2:'PCA Confidence'.M28" chart:label-cell-address="'PCA Confidence'.A1:'PCA Confidence'.A1" chart:class="chart:scatter">
            <chart:domain table:cell-range-address="'PCA Confidence'.J2:'PCA Confidence'.J28"/>
            <chart:data-point chart:repeated="27"/>
          </chart:series>
          <chart:series chart:style-name="ch10" chart:values-cell-range-address="'Std Confidence'.M2:'Std Confidence'.M46" chart:label-cell-address="'Std Confidence'.A1:'Std Confidence'.A1" chart:class="chart:scatter">
            <chart:domain table:cell-range-address="'Std Confidence'.J2:'Std Confidence'.J46"/>
            <chart:data-point chart:repeated="45"/>
          </chart:series>
          <chart:series chart:style-name="ch11" chart:values-cell-range-address="'PCA Conf (types)'.P4:'PCA Conf (types)'.P11" chart:label-cell-address="'PCA Conf (types)'.P3:'PCA Conf (types)'.P3" chart:class="chart:scatter">
            <chart:domain table:cell-range-address="'PCA Conf (types)'.Q4:'PCA Conf (types)'.Q1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CA Confidence (rules 1-30)</text:p>
                <draw:g>
                  <svg:desc>'PCA Confidence'.A1:'PCA Confidence'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andard Confidence (rules 1-30)</text:p>
                <draw:g>
                  <svg:desc>'Std Confidence'.A1:'Std Confidence'.A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CA Confidence (types)</text:p>
                <draw:g>
                  <svg:desc>'PCA Conf (types)'.P3:'PCA Conf (types)'.P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CA Conf (multiple rules, types)'.R3:'PCA Conf (multiple rules, types)'.R10</svg:desc>
                </draw:g>
              </table:table-cell>
              <table:table-cell office:value-type="float" office:value="5158">
                <text:p>5158</text:p>
                <draw:g>
                  <svg:desc>'PCA Confidence'.J2:'PCA Confidence'.J28</svg:desc>
                </draw:g>
              </table:table-cell>
              <table:table-cell office:value-type="float" office:value="1">
                <text:p>1</text:p>
                <draw:g>
                  <svg:desc>'PCA Confidence'.M2:'PCA Confidence'.M28</svg:desc>
                </draw:g>
              </table:table-cell>
              <table:table-cell office:value-type="float" office:value="1865">
                <text:p>1865</text:p>
                <draw:g>
                  <svg:desc>'Std Confidence'.J2:'Std Confidence'.J46</svg:desc>
                </draw:g>
              </table:table-cell>
              <table:table-cell office:value-type="float" office:value="0.344827586206897">
                <text:p>0.344827586206897</text:p>
                <draw:g>
                  <svg:desc>'Std Confidence'.M2:'Std Confidence'.M46</svg:desc>
                </draw:g>
              </table:table-cell>
              <table:table-cell office:value-type="float" office:value="5774">
                <text:p>5774</text:p>
                <draw:g>
                  <svg:desc>'PCA Conf (types)'.Q4:'PCA Conf (types)'.Q11</svg:desc>
                </draw:g>
              </table:table-cell>
              <table:table-cell office:value-type="float" office:value="0.866666666666667">
                <text:p>0.866666666666667</text:p>
                <draw:g>
                  <svg:desc>'PCA Conf (types)'.P4:'PCA Conf (types)'.P11</svg:desc>
                </draw:g>
              </table:table-cell>
            </table:table-row>
            <table:table-row>
              <table:table-cell office:value-type="float" office:value="0.775">
                <text:p>0</text:p>
              </table:table-cell>
              <table:table-cell office:value-type="float" office:value="18196">
                <text:p>18196</text:p>
              </table:table-cell>
              <table:table-cell office:value-type="float" office:value="0.576271186440678">
                <text:p>0.576271186440678</text:p>
              </table:table-cell>
              <table:table-cell office:value-type="float" office:value="2933">
                <text:p>2933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62360">
                <text:p>62360</text:p>
              </table:table-cell>
              <table:table-cell office:value-type="float" office:value="0.698412698412698">
                <text:p>0.698412698412698</text:p>
              </table:table-cell>
            </table:table-row>
            <table:table-row>
              <table:table-cell office:value-type="float" office:value="0.773584905660377">
                <text:p>0</text:p>
              </table:table-cell>
              <table:table-cell office:value-type="float" office:value="23135">
                <text:p>23135</text:p>
              </table:table-cell>
              <table:table-cell office:value-type="float" office:value="0.528089887640449">
                <text:p>0.528089887640449</text:p>
              </table:table-cell>
              <table:table-cell office:value-type="float" office:value="8091">
                <text:p>8091</text:p>
              </table:table-cell>
              <table:table-cell office:value-type="float" office:value="0.550561797752809">
                <text:p>0.550561797752809</text:p>
              </table:table-cell>
              <table:table-cell office:value-type="float" office:value="65763">
                <text:p>65763</text:p>
              </table:table-cell>
              <table:table-cell office:value-type="float" office:value="0.655913978494624">
                <text:p>0.655913978494624</text:p>
              </table:table-cell>
            </table:table-row>
            <table:table-row>
              <table:table-cell office:value-type="float" office:value="0.805970149253731">
                <text:p>0</text:p>
              </table:table-cell>
              <table:table-cell office:value-type="float" office:value="98714">
                <text:p>98714</text:p>
              </table:table-cell>
              <table:table-cell office:value-type="float" office:value="0.570175438596491">
                <text:p>0.570175438596491</text:p>
              </table:table-cell>
              <table:table-cell office:value-type="float" office:value="9067">
                <text:p>9067</text:p>
              </table:table-cell>
              <table:table-cell office:value-type="float" office:value="0.420168067226891">
                <text:p>0.420168067226891</text:p>
              </table:table-cell>
              <table:table-cell office:value-type="float" office:value="74348">
                <text:p>74348</text:p>
              </table:table-cell>
              <table:table-cell office:value-type="float" office:value="0.654205607476635">
                <text:p>0.654205607476635</text:p>
              </table:table-cell>
            </table:table-row>
            <table:table-row>
              <table:table-cell office:value-type="float" office:value="0.831325301204819">
                <text:p>0</text:p>
              </table:table-cell>
              <table:table-cell office:value-type="float" office:value="99040">
                <text:p>99040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9585">
                <text:p>9585</text:p>
              </table:table-cell>
              <table:table-cell office:value-type="float" office:value="0.344594594594595">
                <text:p>0.344594594594595</text:p>
              </table:table-cell>
              <table:table-cell office:value-type="float" office:value="91691">
                <text:p>91691</text:p>
              </table:table-cell>
              <table:table-cell office:value-type="float" office:value="0.695652173913043">
                <text:p>0.695652173913043</text:p>
              </table:table-cell>
            </table:table-row>
            <table:table-row>
              <table:table-cell office:value-type="float" office:value="0.725490196078431">
                <text:p>0</text:p>
              </table:table-cell>
              <table:table-cell office:value-type="float" office:value="99339">
                <text:p>99339</text:p>
              </table:table-cell>
              <table:table-cell office:value-type="float" office:value="0.614035087719298">
                <text:p>0.614035087719298</text:p>
              </table:table-cell>
              <table:table-cell office:value-type="float" office:value="9911">
                <text:p>9911</text:p>
              </table:table-cell>
              <table:table-cell office:value-type="float" office:value="0.401162790697674">
                <text:p>0.401162790697674</text:p>
              </table:table-cell>
              <table:table-cell office:value-type="float" office:value="126123">
                <text:p>126123</text:p>
              </table:table-cell>
              <table:table-cell office:value-type="float" office:value="0.685185185185185">
                <text:p>0.685185185185185</text:p>
              </table:table-cell>
            </table:table-row>
            <table:table-row>
              <table:table-cell office:value-type="float" office:value="0.754237288135593">
                <text:p>0</text:p>
              </table:table-cell>
              <table:table-cell office:value-type="float" office:value="99439">
                <text:p>99439</text:p>
              </table:table-cell>
              <table:table-cell office:value-type="float" office:value="0.567164179104478">
                <text:p>0.567164179104478</text:p>
              </table:table-cell>
              <table:table-cell office:value-type="float" office:value="9986">
                <text:p>9986</text:p>
              </table:table-cell>
              <table:table-cell office:value-type="float" office:value="0.371287128712871">
                <text:p>0.371287128712871</text:p>
              </table:table-cell>
              <table:table-cell office:value-type="float" office:value="141713">
                <text:p>141713</text:p>
              </table:table-cell>
              <table:table-cell office:value-type="float" office:value="0.668539325842697">
                <text:p>0.668539325842697</text:p>
              </table:table-cell>
            </table:table-row>
            <table:table-row>
              <table:table-cell office:value-type="float" office:value="0.644927536231884">
                <text:p>0</text:p>
              </table:table-cell>
              <table:table-cell office:value-type="float" office:value="100415">
                <text:p>100415</text:p>
              </table:table-cell>
              <table:table-cell office:value-type="float" office:value="0.493506493506493">
                <text:p>0.493506493506493</text:p>
              </table:table-cell>
              <table:table-cell office:value-type="float" office:value="10285">
                <text:p>10285</text:p>
              </table:table-cell>
              <table:table-cell office:value-type="float" office:value="0.438053097345133">
                <text:p>0.438053097345133</text:p>
              </table:table-cell>
              <table:table-cell office:value-type="float" office:value="346295">
                <text:p>346295</text:p>
              </table:table-cell>
              <table:table-cell office:value-type="float" office:value="0.645320197044335">
                <text:p>0.645320197044335</text:p>
              </table:table-cell>
            </table:table-row>
            <table:table-row>
              <table:table-cell office:value-type="string"/>
              <table:table-cell office:value-type="float" office:value="102280">
                <text:p>102280</text:p>
              </table:table-cell>
              <table:table-cell office:value-type="float" office:value="0.476923076923077">
                <text:p>0.476923076923077</text:p>
              </table:table-cell>
              <table:table-cell office:value-type="float" office:value="11075">
                <text:p>11075</text:p>
              </table:table-cell>
              <table:table-cell office:value-type="float" office:value="0.411067193675889">
                <text:p>0.411067193675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771">
                <text:p>134771</text:p>
              </table:table-cell>
              <table:table-cell office:value-type="float" office:value="0.451724137931034">
                <text:p>0.451724137931034</text:p>
              </table:table-cell>
              <table:table-cell office:value-type="float" office:value="38055">
                <text:p>38055</text:p>
              </table:table-cell>
              <table:table-cell office:value-type="float" office:value="0.393617021276596">
                <text:p>0.393617021276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5654">
                <text:p>165654</text:p>
              </table:table-cell>
              <table:table-cell office:value-type="float" office:value="0.426332288401254">
                <text:p>0.426332288401254</text:p>
              </table:table-cell>
              <table:table-cell office:value-type="float" office:value="40906">
                <text:p>40906</text:p>
              </table:table-cell>
              <table:table-cell office:value-type="float" office:value="0.375404530744337">
                <text:p>0.375404530744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6722">
                <text:p>166722</text:p>
              </table:table-cell>
              <table:table-cell office:value-type="float" office:value="0.418338108882521">
                <text:p>0.418338108882521</text:p>
              </table:table-cell>
              <table:table-cell office:value-type="float" office:value="45131">
                <text:p>45131</text:p>
              </table:table-cell>
              <table:table-cell office:value-type="float" office:value="0.420118343195266">
                <text:p>0.420118343195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9076">
                <text:p>219076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46301">
                <text:p>46301</text:p>
              </table:table-cell>
              <table:table-cell office:value-type="float" office:value="0.448369565217391">
                <text:p>0.44836956521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2989">
                <text:p>232989</text:p>
              </table:table-cell>
              <table:table-cell office:value-type="float" office:value="0.432432432432432">
                <text:p>0.432432432432432</text:p>
              </table:table-cell>
              <table:table-cell office:value-type="float" office:value="51274">
                <text:p>5127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4162">
                <text:p>234162</text:p>
              </table:table-cell>
              <table:table-cell office:value-type="float" office:value="0.423340961098398">
                <text:p>0.423340961098398</text:p>
              </table:table-cell>
              <table:table-cell office:value-type="float" office:value="51745">
                <text:p>51745</text:p>
              </table:table-cell>
              <table:table-cell office:value-type="float" office:value="0.419811320754717">
                <text:p>0.419811320754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8329">
                <text:p>238329</text:p>
              </table:table-cell>
              <table:table-cell office:value-type="float" office:value="0.4">
                <text:p>0.4</text:p>
              </table:table-cell>
              <table:table-cell office:value-type="float" office:value="51845">
                <text:p>51845</text:p>
              </table:table-cell>
              <table:table-cell office:value-type="float" office:value="0.414096916299559">
                <text:p>0.414096916299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9010">
                <text:p>249010</text:p>
              </table:table-cell>
              <table:table-cell office:value-type="float" office:value="0.38989898989899">
                <text:p>0.38989898989899</text:p>
              </table:table-cell>
              <table:table-cell office:value-type="float" office:value="51997">
                <text:p>51997</text:p>
              </table:table-cell>
              <table:table-cell office:value-type="float" office:value="0.450413223140496">
                <text:p>0.45041322314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9528">
                <text:p>249528</text:p>
              </table:table-cell>
              <table:table-cell office:value-type="float" office:value="0.370229007633588">
                <text:p>0.370229007633588</text:p>
              </table:table-cell>
              <table:table-cell office:value-type="float" office:value="54853">
                <text:p>54853</text:p>
              </table:table-cell>
              <table:table-cell office:value-type="float" office:value="0.45224171539961">
                <text:p>0.4522417153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1411">
                <text:p>271411</text:p>
              </table:table-cell>
              <table:table-cell office:value-type="float" office:value="0.391621129326047">
                <text:p>0.391621129326047</text:p>
              </table:table-cell>
              <table:table-cell office:value-type="float" office:value="55405">
                <text:p>55405</text:p>
              </table:table-cell>
              <table:table-cell office:value-type="float" office:value="0.453038674033149">
                <text:p>0.45303867403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2581">
                <text:p>272581</text:p>
              </table:table-cell>
              <table:table-cell office:value-type="float" office:value="0.407599309153713">
                <text:p>0.407599309153713</text:p>
              </table:table-cell>
              <table:table-cell office:value-type="float" office:value="55499">
                <text:p>55499</text:p>
              </table:table-cell>
              <table:table-cell office:value-type="float" office:value="0.431064572425829">
                <text:p>0.43106457242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4650">
                <text:p>294650</text:p>
              </table:table-cell>
              <table:table-cell office:value-type="float" office:value="0.398026315789474">
                <text:p>0.398026315789474</text:p>
              </table:table-cell>
              <table:table-cell office:value-type="float" office:value="71761">
                <text:p>71761</text:p>
              </table:table-cell>
              <table:table-cell office:value-type="float" office:value="0.409618573797678">
                <text:p>0.40961857379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5202">
                <text:p>295202</text:p>
              </table:table-cell>
              <table:table-cell office:value-type="float" office:value="0.401253918495298">
                <text:p>0.401253918495298</text:p>
              </table:table-cell>
              <table:table-cell office:value-type="float" office:value="72199">
                <text:p>72199</text:p>
              </table:table-cell>
              <table:table-cell office:value-type="float" office:value="0.412044374009509">
                <text:p>0.412044374009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5992">
                <text:p>295992</text:p>
              </table:table-cell>
              <table:table-cell office:value-type="float" office:value="0.388467374810319">
                <text:p>0.388467374810319</text:p>
              </table:table-cell>
              <table:table-cell office:value-type="float" office:value="73398">
                <text:p>73398</text:p>
              </table:table-cell>
              <table:table-cell office:value-type="float" office:value="0.40695915279879">
                <text:p>0.40695915279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8635">
                <text:p>308635</text:p>
              </table:table-cell>
              <table:table-cell office:value-type="float" office:value="0.414244186046512">
                <text:p>0.414244186046512</text:p>
              </table:table-cell>
              <table:table-cell office:value-type="float" office:value="89670">
                <text:p>89670</text:p>
              </table:table-cell>
              <table:table-cell office:value-type="float" office:value="0.394202898550725">
                <text:p>0.39420289855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1571">
                <text:p>321571</text:p>
              </table:table-cell>
              <table:table-cell office:value-type="float" office:value="0.411510791366907">
                <text:p>0.411510791366907</text:p>
              </table:table-cell>
              <table:table-cell office:value-type="float" office:value="89941">
                <text:p>8994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6544">
                <text:p>326544</text:p>
              </table:table-cell>
              <table:table-cell office:value-type="float" office:value="0.399721448467967">
                <text:p>0.399721448467967</text:p>
              </table:table-cell>
              <table:table-cell office:value-type="float" office:value="92158">
                <text:p>92158</text:p>
              </table:table-cell>
              <table:table-cell office:value-type="float" office:value="0.377510040160643">
                <text:p>0.377510040160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9153">
                <text:p>339153</text:p>
              </table:table-cell>
              <table:table-cell office:value-type="float" office:value="0.391711229946524">
                <text:p>0.391711229946524</text:p>
              </table:table-cell>
              <table:table-cell office:value-type="float" office:value="112354">
                <text:p>112354</text:p>
              </table:table-cell>
              <table:table-cell office:value-type="float" office:value="0.362934362934363">
                <text:p>0.36293436293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734">
                <text:p>112734</text:p>
              </table:table-cell>
              <table:table-cell office:value-type="float" office:value="0.351116625310174">
                <text:p>0.35111662531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164">
                <text:p>113164</text:p>
              </table:table-cell>
              <table:table-cell office:value-type="float" office:value="0.352870813397129">
                <text:p>0.35287081339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439">
                <text:p>113439</text:p>
              </table:table-cell>
              <table:table-cell office:value-type="float" office:value="0.343713956170704">
                <text:p>0.343713956170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509">
                <text:p>125509</text:p>
              </table:table-cell>
              <table:table-cell office:value-type="float" office:value="0.338218714768884">
                <text:p>0.338218714768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842">
                <text:p>125842</text:p>
              </table:table-cell>
              <table:table-cell office:value-type="float" office:value="0.329334787350054">
                <text:p>0.329334787350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505">
                <text:p>126505</text:p>
              </table:table-cell>
              <table:table-cell office:value-type="float" office:value="0.332980972515856">
                <text:p>0.332980972515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860">
                <text:p>126860</text:p>
              </table:table-cell>
              <table:table-cell office:value-type="float" office:value="0.325819672131148">
                <text:p>0.32581967213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054">
                <text:p>127054</text:p>
              </table:table-cell>
              <table:table-cell office:value-type="float" office:value="0.31610337972167">
                <text:p>0.3161033797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828">
                <text:p>152828</text:p>
              </table:table-cell>
              <table:table-cell office:value-type="float" office:value="0.30984555984556">
                <text:p>0.3098455598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935">
                <text:p>152935</text:p>
              </table:table-cell>
              <table:table-cell office:value-type="float" office:value="0.301125703564728">
                <text:p>0.301125703564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053">
                <text:p>153053</text:p>
              </table:table-cell>
              <table:table-cell office:value-type="float" office:value="0.293795620437956">
                <text:p>0.293795620437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442">
                <text:p>153442</text:p>
              </table:table-cell>
              <table:table-cell office:value-type="float" office:value="0.291814946619217">
                <text:p>0.291814946619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562">
                <text:p>166562</text:p>
              </table:table-cell>
              <table:table-cell office:value-type="float" office:value="0.287944492627927">
                <text:p>0.287944492627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498">
                <text:p>179498</text:p>
              </table:table-cell>
              <table:table-cell office:value-type="float" office:value="0.283163265306122">
                <text:p>0.283163265306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295">
                <text:p>180295</text:p>
              </table:table-cell>
              <table:table-cell office:value-type="float" office:value="0.281094527363184">
                <text:p>0.281094527363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541">
                <text:p>180541</text:p>
              </table:table-cell>
              <table:table-cell office:value-type="float" office:value="0.279126213592233">
                <text:p>0.27912621359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291">
                <text:p>181291</text:p>
              </table:table-cell>
              <table:table-cell office:value-type="float" office:value="0.273301737756714">
                <text:p>0.273301737756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049">
                <text:p>188049</text:p>
              </table:table-cell>
              <table:table-cell office:value-type="float" office:value="0.268518518518519">
                <text:p>0.26851851851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5" style:family="chart">
      <style:chart-properties style:rotation-angle="0"/>
      <style:text-properties fo:font-size="13pt" fo:font-weight="bold" style:font-size-asian="9pt" style:font-size-complex="9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7" style:family="chart">
      <style:chart-properties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53cm" svg:height="9.085cm" xlink:href=".." xlink:type="simple" chart:class="chart:scatter" chart:style-name="ch1">
        <chart:legend svg:x="13.308cm" svg:y="0cm" style:legend-expansion="custom" chartooo:width="6.292cm" chartooo:height="2.067cm" style:legend-expansion-aspect-ratio="3.0440251572327" chart:style-name="ch2"/>
        <chart:plot-area chart:style-name="ch3" table:cell-range-address="'PCA Confidence'.J2:'PCA Confidence'.J28 'PCA Confidence'.A1:'PCA Confidence'.A1 'PCA Confidence'.M2:'PCA Confidence'.M28 'Std Confidence'.A1:'Std Confidence'.A1 'Std Confidence'.M2:'Std Confidence'.M46 'PCA Conf (types)'.P3:'PCA Conf (types)'.P11 'PCA conf (types) without func violations'.P4:'PCA conf (types) without func violations'.P12" chart:data-source-has-labels="row" svg:x="2.372cm" svg:y="0.139cm" svg:width="17.866cm" svg:height="7.667cm">
          <chartooo:coordinate-region svg:x="3.152cm" svg:y="0.378cm" svg:width="16.449cm" svg:height="6.702cm"/>
          <chart:axis chart:dimension="x" chart:name="primary-x" chart:style-name="ch4">
            <chart:title svg:x="5.833cm" svg:y="7.989cm" chart:style-name="ch5">
              <text:p>Aggregated predictions (beyond the initial KB)</text:p>
            </chart:title>
          </chart:axis>
          <chart:axis chart:dimension="y" chart:name="primary-y" chart:style-name="ch6">
            <chart:title svg:x="0.333cm" svg:y="6.418cm" chart:style-name="ch7">
              <text:p>Aggregated Precision</text:p>
            </chart:title>
            <chart:grid chart:style-name="ch8" chart:class="major"/>
          </chart:axis>
          <chart:series chart:style-name="ch9" chart:values-cell-range-address="'PCA Confidence'.M2:'PCA Confidence'.M28" chart:label-cell-address="'PCA Confidence'.A1:'PCA Confidence'.A1" chart:class="chart:scatter">
            <chart:domain table:cell-range-address="'PCA Confidence'.J2:'PCA Confidence'.J28"/>
            <chart:data-point chart:repeated="27"/>
          </chart:series>
          <chart:series chart:style-name="ch10" chart:values-cell-range-address="'Std Confidence'.M2:'Std Confidence'.M46" chart:label-cell-address="'Std Confidence'.A1:'Std Confidence'.A1" chart:class="chart:scatter">
            <chart:domain table:cell-range-address="'Std Confidence'.J2:'Std Confidence'.J46"/>
            <chart:data-point chart:repeated="45"/>
          </chart:series>
          <chart:series chart:style-name="ch11" chart:values-cell-range-address="'PCA Conf (types)'.P4:'PCA Conf (types)'.P11" chart:label-cell-address="'PCA Conf (types)'.P3:'PCA Conf (types)'.P3" chart:class="chart:scatter">
            <chart:domain table:cell-range-address="'PCA Conf (types)'.Q4:'PCA Conf (types)'.Q11"/>
            <chart:data-point chart:repeated="8"/>
          </chart:series>
          <chart:series chart:style-name="ch12" chart:values-cell-range-address="'PCA conf (types) without func violations'.P5:'PCA conf (types) without func violations'.P12" chart:label-cell-address="'PCA conf (types) without func violations'.P4:'PCA conf (types) without func violations'.P4" chart:class="chart:scatter">
            <chart:domain table:cell-range-address="'PCA conf (types) without func violations'.Q5:'PCA conf (types) without func violations'.Q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CA Confidence (rules 1-30)</text:p>
                <draw:g>
                  <svg:desc>'PCA Confidence'.A1:'PCA Confidence'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andard Confidence (rules 1-30)</text:p>
                <draw:g>
                  <svg:desc>'Std Confidence'.A1:'Std Confidence'.A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CA Confidence (types)</text:p>
                <draw:g>
                  <svg:desc>'PCA Conf (types)'.P3:'PCA Conf (types)'.P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CA Confidence (types) without func violations</text:p>
                <draw:g>
                  <svg:desc>'PCA conf (types) without func violations'.P4:'PCA conf (types) without func violations'.P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58">
                <text:p>5158</text:p>
                <draw:g>
                  <svg:desc>'PCA Confidence'.J2:'PCA Confidence'.J28</svg:desc>
                </draw:g>
              </table:table-cell>
              <table:table-cell office:value-type="float" office:value="1">
                <text:p>1</text:p>
                <draw:g>
                  <svg:desc>'PCA Confidence'.M2:'PCA Confidence'.M28</svg:desc>
                </draw:g>
              </table:table-cell>
              <table:table-cell office:value-type="float" office:value="1865">
                <text:p>1865</text:p>
                <draw:g>
                  <svg:desc>'Std Confidence'.J2:'Std Confidence'.J46</svg:desc>
                </draw:g>
              </table:table-cell>
              <table:table-cell office:value-type="float" office:value="0.344827586206897">
                <text:p>0.344827586206897</text:p>
                <draw:g>
                  <svg:desc>'Std Confidence'.M2:'Std Confidence'.M46</svg:desc>
                </draw:g>
              </table:table-cell>
              <table:table-cell office:value-type="float" office:value="5774">
                <text:p>5774</text:p>
                <draw:g>
                  <svg:desc>'PCA Conf (types)'.Q4:'PCA Conf (types)'.Q11</svg:desc>
                </draw:g>
              </table:table-cell>
              <table:table-cell office:value-type="float" office:value="0.866666666666667">
                <text:p>0.866666666666667</text:p>
                <draw:g>
                  <svg:desc>'PCA Conf (types)'.P4:'PCA Conf (types)'.P11</svg:desc>
                </draw:g>
              </table:table-cell>
              <table:table-cell office:value-type="float" office:value="5581">
                <text:p>5581</text:p>
                <draw:g>
                  <svg:desc>'PCA conf (types) without func violations'.Q5:'PCA conf (types) without func violations'.Q12</svg:desc>
                </draw:g>
              </table:table-cell>
              <table:table-cell office:value-type="float" office:value="0.966666666666667">
                <text:p>0.966666666666667</text:p>
                <draw:g>
                  <svg:desc>'PCA conf (types) without func violations'.P5:'PCA conf (types) without func violations'.P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96">
                <text:p>18196</text:p>
              </table:table-cell>
              <table:table-cell office:value-type="float" office:value="0.576271186440678">
                <text:p>0.576271186440678</text:p>
              </table:table-cell>
              <table:table-cell office:value-type="float" office:value="2933">
                <text:p>2933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62360">
                <text:p>62360</text:p>
              </table:table-cell>
              <table:table-cell office:value-type="float" office:value="0.698412698412698">
                <text:p>0.698412698412698</text:p>
              </table:table-cell>
              <table:table-cell office:value-type="float" office:value="61531">
                <text:p>61531</text:p>
              </table:table-cell>
              <table:table-cell office:value-type="float" office:value="0.793103448275862">
                <text:p>0.793103448275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135">
                <text:p>23135</text:p>
              </table:table-cell>
              <table:table-cell office:value-type="float" office:value="0.528089887640449">
                <text:p>0.528089887640449</text:p>
              </table:table-cell>
              <table:table-cell office:value-type="float" office:value="8091">
                <text:p>8091</text:p>
              </table:table-cell>
              <table:table-cell office:value-type="float" office:value="0.550561797752809">
                <text:p>0.550561797752809</text:p>
              </table:table-cell>
              <table:table-cell office:value-type="float" office:value="65763">
                <text:p>65763</text:p>
              </table:table-cell>
              <table:table-cell office:value-type="float" office:value="0.655913978494624">
                <text:p>0.655913978494624</text:p>
              </table:table-cell>
              <table:table-cell office:value-type="float" office:value="64595">
                <text:p>64595</text:p>
              </table:table-cell>
              <table:table-cell office:value-type="float" office:value="0.737373737373737">
                <text:p>0.737373737373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714">
                <text:p>98714</text:p>
              </table:table-cell>
              <table:table-cell office:value-type="float" office:value="0.570175438596491">
                <text:p>0.570175438596491</text:p>
              </table:table-cell>
              <table:table-cell office:value-type="float" office:value="9067">
                <text:p>9067</text:p>
              </table:table-cell>
              <table:table-cell office:value-type="float" office:value="0.420168067226891">
                <text:p>0.420168067226891</text:p>
              </table:table-cell>
              <table:table-cell office:value-type="float" office:value="74348">
                <text:p>74348</text:p>
              </table:table-cell>
              <table:table-cell office:value-type="float" office:value="0.654205607476635">
                <text:p>0.654205607476635</text:p>
              </table:table-cell>
              <table:table-cell office:value-type="float" office:value="73006">
                <text:p>73006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040">
                <text:p>99040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9585">
                <text:p>9585</text:p>
              </table:table-cell>
              <table:table-cell office:value-type="float" office:value="0.344594594594595">
                <text:p>0.344594594594595</text:p>
              </table:table-cell>
              <table:table-cell office:value-type="float" office:value="91691">
                <text:p>91691</text:p>
              </table:table-cell>
              <table:table-cell office:value-type="float" office:value="0.695652173913043">
                <text:p>0.695652173913043</text:p>
              </table:table-cell>
              <table:table-cell office:value-type="float" office:value="90005">
                <text:p>90005</text:p>
              </table:table-cell>
              <table:table-cell office:value-type="float" office:value="0.74468085106383">
                <text:p>0.74468085106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339">
                <text:p>99339</text:p>
              </table:table-cell>
              <table:table-cell office:value-type="float" office:value="0.614035087719298">
                <text:p>0.614035087719298</text:p>
              </table:table-cell>
              <table:table-cell office:value-type="float" office:value="9911">
                <text:p>9911</text:p>
              </table:table-cell>
              <table:table-cell office:value-type="float" office:value="0.401162790697674">
                <text:p>0.401162790697674</text:p>
              </table:table-cell>
              <table:table-cell office:value-type="float" office:value="126123">
                <text:p>126123</text:p>
              </table:table-cell>
              <table:table-cell office:value-type="float" office:value="0.685185185185185">
                <text:p>0.685185185185185</text:p>
              </table:table-cell>
              <table:table-cell office:value-type="float" office:value="121059">
                <text:p>121059</text:p>
              </table:table-cell>
              <table:table-cell office:value-type="float" office:value="0.75609756097561">
                <text:p>0.756097560975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439">
                <text:p>99439</text:p>
              </table:table-cell>
              <table:table-cell office:value-type="float" office:value="0.567164179104478">
                <text:p>0.567164179104478</text:p>
              </table:table-cell>
              <table:table-cell office:value-type="float" office:value="9986">
                <text:p>9986</text:p>
              </table:table-cell>
              <table:table-cell office:value-type="float" office:value="0.371287128712871">
                <text:p>0.371287128712871</text:p>
              </table:table-cell>
              <table:table-cell office:value-type="float" office:value="141713">
                <text:p>141713</text:p>
              </table:table-cell>
              <table:table-cell office:value-type="float" office:value="0.668539325842697">
                <text:p>0.668539325842697</text:p>
              </table:table-cell>
              <table:table-cell office:value-type="float" office:value="134364">
                <text:p>134364</text:p>
              </table:table-cell>
              <table:table-cell office:value-type="float" office:value="0.731843575418994">
                <text:p>0.731843575418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415">
                <text:p>100415</text:p>
              </table:table-cell>
              <table:table-cell office:value-type="float" office:value="0.493506493506493">
                <text:p>0.493506493506493</text:p>
              </table:table-cell>
              <table:table-cell office:value-type="float" office:value="10285">
                <text:p>10285</text:p>
              </table:table-cell>
              <table:table-cell office:value-type="float" office:value="0.438053097345133">
                <text:p>0.438053097345133</text:p>
              </table:table-cell>
              <table:table-cell office:value-type="float" office:value="346295">
                <text:p>346295</text:p>
              </table:table-cell>
              <table:table-cell office:value-type="float" office:value="0.645320197044335">
                <text:p>0.645320197044335</text:p>
              </table:table-cell>
              <table:table-cell office:value-type="float" office:value="293472">
                <text:p>293472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280">
                <text:p>102280</text:p>
              </table:table-cell>
              <table:table-cell office:value-type="float" office:value="0.476923076923077">
                <text:p>0.476923076923077</text:p>
              </table:table-cell>
              <table:table-cell office:value-type="float" office:value="11075">
                <text:p>11075</text:p>
              </table:table-cell>
              <table:table-cell office:value-type="float" office:value="0.411067193675889">
                <text:p>0.411067193675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771">
                <text:p>134771</text:p>
              </table:table-cell>
              <table:table-cell office:value-type="float" office:value="0.451724137931034">
                <text:p>0.451724137931034</text:p>
              </table:table-cell>
              <table:table-cell office:value-type="float" office:value="38055">
                <text:p>38055</text:p>
              </table:table-cell>
              <table:table-cell office:value-type="float" office:value="0.393617021276596">
                <text:p>0.393617021276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654">
                <text:p>165654</text:p>
              </table:table-cell>
              <table:table-cell office:value-type="float" office:value="0.426332288401254">
                <text:p>0.426332288401254</text:p>
              </table:table-cell>
              <table:table-cell office:value-type="float" office:value="40906">
                <text:p>40906</text:p>
              </table:table-cell>
              <table:table-cell office:value-type="float" office:value="0.375404530744337">
                <text:p>0.375404530744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722">
                <text:p>166722</text:p>
              </table:table-cell>
              <table:table-cell office:value-type="float" office:value="0.418338108882521">
                <text:p>0.418338108882521</text:p>
              </table:table-cell>
              <table:table-cell office:value-type="float" office:value="45131">
                <text:p>45131</text:p>
              </table:table-cell>
              <table:table-cell office:value-type="float" office:value="0.420118343195266">
                <text:p>0.420118343195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9076">
                <text:p>219076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46301">
                <text:p>46301</text:p>
              </table:table-cell>
              <table:table-cell office:value-type="float" office:value="0.448369565217391">
                <text:p>0.44836956521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2989">
                <text:p>232989</text:p>
              </table:table-cell>
              <table:table-cell office:value-type="float" office:value="0.432432432432432">
                <text:p>0.432432432432432</text:p>
              </table:table-cell>
              <table:table-cell office:value-type="float" office:value="51274">
                <text:p>5127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4162">
                <text:p>234162</text:p>
              </table:table-cell>
              <table:table-cell office:value-type="float" office:value="0.423340961098398">
                <text:p>0.423340961098398</text:p>
              </table:table-cell>
              <table:table-cell office:value-type="float" office:value="51745">
                <text:p>51745</text:p>
              </table:table-cell>
              <table:table-cell office:value-type="float" office:value="0.419811320754717">
                <text:p>0.419811320754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8329">
                <text:p>238329</text:p>
              </table:table-cell>
              <table:table-cell office:value-type="float" office:value="0.4">
                <text:p>0.4</text:p>
              </table:table-cell>
              <table:table-cell office:value-type="float" office:value="51845">
                <text:p>51845</text:p>
              </table:table-cell>
              <table:table-cell office:value-type="float" office:value="0.414096916299559">
                <text:p>0.414096916299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9010">
                <text:p>249010</text:p>
              </table:table-cell>
              <table:table-cell office:value-type="float" office:value="0.38989898989899">
                <text:p>0.38989898989899</text:p>
              </table:table-cell>
              <table:table-cell office:value-type="float" office:value="51997">
                <text:p>51997</text:p>
              </table:table-cell>
              <table:table-cell office:value-type="float" office:value="0.450413223140496">
                <text:p>0.45041322314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28">
                <text:p>249528</text:p>
              </table:table-cell>
              <table:table-cell office:value-type="float" office:value="0.370229007633588">
                <text:p>0.370229007633588</text:p>
              </table:table-cell>
              <table:table-cell office:value-type="float" office:value="54853">
                <text:p>54853</text:p>
              </table:table-cell>
              <table:table-cell office:value-type="float" office:value="0.45224171539961">
                <text:p>0.4522417153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1411">
                <text:p>271411</text:p>
              </table:table-cell>
              <table:table-cell office:value-type="float" office:value="0.391621129326047">
                <text:p>0.391621129326047</text:p>
              </table:table-cell>
              <table:table-cell office:value-type="float" office:value="55405">
                <text:p>55405</text:p>
              </table:table-cell>
              <table:table-cell office:value-type="float" office:value="0.453038674033149">
                <text:p>0.45303867403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2581">
                <text:p>272581</text:p>
              </table:table-cell>
              <table:table-cell office:value-type="float" office:value="0.407599309153713">
                <text:p>0.407599309153713</text:p>
              </table:table-cell>
              <table:table-cell office:value-type="float" office:value="55499">
                <text:p>55499</text:p>
              </table:table-cell>
              <table:table-cell office:value-type="float" office:value="0.431064572425829">
                <text:p>0.43106457242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4650">
                <text:p>294650</text:p>
              </table:table-cell>
              <table:table-cell office:value-type="float" office:value="0.398026315789474">
                <text:p>0.398026315789474</text:p>
              </table:table-cell>
              <table:table-cell office:value-type="float" office:value="71761">
                <text:p>71761</text:p>
              </table:table-cell>
              <table:table-cell office:value-type="float" office:value="0.409618573797678">
                <text:p>0.40961857379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5202">
                <text:p>295202</text:p>
              </table:table-cell>
              <table:table-cell office:value-type="float" office:value="0.401253918495298">
                <text:p>0.401253918495298</text:p>
              </table:table-cell>
              <table:table-cell office:value-type="float" office:value="72199">
                <text:p>72199</text:p>
              </table:table-cell>
              <table:table-cell office:value-type="float" office:value="0.412044374009509">
                <text:p>0.412044374009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5992">
                <text:p>295992</text:p>
              </table:table-cell>
              <table:table-cell office:value-type="float" office:value="0.388467374810319">
                <text:p>0.388467374810319</text:p>
              </table:table-cell>
              <table:table-cell office:value-type="float" office:value="73398">
                <text:p>73398</text:p>
              </table:table-cell>
              <table:table-cell office:value-type="float" office:value="0.40695915279879">
                <text:p>0.40695915279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8635">
                <text:p>308635</text:p>
              </table:table-cell>
              <table:table-cell office:value-type="float" office:value="0.414244186046512">
                <text:p>0.414244186046512</text:p>
              </table:table-cell>
              <table:table-cell office:value-type="float" office:value="89670">
                <text:p>89670</text:p>
              </table:table-cell>
              <table:table-cell office:value-type="float" office:value="0.394202898550725">
                <text:p>0.39420289855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1571">
                <text:p>321571</text:p>
              </table:table-cell>
              <table:table-cell office:value-type="float" office:value="0.411510791366907">
                <text:p>0.411510791366907</text:p>
              </table:table-cell>
              <table:table-cell office:value-type="float" office:value="89941">
                <text:p>8994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6544">
                <text:p>326544</text:p>
              </table:table-cell>
              <table:table-cell office:value-type="float" office:value="0.399721448467967">
                <text:p>0.399721448467967</text:p>
              </table:table-cell>
              <table:table-cell office:value-type="float" office:value="92158">
                <text:p>92158</text:p>
              </table:table-cell>
              <table:table-cell office:value-type="float" office:value="0.377510040160643">
                <text:p>0.377510040160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9153">
                <text:p>339153</text:p>
              </table:table-cell>
              <table:table-cell office:value-type="float" office:value="0.391711229946524">
                <text:p>0.391711229946524</text:p>
              </table:table-cell>
              <table:table-cell office:value-type="float" office:value="112354">
                <text:p>112354</text:p>
              </table:table-cell>
              <table:table-cell office:value-type="float" office:value="0.362934362934363">
                <text:p>0.36293436293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734">
                <text:p>112734</text:p>
              </table:table-cell>
              <table:table-cell office:value-type="float" office:value="0.351116625310174">
                <text:p>0.35111662531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164">
                <text:p>113164</text:p>
              </table:table-cell>
              <table:table-cell office:value-type="float" office:value="0.352870813397129">
                <text:p>0.35287081339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439">
                <text:p>113439</text:p>
              </table:table-cell>
              <table:table-cell office:value-type="float" office:value="0.343713956170704">
                <text:p>0.343713956170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509">
                <text:p>125509</text:p>
              </table:table-cell>
              <table:table-cell office:value-type="float" office:value="0.338218714768884">
                <text:p>0.338218714768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842">
                <text:p>125842</text:p>
              </table:table-cell>
              <table:table-cell office:value-type="float" office:value="0.329334787350054">
                <text:p>0.329334787350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505">
                <text:p>126505</text:p>
              </table:table-cell>
              <table:table-cell office:value-type="float" office:value="0.332980972515856">
                <text:p>0.332980972515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860">
                <text:p>126860</text:p>
              </table:table-cell>
              <table:table-cell office:value-type="float" office:value="0.325819672131148">
                <text:p>0.32581967213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054">
                <text:p>127054</text:p>
              </table:table-cell>
              <table:table-cell office:value-type="float" office:value="0.31610337972167">
                <text:p>0.3161033797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828">
                <text:p>152828</text:p>
              </table:table-cell>
              <table:table-cell office:value-type="float" office:value="0.30984555984556">
                <text:p>0.3098455598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935">
                <text:p>152935</text:p>
              </table:table-cell>
              <table:table-cell office:value-type="float" office:value="0.301125703564728">
                <text:p>0.301125703564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053">
                <text:p>153053</text:p>
              </table:table-cell>
              <table:table-cell office:value-type="float" office:value="0.293795620437956">
                <text:p>0.293795620437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442">
                <text:p>153442</text:p>
              </table:table-cell>
              <table:table-cell office:value-type="float" office:value="0.291814946619217">
                <text:p>0.291814946619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562">
                <text:p>166562</text:p>
              </table:table-cell>
              <table:table-cell office:value-type="float" office:value="0.287944492627927">
                <text:p>0.287944492627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498">
                <text:p>179498</text:p>
              </table:table-cell>
              <table:table-cell office:value-type="float" office:value="0.283163265306122">
                <text:p>0.283163265306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295">
                <text:p>180295</text:p>
              </table:table-cell>
              <table:table-cell office:value-type="float" office:value="0.281094527363184">
                <text:p>0.281094527363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541">
                <text:p>180541</text:p>
              </table:table-cell>
              <table:table-cell office:value-type="float" office:value="0.279126213592233">
                <text:p>0.27912621359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291">
                <text:p>181291</text:p>
              </table:table-cell>
              <table:table-cell office:value-type="float" office:value="0.273301737756714">
                <text:p>0.273301737756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049">
                <text:p>188049</text:p>
              </table:table-cell>
              <table:table-cell office:value-type="float" office:value="0.268518518518519">
                <text:p>0.26851851851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